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1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Fig_20_2.1">
      <style:table-properties table:display="true" style:writing-mode="lr-tb" tableooo:tab-color="#ff0000"/>
    </style:style>
    <style:style style:name="ta2" style:family="table" style:master-page-name="PageStyle_5f_Data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fo:padding="0.071cm"/>
    </style:style>
    <style:style style:name="ce5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ffffff" fo:padding="0.071cm"/>
    </style:style>
    <style:style style:name="ce8" style:family="table-cell" style:parent-style-name="Default">
      <style:table-cell-properties fo:background-color="transparent" fo:padding="0.071cm"/>
    </style:style>
    <style:style style:name="ce9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padding="0.071cm"/>
    </style:style>
    <style:style style:name="ce11" style:family="table-cell" style:parent-style-name="Normal_20_10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5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88cm" fo:padding-bottom="0.088cm" fo:padding-left="0.101cm" fo:padding-right="0.101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66cc" style:text-outline="false" style:text-line-through-style="none" style:text-position="0% 100%" style:font-name="Times New Roman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99cc00" style:text-outline="false" style:text-line-through-style="none" style:text-position="0% 100%" style:font-name="Times New Roman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ff" style:text-outline="false" style:text-line-through-style="none" style:text-position="0% 100%" style:font-name="Times New Roman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808080" style:text-outline="false" style:text-line-through-style="none" style:text-position="0% 100%" style:font-name="Times New Roman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ig 2.1" table:style-name="ta1">
        <office:forms form:automatic-focus="false" form:apply-design-mode="false"/>
        <table:shapes>
          <draw:frame draw:z-index="0" draw:name=" 0" draw:style-name="gr1" draw:text-style-name="P1" svg:width="21.131cm" svg:height="15.011cm" svg:x="1.001cm" svg:y="0.499cm">
            <draw:object draw:notify-on-update-of-ranges="Data.B8:Data.B313 Data.A8:Data.A313 Data.D8:Data.D130 Data.C8:Data.C130 Data.F8:Data.F132 Data.C8:Data.C132 Data.E8:Data.E130 Data.C8:Data.C1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5"/>
          <table:table-cell>
            <draw:custom-shape table:end-cell-address="'Fig 2.1'.G17" table:end-x="1.524cm" table:end-y="0.004cm" draw:z-index="1" draw:name="Text Box 1" draw:style-name="gr2" draw:text-style-name="P2" svg:width="3.212cm" svg:height="1.084cm" svg:x="0.57cm" svg:y="0.274cm">
              <text:p text:style-name="P1"><text:span text:style-name="T1">Home Price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>
            <draw:custom-shape table:end-cell-address="'Fig 2.1'.D22" table:end-x="2.052cm" table:end-y="0.264cm" draw:z-index="2" draw:name="Text Box 2" draw:style-name="gr2" draw:text-style-name="P2" svg:width="4.844cm" svg:height="0.893cm" svg:x="1.724cm" svg:y="0.274cm">
              <text:p text:style-name="P1"><text:span text:style-name="T2">Building Cost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custom-shape table:end-cell-address="'Fig 2.1'.I25" table:end-x="0.59cm" table:end-y="0.099cm" draw:z-index="3" draw:name="Text Box 3" draw:style-name="gr2" draw:text-style-name="P2" svg:width="2.822cm" svg:height="1.141cm" svg:x="0.026cm" svg:y="0.313cm">
              <text:p text:style-name="P1"><text:span text:style-name="T3">Population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>
            <draw:custom-shape table:end-cell-address="'Fig 2.1'.I27" table:end-x="1.282cm" table:end-y="0.371cm" draw:z-index="4" draw:name="Text Box 4" draw:style-name="gr2" draw:text-style-name="P2" svg:width="3.545cm" svg:height="0.788cm" svg:x="2.253cm" svg:y="0.035cm">
              <text:p text:style-name="P1"><text:span text:style-name="T4">Interest Rates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</table:table>
      <table:table table:name="Data" table:style-name="ta2">
        <office:forms form:automatic-focus="false" form:apply-design-mode="false"/>
        <table:table-column table:style-name="co2" table:default-cell-style-name="ce6"/>
        <table:table-column table:style-name="co3" table:number-columns-repeated="8" table:default-cell-style-name="ce6"/>
        <table:table-column table:style-name="co4" table:default-cell-style-name="ce6"/>
        <table:table-column table:style-name="co3" table:number-columns-repeated="247" table:default-cell-style-name="ce6"/>
        <table:table-column table:style-name="co3" table:number-columns-repeated="767" table:default-cell-style-name="Default"/>
        <table:table-row table:style-name="ro2">
          <table:table-cell table:style-name="ce1" office:value-type="string" calcext:value-type="string">
            <text:p>Data for Figure 2.1 in Robert J. Shiller, Irrational Exuberance, 2nd. Edition, Princeton University Press,2005, 2009, Broadway Books 2006, also Subprime Solution, 2008, as updated by autho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ee the book <text:span text:style-name="T5">Irrational Exuberance</text:span><text:span text:style-name="T6"> for description of data.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is version of the figure has quarterly data from 1953-I for prices, all other data are annual.</text:p>
          </table:table-cell>
          <table:table-cell table:style-name="ce7" table:number-columns-repeated="5"/>
          <table:table-cell table:number-columns-repeated="2"/>
          <table:table-cell office:value-type="string" calcext:value-type="string">
            <text:p>Nominal</text:p>
          </table:table-cell>
          <table:table-cell table:formula="of:=5.266/4.695" office:value-type="float" office:value="1.12161874334398" calcext:value-type="float">
            <text:p>1,1216187433</text:p>
          </table:table-cell>
          <table:table-cell table:number-columns-repeated="10"/>
          <table:table-cell table:style-name="ce7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4" office:value-type="string" calcext:value-type="string">
            <text:p>Real</text:p>
          </table:table-cell>
          <table:table-cell table:style-name="ce4"/>
          <table:table-cell table:style-name="ce4" office:value-type="string" calcext:value-type="string">
            <text:p>Real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Nominal</text:p>
          </table:table-cell>
          <table:table-cell table:number-columns-repeated="2"/>
          <table:table-cell office:value-type="string" calcext:value-type="string">
            <text:p>Consumer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ome</text:p>
          </table:table-cell>
          <table:table-cell table:style-name="ce4"/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U.S.</text:p>
          </table:table-cell>
          <table:table-cell table:style-name="ce4"/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HPI</text:p>
          </table:table-cell>
          <table:table-cell/>
          <table:table-cell office:value-type="string" calcext:value-type="string">
            <text:p>Building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2" office:value-type="string" calcext:value-type="string">
            <text:p>CPI Annual&amp;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4" office:value-type="string" calcext:value-type="string">
            <text:p>Price</text:p>
          </table:table-cell>
          <table:table-cell table:style-name="ce4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Population</text:p>
          </table:table-cell>
          <table:table-cell table:style-name="ce4"/>
          <table:table-cell office:value-type="string" calcext:value-type="string">
            <text:p>Long Rate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Build Cost</text:p>
          </table:table-cell>
          <table:table-cell/>
          <table:table-cell office:value-type="string" calcext:value-type="string">
            <text:p>Index</text:p>
          </table:table-cell>
          <table:table-cell table:style-name="ce2" office:value-type="string" calcext:value-type="string">
            <text:p>Quarterly</text:p>
          </table:table-cell>
          <table:table-cell table:number-columns-repeated="2"/>
          <table:table-cell office:value-type="string" calcext:value-type="string">
            <text:p>CPI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4" office:value-type="string" calcext:value-type="string">
            <text:p>Index</text:p>
          </table:table-cell>
          <table:table-cell table:style-name="ce5" office:value-type="string" calcext:value-type="string">
            <text:p>Date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Millions</text:p>
          </table:table-cell>
          <table:table-cell table:style-name="ce4" office:value-type="string" calcext:value-type="string">
            <text:p>Long Rate</text:p>
          </table:table-cell>
          <table:table-cell office:value-type="string" calcext:value-type="string">
            <text:p>Source</text:p>
          </table:table-cell>
          <table:table-cell table:style-name="ce9" office:value-type="string" calcext:value-type="string">
            <text:p>Date</text:p>
          </table:table-cell>
          <table:table-cell table:style-name="ce2" office:value-type="string" calcext:value-type="string">
            <text:p>From fig2.1Revised2011.xls</text:p>
          </table:table-cell>
          <table:table-cell/>
          <table:table-cell table:style-name="ce2" office:value-type="string" calcext:value-type="string">
            <text:p>Dat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ourc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ate</text:p>
          </table:table-cell>
          <table:table-cell office:value-type="string" calcext:value-type="string">
            <text:p>Annual</text:p>
          </table:table-cell>
          <table:table-cell table:number-columns-repeated="1005"/>
        </table:table-row>
        <table:table-row table:style-name="ro2">
          <table:table-cell table:style-name="ce4" table:formula="of:=[.H8]" office:value-type="float" office:value="1890" calcext:value-type="float">
            <text:p>1890</text:p>
          </table:table-cell>
          <table:table-cell table:style-name="ce4" table:formula="of:=100*([.I8]/[.O8])/([.I$8]/[.O$8])" office:value-type="float" office:value="100" calcext:value-type="float">
            <text:p>100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51.3623398349687" calcext:value-type="float">
            <text:p>51,362339835</text:p>
          </table:table-cell>
          <table:table-cell table:style-name="ce4" office:value-type="float" office:value="63.056" calcext:value-type="float">
            <text:p>63,056</text:p>
          </table:table-cell>
          <table:table-cell table:style-name="ce4" office:value-type="float" office:value="3.42" calcext:value-type="float">
            <text:p>3,42</text:p>
          </table:table-cell>
          <table:table-cell office:value-type="string" calcext:value-type="string">
            <text:p>Homer</text:p>
          </table:table-cell>
          <table:table-cell office:value-type="float" office:value="1890" calcext:value-type="float">
            <text:p>1890</text:p>
          </table:table-cell>
          <table:table-cell office:value-type="float" office:value="3.65717474868005" calcext:value-type="float">
            <text:p>3,6571747487</text:p>
          </table:table-cell>
          <table:table-cell office:value-type="string" calcext:value-type="string">
            <text:p>Grebler</text:p>
          </table:table-cell>
          <table:table-cell table:formula="of:=[.C8]" office:value-type="float" office:value="1890" calcext:value-type="float">
            <text:p>1890</text:p>
          </table:table-cell>
          <table:table-cell/>
          <table:table-cell office:value-type="string" calcext:value-type="string">
            <text:p>Grebler</text:p>
          </table:table-cell>
          <table:table-cell table:style-name="ce7" office:value-type="float" office:value="1890" calcext:value-type="float">
            <text:p>1890</text:p>
          </table:table-cell>
          <table:table-cell table:style-name="ce7" office:value-type="float" office:value="7.611651901" calcext:value-type="float">
            <text:p>7,611651901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8]" office:value-type="float" office:value="1890" calcext:value-type="float">
            <text:p>1890</text:p>
          </table:table-cell>
          <table:table-cell table:formula="of:=[.O8]" office:value-type="float" office:value="7.611651901" calcext:value-type="float">
            <text:p>7,611651901</text:p>
          </table:table-cell>
          <table:table-cell table:number-columns-repeated="1005"/>
        </table:table-row>
        <table:table-row table:style-name="ro2">
          <table:table-cell table:style-name="ce4" table:formula="of:=[.H9]" office:value-type="float" office:value="1891" calcext:value-type="float">
            <text:p>1891</text:p>
          </table:table-cell>
          <table:table-cell table:style-name="ce4" table:formula="of:=100*([.I9]/[.O9])/([.I$8]/[.O$8])" office:value-type="float" office:value="88.0117910565639" calcext:value-type="float">
            <text:p>88,0117910566</text:p>
          </table:table-cell>
          <table:table-cell table:style-name="ce4" table:formula="of:=[.C8]+1" office:value-type="float" office:value="1891" calcext:value-type="float">
            <text:p>1891</text:p>
          </table:table-cell>
          <table:table-cell table:style-name="ce4" office:value-type="float" office:value="47.2661629085539" calcext:value-type="float">
            <text:p>47,2661629086</text:p>
          </table:table-cell>
          <table:table-cell table:style-name="ce4" office:value-type="float" office:value="64.361" calcext:value-type="float">
            <text:p>64,361</text:p>
          </table:table-cell>
          <table:table-cell table:style-name="ce4" office:value-type="float" office:value="3.62" calcext:value-type="float">
            <text:p>3,62</text:p>
          </table:table-cell>
          <table:table-cell office:value-type="string" calcext:value-type="string">
            <text:p>Homer</text:p>
          </table:table-cell>
          <table:table-cell office:value-type="float" office:value="1891" calcext:value-type="float">
            <text:p>1891</text:p>
          </table:table-cell>
          <table:table-cell office:value-type="float" office:value="3.29921310933127" calcext:value-type="float">
            <text:p>3,2992131093</text:p>
          </table:table-cell>
          <table:table-cell office:value-type="string" calcext:value-type="string">
            <text:p>Grebler</text:p>
          </table:table-cell>
          <table:table-cell table:formula="of:=[.C9]" office:value-type="float" office:value="1891" calcext:value-type="float">
            <text:p>1891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8]+1" office:value-type="float" office:value="1891" calcext:value-type="float">
            <text:p>1891</text:p>
          </table:table-cell>
          <table:table-cell table:style-name="ce7" office:value-type="float" office:value="7.801941983" calcext:value-type="float">
            <text:p>7,801941983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9]" office:value-type="float" office:value="1891" calcext:value-type="float">
            <text:p>1891</text:p>
          </table:table-cell>
          <table:table-cell table:formula="of:=[.O9]" office:value-type="float" office:value="7.801941983" calcext:value-type="float">
            <text:p>7,801941983</text:p>
          </table:table-cell>
          <table:table-cell table:number-columns-repeated="1005"/>
        </table:table-row>
        <table:table-row table:style-name="ro2">
          <table:table-cell table:style-name="ce4" table:formula="of:=[.H10]" office:value-type="float" office:value="1892" calcext:value-type="float">
            <text:p>1892</text:p>
          </table:table-cell>
          <table:table-cell table:style-name="ce4" table:formula="of:=100*([.I10]/[.O10])/([.I$8]/[.O$8])" office:value-type="float" office:value="95.4217361825033" calcext:value-type="float">
            <text:p>95,4217361825</text:p>
          </table:table-cell>
          <table:table-cell table:style-name="ce4" table:formula="of:=[.C9]+1" office:value-type="float" office:value="1892" calcext:value-type="float">
            <text:p>1892</text:p>
          </table:table-cell>
          <table:table-cell table:style-name="ce4" office:value-type="float" office:value="52.0481550155526" calcext:value-type="float">
            <text:p>52,0481550156</text:p>
          </table:table-cell>
          <table:table-cell table:style-name="ce4" office:value-type="float" office:value="65.666" calcext:value-type="float">
            <text:p>65,666</text:p>
          </table:table-cell>
          <table:table-cell table:style-name="ce4" office:value-type="float" office:value="3.6" calcext:value-type="float">
            <text:p>3,6</text:p>
          </table:table-cell>
          <table:table-cell office:value-type="string" calcext:value-type="string">
            <text:p>Homer</text:p>
          </table:table-cell>
          <table:table-cell office:value-type="float" office:value="1892" calcext:value-type="float">
            <text:p>1892</text:p>
          </table:table-cell>
          <table:table-cell office:value-type="float" office:value="3.35887338255607" calcext:value-type="float">
            <text:p>3,3588733826</text:p>
          </table:table-cell>
          <table:table-cell office:value-type="string" calcext:value-type="string">
            <text:p>Grebler</text:p>
          </table:table-cell>
          <table:table-cell table:formula="of:=[.C10]" office:value-type="float" office:value="1892" calcext:value-type="float">
            <text:p>1892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9]+1" office:value-type="float" office:value="1892" calcext:value-type="float">
            <text:p>1892</text:p>
          </table:table-cell>
          <table:table-cell table:style-name="ce7" office:value-type="float" office:value="7.326212727" calcext:value-type="float">
            <text:p>7,326212727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0]" office:value-type="float" office:value="1892" calcext:value-type="float">
            <text:p>1892</text:p>
          </table:table-cell>
          <table:table-cell table:formula="of:=[.O10]" office:value-type="float" office:value="7.326212727" calcext:value-type="float">
            <text:p>7,326212727</text:p>
          </table:table-cell>
          <table:table-cell table:number-columns-repeated="1005"/>
        </table:table-row>
        <table:table-row table:style-name="ro2">
          <table:table-cell table:style-name="ce4" table:formula="of:=[.H11]" office:value-type="float" office:value="1893" calcext:value-type="float">
            <text:p>1893</text:p>
          </table:table-cell>
          <table:table-cell table:style-name="ce4" table:formula="of:=100*([.I11]/[.O11])/([.I$8]/[.O$8])" office:value-type="float" office:value="92.297385480982" calcext:value-type="float">
            <text:p>92,297385481</text:p>
          </table:table-cell>
          <table:table-cell table:style-name="ce4" table:formula="of:=[.C10]+1" office:value-type="float" office:value="1893" calcext:value-type="float">
            <text:p>1893</text:p>
          </table:table-cell>
          <table:table-cell table:style-name="ce4" office:value-type="float" office:value="44.6733315503213" calcext:value-type="float">
            <text:p>44,6733315503</text:p>
          </table:table-cell>
          <table:table-cell table:style-name="ce4" office:value-type="float" office:value="66.97" calcext:value-type="float">
            <text:p>66,97</text:p>
          </table:table-cell>
          <table:table-cell table:style-name="ce4" office:value-type="float" office:value="3.75" calcext:value-type="float">
            <text:p>3,75</text:p>
          </table:table-cell>
          <table:table-cell office:value-type="string" calcext:value-type="string">
            <text:p>Homer</text:p>
          </table:table-cell>
          <table:table-cell office:value-type="float" office:value="1893" calcext:value-type="float">
            <text:p>1893</text:p>
          </table:table-cell>
          <table:table-cell office:value-type="float" office:value="3.50205803829558" calcext:value-type="float">
            <text:p>3,5020580383</text:p>
          </table:table-cell>
          <table:table-cell office:value-type="string" calcext:value-type="string">
            <text:p>Grebler</text:p>
          </table:table-cell>
          <table:table-cell table:formula="of:=[.C11]" office:value-type="float" office:value="1893" calcext:value-type="float">
            <text:p>1893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0]+1" office:value-type="float" office:value="1893" calcext:value-type="float">
            <text:p>1893</text:p>
          </table:table-cell>
          <table:table-cell table:style-name="ce7" office:value-type="float" office:value="7.897091074" calcext:value-type="float">
            <text:p>7,897091074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1]" office:value-type="float" office:value="1893" calcext:value-type="float">
            <text:p>1893</text:p>
          </table:table-cell>
          <table:table-cell table:formula="of:=[.O11]" office:value-type="float" office:value="7.897091074" calcext:value-type="float">
            <text:p>7,897091074</text:p>
          </table:table-cell>
          <table:table-cell table:number-columns-repeated="1005"/>
        </table:table-row>
        <table:table-row table:style-name="ro2">
          <table:table-cell table:style-name="ce4" table:formula="of:=[.H12]" office:value-type="float" office:value="1894" calcext:value-type="float">
            <text:p>1894</text:p>
          </table:table-cell>
          <table:table-cell table:style-name="ce4" table:formula="of:=100*([.I12]/[.O12])/([.I$8]/[.O$8])" office:value-type="float" office:value="123.980482779444" calcext:value-type="float">
            <text:p>123,9804827794</text:p>
          </table:table-cell>
          <table:table-cell table:style-name="ce4" table:formula="of:=[.C11]+1" office:value-type="float" office:value="1894" calcext:value-type="float">
            <text:p>1894</text:p>
          </table:table-cell>
          <table:table-cell table:style-name="ce4" office:value-type="float" office:value="57.2634337994413" calcext:value-type="float">
            <text:p>57,2634337994</text:p>
          </table:table-cell>
          <table:table-cell table:style-name="ce4" office:value-type="float" office:value="68.275" calcext:value-type="float">
            <text:p>68,275</text:p>
          </table:table-cell>
          <table:table-cell table:style-name="ce4" office:value-type="float" office:value="3.7" calcext:value-type="float">
            <text:p>3,7</text:p>
          </table:table-cell>
          <table:table-cell office:value-type="string" calcext:value-type="string">
            <text:p>Homer</text:p>
          </table:table-cell>
          <table:table-cell office:value-type="float" office:value="1894" calcext:value-type="float">
            <text:p>1894</text:p>
          </table:table-cell>
          <table:table-cell office:value-type="float" office:value="4.08076268857611" calcext:value-type="float">
            <text:p>4,0807626886</text:p>
          </table:table-cell>
          <table:table-cell office:value-type="string" calcext:value-type="string">
            <text:p>Grebler</text:p>
          </table:table-cell>
          <table:table-cell table:formula="of:=[.C12]" office:value-type="float" office:value="1894" calcext:value-type="float">
            <text:p>1894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1]+1" office:value-type="float" office:value="1894" calcext:value-type="float">
            <text:p>1894</text:p>
          </table:table-cell>
          <table:table-cell table:style-name="ce7" office:value-type="float" office:value="6.850483471" calcext:value-type="float">
            <text:p>6,850483471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2]" office:value-type="float" office:value="1894" calcext:value-type="float">
            <text:p>1894</text:p>
          </table:table-cell>
          <table:table-cell table:formula="of:=[.O12]" office:value-type="float" office:value="6.850483471" calcext:value-type="float">
            <text:p>6,850483471</text:p>
          </table:table-cell>
          <table:table-cell table:number-columns-repeated="1005"/>
        </table:table-row>
        <table:table-row table:style-name="ro2">
          <table:table-cell table:style-name="ce4" table:formula="of:=[.H13]" office:value-type="float" office:value="1895" calcext:value-type="float">
            <text:p>1895</text:p>
          </table:table-cell>
          <table:table-cell table:style-name="ce4" table:formula="of:=100*([.I13]/[.O13])/([.I$8]/[.O$8])" office:value-type="float" office:value="117.455091566357" calcext:value-type="float">
            <text:p>117,4550915664</text:p>
          </table:table-cell>
          <table:table-cell table:style-name="ce4" table:formula="of:=[.C12]+1" office:value-type="float" office:value="1895" calcext:value-type="float">
            <text:p>1895</text:p>
          </table:table-cell>
          <table:table-cell table:style-name="ce4" office:value-type="float" office:value="61.4703384292437" calcext:value-type="float">
            <text:p>61,4703384292</text:p>
          </table:table-cell>
          <table:table-cell table:style-name="ce4" office:value-type="float" office:value="69.58" calcext:value-type="float">
            <text:p>69,58</text:p>
          </table:table-cell>
          <table:table-cell table:style-name="ce4" office:value-type="float" office:value="3.46" calcext:value-type="float">
            <text:p>3,46</text:p>
          </table:table-cell>
          <table:table-cell office:value-type="string" calcext:value-type="string">
            <text:p>Homer</text:p>
          </table:table-cell>
          <table:table-cell office:value-type="float" office:value="1895" calcext:value-type="float">
            <text:p>1895</text:p>
          </table:table-cell>
          <table:table-cell office:value-type="float" office:value="3.70490296725989" calcext:value-type="float">
            <text:p>3,7049029673</text:p>
          </table:table-cell>
          <table:table-cell office:value-type="string" calcext:value-type="string">
            <text:p>Grebler</text:p>
          </table:table-cell>
          <table:table-cell table:formula="of:=[.C13]" office:value-type="float" office:value="1895" calcext:value-type="float">
            <text:p>1895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2]+1" office:value-type="float" office:value="1895" calcext:value-type="float">
            <text:p>1895</text:p>
          </table:table-cell>
          <table:table-cell table:style-name="ce7" office:value-type="float" office:value="6.565052397" calcext:value-type="float">
            <text:p>6,565052397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3]" office:value-type="float" office:value="1895" calcext:value-type="float">
            <text:p>1895</text:p>
          </table:table-cell>
          <table:table-cell table:formula="of:=[.O13]" office:value-type="float" office:value="6.565052397" calcext:value-type="float">
            <text:p>6,565052397</text:p>
          </table:table-cell>
          <table:table-cell table:number-columns-repeated="1005"/>
        </table:table-row>
        <table:table-row table:style-name="ro2">
          <table:table-cell table:style-name="ce4" table:formula="of:=[.H14]" office:value-type="float" office:value="1896" calcext:value-type="float">
            <text:p>1896</text:p>
          </table:table-cell>
          <table:table-cell table:style-name="ce4" table:formula="of:=100*([.I14]/[.O14])/([.I$8]/[.O$8])" office:value-type="float" office:value="100.302990185341" calcext:value-type="float">
            <text:p>100,3029901853</text:p>
          </table:table-cell>
          <table:table-cell table:style-name="ce4" table:formula="of:=[.C13]+1" office:value-type="float" office:value="1896" calcext:value-type="float">
            <text:p>1896</text:p>
          </table:table-cell>
          <table:table-cell table:style-name="ce4" office:value-type="float" office:value="60.0689454289736" calcext:value-type="float">
            <text:p>60,068945429</text:p>
          </table:table-cell>
          <table:table-cell table:style-name="ce4" office:value-type="float" office:value="70.885" calcext:value-type="float">
            <text:p>70,885</text:p>
          </table:table-cell>
          <table:table-cell table:style-name="ce4" office:value-type="float" office:value="3.6" calcext:value-type="float">
            <text:p>3,6</text:p>
          </table:table-cell>
          <table:table-cell office:value-type="string" calcext:value-type="string">
            <text:p>Homer</text:p>
          </table:table-cell>
          <table:table-cell office:value-type="float" office:value="1896" calcext:value-type="float">
            <text:p>1896</text:p>
          </table:table-cell>
          <table:table-cell office:value-type="float" office:value="3.20972269949408" calcext:value-type="float">
            <text:p>3,2097226995</text:p>
          </table:table-cell>
          <table:table-cell office:value-type="string" calcext:value-type="string">
            <text:p>Grebler</text:p>
          </table:table-cell>
          <table:table-cell table:formula="of:=[.C14]" office:value-type="float" office:value="1896" calcext:value-type="float">
            <text:p>1896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3]+1" office:value-type="float" office:value="1896" calcext:value-type="float">
            <text:p>1896</text:p>
          </table:table-cell>
          <table:table-cell table:style-name="ce7" office:value-type="float" office:value="6.660193388" calcext:value-type="float">
            <text:p>6,660193388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4]" office:value-type="float" office:value="1896" calcext:value-type="float">
            <text:p>1896</text:p>
          </table:table-cell>
          <table:table-cell table:formula="of:=[.O14]" office:value-type="float" office:value="6.660193388" calcext:value-type="float">
            <text:p>6,660193388</text:p>
          </table:table-cell>
          <table:table-cell table:number-columns-repeated="1005"/>
        </table:table-row>
        <table:table-row table:style-name="ro2">
          <table:table-cell table:style-name="ce4" table:formula="of:=[.H15]" office:value-type="float" office:value="1897" calcext:value-type="float">
            <text:p>1897</text:p>
          </table:table-cell>
          <table:table-cell table:style-name="ce4" table:formula="of:=100*([.I15]/[.O15])/([.I$8]/[.O$8])" office:value-type="float" office:value="106.515702805949" calcext:value-type="float">
            <text:p>106,5157028059</text:p>
          </table:table-cell>
          <table:table-cell table:style-name="ce4" table:formula="of:=[.C14]+1" office:value-type="float" office:value="1897" calcext:value-type="float">
            <text:p>1897</text:p>
          </table:table-cell>
          <table:table-cell table:style-name="ce4" office:value-type="float" office:value="62.3848927563898" calcext:value-type="float">
            <text:p>62,3848927564</text:p>
          </table:table-cell>
          <table:table-cell table:style-name="ce4" office:value-type="float" office:value="72.189" calcext:value-type="float">
            <text:p>72,189</text:p>
          </table:table-cell>
          <table:table-cell table:style-name="ce4" office:value-type="float" office:value="3.4" calcext:value-type="float">
            <text:p>3,4</text:p>
          </table:table-cell>
          <table:table-cell office:value-type="string" calcext:value-type="string">
            <text:p>Homer</text:p>
          </table:table-cell>
          <table:table-cell office:value-type="float" office:value="1897" calcext:value-type="float">
            <text:p>1897</text:p>
          </table:table-cell>
          <table:table-cell office:value-type="float" office:value="3.31114516397623" calcext:value-type="float">
            <text:p>3,311145164</text:p>
          </table:table-cell>
          <table:table-cell office:value-type="string" calcext:value-type="string">
            <text:p>Grebler</text:p>
          </table:table-cell>
          <table:table-cell table:formula="of:=[.C15]" office:value-type="float" office:value="1897" calcext:value-type="float">
            <text:p>1897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4]+1" office:value-type="float" office:value="1897" calcext:value-type="float">
            <text:p>1897</text:p>
          </table:table-cell>
          <table:table-cell table:style-name="ce7" office:value-type="float" office:value="6.469903306" calcext:value-type="float">
            <text:p>6,469903306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5]" office:value-type="float" office:value="1897" calcext:value-type="float">
            <text:p>1897</text:p>
          </table:table-cell>
          <table:table-cell table:formula="of:=[.O15]" office:value-type="float" office:value="6.469903306" calcext:value-type="float">
            <text:p>6,469903306</text:p>
          </table:table-cell>
          <table:table-cell table:number-columns-repeated="1005"/>
        </table:table-row>
        <table:table-row table:style-name="ro2">
          <table:table-cell table:style-name="ce4" table:formula="of:=[.H16]" office:value-type="float" office:value="1898" calcext:value-type="float">
            <text:p>1898</text:p>
          </table:table-cell>
          <table:table-cell table:style-name="ce4" table:formula="of:=100*([.I16]/[.O16])/([.I$8]/[.O$8])" office:value-type="float" office:value="110.18413977609" calcext:value-type="float">
            <text:p>110,1841397761</text:p>
          </table:table-cell>
          <table:table-cell table:style-name="ce4" table:formula="of:=[.C15]+1" office:value-type="float" office:value="1898" calcext:value-type="float">
            <text:p>1898</text:p>
          </table:table-cell>
          <table:table-cell table:style-name="ce4" office:value-type="float" office:value="61.4380382022835" calcext:value-type="float">
            <text:p>61,4380382023</text:p>
          </table:table-cell>
          <table:table-cell table:style-name="ce4" office:value-type="float" office:value="73.494" calcext:value-type="float">
            <text:p>73,494</text:p>
          </table:table-cell>
          <table:table-cell table:style-name="ce4" office:value-type="float" office:value="3.35" calcext:value-type="float">
            <text:p>3,35</text:p>
          </table:table-cell>
          <table:table-cell office:value-type="string" calcext:value-type="string">
            <text:p>Homer</text:p>
          </table:table-cell>
          <table:table-cell office:value-type="float" office:value="1898" calcext:value-type="float">
            <text:p>1898</text:p>
          </table:table-cell>
          <table:table-cell office:value-type="float" office:value="3.5259221475855" calcext:value-type="float">
            <text:p>3,5259221476</text:p>
          </table:table-cell>
          <table:table-cell office:value-type="string" calcext:value-type="string">
            <text:p>Grebler</text:p>
          </table:table-cell>
          <table:table-cell table:formula="of:=[.C16]" office:value-type="float" office:value="1898" calcext:value-type="float">
            <text:p>1898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5]+1" office:value-type="float" office:value="1898" calcext:value-type="float">
            <text:p>1898</text:p>
          </table:table-cell>
          <table:table-cell table:style-name="ce7" office:value-type="float" office:value="6.660193388" calcext:value-type="float">
            <text:p>6,660193388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6]" office:value-type="float" office:value="1898" calcext:value-type="float">
            <text:p>1898</text:p>
          </table:table-cell>
          <table:table-cell table:formula="of:=[.O16]" office:value-type="float" office:value="6.660193388" calcext:value-type="float">
            <text:p>6,660193388</text:p>
          </table:table-cell>
          <table:table-cell table:number-columns-repeated="1005"/>
        </table:table-row>
        <table:table-row table:style-name="ro2">
          <table:table-cell table:style-name="ce4" table:formula="of:=[.H17]" office:value-type="float" office:value="1899" calcext:value-type="float">
            <text:p>1899</text:p>
          </table:table-cell>
          <table:table-cell table:style-name="ce4" table:formula="of:=100*([.I17]/[.O17])/([.I$8]/[.O$8])" office:value-type="float" office:value="103.853113341848" calcext:value-type="float">
            <text:p>103,8531133418</text:p>
          </table:table-cell>
          <table:table-cell table:style-name="ce4" table:formula="of:=[.C16]+1" office:value-type="float" office:value="1899" calcext:value-type="float">
            <text:p>1899</text:p>
          </table:table-cell>
          <table:table-cell table:style-name="ce4" office:value-type="float" office:value="64.0446057964655" calcext:value-type="float">
            <text:p>64,0446057965</text:p>
          </table:table-cell>
          <table:table-cell table:style-name="ce4" office:value-type="float" office:value="74.799" calcext:value-type="float">
            <text:p>74,799</text:p>
          </table:table-cell>
          <table:table-cell table:style-name="ce4" office:value-type="float" office:value="3.1" calcext:value-type="float">
            <text:p>3,1</text:p>
          </table:table-cell>
          <table:table-cell office:value-type="string" calcext:value-type="string">
            <text:p>Homer</text:p>
          </table:table-cell>
          <table:table-cell office:value-type="float" office:value="1899" calcext:value-type="float">
            <text:p>1899</text:p>
          </table:table-cell>
          <table:table-cell office:value-type="float" office:value="3.37080543720103" calcext:value-type="float">
            <text:p>3,3708054372</text:p>
          </table:table-cell>
          <table:table-cell office:value-type="string" calcext:value-type="string">
            <text:p>Grebler</text:p>
          </table:table-cell>
          <table:table-cell table:formula="of:=[.C17]" office:value-type="float" office:value="1899" calcext:value-type="float">
            <text:p>1899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6]+1" office:value-type="float" office:value="1899" calcext:value-type="float">
            <text:p>1899</text:p>
          </table:table-cell>
          <table:table-cell table:style-name="ce7" office:value-type="float" office:value="6.755342479" calcext:value-type="float">
            <text:p>6,755342479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7]" office:value-type="float" office:value="1899" calcext:value-type="float">
            <text:p>1899</text:p>
          </table:table-cell>
          <table:table-cell table:formula="of:=[.O17]" office:value-type="float" office:value="6.755342479" calcext:value-type="float">
            <text:p>6,755342479</text:p>
          </table:table-cell>
          <table:table-cell table:number-columns-repeated="1005"/>
        </table:table-row>
        <table:table-row table:style-name="ro2">
          <table:table-cell table:style-name="ce4" table:formula="of:=[.H18]" office:value-type="float" office:value="1900" calcext:value-type="float">
            <text:p>1900</text:p>
          </table:table-cell>
          <table:table-cell table:style-name="ce4" table:formula="of:=100*([.I18]/[.O18])/([.I$8]/[.O$8])" office:value-type="float" office:value="101.574294754198" calcext:value-type="float">
            <text:p>101,5742947542</text:p>
          </table:table-cell>
          <table:table-cell table:style-name="ce4" table:formula="of:=[.C17]+1" office:value-type="float" office:value="1900" calcext:value-type="float">
            <text:p>1900</text:p>
          </table:table-cell>
          <table:table-cell table:style-name="ce4" office:value-type="float" office:value="49.420633813162" calcext:value-type="float">
            <text:p>49,4206338132</text:p>
          </table:table-cell>
          <table:table-cell table:style-name="ce4" office:value-type="float" office:value="76.094" calcext:value-type="float">
            <text:p>76,094</text:p>
          </table:table-cell>
          <table:table-cell table:style-name="ce4" office:value-type="float" office:value="3.15" calcext:value-type="float">
            <text:p>3,15</text:p>
          </table:table-cell>
          <table:table-cell office:value-type="string" calcext:value-type="string">
            <text:p>Homer</text:p>
          </table:table-cell>
          <table:table-cell office:value-type="float" office:value="1900" calcext:value-type="float">
            <text:p>1900</text:p>
          </table:table-cell>
          <table:table-cell office:value-type="float" office:value="3.85405365032188" calcext:value-type="float">
            <text:p>3,8540536503</text:p>
          </table:table-cell>
          <table:table-cell office:value-type="string" calcext:value-type="string">
            <text:p>Grebler</text:p>
          </table:table-cell>
          <table:table-cell table:formula="of:=[.C18]" office:value-type="float" office:value="1900" calcext:value-type="float">
            <text:p>1900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7]+1" office:value-type="float" office:value="1900" calcext:value-type="float">
            <text:p>1900</text:p>
          </table:table-cell>
          <table:table-cell table:style-name="ce7" office:value-type="float" office:value="7.897091074" calcext:value-type="float">
            <text:p>7,897091074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8]" office:value-type="float" office:value="1900" calcext:value-type="float">
            <text:p>1900</text:p>
          </table:table-cell>
          <table:table-cell table:formula="of:=[.O18]" office:value-type="float" office:value="7.897091074" calcext:value-type="float">
            <text:p>7,897091074</text:p>
          </table:table-cell>
          <table:table-cell table:number-columns-repeated="1005"/>
        </table:table-row>
        <table:table-row table:style-name="ro2">
          <table:table-cell table:style-name="ce4" table:formula="of:=[.H19]" office:value-type="float" office:value="1901" calcext:value-type="float">
            <text:p>1901</text:p>
          </table:table-cell>
          <table:table-cell table:style-name="ce4" table:formula="of:=100*([.I19]/[.O19])/([.I$8]/[.O$8])" office:value-type="float" office:value="87.3260955025929" calcext:value-type="float">
            <text:p>87,3260955026</text:p>
          </table:table-cell>
          <table:table-cell table:style-name="ce4" table:formula="of:=[.C18]+1" office:value-type="float" office:value="1901" calcext:value-type="float">
            <text:p>1901</text:p>
          </table:table-cell>
          <table:table-cell table:style-name="ce4" office:value-type="float" office:value="51.2523244380933" calcext:value-type="float">
            <text:p>51,2523244381</text:p>
          </table:table-cell>
          <table:table-cell table:style-name="ce4" office:value-type="float" office:value="77.584" calcext:value-type="float">
            <text:p>77,584</text:p>
          </table:table-cell>
          <table:table-cell table:style-name="ce4" office:value-type="float" office:value="3.1" calcext:value-type="float">
            <text:p>3,1</text:p>
          </table:table-cell>
          <table:table-cell office:value-type="string" calcext:value-type="string">
            <text:p>Homer</text:p>
          </table:table-cell>
          <table:table-cell office:value-type="float" office:value="1901" calcext:value-type="float">
            <text:p>1901</text:p>
          </table:table-cell>
          <table:table-cell office:value-type="float" office:value="3.233586808784" calcext:value-type="float">
            <text:p>3,2335868088</text:p>
          </table:table-cell>
          <table:table-cell office:value-type="string" calcext:value-type="string">
            <text:p>Grebler</text:p>
          </table:table-cell>
          <table:table-cell table:formula="of:=[.C19]" office:value-type="float" office:value="1901" calcext:value-type="float">
            <text:p>1901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8]+1" office:value-type="float" office:value="1901" calcext:value-type="float">
            <text:p>1901</text:p>
          </table:table-cell>
          <table:table-cell table:style-name="ce7" office:value-type="float" office:value="7.706792893" calcext:value-type="float">
            <text:p>7,706792893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19]" office:value-type="float" office:value="1901" calcext:value-type="float">
            <text:p>1901</text:p>
          </table:table-cell>
          <table:table-cell table:formula="of:=[.O19]" office:value-type="float" office:value="7.706792893" calcext:value-type="float">
            <text:p>7,706792893</text:p>
          </table:table-cell>
          <table:table-cell table:number-columns-repeated="1005"/>
        </table:table-row>
        <table:table-row table:style-name="ro2">
          <table:table-cell table:style-name="ce4" table:formula="of:=[.H20]" office:value-type="float" office:value="1902" calcext:value-type="float">
            <text:p>1902</text:p>
          </table:table-cell>
          <table:table-cell table:style-name="ce4" table:formula="of:=100*([.I20]/[.O20])/([.I$8]/[.O$8])" office:value-type="float" office:value="100.473644501444" calcext:value-type="float">
            <text:p>100,4736445014</text:p>
          </table:table-cell>
          <table:table-cell table:style-name="ce4" table:formula="of:=[.C19]+1" office:value-type="float" office:value="1902" calcext:value-type="float">
            <text:p>1902</text:p>
          </table:table-cell>
          <table:table-cell table:style-name="ce4" office:value-type="float" office:value="50.5161651045867" calcext:value-type="float">
            <text:p>50,5161651046</text:p>
          </table:table-cell>
          <table:table-cell table:style-name="ce4" office:value-type="float" office:value="79.163" calcext:value-type="float">
            <text:p>79,163</text:p>
          </table:table-cell>
          <table:table-cell table:style-name="ce4" office:value-type="float" office:value="3.18" calcext:value-type="float">
            <text:p>3,18</text:p>
          </table:table-cell>
          <table:table-cell office:value-type="string" calcext:value-type="string">
            <text:p>Homer</text:p>
          </table:table-cell>
          <table:table-cell office:value-type="float" office:value="1902" calcext:value-type="float">
            <text:p>1902</text:p>
          </table:table-cell>
          <table:table-cell office:value-type="float" office:value="3.81229145906453" calcext:value-type="float">
            <text:p>3,8122914591</text:p>
          </table:table-cell>
          <table:table-cell office:value-type="string" calcext:value-type="string">
            <text:p>Grebler</text:p>
          </table:table-cell>
          <table:table-cell table:formula="of:=[.C20]" office:value-type="float" office:value="1902" calcext:value-type="float">
            <text:p>1902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19]+1" office:value-type="float" office:value="1902" calcext:value-type="float">
            <text:p>1902</text:p>
          </table:table-cell>
          <table:table-cell table:style-name="ce7" office:value-type="float" office:value="7.897091074" calcext:value-type="float">
            <text:p>7,897091074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0]" office:value-type="float" office:value="1902" calcext:value-type="float">
            <text:p>1902</text:p>
          </table:table-cell>
          <table:table-cell table:formula="of:=[.O20]" office:value-type="float" office:value="7.897091074" calcext:value-type="float">
            <text:p>7,897091074</text:p>
          </table:table-cell>
          <table:table-cell table:number-columns-repeated="1005"/>
        </table:table-row>
        <table:table-row table:style-name="ro2">
          <table:table-cell table:style-name="ce4" table:formula="of:=[.H21]" office:value-type="float" office:value="1903" calcext:value-type="float">
            <text:p>1903</text:p>
          </table:table-cell>
          <table:table-cell table:style-name="ce4" table:formula="of:=100*([.I21]/[.O21])/([.I$8]/[.O$8])" office:value-type="float" office:value="93.0748923847527" calcext:value-type="float">
            <text:p>93,0748923848</text:p>
          </table:table-cell>
          <table:table-cell table:style-name="ce4" table:formula="of:=[.C20]+1" office:value-type="float" office:value="1903" calcext:value-type="float">
            <text:p>1903</text:p>
          </table:table-cell>
          <table:table-cell table:style-name="ce4" office:value-type="float" office:value="43.5435496357262" calcext:value-type="float">
            <text:p>43,5435496357</text:p>
          </table:table-cell>
          <table:table-cell table:style-name="ce4" office:value-type="float" office:value="80.632" calcext:value-type="float">
            <text:p>80,632</text:p>
          </table:table-cell>
          <table:table-cell table:style-name="ce4" office:value-type="float" office:value="3.3" calcext:value-type="float">
            <text:p>3,3</text:p>
          </table:table-cell>
          <table:table-cell office:value-type="string" calcext:value-type="string">
            <text:p>Homer</text:p>
          </table:table-cell>
          <table:table-cell office:value-type="float" office:value="1903" calcext:value-type="float">
            <text:p>1903</text:p>
          </table:table-cell>
          <table:table-cell office:value-type="float" office:value="3.87195173228932" calcext:value-type="float">
            <text:p>3,8719517323</text:p>
          </table:table-cell>
          <table:table-cell office:value-type="string" calcext:value-type="string">
            <text:p>Grebler</text:p>
          </table:table-cell>
          <table:table-cell table:formula="of:=[.C21]" office:value-type="float" office:value="1903" calcext:value-type="float">
            <text:p>1903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0]+1" office:value-type="float" office:value="1903" calcext:value-type="float">
            <text:p>1903</text:p>
          </table:table-cell>
          <table:table-cell table:style-name="ce7" office:value-type="float" office:value="8.658259504" calcext:value-type="float">
            <text:p>8,658259504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1]" office:value-type="float" office:value="1903" calcext:value-type="float">
            <text:p>1903</text:p>
          </table:table-cell>
          <table:table-cell table:formula="of:=[.O21]" office:value-type="float" office:value="8.658259504" calcext:value-type="float">
            <text:p>8,658259504</text:p>
          </table:table-cell>
          <table:table-cell table:number-columns-repeated="1005"/>
        </table:table-row>
        <table:table-row table:style-name="ro2">
          <table:table-cell table:style-name="ce4" table:formula="of:=[.H22]" office:value-type="float" office:value="1904" calcext:value-type="float">
            <text:p>1904</text:p>
          </table:table-cell>
          <table:table-cell table:style-name="ce4" table:formula="of:=100*([.I22]/[.O22])/([.I$8]/[.O$8])" office:value-type="float" office:value="101.854358966302" calcext:value-type="float">
            <text:p>101,8543589663</text:p>
          </table:table-cell>
          <table:table-cell table:style-name="ce4" table:formula="of:=[.C21]+1" office:value-type="float" office:value="1904" calcext:value-type="float">
            <text:p>1904</text:p>
          </table:table-cell>
          <table:table-cell table:style-name="ce4" office:value-type="float" office:value="47.0856210621626" calcext:value-type="float">
            <text:p>47,0856210622</text:p>
          </table:table-cell>
          <table:table-cell table:style-name="ce4" office:value-type="float" office:value="82.166" calcext:value-type="float">
            <text:p>82,166</text:p>
          </table:table-cell>
          <table:table-cell table:style-name="ce4" office:value-type="float" office:value="3.4" calcext:value-type="float">
            <text:p>3,4</text:p>
          </table:table-cell>
          <table:table-cell office:value-type="string" calcext:value-type="string">
            <text:p>Homer</text:p>
          </table:table-cell>
          <table:table-cell office:value-type="float" office:value="1904" calcext:value-type="float">
            <text:p>1904</text:p>
          </table:table-cell>
          <table:table-cell office:value-type="float" office:value="4.05093255196371" calcext:value-type="float">
            <text:p>4,050932552</text:p>
          </table:table-cell>
          <table:table-cell office:value-type="string" calcext:value-type="string">
            <text:p>Grebler</text:p>
          </table:table-cell>
          <table:table-cell table:formula="of:=[.C22]" office:value-type="float" office:value="1904" calcext:value-type="float">
            <text:p>1904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1]+1" office:value-type="float" office:value="1904" calcext:value-type="float">
            <text:p>1904</text:p>
          </table:table-cell>
          <table:table-cell table:style-name="ce7" office:value-type="float" office:value="8.277679339" calcext:value-type="float">
            <text:p>8,277679339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2]" office:value-type="float" office:value="1904" calcext:value-type="float">
            <text:p>1904</text:p>
          </table:table-cell>
          <table:table-cell table:formula="of:=[.O22]" office:value-type="float" office:value="8.277679339" calcext:value-type="float">
            <text:p>8,277679339</text:p>
          </table:table-cell>
          <table:table-cell table:number-columns-repeated="1005"/>
        </table:table-row>
        <table:table-row table:style-name="ro2">
          <table:table-cell table:style-name="ce4" table:formula="of:=[.H23]" office:value-type="float" office:value="1905" calcext:value-type="float">
            <text:p>1905</text:p>
          </table:table-cell>
          <table:table-cell table:style-name="ce4" table:formula="of:=100*([.I23]/[.O23])/([.I$8]/[.O$8])" office:value-type="float" office:value="87.2485475278975" calcext:value-type="float">
            <text:p>87,2485475279</text:p>
          </table:table-cell>
          <table:table-cell table:style-name="ce4" table:formula="of:=[.C22]+1" office:value-type="float" office:value="1905" calcext:value-type="float">
            <text:p>1905</text:p>
          </table:table-cell>
          <table:table-cell table:style-name="ce4" office:value-type="float" office:value="47.1109837493121" calcext:value-type="float">
            <text:p>47,1109837493</text:p>
          </table:table-cell>
          <table:table-cell table:style-name="ce4" office:value-type="float" office:value="83.822" calcext:value-type="float">
            <text:p>83,822</text:p>
          </table:table-cell>
          <table:table-cell table:style-name="ce4" office:value-type="float" office:value="3.48" calcext:value-type="float">
            <text:p>3,48</text:p>
          </table:table-cell>
          <table:table-cell office:value-type="string" calcext:value-type="string">
            <text:p>Homer</text:p>
          </table:table-cell>
          <table:table-cell office:value-type="float" office:value="1905" calcext:value-type="float">
            <text:p>1905</text:p>
          </table:table-cell>
          <table:table-cell office:value-type="float" office:value="3.54978625687542" calcext:value-type="float">
            <text:p>3,5497862569</text:p>
          </table:table-cell>
          <table:table-cell office:value-type="string" calcext:value-type="string">
            <text:p>Grebler</text:p>
          </table:table-cell>
          <table:table-cell table:formula="of:=[.C23]" office:value-type="float" office:value="1905" calcext:value-type="float">
            <text:p>1905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2]+1" office:value-type="float" office:value="1905" calcext:value-type="float">
            <text:p>1905</text:p>
          </table:table-cell>
          <table:table-cell table:style-name="ce7" office:value-type="float" office:value="8.467928926" calcext:value-type="float">
            <text:p>8,467928926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3]" office:value-type="float" office:value="1905" calcext:value-type="float">
            <text:p>1905</text:p>
          </table:table-cell>
          <table:table-cell table:formula="of:=[.O23]" office:value-type="float" office:value="8.467928926" calcext:value-type="float">
            <text:p>8,467928926</text:p>
          </table:table-cell>
          <table:table-cell table:number-columns-repeated="1005"/>
        </table:table-row>
        <table:table-row table:style-name="ro2">
          <table:table-cell table:style-name="ce4" table:formula="of:=[.H24]" office:value-type="float" office:value="1906" calcext:value-type="float">
            <text:p>1906</text:p>
          </table:table-cell>
          <table:table-cell table:style-name="ce4" table:formula="of:=100*([.I24]/[.O24])/([.I$8]/[.O$8])" office:value-type="float" office:value="103.525167318816" calcext:value-type="float">
            <text:p>103,5251673188</text:p>
          </table:table-cell>
          <table:table-cell table:style-name="ce4" table:formula="of:=[.C23]+1" office:value-type="float" office:value="1906" calcext:value-type="float">
            <text:p>1906</text:p>
          </table:table-cell>
          <table:table-cell table:style-name="ce4" office:value-type="float" office:value="51.7691484346373" calcext:value-type="float">
            <text:p>51,7691484346</text:p>
          </table:table-cell>
          <table:table-cell table:style-name="ce4" office:value-type="float" office:value="85.45" calcext:value-type="float">
            <text:p>85,45</text:p>
          </table:table-cell>
          <table:table-cell table:style-name="ce4" office:value-type="float" office:value="3.43" calcext:value-type="float">
            <text:p>3,43</text:p>
          </table:table-cell>
          <table:table-cell office:value-type="string" calcext:value-type="string">
            <text:p>Homer</text:p>
          </table:table-cell>
          <table:table-cell office:value-type="float" office:value="1906" calcext:value-type="float">
            <text:p>1906</text:p>
          </table:table-cell>
          <table:table-cell office:value-type="float" office:value="4.21201528967067" calcext:value-type="float">
            <text:p>4,2120152897</text:p>
          </table:table-cell>
          <table:table-cell office:value-type="string" calcext:value-type="string">
            <text:p>Grebler</text:p>
          </table:table-cell>
          <table:table-cell table:formula="of:=[.C24]" office:value-type="float" office:value="1906" calcext:value-type="float">
            <text:p>1906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3]+1" office:value-type="float" office:value="1906" calcext:value-type="float">
            <text:p>1906</text:p>
          </table:table-cell>
          <table:table-cell table:style-name="ce7" office:value-type="float" office:value="8.467928926" calcext:value-type="float">
            <text:p>8,467928926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4]" office:value-type="float" office:value="1906" calcext:value-type="float">
            <text:p>1906</text:p>
          </table:table-cell>
          <table:table-cell table:formula="of:=[.O24]" office:value-type="float" office:value="8.467928926" calcext:value-type="float">
            <text:p>8,467928926</text:p>
          </table:table-cell>
          <table:table-cell table:number-columns-repeated="1005"/>
        </table:table-row>
        <table:table-row table:style-name="ro2">
          <table:table-cell table:style-name="ce4" table:formula="of:=[.H25]" office:value-type="float" office:value="1907" calcext:value-type="float">
            <text:p>1907</text:p>
          </table:table-cell>
          <table:table-cell table:style-name="ce4" table:formula="of:=100*([.I25]/[.O25])/([.I$8]/[.O$8])" office:value-type="float" office:value="109.316520664584" calcext:value-type="float">
            <text:p>109,3165206646</text:p>
          </table:table-cell>
          <table:table-cell table:style-name="ce4" table:formula="of:=[.C24]+1" office:value-type="float" office:value="1907" calcext:value-type="float">
            <text:p>1907</text:p>
          </table:table-cell>
          <table:table-cell table:style-name="ce4" office:value-type="float" office:value="49.5447073831419" calcext:value-type="float">
            <text:p>49,5447073831</text:p>
          </table:table-cell>
          <table:table-cell table:style-name="ce4" office:value-type="float" office:value="87.008" calcext:value-type="float">
            <text:p>87,008</text:p>
          </table:table-cell>
          <table:table-cell table:style-name="ce4" office:value-type="float" office:value="3.67" calcext:value-type="float">
            <text:p>3,67</text:p>
          </table:table-cell>
          <table:table-cell office:value-type="string" calcext:value-type="string">
            <text:p>Homer</text:p>
          </table:table-cell>
          <table:table-cell office:value-type="float" office:value="1907" calcext:value-type="float">
            <text:p>1907</text:p>
          </table:table-cell>
          <table:table-cell office:value-type="float" office:value="4.64753528421168" calcext:value-type="float">
            <text:p>4,6475352842</text:p>
          </table:table-cell>
          <table:table-cell office:value-type="string" calcext:value-type="string">
            <text:p>Grebler</text:p>
          </table:table-cell>
          <table:table-cell table:formula="of:=[.C25]" office:value-type="float" office:value="1907" calcext:value-type="float">
            <text:p>1907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4]+1" office:value-type="float" office:value="1907" calcext:value-type="float">
            <text:p>1907</text:p>
          </table:table-cell>
          <table:table-cell table:style-name="ce7" office:value-type="float" office:value="8.848509091" calcext:value-type="float">
            <text:p>8,848509091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5]" office:value-type="float" office:value="1907" calcext:value-type="float">
            <text:p>1907</text:p>
          </table:table-cell>
          <table:table-cell table:formula="of:=[.O25]" office:value-type="float" office:value="8.848509091" calcext:value-type="float">
            <text:p>8,848509091</text:p>
          </table:table-cell>
          <table:table-cell table:number-columns-repeated="1005"/>
        </table:table-row>
        <table:table-row table:style-name="ro2">
          <table:table-cell table:style-name="ce4" table:formula="of:=[.H26]" office:value-type="float" office:value="1908" calcext:value-type="float">
            <text:p>1908</text:p>
          </table:table-cell>
          <table:table-cell table:style-name="ce4" table:formula="of:=100*([.I26]/[.O26])/([.I$8]/[.O$8])" office:value-type="float" office:value="100.819182352051" calcext:value-type="float">
            <text:p>100,8191823521</text:p>
          </table:table-cell>
          <table:table-cell table:style-name="ce4" table:formula="of:=[.C25]+1" office:value-type="float" office:value="1908" calcext:value-type="float">
            <text:p>1908</text:p>
          </table:table-cell>
          <table:table-cell table:style-name="ce4" office:value-type="float" office:value="50.1257141155452" calcext:value-type="float">
            <text:p>50,1257141155</text:p>
          </table:table-cell>
          <table:table-cell table:style-name="ce4" office:value-type="float" office:value="88.71" calcext:value-type="float">
            <text:p>88,71</text:p>
          </table:table-cell>
          <table:table-cell table:style-name="ce4" office:value-type="float" office:value="3.87" calcext:value-type="float">
            <text:p>3,87</text:p>
          </table:table-cell>
          <table:table-cell office:value-type="string" calcext:value-type="string">
            <text:p>Homer</text:p>
          </table:table-cell>
          <table:table-cell office:value-type="float" office:value="1908" calcext:value-type="float">
            <text:p>1908</text:p>
          </table:table-cell>
          <table:table-cell office:value-type="float" office:value="4.19411720770323" calcext:value-type="float">
            <text:p>4,1941172077</text:p>
          </table:table-cell>
          <table:table-cell office:value-type="string" calcext:value-type="string">
            <text:p>Grebler</text:p>
          </table:table-cell>
          <table:table-cell table:formula="of:=[.C26]" office:value-type="float" office:value="1908" calcext:value-type="float">
            <text:p>1908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5]+1" office:value-type="float" office:value="1908" calcext:value-type="float">
            <text:p>1908</text:p>
          </table:table-cell>
          <table:table-cell table:style-name="ce7" office:value-type="float" office:value="8.658259504" calcext:value-type="float">
            <text:p>8,658259504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6]" office:value-type="float" office:value="1908" calcext:value-type="float">
            <text:p>1908</text:p>
          </table:table-cell>
          <table:table-cell table:formula="of:=[.O26]" office:value-type="float" office:value="8.658259504" calcext:value-type="float">
            <text:p>8,658259504</text:p>
          </table:table-cell>
          <table:table-cell table:number-columns-repeated="1005"/>
        </table:table-row>
        <table:table-row table:style-name="ro2">
          <table:table-cell table:style-name="ce4" table:formula="of:=[.H27]" office:value-type="float" office:value="1909" calcext:value-type="float">
            <text:p>1909</text:p>
          </table:table-cell>
          <table:table-cell table:style-name="ce4" table:formula="of:=100*([.I27]/[.O27])/([.I$8]/[.O$8])" office:value-type="float" office:value="95.3804137858177" calcext:value-type="float">
            <text:p>95,3804137858</text:p>
          </table:table-cell>
          <table:table-cell table:style-name="ce4" table:formula="of:=[.C26]+1" office:value-type="float" office:value="1909" calcext:value-type="float">
            <text:p>1909</text:p>
          </table:table-cell>
          <table:table-cell table:style-name="ce4" office:value-type="float" office:value="44.0716661226636" calcext:value-type="float">
            <text:p>44,0716661227</text:p>
          </table:table-cell>
          <table:table-cell table:style-name="ce4" office:value-type="float" office:value="90.49" calcext:value-type="float">
            <text:p>90,49</text:p>
          </table:table-cell>
          <table:table-cell table:style-name="ce4" office:value-type="float" office:value="3.76" calcext:value-type="float">
            <text:p>3,76</text:p>
          </table:table-cell>
          <table:table-cell office:value-type="string" calcext:value-type="string">
            <text:p>Homer</text:p>
          </table:table-cell>
          <table:table-cell office:value-type="float" office:value="1909" calcext:value-type="float">
            <text:p>1909</text:p>
          </table:table-cell>
          <table:table-cell office:value-type="float" office:value="4.09866077054355" calcext:value-type="float">
            <text:p>4,0986607705</text:p>
          </table:table-cell>
          <table:table-cell office:value-type="string" calcext:value-type="string">
            <text:p>Grebler</text:p>
          </table:table-cell>
          <table:table-cell table:formula="of:=[.C27]" office:value-type="float" office:value="1909" calcext:value-type="float">
            <text:p>1909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6]+1" office:value-type="float" office:value="1909" calcext:value-type="float">
            <text:p>1909</text:p>
          </table:table-cell>
          <table:table-cell table:style-name="ce7" office:value-type="float" office:value="8.94367438" calcext:value-type="float">
            <text:p>8,94367438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7]" office:value-type="float" office:value="1909" calcext:value-type="float">
            <text:p>1909</text:p>
          </table:table-cell>
          <table:table-cell table:formula="of:=[.O27]" office:value-type="float" office:value="8.94367438" calcext:value-type="float">
            <text:p>8,94367438</text:p>
          </table:table-cell>
          <table:table-cell table:number-columns-repeated="1005"/>
        </table:table-row>
        <table:table-row table:style-name="ro2">
          <table:table-cell table:style-name="ce4" table:formula="of:=[.H28]" office:value-type="float" office:value="1910" calcext:value-type="float">
            <text:p>1910</text:p>
          </table:table-cell>
          <table:table-cell table:style-name="ce4" table:formula="of:=100*([.I28]/[.O28])/([.I$8]/[.O$8])" office:value-type="float" office:value="93.1106367072284" calcext:value-type="float">
            <text:p>93,1106367072</text:p>
          </table:table-cell>
          <table:table-cell table:style-name="ce4" table:formula="of:=[.C27]+1" office:value-type="float" office:value="1910" calcext:value-type="float">
            <text:p>1910</text:p>
          </table:table-cell>
          <table:table-cell table:style-name="ce4" office:value-type="float" office:value="37.9817667189479" calcext:value-type="float">
            <text:p>37,9817667189</text:p>
          </table:table-cell>
          <table:table-cell table:style-name="ce4" office:value-type="float" office:value="92.407" calcext:value-type="float">
            <text:p>92,407</text:p>
          </table:table-cell>
          <table:table-cell table:style-name="ce4" office:value-type="float" office:value="3.91" calcext:value-type="float">
            <text:p>3,91</text:p>
          </table:table-cell>
          <table:table-cell office:value-type="string" calcext:value-type="string">
            <text:p>Homer</text:p>
          </table:table-cell>
          <table:table-cell office:value-type="float" office:value="1910" calcext:value-type="float">
            <text:p>1910</text:p>
          </table:table-cell>
          <table:table-cell office:value-type="float" office:value="4.42679227327994" calcext:value-type="float">
            <text:p>4,4267922733</text:p>
          </table:table-cell>
          <table:table-cell office:value-type="string" calcext:value-type="string">
            <text:p>Grebler</text:p>
          </table:table-cell>
          <table:table-cell table:formula="of:=[.C28]" office:value-type="float" office:value="1910" calcext:value-type="float">
            <text:p>1910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7]+1" office:value-type="float" office:value="1910" calcext:value-type="float">
            <text:p>1910</text:p>
          </table:table-cell>
          <table:table-cell table:style-name="ce7" office:value-type="float" office:value="9.895165289" calcext:value-type="float">
            <text:p>9,895165289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8]" office:value-type="float" office:value="1910" calcext:value-type="float">
            <text:p>1910</text:p>
          </table:table-cell>
          <table:table-cell table:formula="of:=[.O28]" office:value-type="float" office:value="9.895165289" calcext:value-type="float">
            <text:p>9,895165289</text:p>
          </table:table-cell>
          <table:table-cell table:number-columns-repeated="1005"/>
        </table:table-row>
        <table:table-row table:style-name="ro2">
          <table:table-cell table:style-name="ce4" table:formula="of:=[.H29]" office:value-type="float" office:value="1911" calcext:value-type="float">
            <text:p>1911</text:p>
          </table:table-cell>
          <table:table-cell table:style-name="ce4" table:formula="of:=100*([.I29]/[.O29])/([.I$8]/[.O$8])" office:value-type="float" office:value="97.5433360448552" calcext:value-type="float">
            <text:p>97,5433360449</text:p>
          </table:table-cell>
          <table:table-cell table:style-name="ce4" table:formula="of:=[.C28]+1" office:value-type="float" office:value="1911" calcext:value-type="float">
            <text:p>1911</text:p>
          </table:table-cell>
          <table:table-cell table:style-name="ce4" office:value-type="float" office:value="42.2975576880343" calcext:value-type="float">
            <text:p>42,297557688</text:p>
          </table:table-cell>
          <table:table-cell table:style-name="ce4" office:value-type="float" office:value="93.863" calcext:value-type="float">
            <text:p>93,863</text:p>
          </table:table-cell>
          <table:table-cell table:style-name="ce4" office:value-type="float" office:value="3.98" calcext:value-type="float">
            <text:p>3,98</text:p>
          </table:table-cell>
          <table:table-cell office:value-type="string" calcext:value-type="string">
            <text:p>Homer</text:p>
          </table:table-cell>
          <table:table-cell office:value-type="float" office:value="1911" calcext:value-type="float">
            <text:p>1911</text:p>
          </table:table-cell>
          <table:table-cell office:value-type="float" office:value="4.32536980879778" calcext:value-type="float">
            <text:p>4,3253698088</text:p>
          </table:table-cell>
          <table:table-cell office:value-type="string" calcext:value-type="string">
            <text:p>Grebler</text:p>
          </table:table-cell>
          <table:table-cell table:formula="of:=[.C29]" office:value-type="float" office:value="1911" calcext:value-type="float">
            <text:p>1911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8]+1" office:value-type="float" office:value="1911" calcext:value-type="float">
            <text:p>1911</text:p>
          </table:table-cell>
          <table:table-cell table:style-name="ce7" office:value-type="float" office:value="9.229089256" calcext:value-type="float">
            <text:p>9,229089256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29]" office:value-type="float" office:value="1911" calcext:value-type="float">
            <text:p>1911</text:p>
          </table:table-cell>
          <table:table-cell table:formula="of:=[.O29]" office:value-type="float" office:value="9.229089256" calcext:value-type="float">
            <text:p>9,229089256</text:p>
          </table:table-cell>
          <table:table-cell table:number-columns-repeated="1005"/>
        </table:table-row>
        <table:table-row table:style-name="ro2">
          <table:table-cell table:style-name="ce4" table:formula="of:=[.H30]" office:value-type="float" office:value="1912" calcext:value-type="float">
            <text:p>1912</text:p>
          </table:table-cell>
          <table:table-cell table:style-name="ce4" table:formula="of:=100*([.I30]/[.O30])/([.I$8]/[.O$8])" office:value-type="float" office:value="102.3651618353" calcext:value-type="float">
            <text:p>102,3651618353</text:p>
          </table:table-cell>
          <table:table-cell table:style-name="ce4" table:formula="of:=[.C29]+1" office:value-type="float" office:value="1912" calcext:value-type="float">
            <text:p>1912</text:p>
          </table:table-cell>
          <table:table-cell table:style-name="ce4" office:value-type="float" office:value="42.2541083234038" calcext:value-type="float">
            <text:p>42,2541083234</text:p>
          </table:table-cell>
          <table:table-cell table:style-name="ce4" office:value-type="float" office:value="95.335" calcext:value-type="float">
            <text:p>95,335</text:p>
          </table:table-cell>
          <table:table-cell table:style-name="ce4" office:value-type="float" office:value="4.01" calcext:value-type="float">
            <text:p>4,01</text:p>
          </table:table-cell>
          <table:table-cell office:value-type="string" calcext:value-type="string">
            <text:p>Homer</text:p>
          </table:table-cell>
          <table:table-cell office:value-type="float" office:value="1912" calcext:value-type="float">
            <text:p>1912</text:p>
          </table:table-cell>
          <table:table-cell office:value-type="float" office:value="4.49241857382721" calcext:value-type="float">
            <text:p>4,4924185738</text:p>
          </table:table-cell>
          <table:table-cell office:value-type="string" calcext:value-type="string">
            <text:p>Grebler</text:p>
          </table:table-cell>
          <table:table-cell table:formula="of:=[.C30]" office:value-type="float" office:value="1912" calcext:value-type="float">
            <text:p>1912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29]+1" office:value-type="float" office:value="1912" calcext:value-type="float">
            <text:p>1912</text:p>
          </table:table-cell>
          <table:table-cell table:style-name="ce7" office:value-type="float" office:value="9.134004959" calcext:value-type="float">
            <text:p>9,134004959</text:p>
          </table:table-cell>
          <table:table-cell office:value-type="string" calcext:value-type="string">
            <text:p>Warren&amp;Pearson</text:p>
          </table:table-cell>
          <table:table-cell/>
          <table:table-cell table:formula="of:=[.C30]" office:value-type="float" office:value="1912" calcext:value-type="float">
            <text:p>1912</text:p>
          </table:table-cell>
          <table:table-cell table:formula="of:=[.O30]" office:value-type="float" office:value="9.134004959" calcext:value-type="float">
            <text:p>9,134004959</text:p>
          </table:table-cell>
          <table:table-cell table:number-columns-repeated="1005"/>
        </table:table-row>
        <table:table-row table:style-name="ro2">
          <table:table-cell table:style-name="ce4" table:formula="of:=[.H31]" office:value-type="float" office:value="1913" calcext:value-type="float">
            <text:p>1913</text:p>
          </table:table-cell>
          <table:table-cell table:style-name="ce4" table:formula="of:=100*([.I31]/[.O31])/([.I$8]/[.O$8])" office:value-type="float" office:value="95.4085607992309" calcext:value-type="float">
            <text:p>95,4085607992</text:p>
          </table:table-cell>
          <table:table-cell table:style-name="ce4" table:formula="of:=[.C30]+1" office:value-type="float" office:value="1913" calcext:value-type="float">
            <text:p>1913</text:p>
          </table:table-cell>
          <table:table-cell table:style-name="ce4" office:value-type="float" office:value="40.3364695351786" calcext:value-type="float">
            <text:p>40,3364695352</text:p>
          </table:table-cell>
          <table:table-cell table:style-name="ce4" office:value-type="float" office:value="97.225" calcext:value-type="float">
            <text:p>97,225</text:p>
          </table:table-cell>
          <table:table-cell table:style-name="ce4" office:value-type="float" office:value="4.45" calcext:value-type="float">
            <text:p>4,45</text:p>
          </table:table-cell>
          <table:table-cell office:value-type="string" calcext:value-type="string">
            <text:p>Homer</text:p>
          </table:table-cell>
          <table:table-cell office:value-type="float" office:value="1913" calcext:value-type="float">
            <text:p>1913</text:p>
          </table:table-cell>
          <table:table-cell office:value-type="float" office:value="4.49241857382721" calcext:value-type="float">
            <text:p>4,4924185738</text:p>
          </table:table-cell>
          <table:table-cell office:value-type="string" calcext:value-type="string">
            <text:p>Grebler</text:p>
          </table:table-cell>
          <table:table-cell table:formula="of:=[.C31]" office:value-type="float" office:value="1913" calcext:value-type="float">
            <text:p>1913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30]+1" office:value-type="float" office:value="1913" calcext:value-type="float">
            <text:p>1913</text:p>
          </table:table-cell>
          <table:table-cell table:style-name="ce7" office:value-type="float" office:value="9.8" calcext:value-type="float">
            <text:p>9,8</text:p>
          </table:table-cell>
          <table:table-cell office:value-type="string" calcext:value-type="string">
            <text:p>BLS</text:p>
          </table:table-cell>
          <table:table-cell/>
          <table:table-cell table:formula="of:=[.C31]" office:value-type="float" office:value="1913" calcext:value-type="float">
            <text:p>1913</text:p>
          </table:table-cell>
          <table:table-cell table:style-name="ce15" office:value-type="float" office:value="9.8" calcext:value-type="float">
            <text:p>9,8</text:p>
          </table:table-cell>
          <table:table-cell table:number-columns-repeated="1005"/>
        </table:table-row>
        <table:table-row table:style-name="ro2">
          <table:table-cell table:style-name="ce4" table:formula="of:=[.H32]" office:value-type="float" office:value="1914" calcext:value-type="float">
            <text:p>1914</text:p>
          </table:table-cell>
          <table:table-cell table:style-name="ce4" table:formula="of:=100*([.I32]/[.O32])/([.I$8]/[.O$8])" office:value-type="float" office:value="96.9771636978956" calcext:value-type="float">
            <text:p>96,9771636979</text:p>
          </table:table-cell>
          <table:table-cell table:style-name="ce4" table:formula="of:=[.C31]+1" office:value-type="float" office:value="1914" calcext:value-type="float">
            <text:p>1914</text:p>
          </table:table-cell>
          <table:table-cell table:style-name="ce4" office:value-type="float" office:value="34.4778393540111" calcext:value-type="float">
            <text:p>34,477839354</text:p>
          </table:table-cell>
          <table:table-cell table:style-name="ce4" office:value-type="float" office:value="99.111" calcext:value-type="float">
            <text:p>99,111</text:p>
          </table:table-cell>
          <table:table-cell table:style-name="ce4" office:value-type="float" office:value="4.16" calcext:value-type="float">
            <text:p>4,16</text:p>
          </table:table-cell>
          <table:table-cell office:value-type="string" calcext:value-type="string">
            <text:p>Homer</text:p>
          </table:table-cell>
          <table:table-cell office:value-type="float" office:value="1914" calcext:value-type="float">
            <text:p>1914</text:p>
          </table:table-cell>
          <table:table-cell office:value-type="float" office:value="4.65946733885664" calcext:value-type="float">
            <text:p>4,6594673389</text:p>
          </table:table-cell>
          <table:table-cell office:value-type="string" calcext:value-type="string">
            <text:p>Grebler</text:p>
          </table:table-cell>
          <table:table-cell table:formula="of:=[.C32]" office:value-type="float" office:value="1914" calcext:value-type="float">
            <text:p>1914</text:p>
          </table:table-cell>
          <table:table-cell/>
          <table:table-cell office:value-type="string" calcext:value-type="string">
            <text:p>Grebler</text:p>
          </table:table-cell>
          <table:table-cell table:style-name="ce7" table:formula="of:=[.N31]+1" office:value-type="float" office:value="1914" calcext:value-type="float">
            <text:p>1914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LS</text:p>
          </table:table-cell>
          <table:table-cell/>
          <table:table-cell table:formula="of:=[.C32]" office:value-type="float" office:value="1914" calcext:value-type="float">
            <text:p>191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4" table:formula="of:=[.H33]" office:value-type="float" office:value="1915" calcext:value-type="float">
            <text:p>1915</text:p>
          </table:table-cell>
          <table:table-cell table:style-name="ce4" table:formula="of:=100*([.I33]/[.O33])/([.I$8]/[.O$8])" office:value-type="float" office:value="88.1487637978615" calcext:value-type="float">
            <text:p>88,1487637979</text:p>
          </table:table-cell>
          <table:table-cell table:style-name="ce4" table:formula="of:=[.C32]+1" office:value-type="float" office:value="1915" calcext:value-type="float">
            <text:p>1915</text:p>
          </table:table-cell>
          <table:table-cell table:style-name="ce4" office:value-type="float" office:value="35.3175229562538" calcext:value-type="float">
            <text:p>35,3175229563</text:p>
          </table:table-cell>
          <table:table-cell table:style-name="ce4" office:value-type="float" office:value="100.546" calcext:value-type="float">
            <text:p>100,546</text:p>
          </table:table-cell>
          <table:table-cell table:style-name="ce4" office:value-type="float" office:value="4.24" calcext:value-type="float">
            <text:p>4,24</text:p>
          </table:table-cell>
          <table:table-cell office:value-type="string" calcext:value-type="string">
            <text:p>Homer</text:p>
          </table:table-cell>
          <table:table-cell office:value-type="float" office:value="1915" calcext:value-type="float">
            <text:p>1915</text:p>
          </table:table-cell>
          <table:table-cell office:value-type="float" office:value="4.27764159021794" calcext:value-type="float">
            <text:p>4,2776415902</text:p>
          </table:table-cell>
          <table:table-cell office:value-type="string" calcext:value-type="string">
            <text:p>Grebler</text:p>
          </table:table-cell>
          <table:table-cell table:formula="of:=[.C33]" office:value-type="float" office:value="1915" calcext:value-type="float">
            <text:p>191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2]+1" office:value-type="float" office:value="1915" calcext:value-type="float">
            <text:p>1915</text:p>
          </table:table-cell>
          <table:table-cell table:style-name="ce7" office:value-type="float" office:value="10.1" calcext:value-type="float">
            <text:p>10,1</text:p>
          </table:table-cell>
          <table:table-cell office:value-type="string" calcext:value-type="string">
            <text:p>BLS</text:p>
          </table:table-cell>
          <table:table-cell/>
          <table:table-cell table:formula="of:=[.C33]" office:value-type="float" office:value="1915" calcext:value-type="float">
            <text:p>1915</text:p>
          </table:table-cell>
          <table:table-cell table:style-name="ce15" office:value-type="float" office:value="10.1" calcext:value-type="float">
            <text:p>10,1</text:p>
          </table:table-cell>
          <table:table-cell table:number-columns-repeated="1005"/>
        </table:table-row>
        <table:table-row table:style-name="ro2">
          <table:table-cell table:style-name="ce4" table:formula="of:=[.H34]" office:value-type="float" office:value="1916" calcext:value-type="float">
            <text:p>1916</text:p>
          </table:table-cell>
          <table:table-cell table:style-name="ce4" table:formula="of:=100*([.I34]/[.O34])/([.I$8]/[.O$8])" office:value-type="float" office:value="93.7248516483404" calcext:value-type="float">
            <text:p>93,7248516483</text:p>
          </table:table-cell>
          <table:table-cell table:style-name="ce4" table:formula="of:=[.C33]+1" office:value-type="float" office:value="1916" calcext:value-type="float">
            <text:p>1916</text:p>
          </table:table-cell>
          <table:table-cell table:style-name="ce4" office:value-type="float" office:value="47.2961686471857" calcext:value-type="float">
            <text:p>47,2961686472</text:p>
          </table:table-cell>
          <table:table-cell table:style-name="ce4" office:value-type="float" office:value="101.961" calcext:value-type="float">
            <text:p>101,961</text:p>
          </table:table-cell>
          <table:table-cell table:style-name="ce4" office:value-type="float" office:value="4.05" calcext:value-type="float">
            <text:p>4,05</text:p>
          </table:table-cell>
          <table:table-cell office:value-type="string" calcext:value-type="string">
            <text:p>Homer</text:p>
          </table:table-cell>
          <table:table-cell office:value-type="float" office:value="1916" calcext:value-type="float">
            <text:p>1916</text:p>
          </table:table-cell>
          <table:table-cell office:value-type="float" office:value="4.68333144814656" calcext:value-type="float">
            <text:p>4,6833314481</text:p>
          </table:table-cell>
          <table:table-cell office:value-type="string" calcext:value-type="string">
            <text:p>Grebler</text:p>
          </table:table-cell>
          <table:table-cell table:formula="of:=[.C34]" office:value-type="float" office:value="1916" calcext:value-type="float">
            <text:p>191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3]+1" office:value-type="float" office:value="1916" calcext:value-type="float">
            <text:p>1916</text:p>
          </table:table-cell>
          <table:table-cell table:style-name="ce7" office:value-type="float" office:value="10.4" calcext:value-type="float">
            <text:p>10,4</text:p>
          </table:table-cell>
          <table:table-cell office:value-type="string" calcext:value-type="string">
            <text:p>BLS</text:p>
          </table:table-cell>
          <table:table-cell/>
          <table:table-cell table:formula="of:=[.C34]" office:value-type="float" office:value="1916" calcext:value-type="float">
            <text:p>1916</text:p>
          </table:table-cell>
          <table:table-cell table:style-name="ce15" office:value-type="float" office:value="10.4" calcext:value-type="float">
            <text:p>10,4</text:p>
          </table:table-cell>
          <table:table-cell table:number-columns-repeated="1005"/>
        </table:table-row>
        <table:table-row table:style-name="ro2">
          <table:table-cell table:style-name="ce4" table:formula="of:=[.H35]" office:value-type="float" office:value="1917" calcext:value-type="float">
            <text:p>1917</text:p>
          </table:table-cell>
          <table:table-cell table:style-name="ce4" table:formula="of:=100*([.I35]/[.O35])/([.I$8]/[.O$8])" office:value-type="float" office:value="85.0090374186222" calcext:value-type="float">
            <text:p>85,0090374186</text:p>
          </table:table-cell>
          <table:table-cell table:style-name="ce4" table:formula="of:=[.C34]+1" office:value-type="float" office:value="1917" calcext:value-type="float">
            <text:p>1917</text:p>
          </table:table-cell>
          <table:table-cell table:style-name="ce4" office:value-type="float" office:value="53.5943013678033" calcext:value-type="float">
            <text:p>53,5943013678</text:p>
          </table:table-cell>
          <table:table-cell table:style-name="ce4" office:value-type="float" office:value="103.268" calcext:value-type="float">
            <text:p>103,268</text:p>
          </table:table-cell>
          <table:table-cell table:style-name="ce4" office:value-type="float" office:value="4.23" calcext:value-type="float">
            <text:p>4,23</text:p>
          </table:table-cell>
          <table:table-cell office:value-type="string" calcext:value-type="string">
            <text:p>Homer</text:p>
          </table:table-cell>
          <table:table-cell office:value-type="float" office:value="1917" calcext:value-type="float">
            <text:p>1917</text:p>
          </table:table-cell>
          <table:table-cell office:value-type="float" office:value="4.77878788530624" calcext:value-type="float">
            <text:p>4,7787878853</text:p>
          </table:table-cell>
          <table:table-cell office:value-type="string" calcext:value-type="string">
            <text:p>Grebler</text:p>
          </table:table-cell>
          <table:table-cell table:formula="of:=[.C35]" office:value-type="float" office:value="1917" calcext:value-type="float">
            <text:p>191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4]+1" office:value-type="float" office:value="1917" calcext:value-type="float">
            <text:p>1917</text:p>
          </table:table-cell>
          <table:table-cell table:style-name="ce7" office:value-type="float" office:value="11.7" calcext:value-type="float">
            <text:p>11,7</text:p>
          </table:table-cell>
          <table:table-cell office:value-type="string" calcext:value-type="string">
            <text:p>BLS</text:p>
          </table:table-cell>
          <table:table-cell/>
          <table:table-cell table:formula="of:=[.C35]" office:value-type="float" office:value="1917" calcext:value-type="float">
            <text:p>1917</text:p>
          </table:table-cell>
          <table:table-cell table:style-name="ce15" office:value-type="float" office:value="11.7" calcext:value-type="float">
            <text:p>11,7</text:p>
          </table:table-cell>
          <table:table-cell table:number-columns-repeated="1005"/>
        </table:table-row>
        <table:table-row table:style-name="ro2">
          <table:table-cell table:style-name="ce4" table:formula="of:=[.H36]" office:value-type="float" office:value="1918" calcext:value-type="float">
            <text:p>1918</text:p>
          </table:table-cell>
          <table:table-cell table:style-name="ce4" table:formula="of:=100*([.I36]/[.O36])/([.I$8]/[.O$8])" office:value-type="float" office:value="75.5666210632953" calcext:value-type="float">
            <text:p>75,5666210633</text:p>
          </table:table-cell>
          <table:table-cell table:style-name="ce4" table:formula="of:=[.C35]+1" office:value-type="float" office:value="1918" calcext:value-type="float">
            <text:p>1918</text:p>
          </table:table-cell>
          <table:table-cell table:style-name="ce4" office:value-type="float" office:value="42.6439173800361" calcext:value-type="float">
            <text:p>42,64391738</text:p>
          </table:table-cell>
          <table:table-cell table:style-name="ce4" office:value-type="float" office:value="103.208" calcext:value-type="float">
            <text:p>103,208</text:p>
          </table:table-cell>
          <table:table-cell table:style-name="ce4" office:value-type="float" office:value="4.57" calcext:value-type="float">
            <text:p>4,57</text:p>
          </table:table-cell>
          <table:table-cell office:value-type="string" calcext:value-type="string">
            <text:p>Homer</text:p>
          </table:table-cell>
          <table:table-cell office:value-type="float" office:value="1918" calcext:value-type="float">
            <text:p>1918</text:p>
          </table:table-cell>
          <table:table-cell office:value-type="float" office:value="5.0830552787527" calcext:value-type="float">
            <text:p>5,0830552788</text:p>
          </table:table-cell>
          <table:table-cell office:value-type="string" calcext:value-type="string">
            <text:p>Grebler</text:p>
          </table:table-cell>
          <table:table-cell table:formula="of:=[.C36]" office:value-type="float" office:value="1918" calcext:value-type="float">
            <text:p>191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5]+1" office:value-type="float" office:value="1918" calcext:value-type="float">
            <text:p>1918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BLS</text:p>
          </table:table-cell>
          <table:table-cell/>
          <table:table-cell table:formula="of:=[.C36]" office:value-type="float" office:value="1918" calcext:value-type="float">
            <text:p>1918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4" table:formula="of:=[.H37]" office:value-type="float" office:value="1919" calcext:value-type="float">
            <text:p>1919</text:p>
          </table:table-cell>
          <table:table-cell table:style-name="ce4" table:formula="of:=100*([.I37]/[.O37])/([.I$8]/[.O$8])" office:value-type="float" office:value="70.513795355549" calcext:value-type="float">
            <text:p>70,5137953555</text:p>
          </table:table-cell>
          <table:table-cell table:style-name="ce4" table:formula="of:=[.C36]+1" office:value-type="float" office:value="1919" calcext:value-type="float">
            <text:p>1919</text:p>
          </table:table-cell>
          <table:table-cell table:style-name="ce4" office:value-type="float" office:value="36.1827177770003" calcext:value-type="float">
            <text:p>36,182717777</text:p>
          </table:table-cell>
          <table:table-cell table:style-name="ce4" office:value-type="float" office:value="104.514" calcext:value-type="float">
            <text:p>104,514</text:p>
          </table:table-cell>
          <table:table-cell table:style-name="ce4" office:value-type="float" office:value="4.5" calcext:value-type="float">
            <text:p>4,5</text:p>
          </table:table-cell>
          <table:table-cell office:value-type="string" calcext:value-type="string">
            <text:p>Homer</text:p>
          </table:table-cell>
          <table:table-cell office:value-type="float" office:value="1919" calcext:value-type="float">
            <text:p>1919</text:p>
          </table:table-cell>
          <table:table-cell office:value-type="float" office:value="5.59016760116348" calcext:value-type="float">
            <text:p>5,5901676012</text:p>
          </table:table-cell>
          <table:table-cell office:value-type="string" calcext:value-type="string">
            <text:p>Grebler</text:p>
          </table:table-cell>
          <table:table-cell table:formula="of:=[.C37]" office:value-type="float" office:value="1919" calcext:value-type="float">
            <text:p>191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6]+1" office:value-type="float" office:value="1919" calcext:value-type="float">
            <text:p>1919</text:p>
          </table:table-cell>
          <table:table-cell table:style-name="ce7" office:value-type="float" office:value="16.5" calcext:value-type="float">
            <text:p>16,5</text:p>
          </table:table-cell>
          <table:table-cell office:value-type="string" calcext:value-type="string">
            <text:p>BLS</text:p>
          </table:table-cell>
          <table:table-cell/>
          <table:table-cell table:formula="of:=[.C37]" office:value-type="float" office:value="1919" calcext:value-type="float">
            <text:p>1919</text:p>
          </table:table-cell>
          <table:table-cell table:style-name="ce15" office:value-type="float" office:value="16.5" calcext:value-type="float">
            <text:p>16,5</text:p>
          </table:table-cell>
          <table:table-cell table:number-columns-repeated="1005"/>
        </table:table-row>
        <table:table-row table:style-name="ro2">
          <table:table-cell table:style-name="ce4" table:formula="of:=[.H38]" office:value-type="float" office:value="1920" calcext:value-type="float">
            <text:p>1920</text:p>
          </table:table-cell>
          <table:table-cell table:style-name="ce4" table:formula="of:=100*([.I38]/[.O38])/([.I$8]/[.O$8])" office:value-type="float" office:value="66.0741490700369" calcext:value-type="float">
            <text:p>66,07414907</text:p>
          </table:table-cell>
          <table:table-cell table:style-name="ce4" table:formula="of:=[.C37]+1" office:value-type="float" office:value="1920" calcext:value-type="float">
            <text:p>1920</text:p>
          </table:table-cell>
          <table:table-cell table:style-name="ce4" office:value-type="float" office:value="40.2717999698063" calcext:value-type="float">
            <text:p>40,2717999698</text:p>
          </table:table-cell>
          <table:table-cell table:style-name="ce4" office:value-type="float" office:value="106.541" calcext:value-type="float">
            <text:p>106,541</text:p>
          </table:table-cell>
          <table:table-cell table:style-name="ce4" office:value-type="float" office:value="4.97" calcext:value-type="float">
            <text:p>4,97</text:p>
          </table:table-cell>
          <table:table-cell office:value-type="string" calcext:value-type="string">
            <text:p>Homer</text:p>
          </table:table-cell>
          <table:table-cell office:value-type="float" office:value="1920" calcext:value-type="float">
            <text:p>1920</text:p>
          </table:table-cell>
          <table:table-cell office:value-type="float" office:value="6.12711006018665" calcext:value-type="float">
            <text:p>6,1271100602</text:p>
          </table:table-cell>
          <table:table-cell office:value-type="string" calcext:value-type="string">
            <text:p>Grebler</text:p>
          </table:table-cell>
          <table:table-cell table:formula="of:=[.C38]" office:value-type="float" office:value="1920" calcext:value-type="float">
            <text:p>192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7]+1" office:value-type="float" office:value="1920" calcext:value-type="float">
            <text:p>1920</text:p>
          </table:table-cell>
          <table:table-cell table:style-name="ce7" office:value-type="float" office:value="19.3" calcext:value-type="float">
            <text:p>19,3</text:p>
          </table:table-cell>
          <table:table-cell office:value-type="string" calcext:value-type="string">
            <text:p>BLS</text:p>
          </table:table-cell>
          <table:table-cell/>
          <table:table-cell table:formula="of:=[.C38]" office:value-type="float" office:value="1920" calcext:value-type="float">
            <text:p>1920</text:p>
          </table:table-cell>
          <table:table-cell table:style-name="ce15" office:value-type="float" office:value="19.3" calcext:value-type="float">
            <text:p>19,3</text:p>
          </table:table-cell>
          <table:table-cell table:number-columns-repeated="1005"/>
        </table:table-row>
        <table:table-row table:style-name="ro2">
          <table:table-cell table:style-name="ce4" table:formula="of:=[.H39]" office:value-type="float" office:value="1921" calcext:value-type="float">
            <text:p>1921</text:p>
          </table:table-cell>
          <table:table-cell table:style-name="ce4" table:formula="of:=100*([.I39]/[.O39])/([.I$8]/[.O$8])" office:value-type="float" office:value="65.6143084794711" calcext:value-type="float">
            <text:p>65,6143084795</text:p>
          </table:table-cell>
          <table:table-cell table:style-name="ce4" table:formula="of:=[.C38]+1" office:value-type="float" office:value="1921" calcext:value-type="float">
            <text:p>1921</text:p>
          </table:table-cell>
          <table:table-cell table:style-name="ce4" office:value-type="float" office:value="32.8051850351552" calcext:value-type="float">
            <text:p>32,8051850352</text:p>
          </table:table-cell>
          <table:table-cell table:style-name="ce4" office:value-type="float" office:value="108.538" calcext:value-type="float">
            <text:p>108,538</text:p>
          </table:table-cell>
          <table:table-cell table:style-name="ce4" office:value-type="float" office:value="5.09" calcext:value-type="float">
            <text:p>5,09</text:p>
          </table:table-cell>
          <table:table-cell office:value-type="string" calcext:value-type="string">
            <text:p>Homer</text:p>
          </table:table-cell>
          <table:table-cell office:value-type="float" office:value="1921" calcext:value-type="float">
            <text:p>1921</text:p>
          </table:table-cell>
          <table:table-cell office:value-type="float" office:value="5.98989143176962" calcext:value-type="float">
            <text:p>5,9898914318</text:p>
          </table:table-cell>
          <table:table-cell office:value-type="string" calcext:value-type="string">
            <text:p>Grebler</text:p>
          </table:table-cell>
          <table:table-cell table:formula="of:=[.C39]" office:value-type="float" office:value="1921" calcext:value-type="float">
            <text:p>192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8]+1" office:value-type="float" office:value="1921" calcext:value-type="float">
            <text:p>1921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BLS</text:p>
          </table:table-cell>
          <table:table-cell/>
          <table:table-cell table:formula="of:=[.C39]" office:value-type="float" office:value="1921" calcext:value-type="float">
            <text:p>1921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05"/>
        </table:table-row>
        <table:table-row table:style-name="ro2">
          <table:table-cell table:style-name="ce4" table:formula="of:=[.H40]" office:value-type="float" office:value="1922" calcext:value-type="float">
            <text:p>1922</text:p>
          </table:table-cell>
          <table:table-cell table:style-name="ce4" table:formula="of:=100*([.I40]/[.O40])/([.I$8]/[.O$8])" office:value-type="float" office:value="74.7961971410176" calcext:value-type="float">
            <text:p>74,796197141</text:p>
          </table:table-cell>
          <table:table-cell table:style-name="ce4" table:formula="of:=[.C39]+1" office:value-type="float" office:value="1922" calcext:value-type="float">
            <text:p>1922</text:p>
          </table:table-cell>
          <table:table-cell table:style-name="ce4" office:value-type="float" office:value="34.4376095845627" calcext:value-type="float">
            <text:p>34,4376095846</text:p>
          </table:table-cell>
          <table:table-cell table:style-name="ce4" office:value-type="float" office:value="110.049" calcext:value-type="float">
            <text:p>110,049</text:p>
          </table:table-cell>
          <table:table-cell table:style-name="ce4" office:value-type="float" office:value="4.3" calcext:value-type="float">
            <text:p>4,3</text:p>
          </table:table-cell>
          <table:table-cell office:value-type="string" calcext:value-type="string">
            <text:p>Homer</text:p>
          </table:table-cell>
          <table:table-cell office:value-type="float" office:value="1922" calcext:value-type="float">
            <text:p>1922</text:p>
          </table:table-cell>
          <table:table-cell office:value-type="float" office:value="6.07341581428433" calcext:value-type="float">
            <text:p>6,0734158143</text:p>
          </table:table-cell>
          <table:table-cell office:value-type="string" calcext:value-type="string">
            <text:p>Grebler</text:p>
          </table:table-cell>
          <table:table-cell table:formula="of:=[.C40]" office:value-type="float" office:value="1922" calcext:value-type="float">
            <text:p>192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39]+1" office:value-type="float" office:value="1922" calcext:value-type="float">
            <text:p>1922</text:p>
          </table:table-cell>
          <table:table-cell table:style-name="ce7" office:value-type="float" office:value="16.9" calcext:value-type="float">
            <text:p>16,9</text:p>
          </table:table-cell>
          <table:table-cell office:value-type="string" calcext:value-type="string">
            <text:p>BLS</text:p>
          </table:table-cell>
          <table:table-cell/>
          <table:table-cell table:formula="of:=[.C40]" office:value-type="float" office:value="1922" calcext:value-type="float">
            <text:p>1922</text:p>
          </table:table-cell>
          <table:table-cell table:style-name="ce15" office:value-type="float" office:value="16.9" calcext:value-type="float">
            <text:p>16,9</text:p>
          </table:table-cell>
          <table:table-cell table:number-columns-repeated="1005"/>
        </table:table-row>
        <table:table-row table:style-name="ro2">
          <table:table-cell table:style-name="ce4" table:formula="of:=[.H41]" office:value-type="float" office:value="1923" calcext:value-type="float">
            <text:p>1923</text:p>
          </table:table-cell>
          <table:table-cell table:style-name="ce4" table:formula="of:=100*([.I41]/[.O41])/([.I$8]/[.O$8])" office:value-type="float" office:value="76.3500778153208" calcext:value-type="float">
            <text:p>76,3500778153</text:p>
          </table:table-cell>
          <table:table-cell table:style-name="ce4" table:formula="of:=[.C40]+1" office:value-type="float" office:value="1923" calcext:value-type="float">
            <text:p>1923</text:p>
          </table:table-cell>
          <table:table-cell table:style-name="ce4" office:value-type="float" office:value="41.5711144270792" calcext:value-type="float">
            <text:p>41,5711144271</text:p>
          </table:table-cell>
          <table:table-cell table:style-name="ce4" office:value-type="float" office:value="111.947" calcext:value-type="float">
            <text:p>111,947</text:p>
          </table:table-cell>
          <table:table-cell table:style-name="ce4" office:value-type="float" office:value="4.36" calcext:value-type="float">
            <text:p>4,36</text:p>
          </table:table-cell>
          <table:table-cell office:value-type="string" calcext:value-type="string">
            <text:p>Homer</text:p>
          </table:table-cell>
          <table:table-cell office:value-type="float" office:value="1923" calcext:value-type="float">
            <text:p>1923</text:p>
          </table:table-cell>
          <table:table-cell office:value-type="float" office:value="6.16290622412153" calcext:value-type="float">
            <text:p>6,1629062241</text:p>
          </table:table-cell>
          <table:table-cell office:value-type="string" calcext:value-type="string">
            <text:p>Grebler</text:p>
          </table:table-cell>
          <table:table-cell table:formula="of:=[.C41]" office:value-type="float" office:value="1923" calcext:value-type="float">
            <text:p>192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0]+1" office:value-type="float" office:value="1923" calcext:value-type="float">
            <text:p>1923</text:p>
          </table:table-cell>
          <table:table-cell table:style-name="ce7" office:value-type="float" office:value="16.8" calcext:value-type="float">
            <text:p>16,8</text:p>
          </table:table-cell>
          <table:table-cell office:value-type="string" calcext:value-type="string">
            <text:p>BLS</text:p>
          </table:table-cell>
          <table:table-cell/>
          <table:table-cell table:formula="of:=[.C41]" office:value-type="float" office:value="1923" calcext:value-type="float">
            <text:p>1923</text:p>
          </table:table-cell>
          <table:table-cell table:style-name="ce15" office:value-type="float" office:value="16.8" calcext:value-type="float">
            <text:p>16,8</text:p>
          </table:table-cell>
          <table:table-cell table:number-columns-repeated="1005"/>
        </table:table-row>
        <table:table-row table:style-name="ro2">
          <table:table-cell table:style-name="ce4" table:formula="of:=[.H42]" office:value-type="float" office:value="1924" calcext:value-type="float">
            <text:p>1924</text:p>
          </table:table-cell>
          <table:table-cell table:style-name="ce4" table:formula="of:=100*([.I42]/[.O42])/([.I$8]/[.O$8])" office:value-type="float" office:value="74.2869778831955" calcext:value-type="float">
            <text:p>74,2869778832</text:p>
          </table:table-cell>
          <table:table-cell table:style-name="ce4" table:formula="of:=[.C41]+1" office:value-type="float" office:value="1924" calcext:value-type="float">
            <text:p>1924</text:p>
          </table:table-cell>
          <table:table-cell table:style-name="ce4" office:value-type="float" office:value="40.3696371314989" calcext:value-type="float">
            <text:p>40,3696371315</text:p>
          </table:table-cell>
          <table:table-cell table:style-name="ce4" office:value-type="float" office:value="114.109" calcext:value-type="float">
            <text:p>114,109</text:p>
          </table:table-cell>
          <table:table-cell table:style-name="ce4" office:value-type="float" office:value="4.06" calcext:value-type="float">
            <text:p>4,06</text:p>
          </table:table-cell>
          <table:table-cell office:value-type="string" calcext:value-type="string">
            <text:p>Homer</text:p>
          </table:table-cell>
          <table:table-cell office:value-type="float" office:value="1924" calcext:value-type="float">
            <text:p>1924</text:p>
          </table:table-cell>
          <table:table-cell office:value-type="float" office:value="6.17483827876649" calcext:value-type="float">
            <text:p>6,1748382788</text:p>
          </table:table-cell>
          <table:table-cell office:value-type="string" calcext:value-type="string">
            <text:p>Grebler</text:p>
          </table:table-cell>
          <table:table-cell table:formula="of:=[.C42]" office:value-type="float" office:value="1924" calcext:value-type="float">
            <text:p>192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1]+1" office:value-type="float" office:value="1924" calcext:value-type="float">
            <text:p>1924</text:p>
          </table:table-cell>
          <table:table-cell table:style-name="ce7" office:value-type="float" office:value="17.3" calcext:value-type="float">
            <text:p>17,3</text:p>
          </table:table-cell>
          <table:table-cell office:value-type="string" calcext:value-type="string">
            <text:p>BLS</text:p>
          </table:table-cell>
          <table:table-cell/>
          <table:table-cell table:formula="of:=[.C42]" office:value-type="float" office:value="1924" calcext:value-type="float">
            <text:p>1924</text:p>
          </table:table-cell>
          <table:table-cell table:style-name="ce15" office:value-type="float" office:value="17.3" calcext:value-type="float">
            <text:p>17,3</text:p>
          </table:table-cell>
          <table:table-cell table:number-columns-repeated="1005"/>
        </table:table-row>
        <table:table-row table:style-name="ro2">
          <table:table-cell table:style-name="ce4" table:formula="of:=[.H43]" office:value-type="float" office:value="1925" calcext:value-type="float">
            <text:p>1925</text:p>
          </table:table-cell>
          <table:table-cell table:style-name="ce4" table:formula="of:=100*([.I43]/[.O43])/([.I$8]/[.O$8])" office:value-type="float" office:value="78.1628202075362" calcext:value-type="float">
            <text:p>78,1628202075</text:p>
          </table:table-cell>
          <table:table-cell table:style-name="ce4" table:formula="of:=[.C42]+1" office:value-type="float" office:value="1925" calcext:value-type="float">
            <text:p>1925</text:p>
          </table:table-cell>
          <table:table-cell table:style-name="ce4" office:value-type="float" office:value="39.7185139519586" calcext:value-type="float">
            <text:p>39,718513952</text:p>
          </table:table-cell>
          <table:table-cell table:style-name="ce4" office:value-type="float" office:value="115.829" calcext:value-type="float">
            <text:p>115,829</text:p>
          </table:table-cell>
          <table:table-cell table:style-name="ce4" office:value-type="float" office:value="3.86" calcext:value-type="float">
            <text:p>3,86</text:p>
          </table:table-cell>
          <table:table-cell office:value-type="string" calcext:value-type="string">
            <text:p>Homer</text:p>
          </table:table-cell>
          <table:table-cell office:value-type="float" office:value="1925" calcext:value-type="float">
            <text:p>1925</text:p>
          </table:table-cell>
          <table:table-cell table:style-name="ce4" office:value-type="float" office:value="6.49700375418039" calcext:value-type="float">
            <text:p>6,4970037542</text:p>
          </table:table-cell>
          <table:table-cell office:value-type="string" calcext:value-type="string">
            <text:p>Grebler</text:p>
          </table:table-cell>
          <table:table-cell table:formula="of:=[.C43]" office:value-type="float" office:value="1925" calcext:value-type="float">
            <text:p>192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2]+1" office:value-type="float" office:value="1925" calcext:value-type="float">
            <text:p>1925</text:p>
          </table:table-cell>
          <table:table-cell table:style-name="ce7" office:value-type="float" office:value="17.3" calcext:value-type="float">
            <text:p>17,3</text:p>
          </table:table-cell>
          <table:table-cell office:value-type="string" calcext:value-type="string">
            <text:p>BLS</text:p>
          </table:table-cell>
          <table:table-cell/>
          <table:table-cell table:formula="of:=[.C43]" office:value-type="float" office:value="1925" calcext:value-type="float">
            <text:p>1925</text:p>
          </table:table-cell>
          <table:table-cell table:style-name="ce15" office:value-type="float" office:value="17.3" calcext:value-type="float">
            <text:p>17,3</text:p>
          </table:table-cell>
          <table:table-cell table:number-columns-repeated="1005"/>
        </table:table-row>
        <table:table-row table:style-name="ro2">
          <table:table-cell table:style-name="ce4" table:formula="of:=[.H44]" office:value-type="float" office:value="1926" calcext:value-type="float">
            <text:p>1926</text:p>
          </table:table-cell>
          <table:table-cell table:style-name="ce4" table:formula="of:=100*([.I44]/[.O44])/([.I$8]/[.O$8])" office:value-type="float" office:value="72.4906015524438" calcext:value-type="float">
            <text:p>72,4906015524</text:p>
          </table:table-cell>
          <table:table-cell table:style-name="ce4" table:formula="of:=[.C43]+1" office:value-type="float" office:value="1926" calcext:value-type="float">
            <text:p>1926</text:p>
          </table:table-cell>
          <table:table-cell table:style-name="ce4" office:value-type="float" office:value="38.8066989966247" calcext:value-type="float">
            <text:p>38,8066989966</text:p>
          </table:table-cell>
          <table:table-cell table:style-name="ce4" office:value-type="float" office:value="117.397" calcext:value-type="float">
            <text:p>117,397</text:p>
          </table:table-cell>
          <table:table-cell table:style-name="ce4" office:value-type="float" office:value="3.68" calcext:value-type="float">
            <text:p>3,68</text:p>
          </table:table-cell>
          <table:table-cell office:value-type="string" calcext:value-type="string">
            <text:p>Homer</text:p>
          </table:table-cell>
          <table:table-cell office:value-type="float" office:value="1926" calcext:value-type="float">
            <text:p>1926</text:p>
          </table:table-cell>
          <table:table-cell office:value-type="float" office:value="6.23449855199128" calcext:value-type="float">
            <text:p>6,234498552</text:p>
          </table:table-cell>
          <table:table-cell office:value-type="string" calcext:value-type="string">
            <text:p>Grebler</text:p>
          </table:table-cell>
          <table:table-cell table:formula="of:=[.C44]" office:value-type="float" office:value="1926" calcext:value-type="float">
            <text:p>192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3]+1" office:value-type="float" office:value="1926" calcext:value-type="float">
            <text:p>1926</text:p>
          </table:table-cell>
          <table:table-cell table:style-name="ce7" office:value-type="float" office:value="17.9" calcext:value-type="float">
            <text:p>17,9</text:p>
          </table:table-cell>
          <table:table-cell office:value-type="string" calcext:value-type="string">
            <text:p>BLS</text:p>
          </table:table-cell>
          <table:table-cell/>
          <table:table-cell table:formula="of:=[.C44]" office:value-type="float" office:value="1926" calcext:value-type="float">
            <text:p>1926</text:p>
          </table:table-cell>
          <table:table-cell table:style-name="ce15" office:value-type="float" office:value="17.9" calcext:value-type="float">
            <text:p>17,9</text:p>
          </table:table-cell>
          <table:table-cell table:number-columns-repeated="1005"/>
        </table:table-row>
        <table:table-row table:style-name="ro2">
          <table:table-cell table:style-name="ce4" table:formula="of:=[.H45]" office:value-type="float" office:value="1927" calcext:value-type="float">
            <text:p>1927</text:p>
          </table:table-cell>
          <table:table-cell table:style-name="ce4" table:formula="of:=100*([.I45]/[.O45])/([.I$8]/[.O$8])" office:value-type="float" office:value="71.3803012109625" calcext:value-type="float">
            <text:p>71,380301211</text:p>
          </table:table-cell>
          <table:table-cell table:style-name="ce4" table:formula="of:=[.C44]+1" office:value-type="float" office:value="1927" calcext:value-type="float">
            <text:p>1927</text:p>
          </table:table-cell>
          <table:table-cell table:style-name="ce4" office:value-type="float" office:value="39.9082698499961" calcext:value-type="float">
            <text:p>39,90826985</text:p>
          </table:table-cell>
          <table:table-cell table:style-name="ce4" office:value-type="float" office:value="119.035" calcext:value-type="float">
            <text:p>119,035</text:p>
          </table:table-cell>
          <table:table-cell table:style-name="ce4" office:value-type="float" office:value="3.34" calcext:value-type="float">
            <text:p>3,34</text:p>
          </table:table-cell>
          <table:table-cell office:value-type="string" calcext:value-type="string">
            <text:p>Homer</text:p>
          </table:table-cell>
          <table:table-cell office:value-type="float" office:value="1927" calcext:value-type="float">
            <text:p>1927</text:p>
          </table:table-cell>
          <table:table-cell office:value-type="float" office:value="6.00182348641457" calcext:value-type="float">
            <text:p>6,0018234864</text:p>
          </table:table-cell>
          <table:table-cell office:value-type="string" calcext:value-type="string">
            <text:p>Grebler</text:p>
          </table:table-cell>
          <table:table-cell table:formula="of:=[.C45]" office:value-type="float" office:value="1927" calcext:value-type="float">
            <text:p>192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4]+1" office:value-type="float" office:value="1927" calcext:value-type="float">
            <text:p>1927</text:p>
          </table:table-cell>
          <table:table-cell table:style-name="ce7" office:value-type="float" office:value="17.5" calcext:value-type="float">
            <text:p>17,5</text:p>
          </table:table-cell>
          <table:table-cell office:value-type="string" calcext:value-type="string">
            <text:p>BLS</text:p>
          </table:table-cell>
          <table:table-cell/>
          <table:table-cell table:formula="of:=[.C45]" office:value-type="float" office:value="1927" calcext:value-type="float">
            <text:p>1927</text:p>
          </table:table-cell>
          <table:table-cell table:style-name="ce15" office:value-type="float" office:value="17.5" calcext:value-type="float">
            <text:p>17,5</text:p>
          </table:table-cell>
          <table:table-cell table:number-columns-repeated="1005"/>
        </table:table-row>
        <table:table-row table:style-name="ro2">
          <table:table-cell table:style-name="ce4" table:formula="of:=[.H46]" office:value-type="float" office:value="1928" calcext:value-type="float">
            <text:p>1928</text:p>
          </table:table-cell>
          <table:table-cell table:style-name="ce4" table:formula="of:=100*([.I46]/[.O46])/([.I$8]/[.O$8])" office:value-type="float" office:value="73.2821298731813" calcext:value-type="float">
            <text:p>73,2821298732</text:p>
          </table:table-cell>
          <table:table-cell table:style-name="ce4" table:formula="of:=[.C45]+1" office:value-type="float" office:value="1928" calcext:value-type="float">
            <text:p>1928</text:p>
          </table:table-cell>
          <table:table-cell table:style-name="ce4" office:value-type="float" office:value="40.8037192511925" calcext:value-type="float">
            <text:p>40,8037192512</text:p>
          </table:table-cell>
          <table:table-cell table:style-name="ce4" office:value-type="float" office:value="120.509" calcext:value-type="float">
            <text:p>120,509</text:p>
          </table:table-cell>
          <table:table-cell table:style-name="ce4" office:value-type="float" office:value="3.33" calcext:value-type="float">
            <text:p>3,33</text:p>
          </table:table-cell>
          <table:table-cell office:value-type="string" calcext:value-type="string">
            <text:p>Homer</text:p>
          </table:table-cell>
          <table:table-cell office:value-type="float" office:value="1928" calcext:value-type="float">
            <text:p>1928</text:p>
          </table:table-cell>
          <table:table-cell office:value-type="float" office:value="6.09131389625177" calcext:value-type="float">
            <text:p>6,0913138963</text:p>
          </table:table-cell>
          <table:table-cell office:value-type="string" calcext:value-type="string">
            <text:p>Grebler</text:p>
          </table:table-cell>
          <table:table-cell table:formula="of:=[.C46]" office:value-type="float" office:value="1928" calcext:value-type="float">
            <text:p>192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5]+1" office:value-type="float" office:value="1928" calcext:value-type="float">
            <text:p>1928</text:p>
          </table:table-cell>
          <table:table-cell table:style-name="ce7" office:value-type="float" office:value="17.3" calcext:value-type="float">
            <text:p>17,3</text:p>
          </table:table-cell>
          <table:table-cell office:value-type="string" calcext:value-type="string">
            <text:p>BLS</text:p>
          </table:table-cell>
          <table:table-cell/>
          <table:table-cell table:formula="of:=[.C46]" office:value-type="float" office:value="1928" calcext:value-type="float">
            <text:p>1928</text:p>
          </table:table-cell>
          <table:table-cell table:style-name="ce15" office:value-type="float" office:value="17.3" calcext:value-type="float">
            <text:p>17,3</text:p>
          </table:table-cell>
          <table:table-cell table:number-columns-repeated="1005"/>
        </table:table-row>
        <table:table-row table:style-name="ro2">
          <table:table-cell table:style-name="ce4" table:formula="of:=[.H47]" office:value-type="float" office:value="1929" calcext:value-type="float">
            <text:p>1929</text:p>
          </table:table-cell>
          <table:table-cell table:style-name="ce4" table:formula="of:=100*([.I47]/[.O47])/([.I$8]/[.O$8])" office:value-type="float" office:value="72.6143298798928" calcext:value-type="float">
            <text:p>72,6143298799</text:p>
          </table:table-cell>
          <table:table-cell table:style-name="ce4" table:formula="of:=[.C46]+1" office:value-type="float" office:value="1929" calcext:value-type="float">
            <text:p>1929</text:p>
          </table:table-cell>
          <table:table-cell table:style-name="ce4" office:value-type="float" office:value="41.9396943889869" calcext:value-type="float">
            <text:p>41,939694389</text:p>
          </table:table-cell>
          <table:table-cell table:style-name="ce4" office:value-type="float" office:value="121.878" calcext:value-type="float">
            <text:p>121,878</text:p>
          </table:table-cell>
          <table:table-cell table:style-name="ce4" office:value-type="float" office:value="3.6" calcext:value-type="float">
            <text:p>3,6</text:p>
          </table:table-cell>
          <table:table-cell office:value-type="string" calcext:value-type="string">
            <text:p>Homer</text:p>
          </table:table-cell>
          <table:table-cell office:value-type="float" office:value="1929" calcext:value-type="float">
            <text:p>1929</text:p>
          </table:table-cell>
          <table:table-cell office:value-type="float" office:value="5.9660273224797" calcext:value-type="float">
            <text:p>5,9660273225</text:p>
          </table:table-cell>
          <table:table-cell office:value-type="string" calcext:value-type="string">
            <text:p>Grebler</text:p>
          </table:table-cell>
          <table:table-cell table:formula="of:=[.C47]" office:value-type="float" office:value="1929" calcext:value-type="float">
            <text:p>192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6]+1" office:value-type="float" office:value="1929" calcext:value-type="float">
            <text:p>1929</text:p>
          </table:table-cell>
          <table:table-cell table:style-name="ce7" office:value-type="float" office:value="17.1" calcext:value-type="float">
            <text:p>17,1</text:p>
          </table:table-cell>
          <table:table-cell office:value-type="string" calcext:value-type="string">
            <text:p>BLS</text:p>
          </table:table-cell>
          <table:table-cell/>
          <table:table-cell table:formula="of:=[.C47]" office:value-type="float" office:value="1929" calcext:value-type="float">
            <text:p>1929</text:p>
          </table:table-cell>
          <table:table-cell table:style-name="ce15" office:value-type="float" office:value="17.1" calcext:value-type="float">
            <text:p>17,1</text:p>
          </table:table-cell>
          <table:table-cell table:number-columns-repeated="1005"/>
        </table:table-row>
        <table:table-row table:style-name="ro2">
          <table:table-cell table:style-name="ce4" table:formula="of:=[.H48]" office:value-type="float" office:value="1930" calcext:value-type="float">
            <text:p>1930</text:p>
          </table:table-cell>
          <table:table-cell table:style-name="ce4" table:formula="of:=100*([.I48]/[.O48])/([.I$8]/[.O$8])" office:value-type="float" office:value="69.4919136950574" calcext:value-type="float">
            <text:p>69,4919136951</text:p>
          </table:table-cell>
          <table:table-cell table:style-name="ce4" table:formula="of:=[.C47]+1" office:value-type="float" office:value="1930" calcext:value-type="float">
            <text:p>1930</text:p>
          </table:table-cell>
          <table:table-cell table:style-name="ce4" office:value-type="float" office:value="40.6222170783381" calcext:value-type="float">
            <text:p>40,6222170783</text:p>
          </table:table-cell>
          <table:table-cell table:style-name="ce4" office:value-type="float" office:value="123.188" calcext:value-type="float">
            <text:p>123,188</text:p>
          </table:table-cell>
          <table:table-cell table:style-name="ce4" office:value-type="float" office:value="3.29" calcext:value-type="float">
            <text:p>3,29</text:p>
          </table:table-cell>
          <table:table-cell office:value-type="string" calcext:value-type="string">
            <text:p>Homer</text:p>
          </table:table-cell>
          <table:table-cell office:value-type="float" office:value="1930" calcext:value-type="float">
            <text:p>1930</text:p>
          </table:table-cell>
          <table:table-cell office:value-type="float" office:value="5.70948814761307" calcext:value-type="float">
            <text:p>5,7094881476</text:p>
          </table:table-cell>
          <table:table-cell office:value-type="string" calcext:value-type="string">
            <text:p>Grebler</text:p>
          </table:table-cell>
          <table:table-cell table:formula="of:=[.C48]" office:value-type="float" office:value="1930" calcext:value-type="float">
            <text:p>193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7]+1" office:value-type="float" office:value="1930" calcext:value-type="float">
            <text:p>1930</text:p>
          </table:table-cell>
          <table:table-cell table:style-name="ce7" office:value-type="float" office:value="17.1" calcext:value-type="float">
            <text:p>17,1</text:p>
          </table:table-cell>
          <table:table-cell office:value-type="string" calcext:value-type="string">
            <text:p>BLS</text:p>
          </table:table-cell>
          <table:table-cell/>
          <table:table-cell table:formula="of:=[.C48]" office:value-type="float" office:value="1930" calcext:value-type="float">
            <text:p>1930</text:p>
          </table:table-cell>
          <table:table-cell table:style-name="ce15" office:value-type="float" office:value="17.1" calcext:value-type="float">
            <text:p>17,1</text:p>
          </table:table-cell>
          <table:table-cell table:number-columns-repeated="1005"/>
        </table:table-row>
        <table:table-row table:style-name="ro2">
          <table:table-cell table:style-name="ce4" table:formula="of:=[.H49]" office:value-type="float" office:value="1931" calcext:value-type="float">
            <text:p>1931</text:p>
          </table:table-cell>
          <table:table-cell table:style-name="ce4" table:formula="of:=100*([.I49]/[.O49])/([.I$8]/[.O$8])" office:value-type="float" office:value="68.6452032070239" calcext:value-type="float">
            <text:p>68,645203207</text:p>
          </table:table-cell>
          <table:table-cell table:style-name="ce4" table:formula="of:=[.C48]+1" office:value-type="float" office:value="1931" calcext:value-type="float">
            <text:p>1931</text:p>
          </table:table-cell>
          <table:table-cell table:style-name="ce4" office:value-type="float" office:value="39.6734676942546" calcext:value-type="float">
            <text:p>39,6734676943</text:p>
          </table:table-cell>
          <table:table-cell table:style-name="ce4" office:value-type="float" office:value="124.149" calcext:value-type="float">
            <text:p>124,149</text:p>
          </table:table-cell>
          <table:table-cell table:style-name="ce4" office:value-type="float" office:value="3.34" calcext:value-type="float">
            <text:p>3,34</text:p>
          </table:table-cell>
          <table:table-cell office:value-type="string" calcext:value-type="string">
            <text:p>Homer</text:p>
          </table:table-cell>
          <table:table-cell office:value-type="float" office:value="1931" calcext:value-type="float">
            <text:p>1931</text:p>
          </table:table-cell>
          <table:table-cell office:value-type="float" office:value="5.24413801645965" calcext:value-type="float">
            <text:p>5,2441380165</text:p>
          </table:table-cell>
          <table:table-cell office:value-type="string" calcext:value-type="string">
            <text:p>Grebler</text:p>
          </table:table-cell>
          <table:table-cell table:formula="of:=[.C49]" office:value-type="float" office:value="1931" calcext:value-type="float">
            <text:p>193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8]+1" office:value-type="float" office:value="1931" calcext:value-type="float">
            <text:p>1931</text:p>
          </table:table-cell>
          <table:table-cell table:style-name="ce7" office:value-type="float" office:value="15.9" calcext:value-type="float">
            <text:p>15,9</text:p>
          </table:table-cell>
          <table:table-cell office:value-type="string" calcext:value-type="string">
            <text:p>BLS</text:p>
          </table:table-cell>
          <table:table-cell/>
          <table:table-cell table:formula="of:=[.C49]" office:value-type="float" office:value="1931" calcext:value-type="float">
            <text:p>1931</text:p>
          </table:table-cell>
          <table:table-cell table:style-name="ce15" office:value-type="float" office:value="15.9" calcext:value-type="float">
            <text:p>15,9</text:p>
          </table:table-cell>
          <table:table-cell table:number-columns-repeated="1005"/>
        </table:table-row>
        <table:table-row table:style-name="ro2">
          <table:table-cell table:style-name="ce4" table:formula="of:=[.H50]" office:value-type="float" office:value="1932" calcext:value-type="float">
            <text:p>1932</text:p>
          </table:table-cell>
          <table:table-cell table:style-name="ce4" table:formula="of:=100*([.I50]/[.O50])/([.I$8]/[.O$8])" office:value-type="float" office:value="68.3371935122121" calcext:value-type="float">
            <text:p>68,3371935122</text:p>
          </table:table-cell>
          <table:table-cell table:style-name="ce4" table:formula="of:=[.C49]+1" office:value-type="float" office:value="1932" calcext:value-type="float">
            <text:p>1932</text:p>
          </table:table-cell>
          <table:table-cell table:style-name="ce4" office:value-type="float" office:value="34.3972135615896" calcext:value-type="float">
            <text:p>34,3972135616</text:p>
          </table:table-cell>
          <table:table-cell table:style-name="ce4" office:value-type="float" office:value="124.949" calcext:value-type="float">
            <text:p>124,949</text:p>
          </table:table-cell>
          <table:table-cell table:style-name="ce4" office:value-type="float" office:value="3.68" calcext:value-type="float">
            <text:p>3,68</text:p>
          </table:table-cell>
          <table:table-cell office:value-type="string" calcext:value-type="string">
            <text:p>Homer</text:p>
          </table:table-cell>
          <table:table-cell office:value-type="float" office:value="1932" calcext:value-type="float">
            <text:p>1932</text:p>
          </table:table-cell>
          <table:table-cell office:value-type="float" office:value="4.69526350279152" calcext:value-type="float">
            <text:p>4,6952635028</text:p>
          </table:table-cell>
          <table:table-cell office:value-type="string" calcext:value-type="string">
            <text:p>Grebler</text:p>
          </table:table-cell>
          <table:table-cell table:formula="of:=[.C50]" office:value-type="float" office:value="1932" calcext:value-type="float">
            <text:p>193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49]+1" office:value-type="float" office:value="1932" calcext:value-type="float">
            <text:p>1932</text:p>
          </table:table-cell>
          <table:table-cell table:style-name="ce7" office:value-type="float" office:value="14.3" calcext:value-type="float">
            <text:p>14,3</text:p>
          </table:table-cell>
          <table:table-cell office:value-type="string" calcext:value-type="string">
            <text:p>BLS</text:p>
          </table:table-cell>
          <table:table-cell/>
          <table:table-cell table:formula="of:=[.C50]" office:value-type="float" office:value="1932" calcext:value-type="float">
            <text:p>1932</text:p>
          </table:table-cell>
          <table:table-cell table:style-name="ce15" office:value-type="float" office:value="14.3" calcext:value-type="float">
            <text:p>14,3</text:p>
          </table:table-cell>
          <table:table-cell table:number-columns-repeated="1005"/>
        </table:table-row>
        <table:table-row table:style-name="ro2">
          <table:table-cell table:style-name="ce4" table:formula="of:=[.H51]" office:value-type="float" office:value="1933" calcext:value-type="float">
            <text:p>1933</text:p>
          </table:table-cell>
          <table:table-cell table:style-name="ce4" table:formula="of:=100*([.I51]/[.O51])/([.I$8]/[.O$8])" office:value-type="float" office:value="72.8659469764533" calcext:value-type="float">
            <text:p>72,8659469765</text:p>
          </table:table-cell>
          <table:table-cell table:style-name="ce4" table:formula="of:=[.C50]+1" office:value-type="float" office:value="1933" calcext:value-type="float">
            <text:p>1933</text:p>
          </table:table-cell>
          <table:table-cell table:style-name="ce4" office:value-type="float" office:value="43.0784441574935" calcext:value-type="float">
            <text:p>43,0784441575</text:p>
          </table:table-cell>
          <table:table-cell table:style-name="ce4" office:value-type="float" office:value="125.69" calcext:value-type="float">
            <text:p>125,69</text:p>
          </table:table-cell>
          <table:table-cell table:style-name="ce4" office:value-type="float" office:value="3.31" calcext:value-type="float">
            <text:p>3,31</text:p>
          </table:table-cell>
          <table:table-cell office:value-type="string" calcext:value-type="string">
            <text:p>Homer</text:p>
          </table:table-cell>
          <table:table-cell office:value-type="float" office:value="1933" calcext:value-type="float">
            <text:p>1933</text:p>
          </table:table-cell>
          <table:table-cell table:style-name="ce4" office:value-type="float" office:value="4.51628268311713" calcext:value-type="float">
            <text:p>4,5162826831</text:p>
          </table:table-cell>
          <table:table-cell office:value-type="string" calcext:value-type="string">
            <text:p>Grebler</text:p>
          </table:table-cell>
          <table:table-cell table:formula="of:=[.C51]" office:value-type="float" office:value="1933" calcext:value-type="float">
            <text:p>193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0]+1" office:value-type="float" office:value="1933" calcext:value-type="float">
            <text:p>1933</text:p>
          </table:table-cell>
          <table:table-cell table:style-name="ce7" office:value-type="float" office:value="12.9" calcext:value-type="float">
            <text:p>12,9</text:p>
          </table:table-cell>
          <table:table-cell office:value-type="string" calcext:value-type="string">
            <text:p>BLS</text:p>
          </table:table-cell>
          <table:table-cell/>
          <table:table-cell table:formula="of:=[.C51]" office:value-type="float" office:value="1933" calcext:value-type="float">
            <text:p>1933</text:p>
          </table:table-cell>
          <table:table-cell table:style-name="ce15" office:value-type="float" office:value="12.9" calcext:value-type="float">
            <text:p>12,9</text:p>
          </table:table-cell>
          <table:table-cell table:number-columns-repeated="1005"/>
        </table:table-row>
        <table:table-row table:style-name="ro2">
          <table:table-cell table:style-name="ce4" table:formula="of:=[.H52]" office:value-type="float" office:value="1934" calcext:value-type="float">
            <text:p>1934</text:p>
          </table:table-cell>
          <table:table-cell table:style-name="ce4" table:formula="of:=100*([.I52]/[.O52])/([.I$8]/[.O$8])" office:value-type="float" office:value="73.2794111285654" calcext:value-type="float">
            <text:p>73,2794111286</text:p>
          </table:table-cell>
          <table:table-cell table:style-name="ce4" table:formula="of:=[.C51]+1" office:value-type="float" office:value="1934" calcext:value-type="float">
            <text:p>1934</text:p>
          </table:table-cell>
          <table:table-cell table:style-name="ce4" office:value-type="float" office:value="47.5040398487347" calcext:value-type="float">
            <text:p>47,5040398487</text:p>
          </table:table-cell>
          <table:table-cell table:style-name="ce4" office:value-type="float" office:value="126.485" calcext:value-type="float">
            <text:p>126,485</text:p>
          </table:table-cell>
          <table:table-cell table:style-name="ce4" office:value-type="float" office:value="3.12" calcext:value-type="float">
            <text:p>3,12</text:p>
          </table:table-cell>
          <table:table-cell office:value-type="string" calcext:value-type="string">
            <text:p>Homer</text:p>
          </table:table-cell>
          <table:table-cell office:value-type="float" office:value="1934" calcext:value-type="float">
            <text:p>1934</text:p>
          </table:table-cell>
          <table:table-cell office:value-type="float" office:value="4.64753528421168" calcext:value-type="float">
            <text:p>4,6475352842</text:p>
          </table:table-cell>
          <table:table-cell office:value-type="string" calcext:value-type="string">
            <text:p>Five-CityMedian</text:p>
          </table:table-cell>
          <table:table-cell table:formula="of:=[.C52]" office:value-type="float" office:value="1934" calcext:value-type="float">
            <text:p>193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1]+1" office:value-type="float" office:value="1934" calcext:value-type="float">
            <text:p>1934</text:p>
          </table:table-cell>
          <table:table-cell table:style-name="ce7" office:value-type="float" office:value="13.2" calcext:value-type="float">
            <text:p>13,2</text:p>
          </table:table-cell>
          <table:table-cell office:value-type="string" calcext:value-type="string">
            <text:p>BLS</text:p>
          </table:table-cell>
          <table:table-cell/>
          <table:table-cell table:formula="of:=[.C52]" office:value-type="float" office:value="1934" calcext:value-type="float">
            <text:p>1934</text:p>
          </table:table-cell>
          <table:table-cell table:style-name="ce15" office:value-type="float" office:value="13.2" calcext:value-type="float">
            <text:p>13,2</text:p>
          </table:table-cell>
          <table:table-cell table:number-columns-repeated="1005"/>
        </table:table-row>
        <table:table-row table:style-name="ro2">
          <table:table-cell table:style-name="ce4" table:formula="of:=[.H53]" office:value-type="float" office:value="1935" calcext:value-type="float">
            <text:p>1935</text:p>
          </table:table-cell>
          <table:table-cell table:style-name="ce4" table:formula="of:=100*([.I53]/[.O53])/([.I$8]/[.O$8])" office:value-type="float" office:value="78.0699990286197" calcext:value-type="float">
            <text:p>78,0699990286</text:p>
          </table:table-cell>
          <table:table-cell table:style-name="ce4" table:formula="of:=[.C52]+1" office:value-type="float" office:value="1935" calcext:value-type="float">
            <text:p>1935</text:p>
          </table:table-cell>
          <table:table-cell table:style-name="ce4" office:value-type="float" office:value="45.8307732108786" calcext:value-type="float">
            <text:p>45,8307732109</text:p>
          </table:table-cell>
          <table:table-cell table:style-name="ce4" office:value-type="float" office:value="127.362" calcext:value-type="float">
            <text:p>127,362</text:p>
          </table:table-cell>
          <table:table-cell table:style-name="ce4" office:value-type="float" office:value="2.79" calcext:value-type="float">
            <text:p>2,79</text:p>
          </table:table-cell>
          <table:table-cell office:value-type="string" calcext:value-type="string">
            <text:p>Homer</text:p>
          </table:table-cell>
          <table:table-cell office:value-type="float" office:value="1935" calcext:value-type="float">
            <text:p>1935</text:p>
          </table:table-cell>
          <table:table-cell office:value-type="float" office:value="5.10140585243566" calcext:value-type="float">
            <text:p>5,1014058524</text:p>
          </table:table-cell>
          <table:table-cell office:value-type="string" calcext:value-type="string">
            <text:p>Five-CityMedian</text:p>
          </table:table-cell>
          <table:table-cell table:formula="of:=[.C53]" office:value-type="float" office:value="1935" calcext:value-type="float">
            <text:p>193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2]+1" office:value-type="float" office:value="1935" calcext:value-type="float">
            <text:p>1935</text:p>
          </table:table-cell>
          <table:table-cell table:style-name="ce7" office:value-type="float" office:value="13.6" calcext:value-type="float">
            <text:p>13,6</text:p>
          </table:table-cell>
          <table:table-cell office:value-type="string" calcext:value-type="string">
            <text:p>BLS</text:p>
          </table:table-cell>
          <table:table-cell/>
          <table:table-cell table:formula="of:=[.C53]" office:value-type="float" office:value="1935" calcext:value-type="float">
            <text:p>1935</text:p>
          </table:table-cell>
          <table:table-cell table:style-name="ce15" office:value-type="float" office:value="13.6" calcext:value-type="float">
            <text:p>13,6</text:p>
          </table:table-cell>
          <table:table-cell table:number-columns-repeated="1005"/>
        </table:table-row>
        <table:table-row table:style-name="ro2">
          <table:table-cell table:style-name="ce4" table:formula="of:=[.H54]" office:value-type="float" office:value="1936" calcext:value-type="float">
            <text:p>1936</text:p>
          </table:table-cell>
          <table:table-cell table:style-name="ce4" table:formula="of:=100*([.I54]/[.O54])/([.I$8]/[.O$8])" office:value-type="float" office:value="79.4148950493491" calcext:value-type="float">
            <text:p>79,4148950493</text:p>
          </table:table-cell>
          <table:table-cell table:style-name="ce4" table:formula="of:=[.C53]+1" office:value-type="float" office:value="1936" calcext:value-type="float">
            <text:p>1936</text:p>
          </table:table-cell>
          <table:table-cell table:style-name="ce4" office:value-type="float" office:value="46.7990853391336" calcext:value-type="float">
            <text:p>46,7990853391</text:p>
          </table:table-cell>
          <table:table-cell table:style-name="ce4" office:value-type="float" office:value="128.181" calcext:value-type="float">
            <text:p>128,181</text:p>
          </table:table-cell>
          <table:table-cell table:style-name="ce4" office:value-type="float" office:value="2.65" calcext:value-type="float">
            <text:p>2,65</text:p>
          </table:table-cell>
          <table:table-cell office:value-type="string" calcext:value-type="string">
            <text:p>Homer</text:p>
          </table:table-cell>
          <table:table-cell office:value-type="float" office:value="1936" calcext:value-type="float">
            <text:p>1936</text:p>
          </table:table-cell>
          <table:table-cell office:value-type="float" office:value="5.26559977541079" calcext:value-type="float">
            <text:p>5,2655997754</text:p>
          </table:table-cell>
          <table:table-cell office:value-type="string" calcext:value-type="string">
            <text:p>Five-CityMedian</text:p>
          </table:table-cell>
          <table:table-cell table:formula="of:=[.C54]" office:value-type="float" office:value="1936" calcext:value-type="float">
            <text:p>193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3]+1" office:value-type="float" office:value="1936" calcext:value-type="float">
            <text:p>1936</text:p>
          </table:table-cell>
          <table:table-cell table:style-name="ce7" office:value-type="float" office:value="13.8" calcext:value-type="float">
            <text:p>13,8</text:p>
          </table:table-cell>
          <table:table-cell office:value-type="string" calcext:value-type="string">
            <text:p>BLS</text:p>
          </table:table-cell>
          <table:table-cell/>
          <table:table-cell table:formula="of:=[.C54]" office:value-type="float" office:value="1936" calcext:value-type="float">
            <text:p>1936</text:p>
          </table:table-cell>
          <table:table-cell table:style-name="ce15" office:value-type="float" office:value="13.8" calcext:value-type="float">
            <text:p>13,8</text:p>
          </table:table-cell>
          <table:table-cell table:number-columns-repeated="1005"/>
        </table:table-row>
        <table:table-row table:style-name="ro2">
          <table:table-cell table:style-name="ce4" table:formula="of:=[.H55]" office:value-type="float" office:value="1937" calcext:value-type="float">
            <text:p>1937</text:p>
          </table:table-cell>
          <table:table-cell table:style-name="ce4" table:formula="of:=100*([.I55]/[.O55])/([.I$8]/[.O$8])" office:value-type="float" office:value="79.7176178068119" calcext:value-type="float">
            <text:p>79,7176178068</text:p>
          </table:table-cell>
          <table:table-cell table:style-name="ce4" table:formula="of:=[.C54]+1" office:value-type="float" office:value="1937" calcext:value-type="float">
            <text:p>1937</text:p>
          </table:table-cell>
          <table:table-cell table:style-name="ce4" office:value-type="float" office:value="52.1945266474058" calcext:value-type="float">
            <text:p>52,1945266474</text:p>
          </table:table-cell>
          <table:table-cell table:style-name="ce4" office:value-type="float" office:value="128.961" calcext:value-type="float">
            <text:p>128,961</text:p>
          </table:table-cell>
          <table:table-cell table:style-name="ce4" office:value-type="float" office:value="2.68" calcext:value-type="float">
            <text:p>2,68</text:p>
          </table:table-cell>
          <table:table-cell office:value-type="string" calcext:value-type="string">
            <text:p>Homer</text:p>
          </table:table-cell>
          <table:table-cell office:value-type="float" office:value="1937" calcext:value-type="float">
            <text:p>1937</text:p>
          </table:table-cell>
          <table:table-cell office:value-type="float" office:value="5.40057769785654" calcext:value-type="float">
            <text:p>5,4005776979</text:p>
          </table:table-cell>
          <table:table-cell office:value-type="string" calcext:value-type="string">
            <text:p>Five-CityMedian</text:p>
          </table:table-cell>
          <table:table-cell table:formula="of:=[.C55]" office:value-type="float" office:value="1937" calcext:value-type="float">
            <text:p>193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4]+1" office:value-type="float" office:value="1937" calcext:value-type="float">
            <text:p>1937</text:p>
          </table:table-cell>
          <table:table-cell table:style-name="ce7" office:value-type="float" office:value="14.1" calcext:value-type="float">
            <text:p>14,1</text:p>
          </table:table-cell>
          <table:table-cell office:value-type="string" calcext:value-type="string">
            <text:p>BLS</text:p>
          </table:table-cell>
          <table:table-cell/>
          <table:table-cell table:formula="of:=[.C55]" office:value-type="float" office:value="1937" calcext:value-type="float">
            <text:p>1937</text:p>
          </table:table-cell>
          <table:table-cell table:style-name="ce15" office:value-type="float" office:value="14.1" calcext:value-type="float">
            <text:p>14,1</text:p>
          </table:table-cell>
          <table:table-cell table:number-columns-repeated="1005"/>
        </table:table-row>
        <table:table-row table:style-name="ro2">
          <table:table-cell table:style-name="ce4" table:formula="of:=[.H56]" office:value-type="float" office:value="1938" calcext:value-type="float">
            <text:p>1938</text:p>
          </table:table-cell>
          <table:table-cell table:style-name="ce4" table:formula="of:=100*([.I56]/[.O56])/([.I$8]/[.O$8])" office:value-type="float" office:value="78.4646529365338" calcext:value-type="float">
            <text:p>78,4646529365</text:p>
          </table:table-cell>
          <table:table-cell table:style-name="ce4" table:formula="of:=[.C55]+1" office:value-type="float" office:value="1938" calcext:value-type="float">
            <text:p>1938</text:p>
          </table:table-cell>
          <table:table-cell table:style-name="ce4" office:value-type="float" office:value="52.0913828213924" calcext:value-type="float">
            <text:p>52,0913828214</text:p>
          </table:table-cell>
          <table:table-cell table:style-name="ce4" office:value-type="float" office:value="129.969" calcext:value-type="float">
            <text:p>129,969</text:p>
          </table:table-cell>
          <table:table-cell table:style-name="ce4" office:value-type="float" office:value="2.56" calcext:value-type="float">
            <text:p>2,56</text:p>
          </table:table-cell>
          <table:table-cell office:value-type="string" calcext:value-type="string">
            <text:p>Homer</text:p>
          </table:table-cell>
          <table:table-cell office:value-type="float" office:value="1938" calcext:value-type="float">
            <text:p>1938</text:p>
          </table:table-cell>
          <table:table-cell office:value-type="float" office:value="5.35339385700159" calcext:value-type="float">
            <text:p>5,353393857</text:p>
          </table:table-cell>
          <table:table-cell office:value-type="string" calcext:value-type="string">
            <text:p>Five-CityMedian</text:p>
          </table:table-cell>
          <table:table-cell table:formula="of:=[.C56]" office:value-type="float" office:value="1938" calcext:value-type="float">
            <text:p>193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5]+1" office:value-type="float" office:value="1938" calcext:value-type="float">
            <text:p>1938</text:p>
          </table:table-cell>
          <table:table-cell table:style-name="ce7" office:value-type="float" office:value="14.2" calcext:value-type="float">
            <text:p>14,2</text:p>
          </table:table-cell>
          <table:table-cell office:value-type="string" calcext:value-type="string">
            <text:p>BLS</text:p>
          </table:table-cell>
          <table:table-cell/>
          <table:table-cell table:formula="of:=[.C56]" office:value-type="float" office:value="1938" calcext:value-type="float">
            <text:p>1938</text:p>
          </table:table-cell>
          <table:table-cell table:style-name="ce15" office:value-type="float" office:value="14.2" calcext:value-type="float">
            <text:p>14,2</text:p>
          </table:table-cell>
          <table:table-cell table:number-columns-repeated="1005"/>
        </table:table-row>
        <table:table-row table:style-name="ro2">
          <table:table-cell table:style-name="ce4" table:formula="of:=[.H57]" office:value-type="float" office:value="1939" calcext:value-type="float">
            <text:p>1939</text:p>
          </table:table-cell>
          <table:table-cell table:style-name="ce4" table:formula="of:=100*([.I57]/[.O57])/([.I$8]/[.O$8])" office:value-type="float" office:value="78.5496849349292" calcext:value-type="float">
            <text:p>78,5496849349</text:p>
          </table:table-cell>
          <table:table-cell table:style-name="ce4" table:formula="of:=[.C56]+1" office:value-type="float" office:value="1939" calcext:value-type="float">
            <text:p>1939</text:p>
          </table:table-cell>
          <table:table-cell table:style-name="ce4" office:value-type="float" office:value="52.8355454331265" calcext:value-type="float">
            <text:p>52,8355454331</text:p>
          </table:table-cell>
          <table:table-cell table:style-name="ce4" office:value-type="float" office:value="131.028" calcext:value-type="float">
            <text:p>131,028</text:p>
          </table:table-cell>
          <table:table-cell table:style-name="ce4" office:value-type="float" office:value="2.36" calcext:value-type="float">
            <text:p>2,36</text:p>
          </table:table-cell>
          <table:table-cell office:value-type="string" calcext:value-type="string">
            <text:p>Homer</text:p>
          </table:table-cell>
          <table:table-cell office:value-type="float" office:value="1939" calcext:value-type="float">
            <text:p>1939</text:p>
          </table:table-cell>
          <table:table-cell office:value-type="float" office:value="5.28371369573901" calcext:value-type="float">
            <text:p>5,2837136957</text:p>
          </table:table-cell>
          <table:table-cell office:value-type="string" calcext:value-type="string">
            <text:p>Five-CityMedian</text:p>
          </table:table-cell>
          <table:table-cell table:formula="of:=[.C57]" office:value-type="float" office:value="1939" calcext:value-type="float">
            <text:p>193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6]+1" office:value-type="float" office:value="1939" calcext:value-type="float">
            <text:p>1939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BLS</text:p>
          </table:table-cell>
          <table:table-cell/>
          <table:table-cell table:formula="of:=[.C57]" office:value-type="float" office:value="1939" calcext:value-type="float">
            <text:p>1939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4" table:formula="of:=[.H58]" office:value-type="float" office:value="1940" calcext:value-type="float">
            <text:p>1940</text:p>
          </table:table-cell>
          <table:table-cell table:style-name="ce4" table:formula="of:=100*([.I58]/[.O58])/([.I$8]/[.O$8])" office:value-type="float" office:value="81.7308063280311" calcext:value-type="float">
            <text:p>81,730806328</text:p>
          </table:table-cell>
          <table:table-cell table:style-name="ce4" table:formula="of:=[.C57]+1" office:value-type="float" office:value="1940" calcext:value-type="float">
            <text:p>1940</text:p>
          </table:table-cell>
          <table:table-cell table:style-name="ce4" office:value-type="float" office:value="54.8364387104939" calcext:value-type="float">
            <text:p>54,8364387105</text:p>
          </table:table-cell>
          <table:table-cell table:style-name="ce4" office:value-type="float" office:value="132.122" calcext:value-type="float">
            <text:p>132,122</text:p>
          </table:table-cell>
          <table:table-cell table:style-name="ce4" office:value-type="float" office:value="2.21" calcext:value-type="float">
            <text:p>2,21</text:p>
          </table:table-cell>
          <table:table-cell office:value-type="string" calcext:value-type="string">
            <text:p>Homer</text:p>
          </table:table-cell>
          <table:table-cell office:value-type="float" office:value="1940" calcext:value-type="float">
            <text:p>1940</text:p>
          </table:table-cell>
          <table:table-cell office:value-type="float" office:value="5.45842537890472" calcext:value-type="float">
            <text:p>5,4584253789</text:p>
          </table:table-cell>
          <table:table-cell office:value-type="string" calcext:value-type="string">
            <text:p>Five-CityMedian</text:p>
          </table:table-cell>
          <table:table-cell table:formula="of:=[.C58]" office:value-type="float" office:value="1940" calcext:value-type="float">
            <text:p>194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7]+1" office:value-type="float" office:value="1940" calcext:value-type="float">
            <text:p>1940</text:p>
          </table:table-cell>
          <table:table-cell table:style-name="ce7" office:value-type="float" office:value="13.9" calcext:value-type="float">
            <text:p>13,9</text:p>
          </table:table-cell>
          <table:table-cell office:value-type="string" calcext:value-type="string">
            <text:p>BLS</text:p>
          </table:table-cell>
          <table:table-cell/>
          <table:table-cell table:formula="of:=[.C58]" office:value-type="float" office:value="1940" calcext:value-type="float">
            <text:p>1940</text:p>
          </table:table-cell>
          <table:table-cell table:style-name="ce15" office:value-type="float" office:value="13.9" calcext:value-type="float">
            <text:p>13,9</text:p>
          </table:table-cell>
          <table:table-cell table:number-columns-repeated="1005"/>
        </table:table-row>
        <table:table-row table:style-name="ro2">
          <table:table-cell table:style-name="ce4" table:formula="of:=[.H59]" office:value-type="float" office:value="1941" calcext:value-type="float">
            <text:p>1941</text:p>
          </table:table-cell>
          <table:table-cell table:style-name="ce4" table:formula="of:=100*([.I59]/[.O59])/([.I$8]/[.O$8])" office:value-type="float" office:value="73.815883429283" calcext:value-type="float">
            <text:p>73,8158834293</text:p>
          </table:table-cell>
          <table:table-cell table:style-name="ce4" table:formula="of:=[.C58]+1" office:value-type="float" office:value="1941" calcext:value-type="float">
            <text:p>1941</text:p>
          </table:table-cell>
          <table:table-cell table:style-name="ce4" office:value-type="float" office:value="56.1890057275644" calcext:value-type="float">
            <text:p>56,1890057276</text:p>
          </table:table-cell>
          <table:table-cell table:style-name="ce4" office:value-type="float" office:value="133.402" calcext:value-type="float">
            <text:p>133,402</text:p>
          </table:table-cell>
          <table:table-cell table:style-name="ce4" office:value-type="float" office:value="1.95" calcext:value-type="float">
            <text:p>1,95</text:p>
          </table:table-cell>
          <table:table-cell office:value-type="string" calcext:value-type="string">
            <text:p>Homer</text:p>
          </table:table-cell>
          <table:table-cell office:value-type="float" office:value="1941" calcext:value-type="float">
            <text:p>1941</text:p>
          </table:table-cell>
          <table:table-cell office:value-type="float" office:value="5.00075673061193" calcext:value-type="float">
            <text:p>5,0007567306</text:p>
          </table:table-cell>
          <table:table-cell office:value-type="string" calcext:value-type="string">
            <text:p>Five-CityMedian</text:p>
          </table:table-cell>
          <table:table-cell table:formula="of:=[.C59]" office:value-type="float" office:value="1941" calcext:value-type="float">
            <text:p>194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8]+1" office:value-type="float" office:value="1941" calcext:value-type="float">
            <text:p>1941</text:p>
          </table:table-cell>
          <table:table-cell table:style-name="ce7" office:value-type="float" office:value="14.1" calcext:value-type="float">
            <text:p>14,1</text:p>
          </table:table-cell>
          <table:table-cell office:value-type="string" calcext:value-type="string">
            <text:p>BLS</text:p>
          </table:table-cell>
          <table:table-cell/>
          <table:table-cell table:formula="of:=[.C59]" office:value-type="float" office:value="1941" calcext:value-type="float">
            <text:p>1941</text:p>
          </table:table-cell>
          <table:table-cell table:style-name="ce15" office:value-type="float" office:value="14.1" calcext:value-type="float">
            <text:p>14,1</text:p>
          </table:table-cell>
          <table:table-cell table:number-columns-repeated="1005"/>
        </table:table-row>
        <table:table-row table:style-name="ro2">
          <table:table-cell table:style-name="ce4" table:formula="of:=[.H60]" office:value-type="float" office:value="1942" calcext:value-type="float">
            <text:p>1942</text:p>
          </table:table-cell>
          <table:table-cell table:style-name="ce4" table:formula="of:=100*([.I60]/[.O60])/([.I$8]/[.O$8])" office:value-type="float" office:value="68.5028268287837" calcext:value-type="float">
            <text:p>68,5028268288</text:p>
          </table:table-cell>
          <table:table-cell table:style-name="ce4" table:formula="of:=[.C59]+1" office:value-type="float" office:value="1942" calcext:value-type="float">
            <text:p>1942</text:p>
          </table:table-cell>
          <table:table-cell table:style-name="ce4" office:value-type="float" office:value="53.0934964616241" calcext:value-type="float">
            <text:p>53,0934964616</text:p>
          </table:table-cell>
          <table:table-cell table:style-name="ce4" office:value-type="float" office:value="134.86" calcext:value-type="float">
            <text:p>134,86</text:p>
          </table:table-cell>
          <table:table-cell table:style-name="ce4" office:value-type="float" office:value="2.46" calcext:value-type="float">
            <text:p>2,46</text:p>
          </table:table-cell>
          <table:table-cell office:value-type="string" calcext:value-type="string">
            <text:p>Homer</text:p>
          </table:table-cell>
          <table:table-cell office:value-type="float" office:value="1942" calcext:value-type="float">
            <text:p>1942</text:p>
          </table:table-cell>
          <table:table-cell office:value-type="float" office:value="5.16743401363206" calcext:value-type="float">
            <text:p>5,1674340136</text:p>
          </table:table-cell>
          <table:table-cell office:value-type="string" calcext:value-type="string">
            <text:p>Five-CityMedian</text:p>
          </table:table-cell>
          <table:table-cell table:formula="of:=[.C60]" office:value-type="float" office:value="1942" calcext:value-type="float">
            <text:p>194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59]+1" office:value-type="float" office:value="1942" calcext:value-type="float">
            <text:p>1942</text:p>
          </table:table-cell>
          <table:table-cell table:style-name="ce7" office:value-type="float" office:value="15.7" calcext:value-type="float">
            <text:p>15,7</text:p>
          </table:table-cell>
          <table:table-cell office:value-type="string" calcext:value-type="string">
            <text:p>BLS</text:p>
          </table:table-cell>
          <table:table-cell/>
          <table:table-cell table:formula="of:=[.C60]" office:value-type="float" office:value="1942" calcext:value-type="float">
            <text:p>1942</text:p>
          </table:table-cell>
          <table:table-cell table:style-name="ce15" office:value-type="float" office:value="15.7" calcext:value-type="float">
            <text:p>15,7</text:p>
          </table:table-cell>
          <table:table-cell table:number-columns-repeated="1005"/>
        </table:table-row>
        <table:table-row table:style-name="ro2">
          <table:table-cell table:style-name="ce4" table:formula="of:=[.H61]" office:value-type="float" office:value="1943" calcext:value-type="float">
            <text:p>1943</text:p>
          </table:table-cell>
          <table:table-cell table:style-name="ce4" table:formula="of:=100*([.I61]/[.O61])/([.I$8]/[.O$8])" office:value-type="float" office:value="70.922974200817" calcext:value-type="float">
            <text:p>70,9229742008</text:p>
          </table:table-cell>
          <table:table-cell table:style-name="ce4" table:formula="of:=[.C60]+1" office:value-type="float" office:value="1943" calcext:value-type="float">
            <text:p>1943</text:p>
          </table:table-cell>
          <table:table-cell table:style-name="ce4" office:value-type="float" office:value="50.878790934612" calcext:value-type="float">
            <text:p>50,8787909346</text:p>
          </table:table-cell>
          <table:table-cell table:style-name="ce4" office:value-type="float" office:value="136.739" calcext:value-type="float">
            <text:p>136,739</text:p>
          </table:table-cell>
          <table:table-cell table:style-name="ce4" office:value-type="float" office:value="2.47" calcext:value-type="float">
            <text:p>2,47</text:p>
          </table:table-cell>
          <table:table-cell office:value-type="string" calcext:value-type="string">
            <text:p>Homer</text:p>
          </table:table-cell>
          <table:table-cell office:value-type="float" office:value="1943" calcext:value-type="float">
            <text:p>1943</text:p>
          </table:table-cell>
          <table:table-cell office:value-type="float" office:value="5.75891194434943" calcext:value-type="float">
            <text:p>5,7589119443</text:p>
          </table:table-cell>
          <table:table-cell office:value-type="string" calcext:value-type="string">
            <text:p>Five-CityMedian</text:p>
          </table:table-cell>
          <table:table-cell table:formula="of:=[.C61]" office:value-type="float" office:value="1943" calcext:value-type="float">
            <text:p>194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0]+1" office:value-type="float" office:value="1943" calcext:value-type="float">
            <text:p>1943</text:p>
          </table:table-cell>
          <table:table-cell table:style-name="ce7" office:value-type="float" office:value="16.9" calcext:value-type="float">
            <text:p>16,9</text:p>
          </table:table-cell>
          <table:table-cell office:value-type="string" calcext:value-type="string">
            <text:p>BLS</text:p>
          </table:table-cell>
          <table:table-cell/>
          <table:table-cell table:formula="of:=[.C61]" office:value-type="float" office:value="1943" calcext:value-type="float">
            <text:p>1943</text:p>
          </table:table-cell>
          <table:table-cell table:style-name="ce15" office:value-type="float" office:value="16.9" calcext:value-type="float">
            <text:p>16,9</text:p>
          </table:table-cell>
          <table:table-cell table:number-columns-repeated="1005"/>
        </table:table-row>
        <table:table-row table:style-name="ro2">
          <table:table-cell table:style-name="ce4" table:formula="of:=[.H62]" office:value-type="float" office:value="1944" calcext:value-type="float">
            <text:p>1944</text:p>
          </table:table-cell>
          <table:table-cell table:style-name="ce4" table:formula="of:=100*([.I62]/[.O62])/([.I$8]/[.O$8])" office:value-type="float" office:value="80.3089957863726" calcext:value-type="float">
            <text:p>80,3089957864</text:p>
          </table:table-cell>
          <table:table-cell table:style-name="ce4" table:formula="of:=[.C61]+1" office:value-type="float" office:value="1944" calcext:value-type="float">
            <text:p>1944</text:p>
          </table:table-cell>
          <table:table-cell table:style-name="ce4" office:value-type="float" office:value="50.7115188969561" calcext:value-type="float">
            <text:p>50,711518897</text:p>
          </table:table-cell>
          <table:table-cell table:style-name="ce4" office:value-type="float" office:value="138.397" calcext:value-type="float">
            <text:p>138,397</text:p>
          </table:table-cell>
          <table:table-cell table:style-name="ce4" office:value-type="float" office:value="2.48" calcext:value-type="float">
            <text:p>2,48</text:p>
          </table:table-cell>
          <table:table-cell office:value-type="string" calcext:value-type="string">
            <text:p>Homer</text:p>
          </table:table-cell>
          <table:table-cell office:value-type="float" office:value="1944" calcext:value-type="float">
            <text:p>1944</text:p>
          </table:table-cell>
          <table:table-cell office:value-type="float" office:value="6.71398300165498" calcext:value-type="float">
            <text:p>6,7139830017</text:p>
          </table:table-cell>
          <table:table-cell office:value-type="string" calcext:value-type="string">
            <text:p>Five-CityMedian</text:p>
          </table:table-cell>
          <table:table-cell table:formula="of:=[.C62]" office:value-type="float" office:value="1944" calcext:value-type="float">
            <text:p>194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1]+1" office:value-type="float" office:value="1944" calcext:value-type="float">
            <text:p>1944</text:p>
          </table:table-cell>
          <table:table-cell table:style-name="ce7" office:value-type="float" office:value="17.4" calcext:value-type="float">
            <text:p>17,4</text:p>
          </table:table-cell>
          <table:table-cell office:value-type="string" calcext:value-type="string">
            <text:p>BLS</text:p>
          </table:table-cell>
          <table:table-cell/>
          <table:table-cell table:formula="of:=[.C62]" office:value-type="float" office:value="1944" calcext:value-type="float">
            <text:p>1944</text:p>
          </table:table-cell>
          <table:table-cell table:style-name="ce15" office:value-type="float" office:value="17.4" calcext:value-type="float">
            <text:p>17,4</text:p>
          </table:table-cell>
          <table:table-cell table:number-columns-repeated="1005"/>
        </table:table-row>
        <table:table-row table:style-name="ro2">
          <table:table-cell table:style-name="ce4" table:formula="of:=[.H63]" office:value-type="float" office:value="1945" calcext:value-type="float">
            <text:p>1945</text:p>
          </table:table-cell>
          <table:table-cell table:style-name="ce4" table:formula="of:=100*([.I63]/[.O63])/([.I$8]/[.O$8])" office:value-type="float" office:value="87.7500461209375" calcext:value-type="float">
            <text:p>87,7500461209</text:p>
          </table:table-cell>
          <table:table-cell table:style-name="ce4" table:formula="of:=[.C62]+1" office:value-type="float" office:value="1945" calcext:value-type="float">
            <text:p>1945</text:p>
          </table:table-cell>
          <table:table-cell table:style-name="ce4" office:value-type="float" office:value="50.4157118060918" calcext:value-type="float">
            <text:p>50,4157118061</text:p>
          </table:table-cell>
          <table:table-cell table:style-name="ce4" office:value-type="float" office:value="139.928" calcext:value-type="float">
            <text:p>139,928</text:p>
          </table:table-cell>
          <table:table-cell table:style-name="ce4" office:value-type="float" office:value="2.37" calcext:value-type="float">
            <text:p>2,37</text:p>
          </table:table-cell>
          <table:table-cell office:value-type="string" calcext:value-type="string">
            <text:p>Homer</text:p>
          </table:table-cell>
          <table:table-cell office:value-type="float" office:value="1945" calcext:value-type="float">
            <text:p>1945</text:p>
          </table:table-cell>
          <table:table-cell office:value-type="float" office:value="7.50471405598275" calcext:value-type="float">
            <text:p>7,504714056</text:p>
          </table:table-cell>
          <table:table-cell office:value-type="string" calcext:value-type="string">
            <text:p>Five-CityMedian</text:p>
          </table:table-cell>
          <table:table-cell table:formula="of:=[.C63]" office:value-type="float" office:value="1945" calcext:value-type="float">
            <text:p>194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2]+1" office:value-type="float" office:value="1945" calcext:value-type="float">
            <text:p>1945</text:p>
          </table:table-cell>
          <table:table-cell table:style-name="ce7" office:value-type="float" office:value="17.8" calcext:value-type="float">
            <text:p>17,8</text:p>
          </table:table-cell>
          <table:table-cell office:value-type="string" calcext:value-type="string">
            <text:p>BLS</text:p>
          </table:table-cell>
          <table:table-cell/>
          <table:table-cell table:formula="of:=[.C63]" office:value-type="float" office:value="1945" calcext:value-type="float">
            <text:p>1945</text:p>
          </table:table-cell>
          <table:table-cell table:style-name="ce15" office:value-type="float" office:value="17.8" calcext:value-type="float">
            <text:p>17,8</text:p>
          </table:table-cell>
          <table:table-cell table:number-columns-repeated="1005"/>
        </table:table-row>
        <table:table-row table:style-name="ro2">
          <table:table-cell table:style-name="ce4" table:formula="of:=[.H64]" office:value-type="float" office:value="1946" calcext:value-type="float">
            <text:p>1946</text:p>
          </table:table-cell>
          <table:table-cell table:style-name="ce4" table:formula="of:=100*([.I64]/[.O64])/([.I$8]/[.O$8])" office:value-type="float" office:value="106.505895508631" calcext:value-type="float">
            <text:p>106,5058955086</text:p>
          </table:table-cell>
          <table:table-cell table:style-name="ce4" table:formula="of:=[.C63]+1" office:value-type="float" office:value="1946" calcext:value-type="float">
            <text:p>1946</text:p>
          </table:table-cell>
          <table:table-cell table:style-name="ce4" office:value-type="float" office:value="54.0527641682122" calcext:value-type="float">
            <text:p>54,0527641682</text:p>
          </table:table-cell>
          <table:table-cell table:style-name="ce4" office:value-type="float" office:value="141.389" calcext:value-type="float">
            <text:p>141,389</text:p>
          </table:table-cell>
          <table:table-cell table:style-name="ce4" office:value-type="float" office:value="2.19" calcext:value-type="float">
            <text:p>2,19</text:p>
          </table:table-cell>
          <table:table-cell office:value-type="string" calcext:value-type="string">
            <text:p>Homer</text:p>
          </table:table-cell>
          <table:table-cell office:value-type="float" office:value="1946" calcext:value-type="float">
            <text:p>1946</text:p>
          </table:table-cell>
          <table:table-cell office:value-type="float" office:value="9.31347664875688" calcext:value-type="float">
            <text:p>9,3134766488</text:p>
          </table:table-cell>
          <table:table-cell office:value-type="string" calcext:value-type="string">
            <text:p>Five-CityMedian</text:p>
          </table:table-cell>
          <table:table-cell table:formula="of:=[.C64]" office:value-type="float" office:value="1946" calcext:value-type="float">
            <text:p>194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3]+1" office:value-type="float" office:value="1946" calcext:value-type="float">
            <text:p>1946</text:p>
          </table:table-cell>
          <table:table-cell table:style-name="ce7" office:value-type="float" office:value="18.2" calcext:value-type="float">
            <text:p>18,2</text:p>
          </table:table-cell>
          <table:table-cell office:value-type="string" calcext:value-type="string">
            <text:p>BLS</text:p>
          </table:table-cell>
          <table:table-cell/>
          <table:table-cell table:formula="of:=[.C64]" office:value-type="float" office:value="1946" calcext:value-type="float">
            <text:p>1946</text:p>
          </table:table-cell>
          <table:table-cell table:style-name="ce15" office:value-type="float" office:value="18.2" calcext:value-type="float">
            <text:p>18,2</text:p>
          </table:table-cell>
          <table:table-cell table:number-columns-repeated="1005"/>
        </table:table-row>
        <table:table-row table:style-name="ro2">
          <table:table-cell table:style-name="ce4" table:formula="of:=[.H65]" office:value-type="float" office:value="1947" calcext:value-type="float">
            <text:p>1947</text:p>
          </table:table-cell>
          <table:table-cell table:style-name="ce4" table:formula="of:=100*([.I65]/[.O65])/([.I$8]/[.O$8])" office:value-type="float" office:value="109.329670714184" calcext:value-type="float">
            <text:p>109,3296707142</text:p>
          </table:table-cell>
          <table:table-cell table:style-name="ce4" table:formula="of:=[.C64]+1" office:value-type="float" office:value="1947" calcext:value-type="float">
            <text:p>1947</text:p>
          </table:table-cell>
          <table:table-cell table:style-name="ce4" office:value-type="float" office:value="54.6630527890356" calcext:value-type="float">
            <text:p>54,663052789</text:p>
          </table:table-cell>
          <table:table-cell table:style-name="ce4" office:value-type="float" office:value="144.126" calcext:value-type="float">
            <text:p>144,126</text:p>
          </table:table-cell>
          <table:table-cell table:style-name="ce4" office:value-type="float" office:value="2.25" calcext:value-type="float">
            <text:p>2,25</text:p>
          </table:table-cell>
          <table:table-cell office:value-type="string" calcext:value-type="string">
            <text:p>Homer</text:p>
          </table:table-cell>
          <table:table-cell office:value-type="float" office:value="1947" calcext:value-type="float">
            <text:p>1947</text:p>
          </table:table-cell>
          <table:table-cell office:value-type="float" office:value="11.2938832446411" calcext:value-type="float">
            <text:p>11,2938832446</text:p>
          </table:table-cell>
          <table:table-cell office:value-type="string" calcext:value-type="string">
            <text:p>Five-CityMedian</text:p>
          </table:table-cell>
          <table:table-cell table:formula="of:=[.C65]" office:value-type="float" office:value="1947" calcext:value-type="float">
            <text:p>194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4]+1" office:value-type="float" office:value="1947" calcext:value-type="float">
            <text:p>1947</text:p>
          </table:table-cell>
          <table:table-cell table:style-name="ce7" office:value-type="float" office:value="21.5" calcext:value-type="float">
            <text:p>21,5</text:p>
          </table:table-cell>
          <table:table-cell office:value-type="string" calcext:value-type="string">
            <text:p>BLS</text:p>
          </table:table-cell>
          <table:table-cell/>
          <table:table-cell table:formula="of:=[.C65]" office:value-type="float" office:value="1947" calcext:value-type="float">
            <text:p>1947</text:p>
          </table:table-cell>
          <table:table-cell table:style-name="ce15" office:value-type="float" office:value="21.5" calcext:value-type="float">
            <text:p>21,5</text:p>
          </table:table-cell>
          <table:table-cell table:number-columns-repeated="1005"/>
        </table:table-row>
        <table:table-row table:style-name="ro2">
          <table:table-cell table:style-name="ce4" table:formula="of:=[.H66]" office:value-type="float" office:value="1948" calcext:value-type="float">
            <text:p>1948</text:p>
          </table:table-cell>
          <table:table-cell table:style-name="ce4" table:formula="of:=100*([.I66]/[.O66])/([.I$8]/[.O$8])" office:value-type="float" office:value="101.222579508245" calcext:value-type="float">
            <text:p>101,2225795082</text:p>
          </table:table-cell>
          <table:table-cell table:style-name="ce4" table:formula="of:=[.C65]+1" office:value-type="float" office:value="1948" calcext:value-type="float">
            <text:p>1948</text:p>
          </table:table-cell>
          <table:table-cell table:style-name="ce4" office:value-type="float" office:value="54.0249082005924" calcext:value-type="float">
            <text:p>54,0249082006</text:p>
          </table:table-cell>
          <table:table-cell table:style-name="ce4" office:value-type="float" office:value="146.631" calcext:value-type="float">
            <text:p>146,631</text:p>
          </table:table-cell>
          <table:table-cell table:style-name="ce4" office:value-type="float" office:value="2.44" calcext:value-type="float">
            <text:p>2,44</text:p>
          </table:table-cell>
          <table:table-cell office:value-type="string" calcext:value-type="string">
            <text:p>Homer</text:p>
          </table:table-cell>
          <table:table-cell office:value-type="float" office:value="1948" calcext:value-type="float">
            <text:p>1948</text:p>
          </table:table-cell>
          <table:table-cell office:value-type="float" office:value="11.5263695688537" calcext:value-type="float">
            <text:p>11,5263695689</text:p>
          </table:table-cell>
          <table:table-cell office:value-type="string" calcext:value-type="string">
            <text:p>Five-CityMedian</text:p>
          </table:table-cell>
          <table:table-cell table:formula="of:=[.C66]" office:value-type="float" office:value="1948" calcext:value-type="float">
            <text:p>194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5]+1" office:value-type="float" office:value="1948" calcext:value-type="float">
            <text:p>1948</text:p>
          </table:table-cell>
          <table:table-cell table:style-name="ce7" office:value-type="float" office:value="23.7" calcext:value-type="float">
            <text:p>23,7</text:p>
          </table:table-cell>
          <table:table-cell office:value-type="string" calcext:value-type="string">
            <text:p>BLS</text:p>
          </table:table-cell>
          <table:table-cell/>
          <table:table-cell table:formula="of:=[.C66]" office:value-type="float" office:value="1948" calcext:value-type="float">
            <text:p>1948</text:p>
          </table:table-cell>
          <table:table-cell table:style-name="ce15" office:value-type="float" office:value="23.7" calcext:value-type="float">
            <text:p>23,7</text:p>
          </table:table-cell>
          <table:table-cell table:number-columns-repeated="1005"/>
        </table:table-row>
        <table:table-row table:style-name="ro2">
          <table:table-cell table:style-name="ce4" table:formula="of:=[.H67]" office:value-type="float" office:value="1949" calcext:value-type="float">
            <text:p>1949</text:p>
          </table:table-cell>
          <table:table-cell table:style-name="ce4" table:formula="of:=100*([.I67]/[.O67])/([.I$8]/[.O$8])" office:value-type="float" office:value="100.046607626376" calcext:value-type="float">
            <text:p>100,0466076264</text:p>
          </table:table-cell>
          <table:table-cell table:style-name="ce4" table:formula="of:=[.C66]+1" office:value-type="float" office:value="1949" calcext:value-type="float">
            <text:p>1949</text:p>
          </table:table-cell>
          <table:table-cell table:style-name="ce4" office:value-type="float" office:value="55.07055158512" calcext:value-type="float">
            <text:p>55,0705515851</text:p>
          </table:table-cell>
          <table:table-cell table:style-name="ce4" office:value-type="float" office:value="149.188" calcext:value-type="float">
            <text:p>149,188</text:p>
          </table:table-cell>
          <table:table-cell table:style-name="ce4" office:value-type="float" office:value="2.31" calcext:value-type="float">
            <text:p>2,31</text:p>
          </table:table-cell>
          <table:table-cell office:value-type="string" calcext:value-type="string">
            <text:p>Homer</text:p>
          </table:table-cell>
          <table:table-cell office:value-type="float" office:value="1949" calcext:value-type="float">
            <text:p>1949</text:p>
          </table:table-cell>
          <table:table-cell office:value-type="float" office:value="11.5366682090403" calcext:value-type="float">
            <text:p>11,536668209</text:p>
          </table:table-cell>
          <table:table-cell office:value-type="string" calcext:value-type="string">
            <text:p>Five-CityMedian</text:p>
          </table:table-cell>
          <table:table-cell table:formula="of:=[.C67]" office:value-type="float" office:value="1949" calcext:value-type="float">
            <text:p>194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6]+1" office:value-type="float" office:value="1949" calcext:value-type="float">
            <text:p>1949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BLS</text:p>
          </table:table-cell>
          <table:table-cell/>
          <table:table-cell table:formula="of:=[.C67]" office:value-type="float" office:value="1949" calcext:value-type="float">
            <text:p>1949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05"/>
        </table:table-row>
        <table:table-row table:style-name="ro2">
          <table:table-cell table:style-name="ce4" table:formula="of:=[.H68]" office:value-type="float" office:value="1950" calcext:value-type="float">
            <text:p>1950</text:p>
          </table:table-cell>
          <table:table-cell table:style-name="ce4" table:formula="of:=100*([.I68]/[.O68])/([.I$8]/[.O$8])" office:value-type="float" office:value="105.894839342508" calcext:value-type="float">
            <text:p>105,8948393425</text:p>
          </table:table-cell>
          <table:table-cell table:style-name="ce4" table:formula="of:=[.C67]+1" office:value-type="float" office:value="1950" calcext:value-type="float">
            <text:p>1950</text:p>
          </table:table-cell>
          <table:table-cell table:style-name="ce4" office:value-type="float" office:value="59.9171862023792" calcext:value-type="float">
            <text:p>59,9171862024</text:p>
          </table:table-cell>
          <table:table-cell table:style-name="ce4" office:value-type="float" office:value="151.684" calcext:value-type="float">
            <text:p>151,684</text:p>
          </table:table-cell>
          <table:table-cell table:style-name="ce4" office:value-type="float" office:value="2.32" calcext:value-type="float">
            <text:p>2,32</text:p>
          </table:table-cell>
          <table:table-cell office:value-type="string" calcext:value-type="string">
            <text:p>Homer</text:p>
          </table:table-cell>
          <table:table-cell office:value-type="float" office:value="1950" calcext:value-type="float">
            <text:p>1950</text:p>
          </table:table-cell>
          <table:table-cell office:value-type="float" office:value="11.9566482166502" calcext:value-type="float">
            <text:p>11,9566482167</text:p>
          </table:table-cell>
          <table:table-cell office:value-type="string" calcext:value-type="string">
            <text:p>Five-CityMedian</text:p>
          </table:table-cell>
          <table:table-cell table:formula="of:=[.C68]" office:value-type="float" office:value="1950" calcext:value-type="float">
            <text:p>195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7]+1" office:value-type="float" office:value="1950" calcext:value-type="float">
            <text:p>1950</text:p>
          </table:table-cell>
          <table:table-cell table:style-name="ce7" office:value-type="float" office:value="23.5" calcext:value-type="float">
            <text:p>23,5</text:p>
          </table:table-cell>
          <table:table-cell office:value-type="string" calcext:value-type="string">
            <text:p>BLS</text:p>
          </table:table-cell>
          <table:table-cell/>
          <table:table-cell table:formula="of:=[.C68]" office:value-type="float" office:value="1950" calcext:value-type="float">
            <text:p>1950</text:p>
          </table:table-cell>
          <table:table-cell table:style-name="ce15" office:value-type="float" office:value="23.5" calcext:value-type="float">
            <text:p>23,5</text:p>
          </table:table-cell>
          <table:table-cell table:number-columns-repeated="1005"/>
        </table:table-row>
        <table:table-row table:style-name="ro2">
          <table:table-cell table:style-name="ce4" table:formula="of:=[.H69]" office:value-type="float" office:value="1951" calcext:value-type="float">
            <text:p>1951</text:p>
          </table:table-cell>
          <table:table-cell table:style-name="ce4" table:formula="of:=100*([.I69]/[.O69])/([.I$8]/[.O$8])" office:value-type="float" office:value="103.898668724163" calcext:value-type="float">
            <text:p>103,8986687242</text:p>
          </table:table-cell>
          <table:table-cell table:style-name="ce4" table:formula="of:=[.C68]+1" office:value-type="float" office:value="1951" calcext:value-type="float">
            <text:p>1951</text:p>
          </table:table-cell>
          <table:table-cell table:style-name="ce4" office:value-type="float" office:value="59.2786986013774" calcext:value-type="float">
            <text:p>59,2786986014</text:p>
          </table:table-cell>
          <table:table-cell table:style-name="ce4" office:value-type="float" office:value="154.287" calcext:value-type="float">
            <text:p>154,287</text:p>
          </table:table-cell>
          <table:table-cell table:style-name="ce4" office:value-type="float" office:value="2.57" calcext:value-type="float">
            <text:p>2,57</text:p>
          </table:table-cell>
          <table:table-cell office:value-type="string" calcext:value-type="string">
            <text:p>Homer</text:p>
          </table:table-cell>
          <table:table-cell office:value-type="float" office:value="1951" calcext:value-type="float">
            <text:p>1951</text:p>
          </table:table-cell>
          <table:table-cell office:value-type="float" office:value="12.6797442297525" calcext:value-type="float">
            <text:p>12,6797442298</text:p>
          </table:table-cell>
          <table:table-cell office:value-type="string" calcext:value-type="string">
            <text:p>Five-CityMedian</text:p>
          </table:table-cell>
          <table:table-cell table:formula="of:=[.C69]" office:value-type="float" office:value="1951" calcext:value-type="float">
            <text:p>195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8]+1" office:value-type="float" office:value="1951" calcext:value-type="float">
            <text:p>1951</text:p>
          </table:table-cell>
          <table:table-cell table:style-name="ce7" office:value-type="float" office:value="25.4" calcext:value-type="float">
            <text:p>25,4</text:p>
          </table:table-cell>
          <table:table-cell office:value-type="string" calcext:value-type="string">
            <text:p>BLS</text:p>
          </table:table-cell>
          <table:table-cell/>
          <table:table-cell table:formula="of:=[.C69]" office:value-type="float" office:value="1951" calcext:value-type="float">
            <text:p>1951</text:p>
          </table:table-cell>
          <table:table-cell table:style-name="ce15" office:value-type="float" office:value="25.4" calcext:value-type="float">
            <text:p>25,4</text:p>
          </table:table-cell>
          <table:table-cell table:number-columns-repeated="1005"/>
        </table:table-row>
        <table:table-row table:style-name="ro2">
          <table:table-cell table:style-name="ce4" table:formula="of:=[.H70]" office:value-type="float" office:value="1952" calcext:value-type="float">
            <text:p>1952</text:p>
          </table:table-cell>
          <table:table-cell table:style-name="ce4" table:formula="of:=100*([.I70]/[.O70])/([.I$8]/[.O$8])" office:value-type="float" office:value="103.974327479973" calcext:value-type="float">
            <text:p>103,97432748</text:p>
          </table:table-cell>
          <table:table-cell table:style-name="ce4" table:formula="of:=[.C69]+1" office:value-type="float" office:value="1952" calcext:value-type="float">
            <text:p>1952</text:p>
          </table:table-cell>
          <table:table-cell table:style-name="ce4" office:value-type="float" office:value="58.9434377171782" calcext:value-type="float">
            <text:p>58,9434377172</text:p>
          </table:table-cell>
          <table:table-cell table:style-name="ce4" office:value-type="float" office:value="156.954" calcext:value-type="float">
            <text:p>156,954</text:p>
          </table:table-cell>
          <table:table-cell table:style-name="ce4" office:value-type="float" office:value="2.68" calcext:value-type="float">
            <text:p>2,68</text:p>
          </table:table-cell>
          <table:table-cell office:value-type="string" calcext:value-type="string">
            <text:p>Homer</text:p>
          </table:table-cell>
          <table:table-cell office:value-type="float" office:value="1952" calcext:value-type="float">
            <text:p>1952</text:p>
          </table:table-cell>
          <table:table-cell office:value-type="float" office:value="13.2385002398769" calcext:value-type="float">
            <text:p>13,2385002399</text:p>
          </table:table-cell>
          <table:table-cell office:value-type="string" calcext:value-type="string">
            <text:p>Five-CityMedian</text:p>
          </table:table-cell>
          <table:table-cell table:formula="of:=[.C70]" office:value-type="float" office:value="1952" calcext:value-type="float">
            <text:p>195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69]+1" office:value-type="float" office:value="1952" calcext:value-type="float">
            <text:p>1952</text:p>
          </table:table-cell>
          <table:table-cell table:style-name="ce7" office:value-type="float" office:value="26.5" calcext:value-type="float">
            <text:p>26,5</text:p>
          </table:table-cell>
          <table:table-cell office:value-type="string" calcext:value-type="string">
            <text:p>BLS</text:p>
          </table:table-cell>
          <table:table-cell/>
          <table:table-cell table:formula="of:=[.C70]" office:value-type="float" office:value="1952" calcext:value-type="float">
            <text:p>1952</text:p>
          </table:table-cell>
          <table:table-cell table:style-name="ce15" office:value-type="float" office:value="26.5" calcext:value-type="float">
            <text:p>26,5</text:p>
          </table:table-cell>
          <table:table-cell table:number-columns-repeated="1005"/>
        </table:table-row>
        <table:table-row table:style-name="ro2">
          <table:table-cell table:style-name="ce4" table:formula="of:=[.H71]" office:value-type="float" office:value="1953.125" calcext:value-type="float">
            <text:p>1953,125</text:p>
          </table:table-cell>
          <table:table-cell table:style-name="ce4" table:formula="of:=100*([.I71]/[.O71])/([.I$8]/[.O$8])" office:value-type="float" office:value="114.713309289202" calcext:value-type="float">
            <text:p>114,7133092892</text:p>
          </table:table-cell>
          <table:table-cell table:style-name="ce4" table:formula="of:=[.C70]+1" office:value-type="float" office:value="1953" calcext:value-type="float">
            <text:p>1953</text:p>
          </table:table-cell>
          <table:table-cell table:style-name="ce4" office:value-type="float" office:value="60.839220095318" calcext:value-type="float">
            <text:p>60,8392200953</text:p>
          </table:table-cell>
          <table:table-cell table:style-name="ce4" office:value-type="float" office:value="159.565" calcext:value-type="float">
            <text:p>159,565</text:p>
          </table:table-cell>
          <table:table-cell table:style-name="ce4" office:value-type="float" office:value="2.83" calcext:value-type="float">
            <text:p>2,83</text:p>
          </table:table-cell>
          <table:table-cell office:value-type="string" calcext:value-type="string">
            <text:p>Homer</text:p>
          </table:table-cell>
          <table:table-cell office:value-type="float" office:value="1953.125" calcext:value-type="float">
            <text:p>1953,125</text:p>
          </table:table-cell>
          <table:table-cell office:value-type="float" office:value="14.6609542656513" calcext:value-type="float">
            <text:p>14,6609542657</text:p>
          </table:table-cell>
          <table:table-cell office:value-type="string" calcext:value-type="string">
            <text:p>PHCPI</text:p>
          </table:table-cell>
          <table:table-cell table:formula="of:=[.C71]" office:value-type="float" office:value="1953" calcext:value-type="float">
            <text:p>1953</text:p>
          </table:table-cell>
          <table:table-cell/>
          <table:table-cell office:value-type="string" calcext:value-type="string">
            <text:p>ENR</text:p>
          </table:table-cell>
          <table:table-cell table:style-name="ce7" office:value-type="float" office:value="1953.125" calcext:value-type="float">
            <text:p>1953,125</text:p>
          </table:table-cell>
          <table:table-cell table:style-name="ce7" office:value-type="float" office:value="26.6" calcext:value-type="float">
            <text:p>26,6</text:p>
          </table:table-cell>
          <table:table-cell office:value-type="string" calcext:value-type="string">
            <text:p>BLS</text:p>
          </table:table-cell>
          <table:table-cell/>
          <table:table-cell table:formula="of:=[.C71]" office:value-type="float" office:value="1953" calcext:value-type="float">
            <text:p>1953</text:p>
          </table:table-cell>
          <table:table-cell table:style-name="ce15" office:value-type="float" office:value="26.6" calcext:value-type="float">
            <text:p>26,6</text:p>
          </table:table-cell>
          <table:table-cell table:number-columns-repeated="1005"/>
        </table:table-row>
        <table:table-row table:style-name="ro2">
          <table:table-cell table:style-name="ce4" table:formula="of:=[.H72]" office:value-type="float" office:value="1953.375" calcext:value-type="float">
            <text:p>1953,375</text:p>
          </table:table-cell>
          <table:table-cell table:style-name="ce4" table:formula="of:=100*([.I72]/[.O72])/([.I$8]/[.O$8])" office:value-type="float" office:value="115.068596348557" calcext:value-type="float">
            <text:p>115,0685963486</text:p>
          </table:table-cell>
          <table:table-cell table:style-name="ce4" table:formula="of:=[.C71]+1" office:value-type="float" office:value="1954" calcext:value-type="float">
            <text:p>1954</text:p>
          </table:table-cell>
          <table:table-cell table:style-name="ce4" office:value-type="float" office:value="62.2544761920333" calcext:value-type="float">
            <text:p>62,254476192</text:p>
          </table:table-cell>
          <table:table-cell table:style-name="ce4" office:value-type="float" office:value="162.391" calcext:value-type="float">
            <text:p>162,391</text:p>
          </table:table-cell>
          <table:table-cell table:style-name="ce4" office:value-type="float" office:value="2.48" calcext:value-type="float">
            <text:p>2,48</text:p>
          </table:table-cell>
          <table:table-cell office:value-type="string" calcext:value-type="string">
            <text:p>Fed. Res.</text:p>
          </table:table-cell>
          <table:table-cell table:formula="of:=[.H71]+0.25" office:value-type="float" office:value="1953.375" calcext:value-type="float">
            <text:p>1953,375</text:p>
          </table:table-cell>
          <table:table-cell office:value-type="float" office:value="14.7063617895093" calcext:value-type="float">
            <text:p>14,7063617895</text:p>
          </table:table-cell>
          <table:table-cell office:value-type="string" calcext:value-type="string">
            <text:p>PHCPI</text:p>
          </table:table-cell>
          <table:table-cell table:formula="of:=[.C72]" office:value-type="float" office:value="1954" calcext:value-type="float">
            <text:p>195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1]+0.25" office:value-type="float" office:value="1953.375" calcext:value-type="float">
            <text:p>1953,375</text:p>
          </table:table-cell>
          <table:table-cell table:style-name="ce7" office:value-type="float" office:value="26.6" calcext:value-type="float">
            <text:p>26,6</text:p>
          </table:table-cell>
          <table:table-cell office:value-type="string" calcext:value-type="string">
            <text:p>BLS</text:p>
          </table:table-cell>
          <table:table-cell/>
          <table:table-cell table:formula="of:=[.C72]" office:value-type="float" office:value="1954" calcext:value-type="float">
            <text:p>1954</text:p>
          </table:table-cell>
          <table:table-cell table:style-name="ce15" office:value-type="float" office:value="26.9" calcext:value-type="float">
            <text:p>26,9</text:p>
          </table:table-cell>
          <table:table-cell table:number-columns-repeated="1005"/>
        </table:table-row>
        <table:table-row table:style-name="ro2">
          <table:table-cell table:style-name="ce4" table:formula="of:=[.H73]" office:value-type="float" office:value="1953.625" calcext:value-type="float">
            <text:p>1953,625</text:p>
          </table:table-cell>
          <table:table-cell table:style-name="ce4" table:formula="of:=100*([.I73]/[.O73])/([.I$8]/[.O$8])" office:value-type="float" office:value="114.650670059521" calcext:value-type="float">
            <text:p>114,6506700595</text:p>
          </table:table-cell>
          <table:table-cell table:style-name="ce4" table:formula="of:=[.C72]+1" office:value-type="float" office:value="1955" calcext:value-type="float">
            <text:p>1955</text:p>
          </table:table-cell>
          <table:table-cell table:style-name="ce4" office:value-type="float" office:value="65.9552826696152" calcext:value-type="float">
            <text:p>65,9552826696</text:p>
          </table:table-cell>
          <table:table-cell table:style-name="ce4" office:value-type="float" office:value="165.275" calcext:value-type="float">
            <text:p>165,275</text:p>
          </table:table-cell>
          <table:table-cell table:style-name="ce4" office:value-type="float" office:value="2.61" calcext:value-type="float">
            <text:p>2,61</text:p>
          </table:table-cell>
          <table:table-cell office:value-type="string" calcext:value-type="string">
            <text:p>Fed. Res.</text:p>
          </table:table-cell>
          <table:table-cell table:formula="of:=[.H72]+0.25" office:value-type="float" office:value="1953.625" calcext:value-type="float">
            <text:p>1953,625</text:p>
          </table:table-cell>
          <table:table-cell office:value-type="float" office:value="14.7631211943318" calcext:value-type="float">
            <text:p>14,7631211943</text:p>
          </table:table-cell>
          <table:table-cell office:value-type="string" calcext:value-type="string">
            <text:p>PHCPI</text:p>
          </table:table-cell>
          <table:table-cell table:formula="of:=[.C73]" office:value-type="float" office:value="1955" calcext:value-type="float">
            <text:p>195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2]+0.25" office:value-type="float" office:value="1953.625" calcext:value-type="float">
            <text:p>1953,625</text:p>
          </table:table-cell>
          <table:table-cell table:style-name="ce7" office:value-type="float" office:value="26.8" calcext:value-type="float">
            <text:p>26,8</text:p>
          </table:table-cell>
          <table:table-cell office:value-type="string" calcext:value-type="string">
            <text:p>BLS</text:p>
          </table:table-cell>
          <table:table-cell/>
          <table:table-cell table:formula="of:=[.C73]" office:value-type="float" office:value="1955" calcext:value-type="float">
            <text:p>1955</text:p>
          </table:table-cell>
          <table:table-cell table:style-name="ce15" office:value-type="float" office:value="26.7" calcext:value-type="float">
            <text:p>26,7</text:p>
          </table:table-cell>
          <table:table-cell table:number-columns-repeated="1005"/>
        </table:table-row>
        <table:table-row table:style-name="ro2">
          <table:table-cell table:style-name="ce4" table:formula="of:=[.H74]" office:value-type="float" office:value="1953.875" calcext:value-type="float">
            <text:p>1953,875</text:p>
          </table:table-cell>
          <table:table-cell table:style-name="ce4" table:formula="of:=100*([.I74]/[.O74])/([.I$8]/[.O$8])" office:value-type="float" office:value="113.845158780278" calcext:value-type="float">
            <text:p>113,8451587803</text:p>
          </table:table-cell>
          <table:table-cell table:style-name="ce4" table:formula="of:=[.C73]+1" office:value-type="float" office:value="1956" calcext:value-type="float">
            <text:p>1956</text:p>
          </table:table-cell>
          <table:table-cell table:style-name="ce4" office:value-type="float" office:value="68.7914878603136" calcext:value-type="float">
            <text:p>68,7914878603</text:p>
          </table:table-cell>
          <table:table-cell table:style-name="ce4" office:value-type="float" office:value="168.221" calcext:value-type="float">
            <text:p>168,221</text:p>
          </table:table-cell>
          <table:table-cell table:style-name="ce4" office:value-type="float" office:value="2.9" calcext:value-type="float">
            <text:p>2,9</text:p>
          </table:table-cell>
          <table:table-cell office:value-type="string" calcext:value-type="string">
            <text:p>Fed. Res.</text:p>
          </table:table-cell>
          <table:table-cell table:formula="of:=[.H73]+0.25" office:value-type="float" office:value="1953.875" calcext:value-type="float">
            <text:p>1953,875</text:p>
          </table:table-cell>
          <table:table-cell office:value-type="float" office:value="14.768797134814" calcext:value-type="float">
            <text:p>14,7687971348</text:p>
          </table:table-cell>
          <table:table-cell office:value-type="string" calcext:value-type="string">
            <text:p>PHCPI</text:p>
          </table:table-cell>
          <table:table-cell table:formula="of:=[.C74]" office:value-type="float" office:value="1956" calcext:value-type="float">
            <text:p>195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3]+0.25" office:value-type="float" office:value="1953.875" calcext:value-type="float">
            <text:p>1953,875</text:p>
          </table:table-cell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BLS</text:p>
          </table:table-cell>
          <table:table-cell/>
          <table:table-cell table:formula="of:=[.C74]" office:value-type="float" office:value="1956" calcext:value-type="float">
            <text:p>1956</text:p>
          </table:table-cell>
          <table:table-cell table:style-name="ce15" office:value-type="float" office:value="26.8" calcext:value-type="float">
            <text:p>26,8</text:p>
          </table:table-cell>
          <table:table-cell table:number-columns-repeated="1005"/>
        </table:table-row>
        <table:table-row table:style-name="ro2">
          <table:table-cell table:style-name="ce4" table:formula="of:=[.H75]" office:value-type="float" office:value="1954.125" calcext:value-type="float">
            <text:p>1954,125</text:p>
          </table:table-cell>
          <table:table-cell table:style-name="ce4" table:formula="of:=100*([.I75]/[.O75])/([.I$8]/[.O$8])" office:value-type="float" office:value="114.31229057769" calcext:value-type="float">
            <text:p>114,3122905777</text:p>
          </table:table-cell>
          <table:table-cell table:style-name="ce4" table:formula="of:=[.C74]+1" office:value-type="float" office:value="1957" calcext:value-type="float">
            <text:p>1957</text:p>
          </table:table-cell>
          <table:table-cell table:style-name="ce4" office:value-type="float" office:value="69.2463210395902" calcext:value-type="float">
            <text:p>69,2463210396</text:p>
          </table:table-cell>
          <table:table-cell table:style-name="ce4" office:value-type="float" office:value="171.274" calcext:value-type="float">
            <text:p>171,274</text:p>
          </table:table-cell>
          <table:table-cell table:style-name="ce4" office:value-type="float" office:value="3.46" calcext:value-type="float">
            <text:p>3,46</text:p>
          </table:table-cell>
          <table:table-cell office:value-type="string" calcext:value-type="string">
            <text:p>Fed. Res.</text:p>
          </table:table-cell>
          <table:table-cell table:formula="of:=[.H74]+0.25" office:value-type="float" office:value="1954.125" calcext:value-type="float">
            <text:p>1954,125</text:p>
          </table:table-cell>
          <table:table-cell office:value-type="float" office:value="14.7744730752963" calcext:value-type="float">
            <text:p>14,7744730753</text:p>
          </table:table-cell>
          <table:table-cell office:value-type="string" calcext:value-type="string">
            <text:p>PHCPI</text:p>
          </table:table-cell>
          <table:table-cell table:formula="of:=[.C75]" office:value-type="float" office:value="1957" calcext:value-type="float">
            <text:p>195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4]+0.25" office:value-type="float" office:value="1954.125" calcext:value-type="float">
            <text:p>1954,125</text:p>
          </table:table-cell>
          <table:table-cell table:style-name="ce7" office:value-type="float" office:value="26.9" calcext:value-type="float">
            <text:p>26,9</text:p>
          </table:table-cell>
          <table:table-cell office:value-type="string" calcext:value-type="string">
            <text:p>BLS</text:p>
          </table:table-cell>
          <table:table-cell/>
          <table:table-cell table:formula="of:=[.C75]" office:value-type="float" office:value="1957" calcext:value-type="float">
            <text:p>1957</text:p>
          </table:table-cell>
          <table:table-cell table:style-name="ce15" office:value-type="float" office:value="27.6" calcext:value-type="float">
            <text:p>27,6</text:p>
          </table:table-cell>
          <table:table-cell table:number-columns-repeated="1005"/>
        </table:table-row>
        <table:table-row table:style-name="ro2">
          <table:table-cell table:style-name="ce4" table:formula="of:=[.H76]" office:value-type="float" office:value="1954.375" calcext:value-type="float">
            <text:p>1954,375</text:p>
          </table:table-cell>
          <table:table-cell table:style-name="ce4" table:formula="of:=100*([.I76]/[.O76])/([.I$8]/[.O$8])" office:value-type="float" office:value="114.694749517445" calcext:value-type="float">
            <text:p>114,6947495174</text:p>
          </table:table-cell>
          <table:table-cell table:style-name="ce4" table:formula="of:=[.C75]+1" office:value-type="float" office:value="1958" calcext:value-type="float">
            <text:p>1958</text:p>
          </table:table-cell>
          <table:table-cell table:style-name="ce4" office:value-type="float" office:value="68.9257141978417" calcext:value-type="float">
            <text:p>68,9257141978</text:p>
          </table:table-cell>
          <table:table-cell table:style-name="ce4" office:value-type="float" office:value="174.141" calcext:value-type="float">
            <text:p>174,141</text:p>
          </table:table-cell>
          <table:table-cell table:style-name="ce4" office:value-type="float" office:value="3.09" calcext:value-type="float">
            <text:p>3,09</text:p>
          </table:table-cell>
          <table:table-cell office:value-type="string" calcext:value-type="string">
            <text:p>Fed. Res.</text:p>
          </table:table-cell>
          <table:table-cell table:formula="of:=[.H75]+0.25" office:value-type="float" office:value="1954.375" calcext:value-type="float">
            <text:p>1954,375</text:p>
          </table:table-cell>
          <table:table-cell office:value-type="float" office:value="14.768797134814" calcext:value-type="float">
            <text:p>14,7687971348</text:p>
          </table:table-cell>
          <table:table-cell office:value-type="string" calcext:value-type="string">
            <text:p>PHCPI</text:p>
          </table:table-cell>
          <table:table-cell table:formula="of:=[.C76]" office:value-type="float" office:value="1958" calcext:value-type="float">
            <text:p>195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5]+0.25" office:value-type="float" office:value="1954.375" calcext:value-type="float">
            <text:p>1954,375</text:p>
          </table:table-cell>
          <table:table-cell table:style-name="ce7" office:value-type="float" office:value="26.8" calcext:value-type="float">
            <text:p>26,8</text:p>
          </table:table-cell>
          <table:table-cell office:value-type="string" calcext:value-type="string">
            <text:p>BLS</text:p>
          </table:table-cell>
          <table:table-cell/>
          <table:table-cell table:formula="of:=[.C76]" office:value-type="float" office:value="1958" calcext:value-type="float">
            <text:p>1958</text:p>
          </table:table-cell>
          <table:table-cell table:style-name="ce15" office:value-type="float" office:value="28.6" calcext:value-type="float">
            <text:p>28,6</text:p>
          </table:table-cell>
          <table:table-cell table:number-columns-repeated="1005"/>
        </table:table-row>
        <table:table-row table:style-name="ro2">
          <table:table-cell table:style-name="ce4" table:formula="of:=[.H77]" office:value-type="float" office:value="1954.625" calcext:value-type="float">
            <text:p>1954,625</text:p>
          </table:table-cell>
          <table:table-cell table:style-name="ce4" table:formula="of:=100*([.I77]/[.O77])/([.I$8]/[.O$8])" office:value-type="float" office:value="115.014940077976" calcext:value-type="float">
            <text:p>115,014940078</text:p>
          </table:table-cell>
          <table:table-cell table:style-name="ce4" table:formula="of:=[.C76]+1" office:value-type="float" office:value="1959" calcext:value-type="float">
            <text:p>1959</text:p>
          </table:table-cell>
          <table:table-cell table:style-name="ce4" office:value-type="float" office:value="70.9529677162518" calcext:value-type="float">
            <text:p>70,9529677163</text:p>
          </table:table-cell>
          <table:table-cell table:style-name="ce4" office:value-type="float" office:value="177.13" calcext:value-type="float">
            <text:p>177,13</text:p>
          </table:table-cell>
          <table:table-cell table:style-name="ce4" office:value-type="float" office:value="4.02" calcext:value-type="float">
            <text:p>4,02</text:p>
          </table:table-cell>
          <table:table-cell office:value-type="string" calcext:value-type="string">
            <text:p>Fed. Res.</text:p>
          </table:table-cell>
          <table:table-cell table:formula="of:=[.H76]+0.25" office:value-type="float" office:value="1954.625" calcext:value-type="float">
            <text:p>1954,625</text:p>
          </table:table-cell>
          <table:table-cell office:value-type="float" office:value="14.8652881230123" calcext:value-type="float">
            <text:p>14,865288123</text:p>
          </table:table-cell>
          <table:table-cell office:value-type="string" calcext:value-type="string">
            <text:p>PHCPI</text:p>
          </table:table-cell>
          <table:table-cell table:formula="of:=[.C77]" office:value-type="float" office:value="1959" calcext:value-type="float">
            <text:p>195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6]+0.25" office:value-type="float" office:value="1954.625" calcext:value-type="float">
            <text:p>1954,625</text:p>
          </table:table-cell>
          <table:table-cell table:style-name="ce7" office:value-type="float" office:value="26.9" calcext:value-type="float">
            <text:p>26,9</text:p>
          </table:table-cell>
          <table:table-cell office:value-type="string" calcext:value-type="string">
            <text:p>BLS</text:p>
          </table:table-cell>
          <table:table-cell/>
          <table:table-cell table:formula="of:=[.C77]" office:value-type="float" office:value="1959" calcext:value-type="float">
            <text:p>1959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05"/>
        </table:table-row>
        <table:table-row table:style-name="ro2">
          <table:table-cell table:style-name="ce4" table:formula="of:=[.H78]" office:value-type="float" office:value="1954.875" calcext:value-type="float">
            <text:p>1954,875</text:p>
          </table:table-cell>
          <table:table-cell table:style-name="ce4" table:formula="of:=100*([.I78]/[.O78])/([.I$8]/[.O$8])" office:value-type="float" office:value="115.620418133842" calcext:value-type="float">
            <text:p>115,6204181338</text:p>
          </table:table-cell>
          <table:table-cell table:style-name="ce4" table:formula="of:=[.C77]+1" office:value-type="float" office:value="1960" calcext:value-type="float">
            <text:p>1960</text:p>
          </table:table-cell>
          <table:table-cell table:style-name="ce4" office:value-type="float" office:value="71.6361425754315" calcext:value-type="float">
            <text:p>71,6361425754</text:p>
          </table:table-cell>
          <table:table-cell table:style-name="ce4" office:value-type="float" office:value="180.76" calcext:value-type="float">
            <text:p>180,76</text:p>
          </table:table-cell>
          <table:table-cell table:style-name="ce4" office:value-type="float" office:value="4.72" calcext:value-type="float">
            <text:p>4,72</text:p>
          </table:table-cell>
          <table:table-cell office:value-type="string" calcext:value-type="string">
            <text:p>Fed. Res.</text:p>
          </table:table-cell>
          <table:table-cell table:formula="of:=[.H77]+0.25" office:value-type="float" office:value="1954.875" calcext:value-type="float">
            <text:p>1954,875</text:p>
          </table:table-cell>
          <table:table-cell office:value-type="float" office:value="14.8879918849413" calcext:value-type="float">
            <text:p>14,8879918849</text:p>
          </table:table-cell>
          <table:table-cell office:value-type="string" calcext:value-type="string">
            <text:p>PHCPI</text:p>
          </table:table-cell>
          <table:table-cell table:formula="of:=[.C78]" office:value-type="float" office:value="1960" calcext:value-type="float">
            <text:p>196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7]+0.25" office:value-type="float" office:value="1954.875" calcext:value-type="float">
            <text:p>1954,875</text:p>
          </table:table-cell>
          <table:table-cell table:style-name="ce7" office:value-type="float" office:value="26.8" calcext:value-type="float">
            <text:p>26,8</text:p>
          </table:table-cell>
          <table:table-cell office:value-type="string" calcext:value-type="string">
            <text:p>BLS</text:p>
          </table:table-cell>
          <table:table-cell/>
          <table:table-cell table:formula="of:=[.C78]" office:value-type="float" office:value="1960" calcext:value-type="float">
            <text:p>1960</text:p>
          </table:table-cell>
          <table:table-cell table:style-name="ce15" office:value-type="float" office:value="29.3" calcext:value-type="float">
            <text:p>29,3</text:p>
          </table:table-cell>
          <table:table-cell table:number-columns-repeated="1005"/>
        </table:table-row>
        <table:table-row table:style-name="ro2">
          <table:table-cell table:style-name="ce4" table:formula="of:=[.H79]" office:value-type="float" office:value="1955.125" calcext:value-type="float">
            <text:p>1955,125</text:p>
          </table:table-cell>
          <table:table-cell table:style-name="ce4" table:formula="of:=100*([.I79]/[.O79])/([.I$8]/[.O$8])" office:value-type="float" office:value="115.920719759172" calcext:value-type="float">
            <text:p>115,9207197592</text:p>
          </table:table-cell>
          <table:table-cell table:style-name="ce4" table:formula="of:=[.C78]+1" office:value-type="float" office:value="1961" calcext:value-type="float">
            <text:p>1961</text:p>
          </table:table-cell>
          <table:table-cell table:style-name="ce4" office:value-type="float" office:value="71.5681969959156" calcext:value-type="float">
            <text:p>71,5681969959</text:p>
          </table:table-cell>
          <table:table-cell table:style-name="ce4" office:value-type="float" office:value="183.742" calcext:value-type="float">
            <text:p>183,742</text:p>
          </table:table-cell>
          <table:table-cell table:style-name="ce4" office:value-type="float" office:value="3.84" calcext:value-type="float">
            <text:p>3,84</text:p>
          </table:table-cell>
          <table:table-cell office:value-type="string" calcext:value-type="string">
            <text:p>Fed. Res.</text:p>
          </table:table-cell>
          <table:table-cell table:formula="of:=[.H78]+0.25" office:value-type="float" office:value="1955.125" calcext:value-type="float">
            <text:p>1955,125</text:p>
          </table:table-cell>
          <table:table-cell office:value-type="float" office:value="14.8709640634945" calcext:value-type="float">
            <text:p>14,8709640635</text:p>
          </table:table-cell>
          <table:table-cell office:value-type="string" calcext:value-type="string">
            <text:p>PHCPI</text:p>
          </table:table-cell>
          <table:table-cell table:formula="of:=[.C79]" office:value-type="float" office:value="1961" calcext:value-type="float">
            <text:p>196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8]+0.25" office:value-type="float" office:value="1955.125" calcext:value-type="float">
            <text:p>1955,125</text:p>
          </table:table-cell>
          <table:table-cell table:style-name="ce7" office:value-type="float" office:value="26.7" calcext:value-type="float">
            <text:p>26,7</text:p>
          </table:table-cell>
          <table:table-cell office:value-type="string" calcext:value-type="string">
            <text:p>BLS</text:p>
          </table:table-cell>
          <table:table-cell/>
          <table:table-cell table:formula="of:=[.C79]" office:value-type="float" office:value="1961" calcext:value-type="float">
            <text:p>1961</text:p>
          </table:table-cell>
          <table:table-cell table:style-name="ce15" office:value-type="float" office:value="29.8" calcext:value-type="float">
            <text:p>29,8</text:p>
          </table:table-cell>
          <table:table-cell table:number-columns-repeated="1005"/>
        </table:table-row>
        <table:table-row table:style-name="ro2">
          <table:table-cell table:style-name="ce4" table:formula="of:=[.H80]" office:value-type="float" office:value="1955.375" calcext:value-type="float">
            <text:p>1955,375</text:p>
          </table:table-cell>
          <table:table-cell table:style-name="ce4" table:formula="of:=100*([.I80]/[.O80])/([.I$8]/[.O$8])" office:value-type="float" office:value="115.124317867697" calcext:value-type="float">
            <text:p>115,1243178677</text:p>
          </table:table-cell>
          <table:table-cell table:style-name="ce4" table:formula="of:=[.C79]+1" office:value-type="float" office:value="1962" calcext:value-type="float">
            <text:p>1962</text:p>
          </table:table-cell>
          <table:table-cell table:style-name="ce4" office:value-type="float" office:value="72.5929998167491" calcext:value-type="float">
            <text:p>72,5929998167</text:p>
          </table:table-cell>
          <table:table-cell table:style-name="ce4" office:value-type="float" office:value="186.59" calcext:value-type="float">
            <text:p>186,59</text:p>
          </table:table-cell>
          <table:table-cell table:style-name="ce4" office:value-type="float" office:value="4.08" calcext:value-type="float">
            <text:p>4,08</text:p>
          </table:table-cell>
          <table:table-cell office:value-type="string" calcext:value-type="string">
            <text:p>Fed. Res.</text:p>
          </table:table-cell>
          <table:table-cell table:formula="of:=[.H79]+0.25" office:value-type="float" office:value="1955.375" calcext:value-type="float">
            <text:p>1955,375</text:p>
          </table:table-cell>
          <table:table-cell office:value-type="float" office:value="14.768797134814" calcext:value-type="float">
            <text:p>14,7687971348</text:p>
          </table:table-cell>
          <table:table-cell office:value-type="string" calcext:value-type="string">
            <text:p>PHCPI</text:p>
          </table:table-cell>
          <table:table-cell table:formula="of:=[.C80]" office:value-type="float" office:value="1962" calcext:value-type="float">
            <text:p>196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79]+0.25" office:value-type="float" office:value="1955.375" calcext:value-type="float">
            <text:p>1955,375</text:p>
          </table:table-cell>
          <table:table-cell table:style-name="ce7" office:value-type="float" office:value="26.7" calcext:value-type="float">
            <text:p>26,7</text:p>
          </table:table-cell>
          <table:table-cell office:value-type="string" calcext:value-type="string">
            <text:p>BLS</text:p>
          </table:table-cell>
          <table:table-cell/>
          <table:table-cell table:formula="of:=[.C80]" office:value-type="float" office:value="1962" calcext:value-type="float">
            <text:p>1962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 table:style-name="ce4" table:formula="of:=[.H81]" office:value-type="float" office:value="1955.625" calcext:value-type="float">
            <text:p>1955,625</text:p>
          </table:table-cell>
          <table:table-cell table:style-name="ce4" table:formula="of:=100*([.I81]/[.O81])/([.I$8]/[.O$8])" office:value-type="float" office:value="115.973053797232" calcext:value-type="float">
            <text:p>115,9730537972</text:p>
          </table:table-cell>
          <table:table-cell table:style-name="ce4" table:formula="of:=[.C80]+1" office:value-type="float" office:value="1963" calcext:value-type="float">
            <text:p>1963</text:p>
          </table:table-cell>
          <table:table-cell table:style-name="ce4" office:value-type="float" office:value="73.3670177367553" calcext:value-type="float">
            <text:p>73,3670177368</text:p>
          </table:table-cell>
          <table:table-cell table:style-name="ce4" office:value-type="float" office:value="189.3" calcext:value-type="float">
            <text:p>189,3</text:p>
          </table:table-cell>
          <table:table-cell table:style-name="ce4" office:value-type="float" office:value="3.83" calcext:value-type="float">
            <text:p>3,83</text:p>
          </table:table-cell>
          <table:table-cell office:value-type="string" calcext:value-type="string">
            <text:p>Fed. Res.</text:p>
          </table:table-cell>
          <table:table-cell table:formula="of:=[.H80]+0.25" office:value-type="float" office:value="1955.625" calcext:value-type="float">
            <text:p>1955,625</text:p>
          </table:table-cell>
          <table:table-cell office:value-type="float" office:value="14.9333994087993" calcext:value-type="float">
            <text:p>14,9333994088</text:p>
          </table:table-cell>
          <table:table-cell office:value-type="string" calcext:value-type="string">
            <text:p>PHCPI</text:p>
          </table:table-cell>
          <table:table-cell table:formula="of:=[.C81]" office:value-type="float" office:value="1963" calcext:value-type="float">
            <text:p>196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0]+0.25" office:value-type="float" office:value="1955.625" calcext:value-type="float">
            <text:p>1955,625</text:p>
          </table:table-cell>
          <table:table-cell table:style-name="ce7" office:value-type="float" office:value="26.8" calcext:value-type="float">
            <text:p>26,8</text:p>
          </table:table-cell>
          <table:table-cell office:value-type="string" calcext:value-type="string">
            <text:p>BLS</text:p>
          </table:table-cell>
          <table:table-cell/>
          <table:table-cell table:formula="of:=[.C81]" office:value-type="float" office:value="1963" calcext:value-type="float">
            <text:p>1963</text:p>
          </table:table-cell>
          <table:table-cell table:style-name="ce15" office:value-type="float" office:value="30.4" calcext:value-type="float">
            <text:p>30,4</text:p>
          </table:table-cell>
          <table:table-cell table:number-columns-repeated="1005"/>
        </table:table-row>
        <table:table-row table:style-name="ro2">
          <table:table-cell table:style-name="ce4" table:formula="of:=[.H82]" office:value-type="float" office:value="1955.875" calcext:value-type="float">
            <text:p>1955,875</text:p>
          </table:table-cell>
          <table:table-cell table:style-name="ce4" table:formula="of:=100*([.I82]/[.O82])/([.I$8]/[.O$8])" office:value-type="float" office:value="115.54192720319" calcext:value-type="float">
            <text:p>115,5419272032</text:p>
          </table:table-cell>
          <table:table-cell table:style-name="ce4" table:formula="of:=[.C81]+1" office:value-type="float" office:value="1964" calcext:value-type="float">
            <text:p>1964</text:p>
          </table:table-cell>
          <table:table-cell table:style-name="ce4" office:value-type="float" office:value="74.3671173214772" calcext:value-type="float">
            <text:p>74,3671173215</text:p>
          </table:table-cell>
          <table:table-cell table:style-name="ce4" office:value-type="float" office:value="191.927" calcext:value-type="float">
            <text:p>191,927</text:p>
          </table:table-cell>
          <table:table-cell table:style-name="ce4" office:value-type="float" office:value="4.17" calcext:value-type="float">
            <text:p>4,17</text:p>
          </table:table-cell>
          <table:table-cell office:value-type="string" calcext:value-type="string">
            <text:p>Fed. Res.</text:p>
          </table:table-cell>
          <table:table-cell table:formula="of:=[.H81]+0.25" office:value-type="float" office:value="1955.875" calcext:value-type="float">
            <text:p>1955,875</text:p>
          </table:table-cell>
          <table:table-cell office:value-type="float" office:value="14.9333994087993" calcext:value-type="float">
            <text:p>14,9333994088</text:p>
          </table:table-cell>
          <table:table-cell office:value-type="string" calcext:value-type="string">
            <text:p>PHCPI</text:p>
          </table:table-cell>
          <table:table-cell table:formula="of:=[.C82]" office:value-type="float" office:value="1964" calcext:value-type="float">
            <text:p>196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1]+0.25" office:value-type="float" office:value="1955.875" calcext:value-type="float">
            <text:p>1955,875</text:p>
          </table:table-cell>
          <table:table-cell table:style-name="ce7" office:value-type="float" office:value="26.9" calcext:value-type="float">
            <text:p>26,9</text:p>
          </table:table-cell>
          <table:table-cell office:value-type="string" calcext:value-type="string">
            <text:p>BLS</text:p>
          </table:table-cell>
          <table:table-cell/>
          <table:table-cell table:formula="of:=[.C82]" office:value-type="float" office:value="1964" calcext:value-type="float">
            <text:p>1964</text:p>
          </table:table-cell>
          <table:table-cell table:style-name="ce15" office:value-type="float" office:value="30.9" calcext:value-type="float">
            <text:p>30,9</text:p>
          </table:table-cell>
          <table:table-cell table:number-columns-repeated="1005"/>
        </table:table-row>
        <table:table-row table:style-name="ro2">
          <table:table-cell table:style-name="ce4" table:formula="of:=[.H83]" office:value-type="float" office:value="1956.125" calcext:value-type="float">
            <text:p>1956,125</text:p>
          </table:table-cell>
          <table:table-cell table:style-name="ce4" table:formula="of:=100*([.I83]/[.O83])/([.I$8]/[.O$8])" office:value-type="float" office:value="115.047385180834" calcext:value-type="float">
            <text:p>115,0473851808</text:p>
          </table:table-cell>
          <table:table-cell table:style-name="ce4" table:formula="of:=[.C82]+1" office:value-type="float" office:value="1965" calcext:value-type="float">
            <text:p>1965</text:p>
          </table:table-cell>
          <table:table-cell table:style-name="ce4" office:value-type="float" office:value="75.4572461623039" calcext:value-type="float">
            <text:p>75,4572461623</text:p>
          </table:table-cell>
          <table:table-cell table:style-name="ce4" office:value-type="float" office:value="194.347" calcext:value-type="float">
            <text:p>194,347</text:p>
          </table:table-cell>
          <table:table-cell table:style-name="ce4" office:value-type="float" office:value="4.19" calcext:value-type="float">
            <text:p>4,19</text:p>
          </table:table-cell>
          <table:table-cell office:value-type="string" calcext:value-type="string">
            <text:p>Fed. Res.</text:p>
          </table:table-cell>
          <table:table-cell table:formula="of:=[.H82]+0.25" office:value-type="float" office:value="1956.125" calcext:value-type="float">
            <text:p>1956,125</text:p>
          </table:table-cell>
          <table:table-cell office:value-type="float" office:value="14.814204658672" calcext:value-type="float">
            <text:p>14,8142046587</text:p>
          </table:table-cell>
          <table:table-cell office:value-type="string" calcext:value-type="string">
            <text:p>PHCPI</text:p>
          </table:table-cell>
          <table:table-cell table:formula="of:=[.C83]" office:value-type="float" office:value="1965" calcext:value-type="float">
            <text:p>196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2]+0.25" office:value-type="float" office:value="1956.125" calcext:value-type="float">
            <text:p>1956,125</text:p>
          </table:table-cell>
          <table:table-cell table:style-name="ce7" office:value-type="float" office:value="26.8" calcext:value-type="float">
            <text:p>26,8</text:p>
          </table:table-cell>
          <table:table-cell office:value-type="string" calcext:value-type="string">
            <text:p>BLS</text:p>
          </table:table-cell>
          <table:table-cell/>
          <table:table-cell table:formula="of:=[.C83]" office:value-type="float" office:value="1965" calcext:value-type="float">
            <text:p>1965</text:p>
          </table:table-cell>
          <table:table-cell table:style-name="ce15" office:value-type="float" office:value="31.2" calcext:value-type="float">
            <text:p>31,2</text:p>
          </table:table-cell>
          <table:table-cell table:number-columns-repeated="1005"/>
        </table:table-row>
        <table:table-row table:style-name="ro2">
          <table:table-cell table:style-name="ce4" table:formula="of:=[.H84]" office:value-type="float" office:value="1956.375" calcext:value-type="float">
            <text:p>1956,375</text:p>
          </table:table-cell>
          <table:table-cell table:style-name="ce4" table:formula="of:=100*([.I84]/[.O84])/([.I$8]/[.O$8])" office:value-type="float" office:value="114.180543796387" calcext:value-type="float">
            <text:p>114,1805437964</text:p>
          </table:table-cell>
          <table:table-cell table:style-name="ce4" table:formula="of:=[.C83]+1" office:value-type="float" office:value="1966" calcext:value-type="float">
            <text:p>1966</text:p>
          </table:table-cell>
          <table:table-cell table:style-name="ce4" office:value-type="float" office:value="76.7492678609091" calcext:value-type="float">
            <text:p>76,7492678609</text:p>
          </table:table-cell>
          <table:table-cell table:style-name="ce4" office:value-type="float" office:value="196.599" calcext:value-type="float">
            <text:p>196,599</text:p>
          </table:table-cell>
          <table:table-cell table:style-name="ce4" office:value-type="float" office:value="4.61" calcext:value-type="float">
            <text:p>4,61</text:p>
          </table:table-cell>
          <table:table-cell office:value-type="string" calcext:value-type="string">
            <text:p>Fed. Res.</text:p>
          </table:table-cell>
          <table:table-cell table:formula="of:=[.H83]+0.25" office:value-type="float" office:value="1956.375" calcext:value-type="float">
            <text:p>1956,375</text:p>
          </table:table-cell>
          <table:table-cell office:value-type="float" office:value="14.7574452538495" calcext:value-type="float">
            <text:p>14,7574452538</text:p>
          </table:table-cell>
          <table:table-cell office:value-type="string" calcext:value-type="string">
            <text:p>PHCPI</text:p>
          </table:table-cell>
          <table:table-cell table:formula="of:=[.C84]" office:value-type="float" office:value="1966" calcext:value-type="float">
            <text:p>196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3]+0.25" office:value-type="float" office:value="1956.375" calcext:value-type="float">
            <text:p>1956,375</text:p>
          </table:table-cell>
          <table:table-cell table:style-name="ce7" office:value-type="float" office:value="26.9" calcext:value-type="float">
            <text:p>26,9</text:p>
          </table:table-cell>
          <table:table-cell office:value-type="string" calcext:value-type="string">
            <text:p>BLS</text:p>
          </table:table-cell>
          <table:table-cell/>
          <table:table-cell table:formula="of:=[.C84]" office:value-type="float" office:value="1966" calcext:value-type="float">
            <text:p>1966</text:p>
          </table:table-cell>
          <table:table-cell table:style-name="ce15" office:value-type="float" office:value="31.8" calcext:value-type="float">
            <text:p>31,8</text:p>
          </table:table-cell>
          <table:table-cell table:number-columns-repeated="1005"/>
        </table:table-row>
        <table:table-row table:style-name="ro2">
          <table:table-cell table:style-name="ce4" table:formula="of:=[.H85]" office:value-type="float" office:value="1956.625" calcext:value-type="float">
            <text:p>1956,625</text:p>
          </table:table-cell>
          <table:table-cell table:style-name="ce4" table:formula="of:=100*([.I85]/[.O85])/([.I$8]/[.O$8])" office:value-type="float" office:value="114.295782161055" calcext:value-type="float">
            <text:p>114,2957821611</text:p>
          </table:table-cell>
          <table:table-cell table:style-name="ce4" table:formula="of:=[.C84]+1" office:value-type="float" office:value="1967" calcext:value-type="float">
            <text:p>1967</text:p>
          </table:table-cell>
          <table:table-cell table:style-name="ce4" office:value-type="float" office:value="77.1505102339206" calcext:value-type="float">
            <text:p>77,1505102339</text:p>
          </table:table-cell>
          <table:table-cell table:style-name="ce4" office:value-type="float" office:value="198.752" calcext:value-type="float">
            <text:p>198,752</text:p>
          </table:table-cell>
          <table:table-cell table:style-name="ce4" office:value-type="float" office:value="4.58" calcext:value-type="float">
            <text:p>4,58</text:p>
          </table:table-cell>
          <table:table-cell office:value-type="string" calcext:value-type="string">
            <text:p>Fed. Res.</text:p>
          </table:table-cell>
          <table:table-cell table:formula="of:=[.H84]+0.25" office:value-type="float" office:value="1956.625" calcext:value-type="float">
            <text:p>1956,625</text:p>
          </table:table-cell>
          <table:table-cell office:value-type="float" office:value="15.0469182184443" calcext:value-type="float">
            <text:p>15,0469182184</text:p>
          </table:table-cell>
          <table:table-cell office:value-type="string" calcext:value-type="string">
            <text:p>PHCPI</text:p>
          </table:table-cell>
          <table:table-cell table:formula="of:=[.C85]" office:value-type="float" office:value="1967" calcext:value-type="float">
            <text:p>196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4]+0.25" office:value-type="float" office:value="1956.625" calcext:value-type="float">
            <text:p>1956,625</text:p>
          </table:table-cell>
          <table:table-cell table:style-name="ce7" office:value-type="float" office:value="27.4" calcext:value-type="float">
            <text:p>27,4</text:p>
          </table:table-cell>
          <table:table-cell office:value-type="string" calcext:value-type="string">
            <text:p>BLS</text:p>
          </table:table-cell>
          <table:table-cell/>
          <table:table-cell table:formula="of:=[.C85]" office:value-type="float" office:value="1967" calcext:value-type="float">
            <text:p>1967</text:p>
          </table:table-cell>
          <table:table-cell table:style-name="ce15" office:value-type="float" office:value="32.9" calcext:value-type="float">
            <text:p>32,9</text:p>
          </table:table-cell>
          <table:table-cell table:number-columns-repeated="1005"/>
        </table:table-row>
        <table:table-row table:style-name="ro2">
          <table:table-cell table:style-name="ce4" table:formula="of:=[.H86]" office:value-type="float" office:value="1956.875" calcext:value-type="float">
            <text:p>1956,875</text:p>
          </table:table-cell>
          <table:table-cell table:style-name="ce4" table:formula="of:=100*([.I86]/[.O86])/([.I$8]/[.O$8])" office:value-type="float" office:value="113.794246264298" calcext:value-type="float">
            <text:p>113,7942462643</text:p>
          </table:table-cell>
          <table:table-cell table:style-name="ce4" table:formula="of:=[.C85]+1" office:value-type="float" office:value="1968" calcext:value-type="float">
            <text:p>1968</text:p>
          </table:table-cell>
          <table:table-cell table:style-name="ce4" office:value-type="float" office:value="79.3905645685248" calcext:value-type="float">
            <text:p>79,3905645685</text:p>
          </table:table-cell>
          <table:table-cell table:style-name="ce4" office:value-type="float" office:value="200.745" calcext:value-type="float">
            <text:p>200,745</text:p>
          </table:table-cell>
          <table:table-cell table:style-name="ce4" office:value-type="float" office:value="5.53" calcext:value-type="float">
            <text:p>5,53</text:p>
          </table:table-cell>
          <table:table-cell office:value-type="string" calcext:value-type="string">
            <text:p>Fed. Res.</text:p>
          </table:table-cell>
          <table:table-cell table:formula="of:=[.H85]+0.25" office:value-type="float" office:value="1956.875" calcext:value-type="float">
            <text:p>1956,875</text:p>
          </table:table-cell>
          <table:table-cell office:value-type="float" office:value="15.0355663374798" calcext:value-type="float">
            <text:p>15,0355663375</text:p>
          </table:table-cell>
          <table:table-cell office:value-type="string" calcext:value-type="string">
            <text:p>PHCPI</text:p>
          </table:table-cell>
          <table:table-cell table:formula="of:=[.C86]" office:value-type="float" office:value="1968" calcext:value-type="float">
            <text:p>196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5]+0.25" office:value-type="float" office:value="1956.875" calcext:value-type="float">
            <text:p>1956,875</text:p>
          </table:table-cell>
          <table:table-cell table:style-name="ce7" office:value-type="float" office:value="27.5" calcext:value-type="float">
            <text:p>27,5</text:p>
          </table:table-cell>
          <table:table-cell office:value-type="string" calcext:value-type="string">
            <text:p>BLS</text:p>
          </table:table-cell>
          <table:table-cell/>
          <table:table-cell table:formula="of:=[.C86]" office:value-type="float" office:value="1968" calcext:value-type="float">
            <text:p>1968</text:p>
          </table:table-cell>
          <table:table-cell table:style-name="ce15" office:value-type="float" office:value="34.1" calcext:value-type="float">
            <text:p>34,1</text:p>
          </table:table-cell>
          <table:table-cell table:number-columns-repeated="1005"/>
        </table:table-row>
        <table:table-row table:style-name="ro2">
          <table:table-cell table:style-name="ce4" table:formula="of:=[.H87]" office:value-type="float" office:value="1957.125" calcext:value-type="float">
            <text:p>1957,125</text:p>
          </table:table-cell>
          <table:table-cell table:style-name="ce4" table:formula="of:=100*([.I87]/[.O87])/([.I$8]/[.O$8])" office:value-type="float" office:value="114.451993082503" calcext:value-type="float">
            <text:p>114,4519930825</text:p>
          </table:table-cell>
          <table:table-cell table:style-name="ce4" table:formula="of:=[.C86]+1" office:value-type="float" office:value="1969" calcext:value-type="float">
            <text:p>1969</text:p>
          </table:table-cell>
          <table:table-cell table:style-name="ce4" office:value-type="float" office:value="83.3230383406119" calcext:value-type="float">
            <text:p>83,3230383406</text:p>
          </table:table-cell>
          <table:table-cell table:style-name="ce4" office:value-type="float" office:value="202.736" calcext:value-type="float">
            <text:p>202,736</text:p>
          </table:table-cell>
          <table:table-cell table:style-name="ce4" office:value-type="float" office:value="6.04" calcext:value-type="float">
            <text:p>6,04</text:p>
          </table:table-cell>
          <table:table-cell office:value-type="string" calcext:value-type="string">
            <text:p>Fed. Res.</text:p>
          </table:table-cell>
          <table:table-cell table:formula="of:=[.H86]+0.25" office:value-type="float" office:value="1957.125" calcext:value-type="float">
            <text:p>1957,125</text:p>
          </table:table-cell>
          <table:table-cell office:value-type="float" office:value="15.177464849536" calcext:value-type="float">
            <text:p>15,1774648495</text:p>
          </table:table-cell>
          <table:table-cell office:value-type="string" calcext:value-type="string">
            <text:p>PHCPI</text:p>
          </table:table-cell>
          <table:table-cell table:formula="of:=[.C87]" office:value-type="float" office:value="1969" calcext:value-type="float">
            <text:p>196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6]+0.25" office:value-type="float" office:value="1957.125" calcext:value-type="float">
            <text:p>1957,125</text:p>
          </table:table-cell>
          <table:table-cell table:style-name="ce7" office:value-type="float" office:value="27.6" calcext:value-type="float">
            <text:p>27,6</text:p>
          </table:table-cell>
          <table:table-cell office:value-type="string" calcext:value-type="string">
            <text:p>BLS</text:p>
          </table:table-cell>
          <table:table-cell/>
          <table:table-cell table:formula="of:=[.C87]" office:value-type="float" office:value="1969" calcext:value-type="float">
            <text:p>1969</text:p>
          </table:table-cell>
          <table:table-cell table:style-name="ce15" office:value-type="float" office:value="35.6" calcext:value-type="float">
            <text:p>35,6</text:p>
          </table:table-cell>
          <table:table-cell table:number-columns-repeated="1005"/>
        </table:table-row>
        <table:table-row table:style-name="ro2">
          <table:table-cell table:style-name="ce4" table:formula="of:=[.H88]" office:value-type="float" office:value="1957.375" calcext:value-type="float">
            <text:p>1957,375</text:p>
          </table:table-cell>
          <table:table-cell table:style-name="ce4" table:formula="of:=100*([.I88]/[.O88])/([.I$8]/[.O$8])" office:value-type="float" office:value="114.449231676536" calcext:value-type="float">
            <text:p>114,4492316765</text:p>
          </table:table-cell>
          <table:table-cell table:style-name="ce4" table:formula="of:=[.C87]+1" office:value-type="float" office:value="1970" calcext:value-type="float">
            <text:p>1970</text:p>
          </table:table-cell>
          <table:table-cell table:style-name="ce4" office:value-type="float" office:value="83.0428952474032" calcext:value-type="float">
            <text:p>83,0428952474</text:p>
          </table:table-cell>
          <table:table-cell table:style-name="ce4" office:value-type="float" office:value="205.089" calcext:value-type="float">
            <text:p>205,089</text:p>
          </table:table-cell>
          <table:table-cell table:style-name="ce4" office:value-type="float" office:value="7.79" calcext:value-type="float">
            <text:p>7,79</text:p>
          </table:table-cell>
          <table:table-cell office:value-type="string" calcext:value-type="string">
            <text:p>Fed. Res.</text:p>
          </table:table-cell>
          <table:table-cell table:formula="of:=[.H87]+0.25" office:value-type="float" office:value="1957.375" calcext:value-type="float">
            <text:p>1957,375</text:p>
          </table:table-cell>
          <table:table-cell office:value-type="float" office:value="15.3420671235213" calcext:value-type="float">
            <text:p>15,3420671235</text:p>
          </table:table-cell>
          <table:table-cell office:value-type="string" calcext:value-type="string">
            <text:p>PHCPI</text:p>
          </table:table-cell>
          <table:table-cell table:formula="of:=[.C88]" office:value-type="float" office:value="1970" calcext:value-type="float">
            <text:p>197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7]+0.25" office:value-type="float" office:value="1957.375" calcext:value-type="float">
            <text:p>1957,375</text:p>
          </table:table-cell>
          <table:table-cell table:style-name="ce7" office:value-type="float" office:value="27.9" calcext:value-type="float">
            <text:p>27,9</text:p>
          </table:table-cell>
          <table:table-cell office:value-type="string" calcext:value-type="string">
            <text:p>BLS</text:p>
          </table:table-cell>
          <table:table-cell/>
          <table:table-cell table:formula="of:=[.C88]" office:value-type="float" office:value="1970" calcext:value-type="float">
            <text:p>1970</text:p>
          </table:table-cell>
          <table:table-cell table:style-name="ce15" office:value-type="float" office:value="37.8" calcext:value-type="float">
            <text:p>37,8</text:p>
          </table:table-cell>
          <table:table-cell table:number-columns-repeated="1005"/>
        </table:table-row>
        <table:table-row table:style-name="ro2">
          <table:table-cell table:style-name="ce4" table:formula="of:=[.H89]" office:value-type="float" office:value="1957.625" calcext:value-type="float">
            <text:p>1957,625</text:p>
          </table:table-cell>
          <table:table-cell table:style-name="ce4" table:formula="of:=100*([.I89]/[.O89])/([.I$8]/[.O$8])" office:value-type="float" office:value="112.831574691709" calcext:value-type="float">
            <text:p>112,8315746917</text:p>
          </table:table-cell>
          <table:table-cell table:style-name="ce4" table:formula="of:=[.C88]+1" office:value-type="float" office:value="1971" calcext:value-type="float">
            <text:p>1971</text:p>
          </table:table-cell>
          <table:table-cell table:style-name="ce4" office:value-type="float" office:value="89.4361858771593" calcext:value-type="float">
            <text:p>89,4361858772</text:p>
          </table:table-cell>
          <table:table-cell table:style-name="ce4" office:value-type="float" office:value="207.692" calcext:value-type="float">
            <text:p>207,692</text:p>
          </table:table-cell>
          <table:table-cell table:style-name="ce4" office:value-type="float" office:value="6.24" calcext:value-type="float">
            <text:p>6,24</text:p>
          </table:table-cell>
          <table:table-cell office:value-type="string" calcext:value-type="string">
            <text:p>Fed. Res.</text:p>
          </table:table-cell>
          <table:table-cell table:formula="of:=[.H88]+0.25" office:value-type="float" office:value="1957.625" calcext:value-type="float">
            <text:p>1957,625</text:p>
          </table:table-cell>
          <table:table-cell office:value-type="float" office:value="15.3420671235213" calcext:value-type="float">
            <text:p>15,3420671235</text:p>
          </table:table-cell>
          <table:table-cell office:value-type="string" calcext:value-type="string">
            <text:p>PHCPI</text:p>
          </table:table-cell>
          <table:table-cell table:formula="of:=[.C89]" office:value-type="float" office:value="1971" calcext:value-type="float">
            <text:p>197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8]+0.25" office:value-type="float" office:value="1957.625" calcext:value-type="float">
            <text:p>1957,625</text:p>
          </table:table-cell>
          <table:table-cell table:style-name="ce7" office:value-type="float" office:value="28.3" calcext:value-type="float">
            <text:p>28,3</text:p>
          </table:table-cell>
          <table:table-cell office:value-type="string" calcext:value-type="string">
            <text:p>BLS</text:p>
          </table:table-cell>
          <table:table-cell/>
          <table:table-cell table:formula="of:=[.C89]" office:value-type="float" office:value="1971" calcext:value-type="float">
            <text:p>1971</text:p>
          </table:table-cell>
          <table:table-cell table:style-name="ce15" office:value-type="float" office:value="39.8" calcext:value-type="float">
            <text:p>39,8</text:p>
          </table:table-cell>
          <table:table-cell table:number-columns-repeated="1005"/>
        </table:table-row>
        <table:table-row table:style-name="ro2">
          <table:table-cell table:style-name="ce4" table:formula="of:=[.H90]" office:value-type="float" office:value="1957.875" calcext:value-type="float">
            <text:p>1957,875</text:p>
          </table:table-cell>
          <table:table-cell table:style-name="ce4" table:formula="of:=100*([.I90]/[.O90])/([.I$8]/[.O$8])" office:value-type="float" office:value="113.666436509628" calcext:value-type="float">
            <text:p>113,6664365096</text:p>
          </table:table-cell>
          <table:table-cell table:style-name="ce4" table:formula="of:=[.C89]+1" office:value-type="float" office:value="1972" calcext:value-type="float">
            <text:p>1972</text:p>
          </table:table-cell>
          <table:table-cell table:style-name="ce4" office:value-type="float" office:value="95.7430956556168" calcext:value-type="float">
            <text:p>95,7430956556</text:p>
          </table:table-cell>
          <table:table-cell table:style-name="ce4" office:value-type="float" office:value="209.924" calcext:value-type="float">
            <text:p>209,924</text:p>
          </table:table-cell>
          <table:table-cell table:style-name="ce4" office:value-type="float" office:value="5.95" calcext:value-type="float">
            <text:p>5,95</text:p>
          </table:table-cell>
          <table:table-cell office:value-type="string" calcext:value-type="string">
            <text:p>Fed. Res.</text:p>
          </table:table-cell>
          <table:table-cell table:formula="of:=[.H89]+0.25" office:value-type="float" office:value="1957.875" calcext:value-type="float">
            <text:p>1957,875</text:p>
          </table:table-cell>
          <table:table-cell office:value-type="float" office:value="15.4555859331662" calcext:value-type="float">
            <text:p>15,4555859332</text:p>
          </table:table-cell>
          <table:table-cell office:value-type="string" calcext:value-type="string">
            <text:p>PHCPI</text:p>
          </table:table-cell>
          <table:table-cell table:formula="of:=[.C90]" office:value-type="float" office:value="1972" calcext:value-type="float">
            <text:p>197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89]+0.25" office:value-type="float" office:value="1957.875" calcext:value-type="float">
            <text:p>1957,875</text:p>
          </table:table-cell>
          <table:table-cell table:style-name="ce7" office:value-type="float" office:value="28.3" calcext:value-type="float">
            <text:p>28,3</text:p>
          </table:table-cell>
          <table:table-cell office:value-type="string" calcext:value-type="string">
            <text:p>BLS</text:p>
          </table:table-cell>
          <table:table-cell/>
          <table:table-cell table:formula="of:=[.C90]" office:value-type="float" office:value="1972" calcext:value-type="float">
            <text:p>1972</text:p>
          </table:table-cell>
          <table:table-cell table:style-name="ce15" office:value-type="float" office:value="41.1" calcext:value-type="float">
            <text:p>41,1</text:p>
          </table:table-cell>
          <table:table-cell table:number-columns-repeated="1005"/>
        </table:table-row>
        <table:table-row table:style-name="ro2">
          <table:table-cell table:style-name="ce4" table:formula="of:=[.H91]" office:value-type="float" office:value="1958.125" calcext:value-type="float">
            <text:p>1958,125</text:p>
          </table:table-cell>
          <table:table-cell table:style-name="ce4" table:formula="of:=100*([.I91]/[.O91])/([.I$8]/[.O$8])" office:value-type="float" office:value="112.84587826831" calcext:value-type="float">
            <text:p>112,8458782683</text:p>
          </table:table-cell>
          <table:table-cell table:style-name="ce4" table:formula="of:=[.C90]+1" office:value-type="float" office:value="1973" calcext:value-type="float">
            <text:p>1973</text:p>
          </table:table-cell>
          <table:table-cell table:style-name="ce4" office:value-type="float" office:value="100.304557784678" calcext:value-type="float">
            <text:p>100,3045577847</text:p>
          </table:table-cell>
          <table:table-cell table:style-name="ce4" office:value-type="float" office:value="211.939" calcext:value-type="float">
            <text:p>211,939</text:p>
          </table:table-cell>
          <table:table-cell table:style-name="ce4" office:value-type="float" office:value="6.46" calcext:value-type="float">
            <text:p>6,46</text:p>
          </table:table-cell>
          <table:table-cell office:value-type="string" calcext:value-type="string">
            <text:p>Fed. Res.</text:p>
          </table:table-cell>
          <table:table-cell table:formula="of:=[.H90]+0.25" office:value-type="float" office:value="1958.125" calcext:value-type="float">
            <text:p>1958,125</text:p>
          </table:table-cell>
          <table:table-cell office:value-type="float" office:value="15.5066693975065" calcext:value-type="float">
            <text:p>15,5066693975</text:p>
          </table:table-cell>
          <table:table-cell office:value-type="string" calcext:value-type="string">
            <text:p>PHCPI</text:p>
          </table:table-cell>
          <table:table-cell table:formula="of:=[.C91]" office:value-type="float" office:value="1973" calcext:value-type="float">
            <text:p>197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0]+0.25" office:value-type="float" office:value="1958.125" calcext:value-type="float">
            <text:p>1958,125</text:p>
          </table:table-cell>
          <table:table-cell table:style-name="ce7" office:value-type="float" office:value="28.6" calcext:value-type="float">
            <text:p>28,6</text:p>
          </table:table-cell>
          <table:table-cell office:value-type="string" calcext:value-type="string">
            <text:p>BLS</text:p>
          </table:table-cell>
          <table:table-cell/>
          <table:table-cell table:formula="of:=[.C91]" office:value-type="float" office:value="1973" calcext:value-type="float">
            <text:p>1973</text:p>
          </table:table-cell>
          <table:table-cell table:style-name="ce15" office:value-type="float" office:value="42.6" calcext:value-type="float">
            <text:p>42,6</text:p>
          </table:table-cell>
          <table:table-cell table:number-columns-repeated="1005"/>
        </table:table-row>
        <table:table-row table:style-name="ro2">
          <table:table-cell table:style-name="ce4" table:formula="of:=[.H92]" office:value-type="float" office:value="1958.375" calcext:value-type="float">
            <text:p>1958,375</text:p>
          </table:table-cell>
          <table:table-cell table:style-name="ce4" table:formula="of:=100*([.I92]/[.O92])/([.I$8]/[.O$8])" office:value-type="float" office:value="112.532873266198" calcext:value-type="float">
            <text:p>112,5328732662</text:p>
          </table:table-cell>
          <table:table-cell table:style-name="ce4" table:formula="of:=[.C91]+1" office:value-type="float" office:value="1974" calcext:value-type="float">
            <text:p>1974</text:p>
          </table:table-cell>
          <table:table-cell table:style-name="ce4" office:value-type="float" office:value="97.0932715471171" calcext:value-type="float">
            <text:p>97,0932715471</text:p>
          </table:table-cell>
          <table:table-cell table:style-name="ce4" office:value-type="float" office:value="213.898" calcext:value-type="float">
            <text:p>213,898</text:p>
          </table:table-cell>
          <table:table-cell table:style-name="ce4" office:value-type="float" office:value="6.99" calcext:value-type="float">
            <text:p>6,99</text:p>
          </table:table-cell>
          <table:table-cell office:value-type="string" calcext:value-type="string">
            <text:p>Fed. Res.</text:p>
          </table:table-cell>
          <table:table-cell table:formula="of:=[.H91]+0.25" office:value-type="float" office:value="1958.375" calcext:value-type="float">
            <text:p>1958,375</text:p>
          </table:table-cell>
          <table:table-cell office:value-type="float" office:value="15.6258641476337" calcext:value-type="float">
            <text:p>15,6258641476</text:p>
          </table:table-cell>
          <table:table-cell office:value-type="string" calcext:value-type="string">
            <text:p>PHCPI</text:p>
          </table:table-cell>
          <table:table-cell table:formula="of:=[.C92]" office:value-type="float" office:value="1974" calcext:value-type="float">
            <text:p>197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1]+0.25" office:value-type="float" office:value="1958.375" calcext:value-type="float">
            <text:p>1958,375</text:p>
          </table:table-cell>
          <table:table-cell table:style-name="ce7" office:value-type="float" office:value="28.9" calcext:value-type="float">
            <text:p>28,9</text:p>
          </table:table-cell>
          <table:table-cell office:value-type="string" calcext:value-type="string">
            <text:p>BLS</text:p>
          </table:table-cell>
          <table:table-cell/>
          <table:table-cell table:formula="of:=[.C92]" office:value-type="float" office:value="1974" calcext:value-type="float">
            <text:p>1974</text:p>
          </table:table-cell>
          <table:table-cell table:style-name="ce15" office:value-type="float" office:value="46.6" calcext:value-type="float">
            <text:p>46,6</text:p>
          </table:table-cell>
          <table:table-cell table:number-columns-repeated="1005"/>
        </table:table-row>
        <table:table-row table:style-name="ro2">
          <table:table-cell table:style-name="ce4" table:formula="of:=[.H93]" office:value-type="float" office:value="1958.625" calcext:value-type="float">
            <text:p>1958,625</text:p>
          </table:table-cell>
          <table:table-cell table:style-name="ce4" table:formula="of:=100*([.I93]/[.O93])/([.I$8]/[.O$8])" office:value-type="float" office:value="111.615267388017" calcext:value-type="float">
            <text:p>111,615267388</text:p>
          </table:table-cell>
          <table:table-cell table:style-name="ce4" table:formula="of:=[.C92]+1" office:value-type="float" office:value="1975" calcext:value-type="float">
            <text:p>1975</text:p>
          </table:table-cell>
          <table:table-cell table:style-name="ce4" office:value-type="float" office:value="94.122500920651" calcext:value-type="float">
            <text:p>94,1225009207</text:p>
          </table:table-cell>
          <table:table-cell table:style-name="ce4" office:value-type="float" office:value="215.981" calcext:value-type="float">
            <text:p>215,981</text:p>
          </table:table-cell>
          <table:table-cell table:style-name="ce4" office:value-type="float" office:value="7.5" calcext:value-type="float">
            <text:p>7,5</text:p>
          </table:table-cell>
          <table:table-cell office:value-type="string" calcext:value-type="string">
            <text:p>Fed. Res.</text:p>
          </table:table-cell>
          <table:table-cell table:formula="of:=[.H92]+0.25" office:value-type="float" office:value="1958.625" calcext:value-type="float">
            <text:p>1958,625</text:p>
          </table:table-cell>
          <table:table-cell office:value-type="float" office:value="15.5520769213645" calcext:value-type="float">
            <text:p>15,5520769214</text:p>
          </table:table-cell>
          <table:table-cell office:value-type="string" calcext:value-type="string">
            <text:p>PHCPI</text:p>
          </table:table-cell>
          <table:table-cell table:formula="of:=[.C93]" office:value-type="float" office:value="1975" calcext:value-type="float">
            <text:p>197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2]+0.25" office:value-type="float" office:value="1958.625" calcext:value-type="float">
            <text:p>1958,625</text:p>
          </table:table-cell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BLS</text:p>
          </table:table-cell>
          <table:table-cell/>
          <table:table-cell table:formula="of:=[.C93]" office:value-type="float" office:value="1975" calcext:value-type="float">
            <text:p>1975</text:p>
          </table:table-cell>
          <table:table-cell table:style-name="ce15" office:value-type="float" office:value="52.1" calcext:value-type="float">
            <text:p>52,1</text:p>
          </table:table-cell>
          <table:table-cell table:number-columns-repeated="1005"/>
        </table:table-row>
        <table:table-row table:style-name="ro2">
          <table:table-cell table:style-name="ce4" table:formula="of:=[.H94]" office:value-type="float" office:value="1958.875" calcext:value-type="float">
            <text:p>1958,875</text:p>
          </table:table-cell>
          <table:table-cell table:style-name="ce4" table:formula="of:=100*([.I94]/[.O94])/([.I$8]/[.O$8])" office:value-type="float" office:value="111.797097124246" calcext:value-type="float">
            <text:p>111,7970971242</text:p>
          </table:table-cell>
          <table:table-cell table:style-name="ce4" table:formula="of:=[.C93]+1" office:value-type="float" office:value="1976" calcext:value-type="float">
            <text:p>1976</text:p>
          </table:table-cell>
          <table:table-cell table:style-name="ce4" office:value-type="float" office:value="96.2338979833176" calcext:value-type="float">
            <text:p>96,2338979833</text:p>
          </table:table-cell>
          <table:table-cell table:style-name="ce4" office:value-type="float" office:value="218.086" calcext:value-type="float">
            <text:p>218,086</text:p>
          </table:table-cell>
          <table:table-cell table:style-name="ce4" office:value-type="float" office:value="7.74" calcext:value-type="float">
            <text:p>7,74</text:p>
          </table:table-cell>
          <table:table-cell office:value-type="string" calcext:value-type="string">
            <text:p>Fed. Res.</text:p>
          </table:table-cell>
          <table:table-cell table:formula="of:=[.H93]+0.25" office:value-type="float" office:value="1958.875" calcext:value-type="float">
            <text:p>1958,875</text:p>
          </table:table-cell>
          <table:table-cell office:value-type="float" office:value="15.5236972189532" calcext:value-type="float">
            <text:p>15,523697219</text:p>
          </table:table-cell>
          <table:table-cell office:value-type="string" calcext:value-type="string">
            <text:p>PHCPI</text:p>
          </table:table-cell>
          <table:table-cell table:formula="of:=[.C94]" office:value-type="float" office:value="1976" calcext:value-type="float">
            <text:p>197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3]+0.25" office:value-type="float" office:value="1958.875" calcext:value-type="float">
            <text:p>1958,875</text:p>
          </table:table-cell>
          <table:table-cell table:style-name="ce7" office:value-type="float" office:value="28.9" calcext:value-type="float">
            <text:p>28,9</text:p>
          </table:table-cell>
          <table:table-cell office:value-type="string" calcext:value-type="string">
            <text:p>BLS</text:p>
          </table:table-cell>
          <table:table-cell/>
          <table:table-cell table:formula="of:=[.C94]" office:value-type="float" office:value="1976" calcext:value-type="float">
            <text:p>1976</text:p>
          </table:table-cell>
          <table:table-cell table:style-name="ce15" office:value-type="float" office:value="55.6" calcext:value-type="float">
            <text:p>55,6</text:p>
          </table:table-cell>
          <table:table-cell table:number-columns-repeated="1005"/>
        </table:table-row>
        <table:table-row table:style-name="ro2">
          <table:table-cell table:style-name="ce4" table:formula="of:=[.H95]" office:value-type="float" office:value="1959.125" calcext:value-type="float">
            <text:p>1959,125</text:p>
          </table:table-cell>
          <table:table-cell table:style-name="ce4" table:formula="of:=100*([.I95]/[.O95])/([.I$8]/[.O$8])" office:value-type="float" office:value="111.248647896597" calcext:value-type="float">
            <text:p>111,2486478966</text:p>
          </table:table-cell>
          <table:table-cell table:style-name="ce4" table:formula="of:=[.C94]+1" office:value-type="float" office:value="1977" calcext:value-type="float">
            <text:p>1977</text:p>
          </table:table-cell>
          <table:table-cell table:style-name="ce4" office:value-type="float" office:value="99.1655037284504" calcext:value-type="float">
            <text:p>99,1655037285</text:p>
          </table:table-cell>
          <table:table-cell table:style-name="ce4" office:value-type="float" office:value="220.289" calcext:value-type="float">
            <text:p>220,289</text:p>
          </table:table-cell>
          <table:table-cell table:style-name="ce4" office:value-type="float" office:value="7.21" calcext:value-type="float">
            <text:p>7,21</text:p>
          </table:table-cell>
          <table:table-cell office:value-type="string" calcext:value-type="string">
            <text:p>Fed. Res.</text:p>
          </table:table-cell>
          <table:table-cell table:formula="of:=[.H94]+0.25" office:value-type="float" office:value="1959.125" calcext:value-type="float">
            <text:p>1959,125</text:p>
          </table:table-cell>
          <table:table-cell office:value-type="float" office:value="15.5009934570242" calcext:value-type="float">
            <text:p>15,500993457</text:p>
          </table:table-cell>
          <table:table-cell office:value-type="string" calcext:value-type="string">
            <text:p>PHCPI</text:p>
          </table:table-cell>
          <table:table-cell table:formula="of:=[.C95]" office:value-type="float" office:value="1977" calcext:value-type="float">
            <text:p>197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4]+0.25" office:value-type="float" office:value="1959.125" calcext:value-type="float">
            <text:p>1959,125</text:p>
          </table:table-cell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BLS</text:p>
          </table:table-cell>
          <table:table-cell/>
          <table:table-cell table:formula="of:=[.C95]" office:value-type="float" office:value="1977" calcext:value-type="float">
            <text:p>1977</text:p>
          </table:table-cell>
          <table:table-cell table:style-name="ce15" office:value-type="float" office:value="58.5" calcext:value-type="float">
            <text:p>58,5</text:p>
          </table:table-cell>
          <table:table-cell table:number-columns-repeated="1005"/>
        </table:table-row>
        <table:table-row table:style-name="ro2">
          <table:table-cell table:style-name="ce4" table:formula="of:=[.H96]" office:value-type="float" office:value="1959.375" calcext:value-type="float">
            <text:p>1959,375</text:p>
          </table:table-cell>
          <table:table-cell table:style-name="ce4" table:formula="of:=100*([.I96]/[.O96])/([.I$8]/[.O$8])" office:value-type="float" office:value="111.533796389924" calcext:value-type="float">
            <text:p>111,5337963899</text:p>
          </table:table-cell>
          <table:table-cell table:style-name="ce4" table:formula="of:=[.C95]+1" office:value-type="float" office:value="1978" calcext:value-type="float">
            <text:p>1978</text:p>
          </table:table-cell>
          <table:table-cell table:style-name="ce4" office:value-type="float" office:value="100.56884002199" calcext:value-type="float">
            <text:p>100,568840022</text:p>
          </table:table-cell>
          <table:table-cell table:style-name="ce4" office:value-type="float" office:value="222.629" calcext:value-type="float">
            <text:p>222,629</text:p>
          </table:table-cell>
          <table:table-cell table:style-name="ce4" office:value-type="float" office:value="7.96" calcext:value-type="float">
            <text:p>7,96</text:p>
          </table:table-cell>
          <table:table-cell office:value-type="string" calcext:value-type="string">
            <text:p>Fed. Res.</text:p>
          </table:table-cell>
          <table:table-cell table:formula="of:=[.H95]+0.25" office:value-type="float" office:value="1959.375" calcext:value-type="float">
            <text:p>1959,375</text:p>
          </table:table-cell>
          <table:table-cell office:value-type="float" office:value="15.5407250404" calcext:value-type="float">
            <text:p>15,5407250404</text:p>
          </table:table-cell>
          <table:table-cell office:value-type="string" calcext:value-type="string">
            <text:p>PHCPI</text:p>
          </table:table-cell>
          <table:table-cell table:formula="of:=[.C96]" office:value-type="float" office:value="1978" calcext:value-type="float">
            <text:p>197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5]+0.25" office:value-type="float" office:value="1959.375" calcext:value-type="float">
            <text:p>1959,375</text:p>
          </table:table-cell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BLS</text:p>
          </table:table-cell>
          <table:table-cell/>
          <table:table-cell table:formula="of:=[.C96]" office:value-type="float" office:value="1978" calcext:value-type="float">
            <text:p>1978</text:p>
          </table:table-cell>
          <table:table-cell table:style-name="ce15" office:value-type="float" office:value="62.5" calcext:value-type="float">
            <text:p>62,5</text:p>
          </table:table-cell>
          <table:table-cell table:number-columns-repeated="1005"/>
        </table:table-row>
        <table:table-row table:style-name="ro2">
          <table:table-cell table:style-name="ce4" table:formula="of:=[.H97]" office:value-type="float" office:value="1959.625" calcext:value-type="float">
            <text:p>1959,625</text:p>
          </table:table-cell>
          <table:table-cell table:style-name="ce4" table:formula="of:=100*([.I97]/[.O97])/([.I$8]/[.O$8])" office:value-type="float" office:value="110.567583833768" calcext:value-type="float">
            <text:p>110,5675838338</text:p>
          </table:table-cell>
          <table:table-cell table:style-name="ce4" table:formula="of:=[.C96]+1" office:value-type="float" office:value="1979" calcext:value-type="float">
            <text:p>197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5.106" calcext:value-type="float">
            <text:p>225,106</text:p>
          </table:table-cell>
          <table:table-cell table:style-name="ce4" office:value-type="float" office:value="9.1" calcext:value-type="float">
            <text:p>9,1</text:p>
          </table:table-cell>
          <table:table-cell office:value-type="string" calcext:value-type="string">
            <text:p>Fed. Res.</text:p>
          </table:table-cell>
          <table:table-cell table:formula="of:=[.H96]+0.25" office:value-type="float" office:value="1959.625" calcext:value-type="float">
            <text:p>1959,625</text:p>
          </table:table-cell>
          <table:table-cell office:value-type="float" office:value="15.5123453379887" calcext:value-type="float">
            <text:p>15,512345338</text:p>
          </table:table-cell>
          <table:table-cell office:value-type="string" calcext:value-type="string">
            <text:p>PHCPI</text:p>
          </table:table-cell>
          <table:table-cell table:formula="of:=[.C97]" office:value-type="float" office:value="1979" calcext:value-type="float">
            <text:p>197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6]+0.25" office:value-type="float" office:value="1959.625" calcext:value-type="float">
            <text:p>1959,625</text:p>
          </table:table-cell>
          <table:table-cell table:style-name="ce7" office:value-type="float" office:value="29.2" calcext:value-type="float">
            <text:p>29,2</text:p>
          </table:table-cell>
          <table:table-cell office:value-type="string" calcext:value-type="string">
            <text:p>BLS</text:p>
          </table:table-cell>
          <table:table-cell/>
          <table:table-cell table:formula="of:=[.C97]" office:value-type="float" office:value="1979" calcext:value-type="float">
            <text:p>1979</text:p>
          </table:table-cell>
          <table:table-cell table:style-name="ce15" office:value-type="float" office:value="68.3" calcext:value-type="float">
            <text:p>68,3</text:p>
          </table:table-cell>
          <table:table-cell table:number-columns-repeated="1005"/>
        </table:table-row>
        <table:table-row table:style-name="ro2">
          <table:table-cell table:style-name="ce4" table:formula="of:=[.H98]" office:value-type="float" office:value="1959.875" calcext:value-type="float">
            <text:p>1959,875</text:p>
          </table:table-cell>
          <table:table-cell table:style-name="ce4" table:formula="of:=100*([.I98]/[.O98])/([.I$8]/[.O$8])" office:value-type="float" office:value="110.458323792643" calcext:value-type="float">
            <text:p>110,4583237926</text:p>
          </table:table-cell>
          <table:table-cell table:style-name="ce4" table:formula="of:=[.C97]+1" office:value-type="float" office:value="1980" calcext:value-type="float">
            <text:p>1980</text:p>
          </table:table-cell>
          <table:table-cell table:style-name="ce4" office:value-type="float" office:value="93.6772090091592" calcext:value-type="float">
            <text:p>93,6772090092</text:p>
          </table:table-cell>
          <table:table-cell table:style-name="ce4" office:value-type="float" office:value="227.726" calcext:value-type="float">
            <text:p>227,726</text:p>
          </table:table-cell>
          <table:table-cell table:style-name="ce4" office:value-type="float" office:value="10.8" calcext:value-type="float">
            <text:p>10,8</text:p>
          </table:table-cell>
          <table:table-cell office:value-type="string" calcext:value-type="string">
            <text:p>Fed. Res.</text:p>
          </table:table-cell>
          <table:table-cell table:formula="of:=[.H97]+0.25" office:value-type="float" office:value="1959.875" calcext:value-type="float">
            <text:p>1959,875</text:p>
          </table:table-cell>
          <table:table-cell office:value-type="float" office:value="15.6031603857047" calcext:value-type="float">
            <text:p>15,6031603857</text:p>
          </table:table-cell>
          <table:table-cell office:value-type="string" calcext:value-type="string">
            <text:p>PHCPI</text:p>
          </table:table-cell>
          <table:table-cell table:formula="of:=[.C98]" office:value-type="float" office:value="1980" calcext:value-type="float">
            <text:p>198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7]+0.25" office:value-type="float" office:value="1959.875" calcext:value-type="float">
            <text:p>1959,875</text:p>
          </table:table-cell>
          <table:table-cell table:style-name="ce7" office:value-type="float" office:value="29.4" calcext:value-type="float">
            <text:p>29,4</text:p>
          </table:table-cell>
          <table:table-cell office:value-type="string" calcext:value-type="string">
            <text:p>BLS</text:p>
          </table:table-cell>
          <table:table-cell/>
          <table:table-cell table:formula="of:=[.C98]" office:value-type="float" office:value="1980" calcext:value-type="float">
            <text:p>1980</text:p>
          </table:table-cell>
          <table:table-cell table:style-name="ce15" office:value-type="float" office:value="77.8" calcext:value-type="float">
            <text:p>77,8</text:p>
          </table:table-cell>
          <table:table-cell table:number-columns-repeated="1005"/>
        </table:table-row>
        <table:table-row table:style-name="ro2">
          <table:table-cell table:style-name="ce4" table:formula="of:=[.H99]" office:value-type="float" office:value="1960.125" calcext:value-type="float">
            <text:p>1960,125</text:p>
          </table:table-cell>
          <table:table-cell table:style-name="ce4" table:formula="of:=100*([.I99]/[.O99])/([.I$8]/[.O$8])" office:value-type="float" office:value="110.915951482881" calcext:value-type="float">
            <text:p>110,9159514829</text:p>
          </table:table-cell>
          <table:table-cell table:style-name="ce4" table:formula="of:=[.C98]+1" office:value-type="float" office:value="1981" calcext:value-type="float">
            <text:p>1981</text:p>
          </table:table-cell>
          <table:table-cell table:style-name="ce4" office:value-type="float" office:value="90.5038767037592" calcext:value-type="float">
            <text:p>90,5038767038</text:p>
          </table:table-cell>
          <table:table-cell table:style-name="ce4" office:value-type="float" office:value="230.008" calcext:value-type="float">
            <text:p>230,008</text:p>
          </table:table-cell>
          <table:table-cell table:style-name="ce4" office:value-type="float" office:value="12.57" calcext:value-type="float">
            <text:p>12,57</text:p>
          </table:table-cell>
          <table:table-cell office:value-type="string" calcext:value-type="string">
            <text:p>Fed. Res.</text:p>
          </table:table-cell>
          <table:table-cell table:formula="of:=[.H98]+0.25" office:value-type="float" office:value="1960.125" calcext:value-type="float">
            <text:p>1960,125</text:p>
          </table:table-cell>
          <table:table-cell office:value-type="float" office:value="15.6145122666692" calcext:value-type="float">
            <text:p>15,6145122667</text:p>
          </table:table-cell>
          <table:table-cell office:value-type="string" calcext:value-type="string">
            <text:p>PHCPI</text:p>
          </table:table-cell>
          <table:table-cell table:formula="of:=[.C99]" office:value-type="float" office:value="1981" calcext:value-type="float">
            <text:p>198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8]+0.25" office:value-type="float" office:value="1960.125" calcext:value-type="float">
            <text:p>1960,125</text:p>
          </table:table-cell>
          <table:table-cell table:style-name="ce7" office:value-type="float" office:value="29.3" calcext:value-type="float">
            <text:p>29,3</text:p>
          </table:table-cell>
          <table:table-cell office:value-type="string" calcext:value-type="string">
            <text:p>BLS</text:p>
          </table:table-cell>
          <table:table-cell/>
          <table:table-cell table:formula="of:=[.C99]" office:value-type="float" office:value="1981" calcext:value-type="float">
            <text:p>1981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1005"/>
        </table:table-row>
        <table:table-row table:style-name="ro2">
          <table:table-cell table:style-name="ce4" table:formula="of:=[.H100]" office:value-type="float" office:value="1960.375" calcext:value-type="float">
            <text:p>1960,375</text:p>
          </table:table-cell>
          <table:table-cell table:style-name="ce4" table:formula="of:=100*([.I100]/[.O100])/([.I$8]/[.O$8])" office:value-type="float" office:value="109.923708529297" calcext:value-type="float">
            <text:p>109,9237085293</text:p>
          </table:table-cell>
          <table:table-cell table:style-name="ce4" table:formula="of:=[.C99]+1" office:value-type="float" office:value="1982" calcext:value-type="float">
            <text:p>1982</text:p>
          </table:table-cell>
          <table:table-cell table:style-name="ce4" office:value-type="float" office:value="88.9527708289488" calcext:value-type="float">
            <text:p>88,9527708289</text:p>
          </table:table-cell>
          <table:table-cell table:style-name="ce4" office:value-type="float" office:value="232.218" calcext:value-type="float">
            <text:p>232,218</text:p>
          </table:table-cell>
          <table:table-cell table:style-name="ce4" office:value-type="float" office:value="14.59" calcext:value-type="float">
            <text:p>14,59</text:p>
          </table:table-cell>
          <table:table-cell office:value-type="string" calcext:value-type="string">
            <text:p>Fed. Res.</text:p>
          </table:table-cell>
          <table:table-cell table:formula="of:=[.H99]+0.25" office:value-type="float" office:value="1960.375" calcext:value-type="float">
            <text:p>1960,375</text:p>
          </table:table-cell>
          <table:table-cell office:value-type="float" office:value="15.5804566237757" calcext:value-type="float">
            <text:p>15,5804566238</text:p>
          </table:table-cell>
          <table:table-cell office:value-type="string" calcext:value-type="string">
            <text:p>PHCPI</text:p>
          </table:table-cell>
          <table:table-cell table:formula="of:=[.C100]" office:value-type="float" office:value="1982" calcext:value-type="float">
            <text:p>198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99]+0.25" office:value-type="float" office:value="1960.375" calcext:value-type="float">
            <text:p>1960,375</text:p>
          </table:table-cell>
          <table:table-cell table:style-name="ce7" office:value-type="float" office:value="29.5" calcext:value-type="float">
            <text:p>29,5</text:p>
          </table:table-cell>
          <table:table-cell office:value-type="string" calcext:value-type="string">
            <text:p>BLS</text:p>
          </table:table-cell>
          <table:table-cell/>
          <table:table-cell table:formula="of:=[.C100]" office:value-type="float" office:value="1982" calcext:value-type="float">
            <text:p>1982</text:p>
          </table:table-cell>
          <table:table-cell table:style-name="ce15" office:value-type="float" office:value="94.3" calcext:value-type="float">
            <text:p>94,3</text:p>
          </table:table-cell>
          <table:table-cell table:number-columns-repeated="1005"/>
        </table:table-row>
        <table:table-row table:style-name="ro2">
          <table:table-cell table:style-name="ce4" table:formula="of:=[.H101]" office:value-type="float" office:value="1960.625" calcext:value-type="float">
            <text:p>1960,625</text:p>
          </table:table-cell>
          <table:table-cell table:style-name="ce4" table:formula="of:=100*([.I101]/[.O101])/([.I$8]/[.O$8])" office:value-type="float" office:value="109.79180332596" calcext:value-type="float">
            <text:p>109,791803326</text:p>
          </table:table-cell>
          <table:table-cell table:style-name="ce4" table:formula="of:=[.C100]+1" office:value-type="float" office:value="1983" calcext:value-type="float">
            <text:p>1983</text:p>
          </table:table-cell>
          <table:table-cell table:style-name="ce4" office:value-type="float" office:value="91.5283010170985" calcext:value-type="float">
            <text:p>91,5283010171</text:p>
          </table:table-cell>
          <table:table-cell table:style-name="ce4" office:value-type="float" office:value="234.333" calcext:value-type="float">
            <text:p>234,333</text:p>
          </table:table-cell>
          <table:table-cell table:style-name="ce4" office:value-type="float" office:value="10.46" calcext:value-type="float">
            <text:p>10,46</text:p>
          </table:table-cell>
          <table:table-cell office:value-type="string" calcext:value-type="string">
            <text:p>Fed. Res.</text:p>
          </table:table-cell>
          <table:table-cell table:formula="of:=[.H100]+0.25" office:value-type="float" office:value="1960.625" calcext:value-type="float">
            <text:p>1960,625</text:p>
          </table:table-cell>
          <table:table-cell office:value-type="float" office:value="15.6145122666692" calcext:value-type="float">
            <text:p>15,6145122667</text:p>
          </table:table-cell>
          <table:table-cell office:value-type="string" calcext:value-type="string">
            <text:p>PHCPI</text:p>
          </table:table-cell>
          <table:table-cell table:formula="of:=[.C101]" office:value-type="float" office:value="1983" calcext:value-type="float">
            <text:p>198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0]+0.25" office:value-type="float" office:value="1960.625" calcext:value-type="float">
            <text:p>1960,625</text:p>
          </table:table-cell>
          <table:table-cell table:style-name="ce7" office:value-type="float" office:value="29.6" calcext:value-type="float">
            <text:p>29,6</text:p>
          </table:table-cell>
          <table:table-cell office:value-type="string" calcext:value-type="string">
            <text:p>BLS</text:p>
          </table:table-cell>
          <table:table-cell/>
          <table:table-cell table:formula="of:=[.C101]" office:value-type="float" office:value="1983" calcext:value-type="float">
            <text:p>1983</text:p>
          </table:table-cell>
          <table:table-cell table:style-name="ce15" office:value-type="float" office:value="97.8" calcext:value-type="float">
            <text:p>97,8</text:p>
          </table:table-cell>
          <table:table-cell table:number-columns-repeated="1005"/>
        </table:table-row>
        <table:table-row table:style-name="ro2">
          <table:table-cell table:style-name="ce4" table:formula="of:=[.H102]" office:value-type="float" office:value="1960.875" calcext:value-type="float">
            <text:p>1960,875</text:p>
          </table:table-cell>
          <table:table-cell table:style-name="ce4" table:formula="of:=100*([.I102]/[.O102])/([.I$8]/[.O$8])" office:value-type="float" office:value="109.649574514555" calcext:value-type="float">
            <text:p>109,6495745146</text:p>
          </table:table-cell>
          <table:table-cell table:style-name="ce4" table:formula="of:=[.C101]+1" office:value-type="float" office:value="1984" calcext:value-type="float">
            <text:p>1984</text:p>
          </table:table-cell>
          <table:table-cell table:style-name="ce4" office:value-type="float" office:value="89.0615954910575" calcext:value-type="float">
            <text:p>89,0615954911</text:p>
          </table:table-cell>
          <table:table-cell table:style-name="ce4" office:value-type="float" office:value="236.394" calcext:value-type="float">
            <text:p>236,394</text:p>
          </table:table-cell>
          <table:table-cell table:style-name="ce4" office:value-type="float" office:value="11.67" calcext:value-type="float">
            <text:p>11,67</text:p>
          </table:table-cell>
          <table:table-cell office:value-type="string" calcext:value-type="string">
            <text:p>Fed. Res.</text:p>
          </table:table-cell>
          <table:table-cell table:formula="of:=[.H101]+0.25" office:value-type="float" office:value="1960.875" calcext:value-type="float">
            <text:p>1960,875</text:p>
          </table:table-cell>
          <table:table-cell office:value-type="float" office:value="15.699651373903" calcext:value-type="float">
            <text:p>15,6996513739</text:p>
          </table:table-cell>
          <table:table-cell office:value-type="string" calcext:value-type="string">
            <text:p>PHCPI</text:p>
          </table:table-cell>
          <table:table-cell table:formula="of:=[.C102]" office:value-type="float" office:value="1984" calcext:value-type="float">
            <text:p>198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1]+0.25" office:value-type="float" office:value="1960.875" calcext:value-type="float">
            <text:p>1960,875</text:p>
          </table:table-cell>
          <table:table-cell table:style-name="ce7" office:value-type="float" office:value="29.8" calcext:value-type="float">
            <text:p>29,8</text:p>
          </table:table-cell>
          <table:table-cell office:value-type="string" calcext:value-type="string">
            <text:p>BLS</text:p>
          </table:table-cell>
          <table:table-cell/>
          <table:table-cell table:formula="of:=[.C102]" office:value-type="float" office:value="1984" calcext:value-type="float">
            <text:p>1984</text:p>
          </table:table-cell>
          <table:table-cell table:style-name="ce15" office:value-type="float" office:value="101.9" calcext:value-type="float">
            <text:p>101,9</text:p>
          </table:table-cell>
          <table:table-cell table:number-columns-repeated="1005"/>
        </table:table-row>
        <table:table-row table:style-name="ro2">
          <table:table-cell table:style-name="ce4" table:formula="of:=[.H103]" office:value-type="float" office:value="1961.125" calcext:value-type="float">
            <text:p>1961,125</text:p>
          </table:table-cell>
          <table:table-cell table:style-name="ce4" table:formula="of:=100*([.I103]/[.O103])/([.I$8]/[.O$8])" office:value-type="float" office:value="109.451364871542" calcext:value-type="float">
            <text:p>109,4513648715</text:p>
          </table:table-cell>
          <table:table-cell table:style-name="ce4" table:formula="of:=[.C102]+1" office:value-type="float" office:value="1985" calcext:value-type="float">
            <text:p>1985</text:p>
          </table:table-cell>
          <table:table-cell table:style-name="ce4" office:value-type="float" office:value="86.3072517840905" calcext:value-type="float">
            <text:p>86,3072517841</text:p>
          </table:table-cell>
          <table:table-cell table:style-name="ce4" office:value-type="float" office:value="238.506" calcext:value-type="float">
            <text:p>238,506</text:p>
          </table:table-cell>
          <table:table-cell table:style-name="ce4" office:value-type="float" office:value="11.38" calcext:value-type="float">
            <text:p>11,38</text:p>
          </table:table-cell>
          <table:table-cell office:value-type="string" calcext:value-type="string">
            <text:p>Fed. Res.</text:p>
          </table:table-cell>
          <table:table-cell table:formula="of:=[.H102]+0.25" office:value-type="float" office:value="1961.125" calcext:value-type="float">
            <text:p>1961,125</text:p>
          </table:table-cell>
          <table:table-cell office:value-type="float" office:value="15.6712716714917" calcext:value-type="float">
            <text:p>15,6712716715</text:p>
          </table:table-cell>
          <table:table-cell office:value-type="string" calcext:value-type="string">
            <text:p>PHCPI</text:p>
          </table:table-cell>
          <table:table-cell table:formula="of:=[.C103]" office:value-type="float" office:value="1985" calcext:value-type="float">
            <text:p>198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2]+0.25" office:value-type="float" office:value="1961.125" calcext:value-type="float">
            <text:p>1961,125</text:p>
          </table:table-cell>
          <table:table-cell table:style-name="ce7" office:value-type="float" office:value="29.8" calcext:value-type="float">
            <text:p>29,8</text:p>
          </table:table-cell>
          <table:table-cell office:value-type="string" calcext:value-type="string">
            <text:p>BLS</text:p>
          </table:table-cell>
          <table:table-cell/>
          <table:table-cell table:formula="of:=[.C103]" office:value-type="float" office:value="1985" calcext:value-type="float">
            <text:p>1985</text:p>
          </table:table-cell>
          <table:table-cell table:style-name="ce15" office:value-type="float" office:value="105.5" calcext:value-type="float">
            <text:p>105,5</text:p>
          </table:table-cell>
          <table:table-cell table:number-columns-repeated="1005"/>
        </table:table-row>
        <table:table-row table:style-name="ro2">
          <table:table-cell table:style-name="ce4" table:formula="of:=[.H104]" office:value-type="float" office:value="1961.375" calcext:value-type="float">
            <text:p>1961,375</text:p>
          </table:table-cell>
          <table:table-cell table:style-name="ce4" table:formula="of:=100*([.I104]/[.O104])/([.I$8]/[.O$8])" office:value-type="float" office:value="109.253155228529" calcext:value-type="float">
            <text:p>109,2531552285</text:p>
          </table:table-cell>
          <table:table-cell table:style-name="ce4" table:formula="of:=[.C103]+1" office:value-type="float" office:value="1986" calcext:value-type="float">
            <text:p>1986</text:p>
          </table:table-cell>
          <table:table-cell table:style-name="ce4" office:value-type="float" office:value="85.0656392579544" calcext:value-type="float">
            <text:p>85,065639258</text:p>
          </table:table-cell>
          <table:table-cell table:style-name="ce4" office:value-type="float" office:value="240.683" calcext:value-type="float">
            <text:p>240,683</text:p>
          </table:table-cell>
          <table:table-cell table:style-name="ce4" office:value-type="float" office:value="9.19" calcext:value-type="float">
            <text:p>9,19</text:p>
          </table:table-cell>
          <table:table-cell office:value-type="string" calcext:value-type="string">
            <text:p>Fed. Res.</text:p>
          </table:table-cell>
          <table:table-cell table:formula="of:=[.H103]+0.25" office:value-type="float" office:value="1961.375" calcext:value-type="float">
            <text:p>1961,375</text:p>
          </table:table-cell>
          <table:table-cell office:value-type="float" office:value="15.6428919690805" calcext:value-type="float">
            <text:p>15,6428919691</text:p>
          </table:table-cell>
          <table:table-cell office:value-type="string" calcext:value-type="string">
            <text:p>PHCPI</text:p>
          </table:table-cell>
          <table:table-cell table:formula="of:=[.C104]" office:value-type="float" office:value="1986" calcext:value-type="float">
            <text:p>198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3]+0.25" office:value-type="float" office:value="1961.375" calcext:value-type="float">
            <text:p>1961,375</text:p>
          </table:table-cell>
          <table:table-cell table:style-name="ce7" office:value-type="float" office:value="29.8" calcext:value-type="float">
            <text:p>29,8</text:p>
          </table:table-cell>
          <table:table-cell office:value-type="string" calcext:value-type="string">
            <text:p>BLS</text:p>
          </table:table-cell>
          <table:table-cell/>
          <table:table-cell table:formula="of:=[.C104]" office:value-type="float" office:value="1986" calcext:value-type="float">
            <text:p>1986</text:p>
          </table:table-cell>
          <table:table-cell table:style-name="ce15" office:value-type="float" office:value="109.6" calcext:value-type="float">
            <text:p>109,6</text:p>
          </table:table-cell>
          <table:table-cell table:number-columns-repeated="1005"/>
        </table:table-row>
        <table:table-row table:style-name="ro2">
          <table:table-cell table:style-name="ce4" table:formula="of:=[.H105]" office:value-type="float" office:value="1961.625" calcext:value-type="float">
            <text:p>1961,625</text:p>
          </table:table-cell>
          <table:table-cell table:style-name="ce4" table:formula="of:=100*([.I105]/[.O105])/([.I$8]/[.O$8])" office:value-type="float" office:value="108.997332649281" calcext:value-type="float">
            <text:p>108,9973326493</text:p>
          </table:table-cell>
          <table:table-cell table:style-name="ce4" table:formula="of:=[.C104]+1" office:value-type="float" office:value="1987" calcext:value-type="float">
            <text:p>1987</text:p>
          </table:table-cell>
          <table:table-cell table:style-name="ce4" office:value-type="float" office:value="85.8001174651263" calcext:value-type="float">
            <text:p>85,8001174651</text:p>
          </table:table-cell>
          <table:table-cell table:style-name="ce4" office:value-type="float" office:value="242.843" calcext:value-type="float">
            <text:p>242,843</text:p>
          </table:table-cell>
          <table:table-cell table:style-name="ce4" office:value-type="float" office:value="7.08" calcext:value-type="float">
            <text:p>7,08</text:p>
          </table:table-cell>
          <table:table-cell office:value-type="string" calcext:value-type="string">
            <text:p>Fed. Res.</text:p>
          </table:table-cell>
          <table:table-cell table:formula="of:=[.H104]+0.25" office:value-type="float" office:value="1961.625" calcext:value-type="float">
            <text:p>1961,625</text:p>
          </table:table-cell>
          <table:table-cell table:style-name="ce10" office:value-type="float" office:value="15.7110032548675" calcext:value-type="float">
            <text:p>15,7110032549</text:p>
          </table:table-cell>
          <table:table-cell office:value-type="string" calcext:value-type="string">
            <text:p>PHCPI</text:p>
          </table:table-cell>
          <table:table-cell table:formula="of:=[.C105]" office:value-type="float" office:value="1987" calcext:value-type="float">
            <text:p>198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4]+0.25" office:value-type="float" office:value="1961.625" calcext:value-type="float">
            <text:p>1961,625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BLS</text:p>
          </table:table-cell>
          <table:table-cell/>
          <table:table-cell table:formula="of:=[.C105]" office:value-type="float" office:value="1987" calcext:value-type="float">
            <text:p>1987</text:p>
          </table:table-cell>
          <table:table-cell table:style-name="ce15" office:value-type="float" office:value="111.2" calcext:value-type="float">
            <text:p>111,2</text:p>
          </table:table-cell>
          <table:table-cell table:number-columns-repeated="1005"/>
        </table:table-row>
        <table:table-row table:style-name="ro2">
          <table:table-cell table:style-name="ce4" table:formula="of:=[.H106]" office:value-type="float" office:value="1961.875" calcext:value-type="float">
            <text:p>1961,875</text:p>
          </table:table-cell>
          <table:table-cell table:style-name="ce4" table:formula="of:=100*([.I106]/[.O106])/([.I$8]/[.O$8])" office:value-type="float" office:value="109.509242087302" calcext:value-type="float">
            <text:p>109,5092420873</text:p>
          </table:table-cell>
          <table:table-cell table:style-name="ce4" table:formula="of:=[.C105]+1" office:value-type="float" office:value="1988" calcext:value-type="float">
            <text:p>1988</text:p>
          </table:table-cell>
          <table:table-cell table:style-name="ce4" office:value-type="float" office:value="84.3128543754274" calcext:value-type="float">
            <text:p>84,3128543754</text:p>
          </table:table-cell>
          <table:table-cell table:style-name="ce4" office:value-type="float" office:value="245.061" calcext:value-type="float">
            <text:p>245,061</text:p>
          </table:table-cell>
          <table:table-cell table:style-name="ce4" office:value-type="float" office:value="8.67" calcext:value-type="float">
            <text:p>8,67</text:p>
          </table:table-cell>
          <table:table-cell office:value-type="string" calcext:value-type="string">
            <text:p>Fed. Res.</text:p>
          </table:table-cell>
          <table:table-cell table:formula="of:=[.H105]+0.25" office:value-type="float" office:value="1961.875" calcext:value-type="float">
            <text:p>1961,875</text:p>
          </table:table-cell>
          <table:table-cell table:style-name="ce10" office:value-type="float" office:value="15.7847904811367" calcext:value-type="float">
            <text:p>15,7847904811</text:p>
          </table:table-cell>
          <table:table-cell office:value-type="string" calcext:value-type="string">
            <text:p>PHCPI</text:p>
          </table:table-cell>
          <table:table-cell table:formula="of:=[.C106]" office:value-type="float" office:value="1988" calcext:value-type="float">
            <text:p>198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5]+0.25" office:value-type="float" office:value="1961.875" calcext:value-type="float">
            <text:p>1961,875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BLS</text:p>
          </table:table-cell>
          <table:table-cell/>
          <table:table-cell table:formula="of:=[.C106]" office:value-type="float" office:value="1988" calcext:value-type="float">
            <text:p>1988</text:p>
          </table:table-cell>
          <table:table-cell table:style-name="ce15" office:value-type="float" office:value="115.7" calcext:value-type="float">
            <text:p>115,7</text:p>
          </table:table-cell>
          <table:table-cell table:number-columns-repeated="1005"/>
        </table:table-row>
        <table:table-row table:style-name="ro2">
          <table:table-cell table:style-name="ce4" table:formula="of:=[.H107]" office:value-type="float" office:value="1962.125" calcext:value-type="float">
            <text:p>1962,125</text:p>
          </table:table-cell>
          <table:table-cell table:style-name="ce4" table:formula="of:=100*([.I107]/[.O107])/([.I$8]/[.O$8])" office:value-type="float" office:value="109.82426327993" calcext:value-type="float">
            <text:p>109,8242632799</text:p>
          </table:table-cell>
          <table:table-cell table:style-name="ce4" table:formula="of:=[.C106]+1" office:value-type="float" office:value="1989" calcext:value-type="float">
            <text:p>1989</text:p>
          </table:table-cell>
          <table:table-cell table:style-name="ce4" office:value-type="float" office:value="81.6694502337697" calcext:value-type="float">
            <text:p>81,6694502338</text:p>
          </table:table-cell>
          <table:table-cell table:style-name="ce4" office:value-type="float" office:value="247.387" calcext:value-type="float">
            <text:p>247,387</text:p>
          </table:table-cell>
          <table:table-cell table:style-name="ce4" office:value-type="float" office:value="9.09" calcext:value-type="float">
            <text:p>9,09</text:p>
          </table:table-cell>
          <table:table-cell office:value-type="string" calcext:value-type="string">
            <text:p>Fed. Res.</text:p>
          </table:table-cell>
          <table:table-cell table:formula="of:=[.H106]+0.25" office:value-type="float" office:value="1962.125" calcext:value-type="float">
            <text:p>1962,125</text:p>
          </table:table-cell>
          <table:table-cell table:style-name="ce10" office:value-type="float" office:value="15.8301980049947" calcext:value-type="float">
            <text:p>15,830198005</text:p>
          </table:table-cell>
          <table:table-cell office:value-type="string" calcext:value-type="string">
            <text:p>PHCPI</text:p>
          </table:table-cell>
          <table:table-cell table:formula="of:=[.C107]" office:value-type="float" office:value="1989" calcext:value-type="float">
            <text:p>198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6]+0.25" office:value-type="float" office:value="1962.125" calcext:value-type="float">
            <text:p>1962,125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BLS</text:p>
          </table:table-cell>
          <table:table-cell/>
          <table:table-cell table:formula="of:=[.C107]" office:value-type="float" office:value="1989" calcext:value-type="float">
            <text:p>1989</text:p>
          </table:table-cell>
          <table:table-cell table:style-name="ce15" office:value-type="float" office:value="121.1" calcext:value-type="float">
            <text:p>121,1</text:p>
          </table:table-cell>
          <table:table-cell table:number-columns-repeated="1005"/>
        </table:table-row>
        <table:table-row table:style-name="ro2">
          <table:table-cell table:style-name="ce4" table:formula="of:=[.H108]" office:value-type="float" office:value="1962.375" calcext:value-type="float">
            <text:p>1962,375</text:p>
          </table:table-cell>
          <table:table-cell table:style-name="ce4" table:formula="of:=100*([.I108]/[.O108])/([.I$8]/[.O$8])" office:value-type="float" office:value="109.449002107586" calcext:value-type="float">
            <text:p>109,4490021076</text:p>
          </table:table-cell>
          <table:table-cell table:style-name="ce4" table:formula="of:=[.C107]+1" office:value-type="float" office:value="1990" calcext:value-type="float">
            <text:p>1990</text:p>
          </table:table-cell>
          <table:table-cell table:style-name="ce4" office:value-type="float" office:value="79.6349884310302" calcext:value-type="float">
            <text:p>79,634988431</text:p>
          </table:table-cell>
          <table:table-cell table:style-name="ce4" office:value-type="float" office:value="250.181" calcext:value-type="float">
            <text:p>250,181</text:p>
          </table:table-cell>
          <table:table-cell table:style-name="ce4" office:value-type="float" office:value="8.21" calcext:value-type="float">
            <text:p>8,21</text:p>
          </table:table-cell>
          <table:table-cell office:value-type="string" calcext:value-type="string">
            <text:p>Fed. Res.</text:p>
          </table:table-cell>
          <table:table-cell table:formula="of:=[.H107]+0.25" office:value-type="float" office:value="1962.375" calcext:value-type="float">
            <text:p>1962,375</text:p>
          </table:table-cell>
          <table:table-cell table:style-name="ce10" office:value-type="float" office:value="15.881281469335" calcext:value-type="float">
            <text:p>15,8812814693</text:p>
          </table:table-cell>
          <table:table-cell office:value-type="string" calcext:value-type="string">
            <text:p>PHCPI</text:p>
          </table:table-cell>
          <table:table-cell table:formula="of:=[.C108]" office:value-type="float" office:value="1990" calcext:value-type="float">
            <text:p>199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7]+0.25" office:value-type="float" office:value="1962.375" calcext:value-type="float">
            <text:p>1962,375</text:p>
          </table:table-cell>
          <table:table-cell table:style-name="ce7" office:value-type="float" office:value="30.2" calcext:value-type="float">
            <text:p>30,2</text:p>
          </table:table-cell>
          <table:table-cell office:value-type="string" calcext:value-type="string">
            <text:p>BLS</text:p>
          </table:table-cell>
          <table:table-cell/>
          <table:table-cell table:formula="of:=[.C108]" office:value-type="float" office:value="1990" calcext:value-type="float">
            <text:p>1990</text:p>
          </table:table-cell>
          <table:table-cell table:style-name="ce15" office:value-type="float" office:value="127.4" calcext:value-type="float">
            <text:p>127,4</text:p>
          </table:table-cell>
          <table:table-cell table:number-columns-repeated="1005"/>
        </table:table-row>
        <table:table-row table:style-name="ro2">
          <table:table-cell table:style-name="ce4" table:formula="of:=[.H109]" office:value-type="float" office:value="1962.625" calcext:value-type="float">
            <text:p>1962,625</text:p>
          </table:table-cell>
          <table:table-cell table:style-name="ce4" table:formula="of:=100*([.I109]/[.O109])/([.I$8]/[.O$8])" office:value-type="float" office:value="109.321710907037" calcext:value-type="float">
            <text:p>109,321710907</text:p>
          </table:table-cell>
          <table:table-cell table:style-name="ce4" table:formula="of:=[.C108]+1" office:value-type="float" office:value="1991" calcext:value-type="float">
            <text:p>1991</text:p>
          </table:table-cell>
          <table:table-cell table:style-name="ce4" office:value-type="float" office:value="76.7420745359982" calcext:value-type="float">
            <text:p>76,742074536</text:p>
          </table:table-cell>
          <table:table-cell table:style-name="ce4" office:value-type="float" office:value="253.53" calcext:value-type="float">
            <text:p>253,53</text:p>
          </table:table-cell>
          <table:table-cell table:style-name="ce4" office:value-type="float" office:value="8.09" calcext:value-type="float">
            <text:p>8,09</text:p>
          </table:table-cell>
          <table:table-cell office:value-type="string" calcext:value-type="string">
            <text:p>Fed. Res.</text:p>
          </table:table-cell>
          <table:table-cell table:formula="of:=[.H108]+0.25" office:value-type="float" office:value="1962.625" calcext:value-type="float">
            <text:p>1962,625</text:p>
          </table:table-cell>
          <table:table-cell table:style-name="ce10" office:value-type="float" office:value="15.9153371122285" calcext:value-type="float">
            <text:p>15,9153371122</text:p>
          </table:table-cell>
          <table:table-cell office:value-type="string" calcext:value-type="string">
            <text:p>PHCPI</text:p>
          </table:table-cell>
          <table:table-cell table:formula="of:=[.C109]" office:value-type="float" office:value="1991" calcext:value-type="float">
            <text:p>199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8]+0.25" office:value-type="float" office:value="1962.625" calcext:value-type="float">
            <text:p>1962,625</text:p>
          </table:table-cell>
          <table:table-cell table:style-name="ce7" office:value-type="float" office:value="30.3" calcext:value-type="float">
            <text:p>30,3</text:p>
          </table:table-cell>
          <table:table-cell office:value-type="string" calcext:value-type="string">
            <text:p>BLS</text:p>
          </table:table-cell>
          <table:table-cell/>
          <table:table-cell table:formula="of:=[.C109]" office:value-type="float" office:value="1991" calcext:value-type="float">
            <text:p>1991</text:p>
          </table:table-cell>
          <table:table-cell table:style-name="ce15" office:value-type="float" office:value="134.6" calcext:value-type="float">
            <text:p>134,6</text:p>
          </table:table-cell>
          <table:table-cell table:number-columns-repeated="1005"/>
        </table:table-row>
        <table:table-row table:style-name="ro2">
          <table:table-cell table:style-name="ce4" table:formula="of:=[.H110]" office:value-type="float" office:value="1962.875" calcext:value-type="float">
            <text:p>1962,875</text:p>
          </table:table-cell>
          <table:table-cell table:style-name="ce4" table:formula="of:=100*([.I110]/[.O110])/([.I$8]/[.O$8])" office:value-type="float" office:value="108.728942883194" calcext:value-type="float">
            <text:p>108,7289428832</text:p>
          </table:table-cell>
          <table:table-cell table:style-name="ce4" table:formula="of:=[.C109]+1" office:value-type="float" office:value="1992" calcext:value-type="float">
            <text:p>1992</text:p>
          </table:table-cell>
          <table:table-cell table:style-name="ce4" office:value-type="float" office:value="77.053819626208" calcext:value-type="float">
            <text:p>77,0538196262</text:p>
          </table:table-cell>
          <table:table-cell table:style-name="ce4" office:value-type="float" office:value="256.922" calcext:value-type="float">
            <text:p>256,922</text:p>
          </table:table-cell>
          <table:table-cell table:style-name="ce4" office:value-type="float" office:value="7.03" calcext:value-type="float">
            <text:p>7,03</text:p>
          </table:table-cell>
          <table:table-cell office:value-type="string" calcext:value-type="string">
            <text:p>Fed. Res.</text:p>
          </table:table-cell>
          <table:table-cell table:formula="of:=[.H109]+0.25" office:value-type="float" office:value="1962.875" calcext:value-type="float">
            <text:p>1962,875</text:p>
          </table:table-cell>
          <table:table-cell table:style-name="ce10" office:value-type="float" office:value="15.881281469335" calcext:value-type="float">
            <text:p>15,8812814693</text:p>
          </table:table-cell>
          <table:table-cell office:value-type="string" calcext:value-type="string">
            <text:p>PHCPI</text:p>
          </table:table-cell>
          <table:table-cell table:formula="of:=[.C110]" office:value-type="float" office:value="1992" calcext:value-type="float">
            <text:p>199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09]+0.25" office:value-type="float" office:value="1962.875" calcext:value-type="float">
            <text:p>1962,875</text:p>
          </table:table-cell>
          <table:table-cell table:style-name="ce7" office:value-type="float" office:value="30.4" calcext:value-type="float">
            <text:p>30,4</text:p>
          </table:table-cell>
          <table:table-cell office:value-type="string" calcext:value-type="string">
            <text:p>BLS</text:p>
          </table:table-cell>
          <table:table-cell/>
          <table:table-cell table:formula="of:=[.C110]" office:value-type="float" office:value="1992" calcext:value-type="float">
            <text:p>1992</text:p>
          </table:table-cell>
          <table:table-cell table:style-name="ce15" office:value-type="float" office:value="138.1" calcext:value-type="float">
            <text:p>138,1</text:p>
          </table:table-cell>
          <table:table-cell table:number-columns-repeated="1005"/>
        </table:table-row>
        <table:table-row table:style-name="ro2">
          <table:table-cell table:style-name="ce4" table:formula="of:=[.H111]" office:value-type="float" office:value="1963.125" calcext:value-type="float">
            <text:p>1963,125</text:p>
          </table:table-cell>
          <table:table-cell table:style-name="ce4" table:formula="of:=100*([.I111]/[.O111])/([.I$8]/[.O$8])" office:value-type="float" office:value="109.078678582246" calcext:value-type="float">
            <text:p>109,0786785822</text:p>
          </table:table-cell>
          <table:table-cell table:style-name="ce4" table:formula="of:=[.C110]+1" office:value-type="float" office:value="1993" calcext:value-type="float">
            <text:p>1993</text:p>
          </table:table-cell>
          <table:table-cell table:style-name="ce4" office:value-type="float" office:value="78.8878805379094" calcext:value-type="float">
            <text:p>78,8878805379</text:p>
          </table:table-cell>
          <table:table-cell table:style-name="ce4" office:value-type="float" office:value="260.282" calcext:value-type="float">
            <text:p>260,282</text:p>
          </table:table-cell>
          <table:table-cell table:style-name="ce4" office:value-type="float" office:value="6.6" calcext:value-type="float">
            <text:p>6,6</text:p>
          </table:table-cell>
          <table:table-cell office:value-type="string" calcext:value-type="string">
            <text:p>Fed. Res.</text:p>
          </table:table-cell>
          <table:table-cell table:formula="of:=[.H110]+0.25" office:value-type="float" office:value="1963.125" calcext:value-type="float">
            <text:p>1963,125</text:p>
          </table:table-cell>
          <table:table-cell table:style-name="ce10" office:value-type="float" office:value="15.9323649336752" calcext:value-type="float">
            <text:p>15,9323649337</text:p>
          </table:table-cell>
          <table:table-cell office:value-type="string" calcext:value-type="string">
            <text:p>PHCPI</text:p>
          </table:table-cell>
          <table:table-cell table:formula="of:=[.C111]" office:value-type="float" office:value="1993" calcext:value-type="float">
            <text:p>199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0]+0.25" office:value-type="float" office:value="1963.125" calcext:value-type="float">
            <text:p>1963,125</text:p>
          </table:table-cell>
          <table:table-cell table:style-name="ce7" office:value-type="float" office:value="30.4" calcext:value-type="float">
            <text:p>30,4</text:p>
          </table:table-cell>
          <table:table-cell office:value-type="string" calcext:value-type="string">
            <text:p>BLS</text:p>
          </table:table-cell>
          <table:table-cell/>
          <table:table-cell table:formula="of:=[.C111]" office:value-type="float" office:value="1993" calcext:value-type="float">
            <text:p>1993</text:p>
          </table:table-cell>
          <table:table-cell table:style-name="ce15" office:value-type="float" office:value="142.6" calcext:value-type="float">
            <text:p>142,6</text:p>
          </table:table-cell>
          <table:table-cell table:number-columns-repeated="1005"/>
        </table:table-row>
        <table:table-row table:style-name="ro2">
          <table:table-cell table:style-name="ce4" table:formula="of:=[.H112]" office:value-type="float" office:value="1963.375" calcext:value-type="float">
            <text:p>1963,375</text:p>
          </table:table-cell>
          <table:table-cell table:style-name="ce4" table:formula="of:=100*([.I112]/[.O112])/([.I$8]/[.O$8])" office:value-type="float" office:value="109.41822161976" calcext:value-type="float">
            <text:p>109,4182216198</text:p>
          </table:table-cell>
          <table:table-cell table:style-name="ce4" table:formula="of:=[.C111]+1" office:value-type="float" office:value="1994" calcext:value-type="float">
            <text:p>1994</text:p>
          </table:table-cell>
          <table:table-cell table:style-name="ce4" office:value-type="float" office:value="79.8988710894051" calcext:value-type="float">
            <text:p>79,8988710894</text:p>
          </table:table-cell>
          <table:table-cell table:style-name="ce4" office:value-type="float" office:value="263.455" calcext:value-type="float">
            <text:p>263,455</text:p>
          </table:table-cell>
          <table:table-cell table:style-name="ce4" office:value-type="float" office:value="5.75" calcext:value-type="float">
            <text:p>5,75</text:p>
          </table:table-cell>
          <table:table-cell office:value-type="string" calcext:value-type="string">
            <text:p>Fed. Res.</text:p>
          </table:table-cell>
          <table:table-cell table:formula="of:=[.H111]+0.25" office:value-type="float" office:value="1963.375" calcext:value-type="float">
            <text:p>1963,375</text:p>
          </table:table-cell>
          <table:table-cell table:style-name="ce10" office:value-type="float" office:value="16.0345318623557" calcext:value-type="float">
            <text:p>16,0345318624</text:p>
          </table:table-cell>
          <table:table-cell office:value-type="string" calcext:value-type="string">
            <text:p>PHCPI</text:p>
          </table:table-cell>
          <table:table-cell table:formula="of:=[.C112]" office:value-type="float" office:value="1994" calcext:value-type="float">
            <text:p>199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1]+0.25" office:value-type="float" office:value="1963.375" calcext:value-type="float">
            <text:p>1963,375</text:p>
          </table:table-cell>
          <table:table-cell table:style-name="ce7" office:value-type="float" office:value="30.5" calcext:value-type="float">
            <text:p>30,5</text:p>
          </table:table-cell>
          <table:table-cell office:value-type="string" calcext:value-type="string">
            <text:p>BLS</text:p>
          </table:table-cell>
          <table:table-cell/>
          <table:table-cell table:formula="of:=[.C112]" office:value-type="float" office:value="1994" calcext:value-type="float">
            <text:p>1994</text:p>
          </table:table-cell>
          <table:table-cell table:style-name="ce15" office:value-type="float" office:value="146.2" calcext:value-type="float">
            <text:p>146,2</text:p>
          </table:table-cell>
          <table:table-cell table:number-columns-repeated="1005"/>
        </table:table-row>
        <table:table-row table:style-name="ro2">
          <table:table-cell table:style-name="ce4" table:formula="of:=[.H113]" office:value-type="float" office:value="1963.625" calcext:value-type="float">
            <text:p>1963,625</text:p>
          </table:table-cell>
          <table:table-cell table:style-name="ce4" table:formula="of:=100*([.I113]/[.O113])/([.I$8]/[.O$8])" office:value-type="float" office:value="108.85931847857" calcext:value-type="float">
            <text:p>108,8593184786</text:p>
          </table:table-cell>
          <table:table-cell table:style-name="ce4" table:formula="of:=[.C112]+1" office:value-type="float" office:value="1995" calcext:value-type="float">
            <text:p>1995</text:p>
          </table:table-cell>
          <table:table-cell table:style-name="ce4" office:value-type="float" office:value="77.7443098044336" calcext:value-type="float">
            <text:p>77,7443098044</text:p>
          </table:table-cell>
          <table:table-cell table:style-name="ce4" office:value-type="float" office:value="266.588" calcext:value-type="float">
            <text:p>266,588</text:p>
          </table:table-cell>
          <table:table-cell table:style-name="ce4" office:value-type="float" office:value="7.78" calcext:value-type="float">
            <text:p>7,78</text:p>
          </table:table-cell>
          <table:table-cell office:value-type="string" calcext:value-type="string">
            <text:p>Fed. Res.</text:p>
          </table:table-cell>
          <table:table-cell table:formula="of:=[.H112]+0.25" office:value-type="float" office:value="1963.625" calcext:value-type="float">
            <text:p>1963,625</text:p>
          </table:table-cell>
          <table:table-cell table:style-name="ce10" office:value-type="float" office:value="16.0572356242847" calcext:value-type="float">
            <text:p>16,0572356243</text:p>
          </table:table-cell>
          <table:table-cell office:value-type="string" calcext:value-type="string">
            <text:p>PHCPI</text:p>
          </table:table-cell>
          <table:table-cell table:formula="of:=[.C113]" office:value-type="float" office:value="1995" calcext:value-type="float">
            <text:p>199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2]+0.25" office:value-type="float" office:value="1963.625" calcext:value-type="float">
            <text:p>1963,625</text:p>
          </table:table-cell>
          <table:table-cell table:style-name="ce7" office:value-type="float" office:value="30.7" calcext:value-type="float">
            <text:p>30,7</text:p>
          </table:table-cell>
          <table:table-cell office:value-type="string" calcext:value-type="string">
            <text:p>BLS</text:p>
          </table:table-cell>
          <table:table-cell/>
          <table:table-cell table:formula="of:=[.C113]" office:value-type="float" office:value="1995" calcext:value-type="float">
            <text:p>1995</text:p>
          </table:table-cell>
          <table:table-cell table:style-name="ce15" office:value-type="float" office:value="150.3" calcext:value-type="float">
            <text:p>150,3</text:p>
          </table:table-cell>
          <table:table-cell table:number-columns-repeated="1005"/>
        </table:table-row>
        <table:table-row table:style-name="ro2">
          <table:table-cell table:style-name="ce4" table:formula="of:=[.H114]" office:value-type="float" office:value="1963.875" calcext:value-type="float">
            <text:p>1963,875</text:p>
          </table:table-cell>
          <table:table-cell table:style-name="ce4" table:formula="of:=100*([.I114]/[.O114])/([.I$8]/[.O$8])" office:value-type="float" office:value="109.119556780836" calcext:value-type="float">
            <text:p>109,1195567808</text:p>
          </table:table-cell>
          <table:table-cell table:style-name="ce4" table:formula="of:=[.C113]+1" office:value-type="float" office:value="1996" calcext:value-type="float">
            <text:p>1996</text:p>
          </table:table-cell>
          <table:table-cell table:style-name="ce4" office:value-type="float" office:value="77.8928594826629" calcext:value-type="float">
            <text:p>77,8928594827</text:p>
          </table:table-cell>
          <table:table-cell table:style-name="ce4" office:value-type="float" office:value="269.714" calcext:value-type="float">
            <text:p>269,714</text:p>
          </table:table-cell>
          <table:table-cell table:style-name="ce4" office:value-type="float" office:value="5.65" calcext:value-type="float">
            <text:p>5,65</text:p>
          </table:table-cell>
          <table:table-cell office:value-type="string" calcext:value-type="string">
            <text:p>Fed. Res.</text:p>
          </table:table-cell>
          <table:table-cell table:formula="of:=[.H113]+0.25" office:value-type="float" office:value="1963.875" calcext:value-type="float">
            <text:p>1963,875</text:p>
          </table:table-cell>
          <table:table-cell table:style-name="ce10" office:value-type="float" office:value="16.1480506720007" calcext:value-type="float">
            <text:p>16,148050672</text:p>
          </table:table-cell>
          <table:table-cell office:value-type="string" calcext:value-type="string">
            <text:p>PHCPI</text:p>
          </table:table-cell>
          <table:table-cell table:formula="of:=[.C114]" office:value-type="float" office:value="1996" calcext:value-type="float">
            <text:p>199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3]+0.25" office:value-type="float" office:value="1963.875" calcext:value-type="float">
            <text:p>1963,875</text:p>
          </table:table-cell>
          <table:table-cell table:style-name="ce7" office:value-type="float" office:value="30.8" calcext:value-type="float">
            <text:p>30,8</text:p>
          </table:table-cell>
          <table:table-cell office:value-type="string" calcext:value-type="string">
            <text:p>BLS</text:p>
          </table:table-cell>
          <table:table-cell/>
          <table:table-cell table:formula="of:=[.C114]" office:value-type="float" office:value="1996" calcext:value-type="float">
            <text:p>1996</text:p>
          </table:table-cell>
          <table:table-cell table:style-name="ce15" office:value-type="float" office:value="154.4" calcext:value-type="float">
            <text:p>154,4</text:p>
          </table:table-cell>
          <table:table-cell table:number-columns-repeated="1005"/>
        </table:table-row>
        <table:table-row table:style-name="ro2">
          <table:table-cell table:style-name="ce4" table:formula="of:=[.H115]" office:value-type="float" office:value="1964.125" calcext:value-type="float">
            <text:p>1964,125</text:p>
          </table:table-cell>
          <table:table-cell table:style-name="ce4" table:formula="of:=100*([.I115]/[.O115])/([.I$8]/[.O$8])" office:value-type="float" office:value="109.53103360184" calcext:value-type="float">
            <text:p>109,5310336018</text:p>
          </table:table-cell>
          <table:table-cell table:style-name="ce4" table:formula="of:=[.C114]+1" office:value-type="float" office:value="1997" calcext:value-type="float">
            <text:p>1997</text:p>
          </table:table-cell>
          <table:table-cell table:style-name="ce4" office:value-type="float" office:value="79.3914642873309" calcext:value-type="float">
            <text:p>79,3914642873</text:p>
          </table:table-cell>
          <table:table-cell table:style-name="ce4" office:value-type="float" office:value="272.958" calcext:value-type="float">
            <text:p>272,958</text:p>
          </table:table-cell>
          <table:table-cell table:style-name="ce4" office:value-type="float" office:value="6.58" calcext:value-type="float">
            <text:p>6,58</text:p>
          </table:table-cell>
          <table:table-cell office:value-type="string" calcext:value-type="string">
            <text:p>Fed. Res.</text:p>
          </table:table-cell>
          <table:table-cell table:formula="of:=[.H114]+0.25" office:value-type="float" office:value="1964.125" calcext:value-type="float">
            <text:p>1964,125</text:p>
          </table:table-cell>
          <table:table-cell table:style-name="ce10" office:value-type="float" office:value="16.2615694816457" calcext:value-type="float">
            <text:p>16,2615694816</text:p>
          </table:table-cell>
          <table:table-cell office:value-type="string" calcext:value-type="string">
            <text:p>PHCPI</text:p>
          </table:table-cell>
          <table:table-cell table:formula="of:=[.C115]" office:value-type="float" office:value="1997" calcext:value-type="float">
            <text:p>199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4]+0.25" office:value-type="float" office:value="1964.125" calcext:value-type="float">
            <text:p>1964,125</text:p>
          </table:table-cell>
          <table:table-cell table:style-name="ce7" office:value-type="float" office:value="30.9" calcext:value-type="float">
            <text:p>30,9</text:p>
          </table:table-cell>
          <table:table-cell office:value-type="string" calcext:value-type="string">
            <text:p>BLS</text:p>
          </table:table-cell>
          <table:table-cell/>
          <table:table-cell table:formula="of:=[.C115]" office:value-type="float" office:value="1997" calcext:value-type="float">
            <text:p>1997</text:p>
          </table:table-cell>
          <table:table-cell table:style-name="ce15" office:value-type="float" office:value="159.1" calcext:value-type="float">
            <text:p>159,1</text:p>
          </table:table-cell>
          <table:table-cell table:number-columns-repeated="1005"/>
        </table:table-row>
        <table:table-row table:style-name="ro2">
          <table:table-cell table:style-name="ce4" table:formula="of:=[.H116]" office:value-type="float" office:value="1964.375" calcext:value-type="float">
            <text:p>1964,375</text:p>
          </table:table-cell>
          <table:table-cell table:style-name="ce4" table:formula="of:=100*([.I116]/[.O116])/([.I$8]/[.O$8])" office:value-type="float" office:value="109.110495601973" calcext:value-type="float">
            <text:p>109,110495602</text:p>
          </table:table-cell>
          <table:table-cell table:style-name="ce4" table:formula="of:=[.C115]+1" office:value-type="float" office:value="1998" calcext:value-type="float">
            <text:p>1998</text:p>
          </table:table-cell>
          <table:table-cell table:style-name="ce4" office:value-type="float" office:value="78.7906054899058" calcext:value-type="float">
            <text:p>78,7906054899</text:p>
          </table:table-cell>
          <table:table-cell table:style-name="ce4" office:value-type="float" office:value="276.154" calcext:value-type="float">
            <text:p>276,154</text:p>
          </table:table-cell>
          <table:table-cell table:style-name="ce4" office:value-type="float" office:value="5.54" calcext:value-type="float">
            <text:p>5,54</text:p>
          </table:table-cell>
          <table:table-cell office:value-type="string" calcext:value-type="string">
            <text:p>Fed. Res.</text:p>
          </table:table-cell>
          <table:table-cell table:formula="of:=[.H115]+0.25" office:value-type="float" office:value="1964.375" calcext:value-type="float">
            <text:p>1964,375</text:p>
          </table:table-cell>
          <table:table-cell table:style-name="ce10" office:value-type="float" office:value="16.199134136341" calcext:value-type="float">
            <text:p>16,1991341363</text:p>
          </table:table-cell>
          <table:table-cell office:value-type="string" calcext:value-type="string">
            <text:p>PHCPI</text:p>
          </table:table-cell>
          <table:table-cell table:formula="of:=[.C116]" office:value-type="float" office:value="1998" calcext:value-type="float">
            <text:p>199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5]+0.25" office:value-type="float" office:value="1964.375" calcext:value-type="float">
            <text:p>1964,375</text:p>
          </table:table-cell>
          <table:table-cell table:style-name="ce7" office:value-type="float" office:value="30.9" calcext:value-type="float">
            <text:p>30,9</text:p>
          </table:table-cell>
          <table:table-cell office:value-type="string" calcext:value-type="string">
            <text:p>BLS</text:p>
          </table:table-cell>
          <table:table-cell/>
          <table:table-cell table:formula="of:=[.C116]" office:value-type="float" office:value="1998" calcext:value-type="float">
            <text:p>1998</text:p>
          </table:table-cell>
          <table:table-cell table:style-name="ce15" office:value-type="float" office:value="161.6" calcext:value-type="float">
            <text:p>161,6</text:p>
          </table:table-cell>
          <table:table-cell table:number-columns-repeated="1005"/>
        </table:table-row>
        <table:table-row table:style-name="ro2">
          <table:table-cell table:style-name="ce4" table:formula="of:=[.H117]" office:value-type="float" office:value="1964.625" calcext:value-type="float">
            <text:p>1964,625</text:p>
          </table:table-cell>
          <table:table-cell table:style-name="ce4" table:formula="of:=100*([.I117]/[.O117])/([.I$8]/[.O$8])" office:value-type="float" office:value="109.054563187492" calcext:value-type="float">
            <text:p>109,0545631875</text:p>
          </table:table-cell>
          <table:table-cell table:style-name="ce4" table:formula="of:=[.C116]+1" office:value-type="float" office:value="1999" calcext:value-type="float">
            <text:p>1999</text:p>
          </table:table-cell>
          <table:table-cell table:style-name="ce4" office:value-type="float" office:value="78.9812813083778" calcext:value-type="float">
            <text:p>78,9812813084</text:p>
          </table:table-cell>
          <table:table-cell table:style-name="ce4" office:value-type="float" office:value="279.328" calcext:value-type="float">
            <text:p>279,328</text:p>
          </table:table-cell>
          <table:table-cell table:style-name="ce4" office:value-type="float" office:value="4.72" calcext:value-type="float">
            <text:p>4,72</text:p>
          </table:table-cell>
          <table:table-cell office:value-type="string" calcext:value-type="string">
            <text:p>Fed. Res.</text:p>
          </table:table-cell>
          <table:table-cell table:formula="of:=[.H116]+0.25" office:value-type="float" office:value="1964.625" calcext:value-type="float">
            <text:p>1964,625</text:p>
          </table:table-cell>
          <table:table-cell table:style-name="ce10" office:value-type="float" office:value="16.2956251245392" calcext:value-type="float">
            <text:p>16,2956251245</text:p>
          </table:table-cell>
          <table:table-cell office:value-type="string" calcext:value-type="string">
            <text:p>PHCPI</text:p>
          </table:table-cell>
          <table:table-cell table:formula="of:=[.C117]" office:value-type="float" office:value="1999" calcext:value-type="float">
            <text:p>199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6]+0.25" office:value-type="float" office:value="1964.625" calcext:value-type="float">
            <text:p>1964,625</text:p>
          </table:table-cell>
          <table:table-cell table:style-name="ce7" office:value-type="float" office:value="31.1" calcext:value-type="float">
            <text:p>31,1</text:p>
          </table:table-cell>
          <table:table-cell office:value-type="string" calcext:value-type="string">
            <text:p>BLS</text:p>
          </table:table-cell>
          <table:table-cell/>
          <table:table-cell table:formula="of:=[.C117]" office:value-type="float" office:value="1999" calcext:value-type="float">
            <text:p>1999</text:p>
          </table:table-cell>
          <table:table-cell table:style-name="ce15" office:value-type="float" office:value="164.3" calcext:value-type="float">
            <text:p>164,3</text:p>
          </table:table-cell>
          <table:table-cell table:number-columns-repeated="1005"/>
        </table:table-row>
        <table:table-row table:style-name="ro2">
          <table:table-cell table:style-name="ce4" table:formula="of:=[.H118]" office:value-type="float" office:value="1964.875" calcext:value-type="float">
            <text:p>1964,875</text:p>
          </table:table-cell>
          <table:table-cell table:style-name="ce4" table:formula="of:=100*([.I118]/[.O118])/([.I$8]/[.O$8])" office:value-type="float" office:value="109.85224546786" calcext:value-type="float">
            <text:p>109,8522454679</text:p>
          </table:table-cell>
          <table:table-cell table:style-name="ce4" table:formula="of:=[.C117]+1" office:value-type="float" office:value="2000" calcext:value-type="float">
            <text:p>2000</text:p>
          </table:table-cell>
          <table:table-cell table:style-name="ce4" office:value-type="float" office:value="78.722001047396" calcext:value-type="float">
            <text:p>78,7220010474</text:p>
          </table:table-cell>
          <table:table-cell table:style-name="ce4" office:value-type="float" office:value="282.158336" calcext:value-type="float">
            <text:p>282,158336</text:p>
          </table:table-cell>
          <table:table-cell table:style-name="ce4" office:value-type="float" office:value="6.66" calcext:value-type="float">
            <text:p>6,66</text:p>
          </table:table-cell>
          <table:table-cell office:value-type="string" calcext:value-type="string">
            <text:p>Fed. Res.</text:p>
          </table:table-cell>
          <table:table-cell table:formula="of:=[.H117]+0.25" office:value-type="float" office:value="1964.875" calcext:value-type="float">
            <text:p>1964,875</text:p>
          </table:table-cell>
          <table:table-cell table:style-name="ce10" office:value-type="float" office:value="16.4148198746665" calcext:value-type="float">
            <text:p>16,4148198747</text:p>
          </table:table-cell>
          <table:table-cell office:value-type="string" calcext:value-type="string">
            <text:p>PHCPI</text:p>
          </table:table-cell>
          <table:table-cell table:formula="of:=[.C118]" office:value-type="float" office:value="2000" calcext:value-type="float">
            <text:p>200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7]+0.25" office:value-type="float" office:value="1964.875" calcext:value-type="float">
            <text:p>1964,875</text:p>
          </table:table-cell>
          <table:table-cell table:style-name="ce7" office:value-type="float" office:value="31.1" calcext:value-type="float">
            <text:p>31,1</text:p>
          </table:table-cell>
          <table:table-cell office:value-type="string" calcext:value-type="string">
            <text:p>BLS</text:p>
          </table:table-cell>
          <table:table-cell/>
          <table:table-cell table:formula="of:=[.C118]" office:value-type="float" office:value="2000" calcext:value-type="float">
            <text:p>2000</text:p>
          </table:table-cell>
          <table:table-cell table:style-name="ce15" office:value-type="float" office:value="168.8" calcext:value-type="float">
            <text:p>168,8</text:p>
          </table:table-cell>
          <table:table-cell table:number-columns-repeated="1005"/>
        </table:table-row>
        <table:table-row table:style-name="ro2">
          <table:table-cell table:style-name="ce4" table:formula="of:=[.H119]" office:value-type="float" office:value="1965.125" calcext:value-type="float">
            <text:p>1965,125</text:p>
          </table:table-cell>
          <table:table-cell table:style-name="ce4" table:formula="of:=100*([.I119]/[.O119])/([.I$8]/[.O$8])" office:value-type="float" office:value="110.181691171565" calcext:value-type="float">
            <text:p>110,1816911716</text:p>
          </table:table-cell>
          <table:table-cell table:style-name="ce4" table:formula="of:=[.C118]+1" office:value-type="float" office:value="2001" calcext:value-type="float">
            <text:p>2001</text:p>
          </table:table-cell>
          <table:table-cell table:style-name="ce4" office:value-type="float" office:value="76.6401606998153" calcext:value-type="float">
            <text:p>76,6401606998</text:p>
          </table:table-cell>
          <table:table-cell table:style-name="ce4" office:value-type="float" office:value="284.915024" calcext:value-type="float">
            <text:p>284,915024</text:p>
          </table:table-cell>
          <table:table-cell table:style-name="ce4" office:value-type="float" office:value="5.16" calcext:value-type="float">
            <text:p>5,16</text:p>
          </table:table-cell>
          <table:table-cell office:value-type="string" calcext:value-type="string">
            <text:p>Fed. Res.</text:p>
          </table:table-cell>
          <table:table-cell table:formula="of:=[.H118]+0.25" office:value-type="float" office:value="1965.125" calcext:value-type="float">
            <text:p>1965,125</text:p>
          </table:table-cell>
          <table:table-cell table:style-name="ce10" office:value-type="float" office:value="16.516986803347" calcext:value-type="float">
            <text:p>16,5169868033</text:p>
          </table:table-cell>
          <table:table-cell office:value-type="string" calcext:value-type="string">
            <text:p>PHCPI</text:p>
          </table:table-cell>
          <table:table-cell table:formula="of:=[.C119]" office:value-type="float" office:value="2001" calcext:value-type="float">
            <text:p>2001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8]+0.25" office:value-type="float" office:value="1965.125" calcext:value-type="float">
            <text:p>1965,125</text:p>
          </table:table-cell>
          <table:table-cell table:style-name="ce7" office:value-type="float" office:value="31.2" calcext:value-type="float">
            <text:p>31,2</text:p>
          </table:table-cell>
          <table:table-cell office:value-type="string" calcext:value-type="string">
            <text:p>BLS</text:p>
          </table:table-cell>
          <table:table-cell/>
          <table:table-cell table:formula="of:=[.C119]" office:value-type="float" office:value="2001" calcext:value-type="float">
            <text:p>2001</text:p>
          </table:table-cell>
          <table:table-cell table:style-name="ce15" office:value-type="float" office:value="175.1" calcext:value-type="float">
            <text:p>175,1</text:p>
          </table:table-cell>
          <table:table-cell table:number-columns-repeated="1005"/>
        </table:table-row>
        <table:table-row table:style-name="ro2">
          <table:table-cell table:style-name="ce4" table:formula="of:=[.H120]" office:value-type="float" office:value="1965.375" calcext:value-type="float">
            <text:p>1965,375</text:p>
          </table:table-cell>
          <table:table-cell table:style-name="ce4" table:formula="of:=100*([.I120]/[.O120])/([.I$8]/[.O$8])" office:value-type="float" office:value="108.953189552225" calcext:value-type="float">
            <text:p>108,9531895522</text:p>
          </table:table-cell>
          <table:table-cell table:style-name="ce4" table:formula="of:=[.C119]+1" office:value-type="float" office:value="2002" calcext:value-type="float">
            <text:p>2002</text:p>
          </table:table-cell>
          <table:table-cell table:style-name="ce4" office:value-type="float" office:value="76.8135394972884" calcext:value-type="float">
            <text:p>76,8135394973</text:p>
          </table:table-cell>
          <table:table-cell table:style-name="ce4" office:value-type="float" office:value="287.501476" calcext:value-type="float">
            <text:p>287,501476</text:p>
          </table:table-cell>
          <table:table-cell table:style-name="ce4" office:value-type="float" office:value="5.04" calcext:value-type="float">
            <text:p>5,04</text:p>
          </table:table-cell>
          <table:table-cell office:value-type="string" calcext:value-type="string">
            <text:p>Fed. Res.</text:p>
          </table:table-cell>
          <table:table-cell table:formula="of:=[.H119]+0.25" office:value-type="float" office:value="1965.375" calcext:value-type="float">
            <text:p>1965,375</text:p>
          </table:table-cell>
          <table:table-cell table:style-name="ce10" office:value-type="float" office:value="16.4375236365955" calcext:value-type="float">
            <text:p>16,4375236366</text:p>
          </table:table-cell>
          <table:table-cell office:value-type="string" calcext:value-type="string">
            <text:p>PHCPI</text:p>
          </table:table-cell>
          <table:table-cell table:formula="of:=[.C120]" office:value-type="float" office:value="2002" calcext:value-type="float">
            <text:p>2002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19]+0.25" office:value-type="float" office:value="1965.375" calcext:value-type="float">
            <text:p>1965,375</text:p>
          </table:table-cell>
          <table:table-cell table:style-name="ce7" office:value-type="float" office:value="31.4" calcext:value-type="float">
            <text:p>31,4</text:p>
          </table:table-cell>
          <table:table-cell office:value-type="string" calcext:value-type="string">
            <text:p>BLS</text:p>
          </table:table-cell>
          <table:table-cell/>
          <table:table-cell table:formula="of:=[.C120]" office:value-type="float" office:value="2002" calcext:value-type="float">
            <text:p>2002</text:p>
          </table:table-cell>
          <table:table-cell table:style-name="ce15" office:value-type="float" office:value="177.1" calcext:value-type="float">
            <text:p>177,1</text:p>
          </table:table-cell>
          <table:table-cell table:number-columns-repeated="1005"/>
        </table:table-row>
        <table:table-row table:style-name="ro2">
          <table:table-cell table:style-name="ce4" table:formula="of:=[.H121]" office:value-type="float" office:value="1965.625" calcext:value-type="float">
            <text:p>1965,625</text:p>
          </table:table-cell>
          <table:table-cell table:style-name="ce4" table:formula="of:=100*([.I121]/[.O121])/([.I$8]/[.O$8])" office:value-type="float" office:value="108.45053162347" calcext:value-type="float">
            <text:p>108,4505316235</text:p>
          </table:table-cell>
          <table:table-cell table:style-name="ce4" table:formula="of:=[.C120]+1" office:value-type="float" office:value="2003" calcext:value-type="float">
            <text:p>2003</text:p>
          </table:table-cell>
          <table:table-cell table:style-name="ce4" office:value-type="float" office:value="76.3154351592966" calcext:value-type="float">
            <text:p>76,3154351593</text:p>
          </table:table-cell>
          <table:table-cell table:style-name="ce4" office:value-type="float" office:value="289.985771" calcext:value-type="float">
            <text:p>289,985771</text:p>
          </table:table-cell>
          <table:table-cell table:style-name="ce4" office:value-type="float" office:value="4.05" calcext:value-type="float">
            <text:p>4,05</text:p>
          </table:table-cell>
          <table:table-cell office:value-type="string" calcext:value-type="string">
            <text:p>Fed. Res.</text:p>
          </table:table-cell>
          <table:table-cell table:formula="of:=[.H120]+0.25" office:value-type="float" office:value="1965.625" calcext:value-type="float">
            <text:p>1965,625</text:p>
          </table:table-cell>
          <table:table-cell table:style-name="ce10" office:value-type="float" office:value="16.4659033390067" calcext:value-type="float">
            <text:p>16,465903339</text:p>
          </table:table-cell>
          <table:table-cell office:value-type="string" calcext:value-type="string">
            <text:p>PHCPI</text:p>
          </table:table-cell>
          <table:table-cell table:formula="of:=[.C121]" office:value-type="float" office:value="2003" calcext:value-type="float">
            <text:p>2003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0]+0.25" office:value-type="float" office:value="1965.625" calcext:value-type="float">
            <text:p>1965,625</text:p>
          </table:table-cell>
          <table:table-cell table:style-name="ce7" office:value-type="float" office:value="31.6" calcext:value-type="float">
            <text:p>31,6</text:p>
          </table:table-cell>
          <table:table-cell office:value-type="string" calcext:value-type="string">
            <text:p>BLS</text:p>
          </table:table-cell>
          <table:table-cell/>
          <table:table-cell table:formula="of:=[.C121]" office:value-type="float" office:value="2003" calcext:value-type="float">
            <text:p>2003</text:p>
          </table:table-cell>
          <table:table-cell table:style-name="ce15" office:value-type="float" office:value="181.7" calcext:value-type="float">
            <text:p>181,7</text:p>
          </table:table-cell>
          <table:table-cell table:number-columns-repeated="1005"/>
        </table:table-row>
        <table:table-row table:style-name="ro2">
          <table:table-cell table:style-name="ce4" table:formula="of:=[.H122]" office:value-type="float" office:value="1965.875" calcext:value-type="float">
            <text:p>1965,875</text:p>
          </table:table-cell>
          <table:table-cell table:style-name="ce4" table:formula="of:=100*([.I122]/[.O122])/([.I$8]/[.O$8])" office:value-type="float" office:value="109.263659714342" calcext:value-type="float">
            <text:p>109,2636597143</text:p>
          </table:table-cell>
          <table:table-cell table:style-name="ce4" table:formula="of:=[.C121]+1" office:value-type="float" office:value="2004" calcext:value-type="float">
            <text:p>2004</text:p>
          </table:table-cell>
          <table:table-cell table:style-name="ce4" office:value-type="float" office:value="80.7730257885032" calcext:value-type="float">
            <text:p>80,7730257885</text:p>
          </table:table-cell>
          <table:table-cell table:style-name="ce4" office:value-type="float" office:value="292.805643" calcext:value-type="float">
            <text:p>292,805643</text:p>
          </table:table-cell>
          <table:table-cell table:style-name="ce4" office:value-type="float" office:value="4.15" calcext:value-type="float">
            <text:p>4,15</text:p>
          </table:table-cell>
          <table:table-cell office:value-type="string" calcext:value-type="string">
            <text:p>Fed. Res.</text:p>
          </table:table-cell>
          <table:table-cell table:formula="of:=[.H121]+0.25" office:value-type="float" office:value="1965.875" calcext:value-type="float">
            <text:p>1965,875</text:p>
          </table:table-cell>
          <table:table-cell table:style-name="ce10" office:value-type="float" office:value="16.6418574939565" calcext:value-type="float">
            <text:p>16,641857494</text:p>
          </table:table-cell>
          <table:table-cell office:value-type="string" calcext:value-type="string">
            <text:p>PHCPI</text:p>
          </table:table-cell>
          <table:table-cell table:formula="of:=[.C122]" office:value-type="float" office:value="2004" calcext:value-type="float">
            <text:p>2004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1]+0.25" office:value-type="float" office:value="1965.875" calcext:value-type="float">
            <text:p>1965,875</text:p>
          </table:table-cell>
          <table:table-cell table:style-name="ce7" office:value-type="float" office:value="31.7" calcext:value-type="float">
            <text:p>31,7</text:p>
          </table:table-cell>
          <table:table-cell office:value-type="string" calcext:value-type="string">
            <text:p>BLS</text:p>
          </table:table-cell>
          <table:table-cell/>
          <table:table-cell table:formula="of:=[.C122]" office:value-type="float" office:value="2004" calcext:value-type="float">
            <text:p>2004</text:p>
          </table:table-cell>
          <table:table-cell table:style-name="ce15" office:value-type="float" office:value="185.2" calcext:value-type="float">
            <text:p>185,2</text:p>
          </table:table-cell>
          <table:table-cell table:number-columns-repeated="1005"/>
        </table:table-row>
        <table:table-row table:style-name="ro2">
          <table:table-cell table:style-name="ce4" table:formula="of:=[.H123]" office:value-type="float" office:value="1966.125" calcext:value-type="float">
            <text:p>1966,125</text:p>
          </table:table-cell>
          <table:table-cell table:style-name="ce4" table:formula="of:=100*([.I123]/[.O123])/([.I$8]/[.O$8])" office:value-type="float" office:value="109.514442908878" calcext:value-type="float">
            <text:p>109,5144429089</text:p>
          </table:table-cell>
          <table:table-cell table:style-name="ce4" table:formula="of:=[.C122]+1" office:value-type="float" office:value="2005" calcext:value-type="float">
            <text:p>2005</text:p>
          </table:table-cell>
          <table:table-cell table:style-name="ce4" office:value-type="float" office:value="82.7948477196798" calcext:value-type="float">
            <text:p>82,7948477197</text:p>
          </table:table-cell>
          <table:table-cell table:style-name="ce4" office:value-type="float" office:value="295.583436" calcext:value-type="float">
            <text:p>295,583436</text:p>
          </table:table-cell>
          <table:table-cell table:style-name="ce4" office:value-type="float" office:value="4.22" calcext:value-type="float">
            <text:p>4,22</text:p>
          </table:table-cell>
          <table:table-cell office:value-type="string" calcext:value-type="string">
            <text:p>Fed. Res.</text:p>
          </table:table-cell>
          <table:table-cell table:formula="of:=[.H122]+0.25" office:value-type="float" office:value="1966.125" calcext:value-type="float">
            <text:p>1966,125</text:p>
          </table:table-cell>
          <table:table-cell table:style-name="ce10" office:value-type="float" office:value="16.7326725416725" calcext:value-type="float">
            <text:p>16,7326725417</text:p>
          </table:table-cell>
          <table:table-cell office:value-type="string" calcext:value-type="string">
            <text:p>PHCPI</text:p>
          </table:table-cell>
          <table:table-cell table:formula="of:=[.C123]" office:value-type="float" office:value="2005" calcext:value-type="float">
            <text:p>2005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2]+0.25" office:value-type="float" office:value="1966.125" calcext:value-type="float">
            <text:p>1966,125</text:p>
          </table:table-cell>
          <table:table-cell table:style-name="ce7" office:value-type="float" office:value="31.8" calcext:value-type="float">
            <text:p>31,8</text:p>
          </table:table-cell>
          <table:table-cell office:value-type="string" calcext:value-type="string">
            <text:p>BLS</text:p>
          </table:table-cell>
          <table:table-cell/>
          <table:table-cell table:formula="of:=[.C123]" office:value-type="float" office:value="2005" calcext:value-type="float">
            <text:p>2005</text:p>
          </table:table-cell>
          <table:table-cell table:style-name="ce15" office:value-type="float" office:value="190.7" calcext:value-type="float">
            <text:p>190,7</text:p>
          </table:table-cell>
          <table:table-cell table:number-columns-repeated="1005"/>
        </table:table-row>
        <table:table-row table:style-name="ro2">
          <table:table-cell table:style-name="ce4" table:formula="of:=[.H124]" office:value-type="float" office:value="1966.375" calcext:value-type="float">
            <text:p>1966,375</text:p>
          </table:table-cell>
          <table:table-cell table:style-name="ce4" table:formula="of:=100*([.I124]/[.O124])/([.I$8]/[.O$8])" office:value-type="float" office:value="108.075188569932" calcext:value-type="float">
            <text:p>108,0751885699</text:p>
          </table:table-cell>
          <table:table-cell table:style-name="ce4" table:formula="of:=[.C123]+1" office:value-type="float" office:value="2006" calcext:value-type="float">
            <text:p>2006</text:p>
          </table:table-cell>
          <table:table-cell table:style-name="ce4" office:value-type="float" office:value="82.727011372366" calcext:value-type="float">
            <text:p>82,7270113724</text:p>
          </table:table-cell>
          <table:table-cell table:style-name="ce4" office:value-type="float" office:value="298.44242" calcext:value-type="float">
            <text:p>298,44242</text:p>
          </table:table-cell>
          <table:table-cell table:style-name="ce4" office:value-type="float" office:value="4.42" calcext:value-type="float">
            <text:p>4,42</text:p>
          </table:table-cell>
          <table:table-cell office:value-type="string" calcext:value-type="string">
            <text:p>Fed. Res.</text:p>
          </table:table-cell>
          <table:table-cell table:formula="of:=[.H123]+0.25" office:value-type="float" office:value="1966.375" calcext:value-type="float">
            <text:p>1966,375</text:p>
          </table:table-cell>
          <table:table-cell table:style-name="ce10" office:value-type="float" office:value="16.7724041250482" calcext:value-type="float">
            <text:p>16,772404125</text:p>
          </table:table-cell>
          <table:table-cell office:value-type="string" calcext:value-type="string">
            <text:p>PHCPI</text:p>
          </table:table-cell>
          <table:table-cell table:formula="of:=[.C124]" office:value-type="float" office:value="2006" calcext:value-type="float">
            <text:p>2006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3]+0.25" office:value-type="float" office:value="1966.375" calcext:value-type="float">
            <text:p>1966,375</text:p>
          </table:table-cell>
          <table:table-cell table:style-name="ce7" office:value-type="float" office:value="32.3" calcext:value-type="float">
            <text:p>32,3</text:p>
          </table:table-cell>
          <table:table-cell office:value-type="string" calcext:value-type="string">
            <text:p>BLS</text:p>
          </table:table-cell>
          <table:table-cell/>
          <table:table-cell table:formula="of:=[.C124]" office:value-type="float" office:value="2006" calcext:value-type="float">
            <text:p>2006</text:p>
          </table:table-cell>
          <table:table-cell table:style-name="ce15" office:value-type="float" office:value="198.3" calcext:value-type="float">
            <text:p>198,3</text:p>
          </table:table-cell>
          <table:table-cell table:number-columns-repeated="1005"/>
        </table:table-row>
        <table:table-row table:style-name="ro2">
          <table:table-cell table:style-name="ce4" table:formula="of:=[.H125]" office:value-type="float" office:value="1966.625" calcext:value-type="float">
            <text:p>1966,625</text:p>
          </table:table-cell>
          <table:table-cell table:style-name="ce4" table:formula="of:=100*([.I125]/[.O125])/([.I$8]/[.O$8])" office:value-type="float" office:value="107.519156283873" calcext:value-type="float">
            <text:p>107,5191562839</text:p>
          </table:table-cell>
          <table:table-cell table:style-name="ce4" table:formula="of:=[.C124]+1" office:value-type="float" office:value="2007" calcext:value-type="float">
            <text:p>2007</text:p>
          </table:table-cell>
          <table:table-cell table:style-name="ce4" office:value-type="float" office:value="83.1966067605361" calcext:value-type="float">
            <text:p>83,1966067605</text:p>
          </table:table-cell>
          <table:table-cell table:style-name="ce4" office:value-type="float" office:value="301.279593" calcext:value-type="float">
            <text:p>301,279593</text:p>
          </table:table-cell>
          <table:table-cell table:style-name="ce4" office:value-type="float" office:value="4.76" calcext:value-type="float">
            <text:p>4,76</text:p>
          </table:table-cell>
          <table:table-cell office:value-type="string" calcext:value-type="string">
            <text:p>Fed. Res.</text:p>
          </table:table-cell>
          <table:table-cell table:formula="of:=[.H124]+0.25" office:value-type="float" office:value="1966.625" calcext:value-type="float">
            <text:p>1966,625</text:p>
          </table:table-cell>
          <table:table-cell table:style-name="ce10" office:value-type="float" office:value="16.789431946495" calcext:value-type="float">
            <text:p>16,7894319465</text:p>
          </table:table-cell>
          <table:table-cell office:value-type="string" calcext:value-type="string">
            <text:p>PHCPI</text:p>
          </table:table-cell>
          <table:table-cell table:formula="of:=[.C125]" office:value-type="float" office:value="2007" calcext:value-type="float">
            <text:p>2007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4]+0.25" office:value-type="float" office:value="1966.625" calcext:value-type="float">
            <text:p>1966,625</text:p>
          </table:table-cell>
          <table:table-cell table:style-name="ce7" office:value-type="float" office:value="32.5" calcext:value-type="float">
            <text:p>32,5</text:p>
          </table:table-cell>
          <table:table-cell office:value-type="string" calcext:value-type="string">
            <text:p>BLS</text:p>
          </table:table-cell>
          <table:table-cell/>
          <table:table-cell table:formula="of:=[.C125]" office:value-type="float" office:value="2007" calcext:value-type="float">
            <text:p>2007</text:p>
          </table:table-cell>
          <table:table-cell office:value-type="float" office:value="202.416" calcext:value-type="float">
            <text:p>202,416</text:p>
          </table:table-cell>
          <table:table-cell table:number-columns-repeated="1005"/>
        </table:table-row>
        <table:table-row table:style-name="ro2">
          <table:table-cell table:style-name="ce4" table:formula="of:=[.H126]" office:value-type="float" office:value="1966.875" calcext:value-type="float">
            <text:p>1966,875</text:p>
          </table:table-cell>
          <table:table-cell table:style-name="ce4" table:formula="of:=100*([.I126]/[.O126])/([.I$8]/[.O$8])" office:value-type="float" office:value="106.678719220866" calcext:value-type="float">
            <text:p>106,6787192209</text:p>
          </table:table-cell>
          <table:table-cell table:style-name="ce4" table:formula="of:=[.C125]+1" office:value-type="float" office:value="2008" calcext:value-type="float">
            <text:p>2008</text:p>
          </table:table-cell>
          <table:table-cell table:style-name="ce4" office:value-type="float" office:value="83.4461591961464" calcext:value-type="float">
            <text:p>83,4461591961</text:p>
          </table:table-cell>
          <table:table-cell table:style-name="ce4" office:value-type="float" office:value="304.228257" calcext:value-type="float">
            <text:p>304,228257</text:p>
          </table:table-cell>
          <table:table-cell table:style-name="ce4" office:value-type="float" office:value="3.74" calcext:value-type="float">
            <text:p>3,74</text:p>
          </table:table-cell>
          <table:table-cell office:value-type="string" calcext:value-type="string">
            <text:p>Fed. Res.</text:p>
          </table:table-cell>
          <table:table-cell table:formula="of:=[.H125]+0.25" office:value-type="float" office:value="1966.875" calcext:value-type="float">
            <text:p>1966,875</text:p>
          </table:table-cell>
          <table:table-cell table:style-name="ce10" office:value-type="float" office:value="16.8632191727642" calcext:value-type="float">
            <text:p>16,8632191728</text:p>
          </table:table-cell>
          <table:table-cell office:value-type="string" calcext:value-type="string">
            <text:p>PHCPI</text:p>
          </table:table-cell>
          <table:table-cell table:formula="of:=[.C126]" office:value-type="float" office:value="2008" calcext:value-type="float">
            <text:p>2008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5]+0.25" office:value-type="float" office:value="1966.875" calcext:value-type="float">
            <text:p>1966,875</text:p>
          </table:table-cell>
          <table:table-cell table:style-name="ce7" office:value-type="float" office:value="32.9" calcext:value-type="float">
            <text:p>32,9</text:p>
          </table:table-cell>
          <table:table-cell office:value-type="string" calcext:value-type="string">
            <text:p>BLS</text:p>
          </table:table-cell>
          <table:table-cell/>
          <table:table-cell table:formula="of:=[.C126]" office:value-type="float" office:value="2008" calcext:value-type="float">
            <text:p>2008</text:p>
          </table:table-cell>
          <table:table-cell office:value-type="float" office:value="211.18" calcext:value-type="float">
            <text:p>211,18</text:p>
          </table:table-cell>
          <table:table-cell table:number-columns-repeated="1005"/>
        </table:table-row>
        <table:table-row table:style-name="ro2">
          <table:table-cell table:style-name="ce4" table:formula="of:=[.H127]" office:value-type="float" office:value="1967.125" calcext:value-type="float">
            <text:p>1967,125</text:p>
          </table:table-cell>
          <table:table-cell table:style-name="ce4" table:formula="of:=100*([.I127]/[.O127])/([.I$8]/[.O$8])" office:value-type="float" office:value="106.714625891758" calcext:value-type="float">
            <text:p>106,7146258918</text:p>
          </table:table-cell>
          <table:table-cell table:style-name="ce4" table:formula="of:=[.C126]+1" office:value-type="float" office:value="2009" calcext:value-type="float">
            <text:p>2009</text:p>
          </table:table-cell>
          <table:table-cell table:style-name="ce4" office:value-type="float" office:value="84.8083549503409" calcext:value-type="float">
            <text:p>84,8083549503</text:p>
          </table:table-cell>
          <table:table-cell table:style-name="ce4" office:value-type="float" office:value="307.212123" calcext:value-type="float">
            <text:p>307,212123</text:p>
          </table:table-cell>
          <table:table-cell table:style-name="ce4" office:value-type="float" office:value="2.52" calcext:value-type="float">
            <text:p>2,52</text:p>
          </table:table-cell>
          <table:table-cell office:value-type="string" calcext:value-type="string">
            <text:p>Fed. Res.</text:p>
          </table:table-cell>
          <table:table-cell table:formula="of:=[.H126]+0.25" office:value-type="float" office:value="1967.125" calcext:value-type="float">
            <text:p>1967,125</text:p>
          </table:table-cell>
          <table:table-cell table:style-name="ce10" office:value-type="float" office:value="16.8688951132465" calcext:value-type="float">
            <text:p>16,8688951132</text:p>
          </table:table-cell>
          <table:table-cell office:value-type="string" calcext:value-type="string">
            <text:p>PHCPI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6]+0.25" office:value-type="float" office:value="1967.125" calcext:value-type="float">
            <text:p>1967,125</text:p>
          </table:table-cell>
          <table:table-cell table:style-name="ce7" office:value-type="float" office:value="32.9" calcext:value-type="float">
            <text:p>32,9</text:p>
          </table:table-cell>
          <table:table-cell office:value-type="string" calcext:value-type="string">
            <text:p>BLS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11.143" calcext:value-type="float">
            <text:p>211,143</text:p>
          </table:table-cell>
          <table:table-cell table:number-columns-repeated="1005"/>
        </table:table-row>
        <table:table-row table:style-name="ro2">
          <table:table-cell table:style-name="ce4" table:formula="of:=[.H128]" office:value-type="float" office:value="1967.375" calcext:value-type="float">
            <text:p>1967,375</text:p>
          </table:table-cell>
          <table:table-cell table:style-name="ce4" table:formula="of:=100*([.I128]/[.O128])/([.I$8]/[.O$8])" office:value-type="float" office:value="106.498101072722" calcext:value-type="float">
            <text:p>106,4981010727</text:p>
          </table:table-cell>
          <table:table-cell table:style-name="ce4" table:formula="of:=[.C127]+1" office:value-type="float" office:value="2010" calcext:value-type="float">
            <text:p>2010</text:p>
          </table:table-cell>
          <table:table-cell table:style-name="ce4" office:value-type="float" office:value="84.1807243126071" calcext:value-type="float">
            <text:p>84,1807243126</text:p>
          </table:table-cell>
          <table:table-cell table:style-name="ce4" office:value-type="float" office:value="310.232863" calcext:value-type="float">
            <text:p>310,232863</text:p>
          </table:table-cell>
          <table:table-cell table:style-name="ce4" office:value-type="float" office:value="3.73" calcext:value-type="float">
            <text:p>3,73</text:p>
          </table:table-cell>
          <table:table-cell office:value-type="string" calcext:value-type="string">
            <text:p>Fed. Res.</text:p>
          </table:table-cell>
          <table:table-cell table:formula="of:=[.H127]+0.25" office:value-type="float" office:value="1967.375" calcext:value-type="float">
            <text:p>1967,375</text:p>
          </table:table-cell>
          <table:table-cell table:style-name="ce10" office:value-type="float" office:value="16.9370063990334" calcext:value-type="float">
            <text:p>16,937006399</text:p>
          </table:table-cell>
          <table:table-cell office:value-type="string" calcext:value-type="string">
            <text:p>PHCPI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ENR</text:p>
          </table:table-cell>
          <table:table-cell table:style-name="ce7" table:formula="of:=[.N127]+0.25" office:value-type="float" office:value="1967.375" calcext:value-type="float">
            <text:p>1967,375</text:p>
          </table:table-cell>
          <table:table-cell table:style-name="ce7" office:value-type="float" office:value="33.1" calcext:value-type="float">
            <text:p>33,1</text:p>
          </table:table-cell>
          <table:table-cell office:value-type="string" calcext:value-type="string">
            <text:p>BLS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16.687" calcext:value-type="float">
            <text:p>216,687</text:p>
          </table:table-cell>
          <table:table-cell table:number-columns-repeated="1005"/>
        </table:table-row>
        <table:table-row table:style-name="ro2">
          <table:table-cell table:style-name="ce4" table:formula="of:=[.H129]" office:value-type="float" office:value="1967.625" calcext:value-type="float">
            <text:p>1967,625</text:p>
          </table:table-cell>
          <table:table-cell table:style-name="ce4" table:formula="of:=100*([.I129]/[.O129])/([.I$8]/[.O$8])" office:value-type="float" office:value="106.319652511943" calcext:value-type="float">
            <text:p>106,3196525119</text:p>
          </table:table-cell>
          <table:table-cell table:style-name="ce4" office:value-type="float" office:value="2011" calcext:value-type="float">
            <text:p>2011</text:p>
          </table:table-cell>
          <table:table-cell/>
          <table:table-cell table:style-name="ce4" office:value-type="float" office:value="312.8936" calcext:value-type="float">
            <text:p>312,8936</text:p>
          </table:table-cell>
          <table:table-cell table:style-name="ce4" office:value-type="float" office:value="3.39" calcext:value-type="float">
            <text:p>3,39</text:p>
          </table:table-cell>
          <table:table-cell office:value-type="string" calcext:value-type="string">
            <text:p>Fed. Res.</text:p>
          </table:table-cell>
          <table:table-cell table:formula="of:=[.H128]+0.25" office:value-type="float" office:value="1967.625" calcext:value-type="float">
            <text:p>1967,625</text:p>
          </table:table-cell>
          <table:table-cell table:style-name="ce10" office:value-type="float" office:value="17.0618770896429" calcext:value-type="float">
            <text:p>17,0618770896</text:p>
          </table:table-cell>
          <table:table-cell office:value-type="string" calcext:value-type="string">
            <text:p>PHCPI</text:p>
          </table:table-cell>
          <table:table-cell/>
          <table:table-cell office:value-type="string" calcext:value-type="string">
            <text:p>2010 Building Cost Index</text:p>
          </table:table-cell>
          <table:table-cell/>
          <table:table-cell table:style-name="ce7" table:formula="of:=[.N128]+0.25" office:value-type="float" office:value="1967.625" calcext:value-type="float">
            <text:p>1967,625</text:p>
          </table:table-cell>
          <table:table-cell table:style-name="ce7" office:value-type="float" office:value="33.4" calcext:value-type="float">
            <text:p>33,4</text:p>
          </table:table-cell>
          <table:table-cell office:value-type="string" calcext:value-type="string">
            <text:p>BLS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20.223" calcext:value-type="float">
            <text:p>220,223</text:p>
          </table:table-cell>
          <table:table-cell table:number-columns-repeated="1005"/>
        </table:table-row>
        <table:table-row table:style-name="ro2">
          <table:table-cell table:style-name="ce4" table:formula="of:=[.H130]" office:value-type="float" office:value="1967.875" calcext:value-type="float">
            <text:p>1967,875</text:p>
          </table:table-cell>
          <table:table-cell table:style-name="ce4" table:formula="of:=100*([.I130]/[.O130])/([.I$8]/[.O$8])" office:value-type="float" office:value="106.38976108597" calcext:value-type="float">
            <text:p>106,389761086</text:p>
          </table:table-cell>
          <table:table-cell table:style-name="ce4" office:value-type="float" office:value="2012" calcext:value-type="float">
            <text:p>2012</text:p>
          </table:table-cell>
          <table:table-cell table:number-columns-repeated="4"/>
          <table:table-cell table:formula="of:=[.H129]+0.25" office:value-type="float" office:value="1967.875" calcext:value-type="float">
            <text:p>1967,875</text:p>
          </table:table-cell>
          <table:table-cell table:style-name="ce10" office:value-type="float" office:value="17.2264793636282" calcext:value-type="float">
            <text:p>17,2264793636</text:p>
          </table:table-cell>
          <table:table-cell office:value-type="string" calcext:value-type="string">
            <text:p>PHCPI</text:p>
          </table:table-cell>
          <table:table-cell/>
          <table:table-cell office:value-type="string" calcext:value-type="string">
            <text:p>is May value only</text:p>
          </table:table-cell>
          <table:table-cell/>
          <table:table-cell table:style-name="ce7" table:formula="of:=[.N129]+0.25" office:value-type="float" office:value="1967.875" calcext:value-type="float">
            <text:p>1967,875</text:p>
          </table:table-cell>
          <table:table-cell table:style-name="ce7" office:value-type="float" office:value="33.7" calcext:value-type="float">
            <text:p>33,7</text:p>
          </table:table-cell>
          <table:table-cell office:value-type="string" calcext:value-type="string">
            <text:p>BL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26.665" calcext:value-type="float">
            <text:p>226,665</text:p>
          </table:table-cell>
          <table:table-cell table:number-columns-repeated="1005"/>
        </table:table-row>
        <table:table-row table:style-name="ro2">
          <table:table-cell table:style-name="ce4" table:formula="of:=[.H131]" office:value-type="float" office:value="1968.125" calcext:value-type="float">
            <text:p>1968,125</text:p>
          </table:table-cell>
          <table:table-cell table:style-name="ce4" table:formula="of:=100*([.I131]/[.O131])/([.I$8]/[.O$8])" office:value-type="float" office:value="105.765363023448" calcext:value-type="float">
            <text:p>105,7653630234</text:p>
          </table:table-cell>
          <table:table-cell table:style-name="ce4" office:value-type="float" office:value="2013" calcext:value-type="float">
            <text:p>2013</text:p>
          </table:table-cell>
          <table:table-cell table:style-name="ce8"/>
          <table:table-cell table:number-columns-repeated="3"/>
          <table:table-cell table:formula="of:=[.H130]+0.25" office:value-type="float" office:value="1968.125" calcext:value-type="float">
            <text:p>1968,125</text:p>
          </table:table-cell>
          <table:table-cell table:style-name="ce10" office:value-type="float" office:value="17.3286462923087" calcext:value-type="float">
            <text:p>17,3286462923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0]+0.25" office:value-type="float" office:value="1968.125" calcext:value-type="float">
            <text:p>1968,125</text:p>
          </table:table-cell>
          <table:table-cell table:style-name="ce7" office:value-type="float" office:value="34.1" calcext:value-type="float">
            <text:p>34,1</text:p>
          </table:table-cell>
          <table:table-cell office:value-type="string" calcext:value-type="string">
            <text:p>BLS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30.28" calcext:value-type="float">
            <text:p>230,28</text:p>
          </table:table-cell>
          <table:table-cell table:number-columns-repeated="1005"/>
        </table:table-row>
        <table:table-row table:style-name="ro2">
          <table:table-cell table:style-name="ce4" table:formula="of:=[.H132]" office:value-type="float" office:value="1968.375" calcext:value-type="float">
            <text:p>1968,375</text:p>
          </table:table-cell>
          <table:table-cell table:style-name="ce4" table:formula="of:=100*([.I132]/[.O132])/([.I$8]/[.O$8])" office:value-type="float" office:value="104.9460135906" calcext:value-type="float">
            <text:p>104,9460135906</text:p>
          </table:table-cell>
          <table:table-cell table:number-columns-repeated="5"/>
          <table:table-cell table:formula="of:=[.H131]+0.25" office:value-type="float" office:value="1968.375" calcext:value-type="float">
            <text:p>1968,375</text:p>
          </table:table-cell>
          <table:table-cell table:style-name="ce10" office:value-type="float" office:value="17.3456741137554" calcext:value-type="float">
            <text:p>17,3456741138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1]+0.25" office:value-type="float" office:value="1968.375" calcext:value-type="float">
            <text:p>1968,375</text:p>
          </table:table-cell>
          <table:table-cell table:style-name="ce7" office:value-type="float" office:value="34.4" calcext:value-type="float">
            <text:p>34,4</text:p>
          </table:table-cell>
          <table:table-cell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3]" office:value-type="float" office:value="1968.625" calcext:value-type="float">
            <text:p>1968,625</text:p>
          </table:table-cell>
          <table:table-cell table:style-name="ce4" table:formula="of:=100*([.I133]/[.O133])/([.I$8]/[.O$8])" office:value-type="float" office:value="104.491807483085" calcext:value-type="float">
            <text:p>104,4918074831</text:p>
          </table:table-cell>
          <table:table-cell table:number-columns-repeated="5"/>
          <table:table-cell table:formula="of:=[.H132]+0.25" office:value-type="float" office:value="1968.625" calcext:value-type="float">
            <text:p>1968,625</text:p>
          </table:table-cell>
          <table:table-cell table:style-name="ce10" office:value-type="float" office:value="17.5216282687052" calcext:value-type="float">
            <text:p>17,5216282687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2]+0.25" office:value-type="float" office:value="1968.625" calcext:value-type="float">
            <text:p>1968,625</text:p>
          </table:table-cell>
          <table:table-cell table:style-name="ce7" office:value-type="float" office:value="34.9" calcext:value-type="float">
            <text:p>34,9</text:p>
          </table:table-cell>
          <table:table-cell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4]" office:value-type="float" office:value="1968.875" calcext:value-type="float">
            <text:p>1968,875</text:p>
          </table:table-cell>
          <table:table-cell table:style-name="ce4" table:formula="of:=100*([.I134]/[.O134])/([.I$8]/[.O$8])" office:value-type="float" office:value="105.215293515124" calcext:value-type="float">
            <text:p>105,2152935151</text:p>
          </table:table-cell>
          <table:table-cell table:number-columns-repeated="5"/>
          <table:table-cell table:formula="of:=[.H133]+0.25" office:value-type="float" office:value="1968.875" calcext:value-type="float">
            <text:p>1968,875</text:p>
          </table:table-cell>
          <table:table-cell table:style-name="ce10" office:value-type="float" office:value="17.8451568761934" calcext:value-type="float">
            <text:p>17,8451568762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3]+0.25" office:value-type="float" office:value="1968.875" calcext:value-type="float">
            <text:p>1968,875</text:p>
          </table:table-cell>
          <table:table-cell table:style-name="ce7" office:value-type="float" office:value="35.3" calcext:value-type="float">
            <text:p>35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5]" office:value-type="float" office:value="1969.125" calcext:value-type="float">
            <text:p>1969,125</text:p>
          </table:table-cell>
          <table:table-cell table:style-name="ce4" table:formula="of:=100*([.I135]/[.O135])/([.I$8]/[.O$8])" office:value-type="float" office:value="106.452386160523" calcext:value-type="float">
            <text:p>106,4523861605</text:p>
          </table:table-cell>
          <table:table-cell table:number-columns-repeated="5"/>
          <table:table-cell table:formula="of:=[.H134]+0.25" office:value-type="float" office:value="1969.125" calcext:value-type="float">
            <text:p>1969,125</text:p>
          </table:table-cell>
          <table:table-cell table:style-name="ce10" office:value-type="float" office:value="18.2084170670574" calcext:value-type="float">
            <text:p>18,2084170671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4]+0.25" office:value-type="float" office:value="1969.125" calcext:value-type="float">
            <text:p>1969,125</text:p>
          </table:table-cell>
          <table:table-cell table:style-name="ce7" office:value-type="float" office:value="35.6" calcext:value-type="float">
            <text:p>35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6]" office:value-type="float" office:value="1969.375" calcext:value-type="float">
            <text:p>1969,375</text:p>
          </table:table-cell>
          <table:table-cell table:style-name="ce4" table:formula="of:=100*([.I136]/[.O136])/([.I$8]/[.O$8])" office:value-type="float" office:value="105.668782279241" calcext:value-type="float">
            <text:p>105,6687822792</text:p>
          </table:table-cell>
          <table:table-cell table:style-name="ce7" table:number-columns-repeated="2"/>
          <table:table-cell table:number-columns-repeated="2"/>
          <table:table-cell table:style-name="ce7"/>
          <table:table-cell table:formula="of:=[.H135]+0.25" office:value-type="float" office:value="1969.375" calcext:value-type="float">
            <text:p>1969,375</text:p>
          </table:table-cell>
          <table:table-cell table:style-name="ce10" office:value-type="float" office:value="18.4297787458652" calcext:value-type="float">
            <text:p>18,4297787459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5]+0.25" office:value-type="float" office:value="1969.375" calcext:value-type="float">
            <text:p>1969,375</text:p>
          </table:table-cell>
          <table:table-cell table:style-name="ce7" office:value-type="float" office:value="36.3" calcext:value-type="float">
            <text:p>36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7]" office:value-type="float" office:value="1969.625" calcext:value-type="float">
            <text:p>1969,625</text:p>
          </table:table-cell>
          <table:table-cell table:style-name="ce4" table:formula="of:=100*([.I137]/[.O137])/([.I$8]/[.O$8])" office:value-type="float" office:value="106.255449823228" calcext:value-type="float">
            <text:p>106,2554498232</text:p>
          </table:table-cell>
          <table:table-cell table:number-columns-repeated="5"/>
          <table:table-cell table:formula="of:=[.H136]+0.25" office:value-type="float" office:value="1969.625" calcext:value-type="float">
            <text:p>1969,625</text:p>
          </table:table-cell>
          <table:table-cell table:style-name="ce10" office:value-type="float" office:value="18.7873629962469" calcext:value-type="float">
            <text:p>18,7873629962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6]+0.25" office:value-type="float" office:value="1969.625" calcext:value-type="float">
            <text:p>1969,625</text:p>
          </table:table-cell>
          <table:table-cell table:style-name="ce7" office:value-type="float" office:value="36.8" calcext:value-type="float">
            <text:p>36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8]" office:value-type="float" office:value="1969.875" calcext:value-type="float">
            <text:p>1969,875</text:p>
          </table:table-cell>
          <table:table-cell table:style-name="ce4" table:formula="of:=100*([.I138]/[.O138])/([.I$8]/[.O$8])" office:value-type="float" office:value="106.953073140552" calcext:value-type="float">
            <text:p>106,9530731406</text:p>
          </table:table-cell>
          <table:table-cell table:number-columns-repeated="5"/>
          <table:table-cell table:formula="of:=[.H137]+0.25" office:value-type="float" office:value="1969.875" calcext:value-type="float">
            <text:p>1969,875</text:p>
          </table:table-cell>
          <table:table-cell table:style-name="ce10" office:value-type="float" office:value="19.1676510085576" calcext:value-type="float">
            <text:p>19,1676510086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7]+0.25" office:value-type="float" office:value="1969.875" calcext:value-type="float">
            <text:p>1969,875</text:p>
          </table:table-cell>
          <table:table-cell table:style-name="ce7" office:value-type="float" office:value="37.3" calcext:value-type="float">
            <text:p>37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39]" office:value-type="float" office:value="1970.125" calcext:value-type="float">
            <text:p>1970,125</text:p>
          </table:table-cell>
          <table:table-cell table:style-name="ce4" table:formula="of:=100*([.I139]/[.O139])/([.I$8]/[.O$8])" office:value-type="float" office:value="107.851005531663" calcext:value-type="float">
            <text:p>107,8510055317</text:p>
          </table:table-cell>
          <table:table-cell table:number-columns-repeated="5"/>
          <table:table-cell table:formula="of:=[.H138]+0.25" office:value-type="float" office:value="1970.125" calcext:value-type="float">
            <text:p>1970,125</text:p>
          </table:table-cell>
          <table:table-cell table:style-name="ce10" office:value-type="float" office:value="19.5876706042441" calcext:value-type="float">
            <text:p>19,5876706042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8]+0.25" office:value-type="float" office:value="1970.125" calcext:value-type="float">
            <text:p>1970,125</text:p>
          </table:table-cell>
          <table:table-cell table:style-name="ce7" office:value-type="float" office:value="37.8" calcext:value-type="float">
            <text:p>37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0]" office:value-type="float" office:value="1970.375" calcext:value-type="float">
            <text:p>1970,375</text:p>
          </table:table-cell>
          <table:table-cell table:style-name="ce4" table:formula="of:=100*([.I140]/[.O140])/([.I$8]/[.O$8])" office:value-type="float" office:value="107.761794984688" calcext:value-type="float">
            <text:p>107,7617949847</text:p>
          </table:table-cell>
          <table:table-cell table:number-columns-repeated="5"/>
          <table:table-cell table:formula="of:=[.H139]+0.25" office:value-type="float" office:value="1970.375" calcext:value-type="float">
            <text:p>1970,375</text:p>
          </table:table-cell>
          <table:table-cell table:style-name="ce10" office:value-type="float" office:value="19.9339029736614" calcext:value-type="float">
            <text:p>19,9339029737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39]+0.25" office:value-type="float" office:value="1970.375" calcext:value-type="float">
            <text:p>1970,375</text:p>
          </table:table-cell>
          <table:table-cell table:style-name="ce7" office:value-type="float" office:value="38.5" calcext:value-type="float">
            <text:p>38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1]" office:value-type="float" office:value="1970.625" calcext:value-type="float">
            <text:p>1970,625</text:p>
          </table:table-cell>
          <table:table-cell table:style-name="ce4" table:formula="of:=100*([.I141]/[.O141])/([.I$8]/[.O$8])" office:value-type="float" office:value="108.439987462324" calcext:value-type="float">
            <text:p>108,4399874623</text:p>
          </table:table-cell>
          <table:table-cell table:number-columns-repeated="5"/>
          <table:table-cell table:formula="of:=[.H140]+0.25" office:value-type="float" office:value="1970.625" calcext:value-type="float">
            <text:p>1970,625</text:p>
          </table:table-cell>
          <table:table-cell table:style-name="ce10" office:value-type="float" office:value="20.3198669264543" calcext:value-type="float">
            <text:p>20,3198669265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0]+0.25" office:value-type="float" office:value="1970.625" calcext:value-type="float">
            <text:p>1970,625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2]" office:value-type="float" office:value="1970.875" calcext:value-type="float">
            <text:p>1970,875</text:p>
          </table:table-cell>
          <table:table-cell table:style-name="ce4" table:formula="of:=100*([.I142]/[.O142])/([.I$8]/[.O$8])" office:value-type="float" office:value="109.557814517383" calcext:value-type="float">
            <text:p>109,5578145174</text:p>
          </table:table-cell>
          <table:table-cell table:number-columns-repeated="5"/>
          <table:table-cell table:formula="of:=[.H141]+0.25" office:value-type="float" office:value="1970.875" calcext:value-type="float">
            <text:p>1970,875</text:p>
          </table:table-cell>
          <table:table-cell table:style-name="ce10" office:value-type="float" office:value="20.7398865221408" calcext:value-type="float">
            <text:p>20,7398865221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1]+0.25" office:value-type="float" office:value="1970.875" calcext:value-type="float">
            <text:p>1970,875</text:p>
          </table:table-cell>
          <table:table-cell table:style-name="ce7" office:value-type="float" office:value="39.4" calcext:value-type="float">
            <text:p>39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3]" office:value-type="float" office:value="1971.125" calcext:value-type="float">
            <text:p>1971,125</text:p>
          </table:table-cell>
          <table:table-cell table:style-name="ce4" table:formula="of:=100*([.I143]/[.O143])/([.I$8]/[.O$8])" office:value-type="float" office:value="109.169090435211" calcext:value-type="float">
            <text:p>109,1690904352</text:p>
          </table:table-cell>
          <table:table-cell table:number-columns-repeated="5"/>
          <table:table-cell table:formula="of:=[.H142]+0.25" office:value-type="float" office:value="1971.125" calcext:value-type="float">
            <text:p>1971,125</text:p>
          </table:table-cell>
          <table:table-cell table:style-name="ce10" office:value-type="float" office:value="20.8761090937148" calcext:value-type="float">
            <text:p>20,8761090937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2]+0.25" office:value-type="float" office:value="1971.125" calcext:value-type="float">
            <text:p>1971,125</text:p>
          </table:table-cell>
          <table:table-cell table:style-name="ce7" office:value-type="float" office:value="39.8" calcext:value-type="float">
            <text:p>39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4]" office:value-type="float" office:value="1971.375" calcext:value-type="float">
            <text:p>1971,375</text:p>
          </table:table-cell>
          <table:table-cell table:style-name="ce4" table:formula="of:=100*([.I144]/[.O144])/([.I$8]/[.O$8])" office:value-type="float" office:value="109.530747586424" calcext:value-type="float">
            <text:p>109,5307475864</text:p>
          </table:table-cell>
          <table:table-cell table:number-columns-repeated="5"/>
          <table:table-cell table:formula="of:=[.H143]+0.25" office:value-type="float" office:value="1971.375" calcext:value-type="float">
            <text:p>1971,375</text:p>
          </table:table-cell>
          <table:table-cell table:style-name="ce10" office:value-type="float" office:value="21.1031467130048" calcext:value-type="float">
            <text:p>21,103146713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3]+0.25" office:value-type="float" office:value="1971.375" calcext:value-type="float">
            <text:p>1971,375</text:p>
          </table:table-cell>
          <table:table-cell table:style-name="ce7" office:value-type="float" office:value="40.1" calcext:value-type="float">
            <text:p>40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5]" office:value-type="float" office:value="1971.625" calcext:value-type="float">
            <text:p>1971,625</text:p>
          </table:table-cell>
          <table:table-cell table:style-name="ce4" table:formula="of:=100*([.I145]/[.O145])/([.I$8]/[.O$8])" office:value-type="float" office:value="109.425358987176" calcext:value-type="float">
            <text:p>109,4253589872</text:p>
          </table:table-cell>
          <table:table-cell table:number-columns-repeated="5"/>
          <table:table-cell table:formula="of:=[.H144]+0.25" office:value-type="float" office:value="1971.625" calcext:value-type="float">
            <text:p>1971,625</text:p>
          </table:table-cell>
          <table:table-cell table:style-name="ce10" office:value-type="float" office:value="21.3982956180818" calcext:value-type="float">
            <text:p>21,3982956181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4]+0.25" office:value-type="float" office:value="1971.625" calcext:value-type="float">
            <text:p>1971,625</text:p>
          </table:table-cell>
          <table:table-cell table:style-name="ce7" office:value-type="float" office:value="40.7" calcext:value-type="float">
            <text:p>40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6]" office:value-type="float" office:value="1971.875" calcext:value-type="float">
            <text:p>1971,875</text:p>
          </table:table-cell>
          <table:table-cell table:style-name="ce4" table:formula="of:=100*([.I146]/[.O146])/([.I$8]/[.O$8])" office:value-type="float" office:value="110.190022910368" calcext:value-type="float">
            <text:p>110,1900229104</text:p>
          </table:table-cell>
          <table:table-cell table:number-columns-repeated="5"/>
          <table:table-cell table:formula="of:=[.H145]+0.25" office:value-type="float" office:value="1971.875" calcext:value-type="float">
            <text:p>1971,875</text:p>
          </table:table-cell>
          <table:table-cell table:style-name="ce10" office:value-type="float" office:value="21.653712939783" calcext:value-type="float">
            <text:p>21,6537129398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5]+0.25" office:value-type="float" office:value="1971.875" calcext:value-type="float">
            <text:p>1971,875</text:p>
          </table:table-cell>
          <table:table-cell table:style-name="ce7" office:value-type="float" office:value="40.9" calcext:value-type="float">
            <text:p>40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7]" office:value-type="float" office:value="1972.125" calcext:value-type="float">
            <text:p>1972,125</text:p>
          </table:table-cell>
          <table:table-cell table:style-name="ce4" table:formula="of:=100*([.I147]/[.O147])/([.I$8]/[.O$8])" office:value-type="float" office:value="110.602331134349" calcext:value-type="float">
            <text:p>110,6023311344</text:p>
          </table:table-cell>
          <table:table-cell table:number-columns-repeated="5"/>
          <table:table-cell table:formula="of:=[.H146]+0.25" office:value-type="float" office:value="1972.125" calcext:value-type="float">
            <text:p>1972,125</text:p>
          </table:table-cell>
          <table:table-cell table:style-name="ce10" office:value-type="float" office:value="21.8410189756973" calcext:value-type="float">
            <text:p>21,8410189757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6]+0.25" office:value-type="float" office:value="1972.125" calcext:value-type="float">
            <text:p>1972,125</text:p>
          </table:table-cell>
          <table:table-cell table:style-name="ce7" office:value-type="float" office:value="41.1" calcext:value-type="float">
            <text:p>41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8]" office:value-type="float" office:value="1972.375" calcext:value-type="float">
            <text:p>1972,375</text:p>
          </table:table-cell>
          <table:table-cell table:style-name="ce4" table:formula="of:=100*([.I148]/[.O148])/([.I$8]/[.O$8])" office:value-type="float" office:value="110.190997288817" calcext:value-type="float">
            <text:p>110,1909972888</text:p>
          </table:table-cell>
          <table:table-cell table:number-columns-repeated="5"/>
          <table:table-cell table:formula="of:=[.H147]+0.25" office:value-type="float" office:value="1972.375" calcext:value-type="float">
            <text:p>1972,375</text:p>
          </table:table-cell>
          <table:table-cell table:style-name="ce10" office:value-type="float" office:value="21.971565606789" calcext:value-type="float">
            <text:p>21,9715656068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7]+0.25" office:value-type="float" office:value="1972.375" calcext:value-type="float">
            <text:p>1972,375</text:p>
          </table:table-cell>
          <table:table-cell table:style-name="ce7" office:value-type="float" office:value="41.5" calcext:value-type="float">
            <text:p>41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49]" office:value-type="float" office:value="1972.625" calcext:value-type="float">
            <text:p>1972,625</text:p>
          </table:table-cell>
          <table:table-cell table:style-name="ce4" table:formula="of:=100*([.I149]/[.O149])/([.I$8]/[.O$8])" office:value-type="float" office:value="111.056248009691" calcext:value-type="float">
            <text:p>111,0562480097</text:p>
          </table:table-cell>
          <table:table-cell table:number-columns-repeated="5"/>
          <table:table-cell table:formula="of:=[.H148]+0.25" office:value-type="float" office:value="1972.625" calcext:value-type="float">
            <text:p>1972,625</text:p>
          </table:table-cell>
          <table:table-cell table:style-name="ce10" office:value-type="float" office:value="22.357529559582" calcext:value-type="float">
            <text:p>22,3575295596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8]+0.25" office:value-type="float" office:value="1972.625" calcext:value-type="float">
            <text:p>1972,625</text:p>
          </table:table-cell>
          <table:table-cell table:style-name="ce7" office:value-type="float" office:value="41.9" calcext:value-type="float">
            <text:p>41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0]" office:value-type="float" office:value="1972.875" calcext:value-type="float">
            <text:p>1972,875</text:p>
          </table:table-cell>
          <table:table-cell table:style-name="ce4" table:formula="of:=100*([.I150]/[.O150])/([.I$8]/[.O$8])" office:value-type="float" office:value="110.089852955629" calcext:value-type="float">
            <text:p>110,0898529556</text:p>
          </table:table-cell>
          <table:table-cell table:number-columns-repeated="5"/>
          <table:table-cell table:formula="of:=[.H149]+0.25" office:value-type="float" office:value="1972.875" calcext:value-type="float">
            <text:p>1972,875</text:p>
          </table:table-cell>
          <table:table-cell table:style-name="ce10" office:value-type="float" office:value="22.3745573810288" calcext:value-type="float">
            <text:p>22,374557381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49]+0.25" office:value-type="float" office:value="1972.875" calcext:value-type="float">
            <text:p>1972,875</text:p>
          </table:table-cell>
          <table:table-cell table:style-name="ce7" office:value-type="float" office:value="42.3" calcext:value-type="float">
            <text:p>42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1]" office:value-type="float" office:value="1973.125" calcext:value-type="float">
            <text:p>1973,125</text:p>
          </table:table-cell>
          <table:table-cell table:style-name="ce4" table:formula="of:=100*([.I151]/[.O151])/([.I$8]/[.O$8])" office:value-type="float" office:value="109.175918607074" calcext:value-type="float">
            <text:p>109,1759186071</text:p>
          </table:table-cell>
          <table:table-cell table:number-columns-repeated="5"/>
          <table:table-cell table:formula="of:=[.H150]+0.25" office:value-type="float" office:value="1973.125" calcext:value-type="float">
            <text:p>1973,125</text:p>
          </table:table-cell>
          <table:table-cell table:style-name="ce10" office:value-type="float" office:value="22.3461776786175" calcext:value-type="float">
            <text:p>22,3461776786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0]+0.25" office:value-type="float" office:value="1973.125" calcext:value-type="float">
            <text:p>1973,125</text:p>
          </table:table-cell>
          <table:table-cell table:style-name="ce7" office:value-type="float" office:value="42.6" calcext:value-type="float">
            <text:p>42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2]" office:value-type="float" office:value="1973.375" calcext:value-type="float">
            <text:p>1973,375</text:p>
          </table:table-cell>
          <table:table-cell table:style-name="ce4" table:formula="of:=100*([.I152]/[.O152])/([.I$8]/[.O$8])" office:value-type="float" office:value="106.969925615992" calcext:value-type="float">
            <text:p>106,969925616</text:p>
          </table:table-cell>
          <table:table-cell table:number-columns-repeated="5"/>
          <table:table-cell table:formula="of:=[.H151]+0.25" office:value-type="float" office:value="1973.375" calcext:value-type="float">
            <text:p>1973,375</text:p>
          </table:table-cell>
          <table:table-cell table:style-name="ce10" office:value-type="float" office:value="22.4086130239223" calcext:value-type="float">
            <text:p>22,4086130239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1]+0.25" office:value-type="float" office:value="1973.375" calcext:value-type="float">
            <text:p>1973,375</text:p>
          </table:table-cell>
          <table:table-cell table:style-name="ce7" office:value-type="float" office:value="43.6" calcext:value-type="float">
            <text:p>43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3]" office:value-type="float" office:value="1973.625" calcext:value-type="float">
            <text:p>1973,625</text:p>
          </table:table-cell>
          <table:table-cell table:style-name="ce4" table:formula="of:=100*([.I153]/[.O153])/([.I$8]/[.O$8])" office:value-type="float" office:value="106.212986193898" calcext:value-type="float">
            <text:p>106,2129861939</text:p>
          </table:table-cell>
          <table:table-cell table:number-columns-repeated="5"/>
          <table:table-cell table:formula="of:=[.H152]+0.25" office:value-type="float" office:value="1973.625" calcext:value-type="float">
            <text:p>1973,625</text:p>
          </table:table-cell>
          <table:table-cell table:style-name="ce10" office:value-type="float" office:value="22.607270940801" calcext:value-type="float">
            <text:p>22,6072709408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2]+0.25" office:value-type="float" office:value="1973.625" calcext:value-type="float">
            <text:p>1973,625</text:p>
          </table:table-cell>
          <table:table-cell table:style-name="ce7" office:value-type="float" office:value="44.3" calcext:value-type="float">
            <text:p>44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4]" office:value-type="float" office:value="1973.875" calcext:value-type="float">
            <text:p>1973,875</text:p>
          </table:table-cell>
          <table:table-cell table:style-name="ce4" table:formula="of:=100*([.I154]/[.O154])/([.I$8]/[.O$8])" office:value-type="float" office:value="105.076147804201" calcext:value-type="float">
            <text:p>105,0761478042</text:p>
          </table:table-cell>
          <table:table-cell table:number-columns-repeated="5"/>
          <table:table-cell table:formula="of:=[.H153]+0.25" office:value-type="float" office:value="1973.875" calcext:value-type="float">
            <text:p>1973,875</text:p>
          </table:table-cell>
          <table:table-cell table:style-name="ce10" office:value-type="float" office:value="23.0216145960052" calcext:value-type="float">
            <text:p>23,021614596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3]+0.25" office:value-type="float" office:value="1973.875" calcext:value-type="float">
            <text:p>1973,875</text:p>
          </table:table-cell>
          <table:table-cell table:style-name="ce7" office:value-type="float" office:value="45.6" calcext:value-type="float">
            <text:p>45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5]" office:value-type="float" office:value="1974.125" calcext:value-type="float">
            <text:p>1974,125</text:p>
          </table:table-cell>
          <table:table-cell table:style-name="ce4" table:formula="of:=100*([.I155]/[.O155])/([.I$8]/[.O$8])" office:value-type="float" office:value="105.204234126029" calcext:value-type="float">
            <text:p>105,204234126</text:p>
          </table:table-cell>
          <table:table-cell table:number-columns-repeated="5"/>
          <table:table-cell table:formula="of:=[.H154]+0.25" office:value-type="float" office:value="1974.125" calcext:value-type="float">
            <text:p>1974,125</text:p>
          </table:table-cell>
          <table:table-cell table:style-name="ce10" office:value-type="float" office:value="23.5551530013367" calcext:value-type="float">
            <text:p>23,5551530013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4]+0.25" office:value-type="float" office:value="1974.125" calcext:value-type="float">
            <text:p>1974,125</text:p>
          </table:table-cell>
          <table:table-cell table:style-name="ce7" office:value-type="float" office:value="46.6" calcext:value-type="float">
            <text:p>46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6]" office:value-type="float" office:value="1974.375" calcext:value-type="float">
            <text:p>1974,375</text:p>
          </table:table-cell>
          <table:table-cell table:style-name="ce4" table:formula="of:=100*([.I156]/[.O156])/([.I$8]/[.O$8])" office:value-type="float" office:value="104.05543768993" calcext:value-type="float">
            <text:p>104,0554376899</text:p>
          </table:table-cell>
          <table:table-cell table:number-columns-repeated="5"/>
          <table:table-cell table:formula="of:=[.H155]+0.25" office:value-type="float" office:value="1974.375" calcext:value-type="float">
            <text:p>1974,375</text:p>
          </table:table-cell>
          <table:table-cell table:style-name="ce10" office:value-type="float" office:value="23.9978763589522" calcext:value-type="float">
            <text:p>23,997876359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5]+0.25" office:value-type="float" office:value="1974.375" calcext:value-type="float">
            <text:p>1974,375</text:p>
          </table:table-cell>
          <table:table-cell table:style-name="ce7" office:value-type="float" office:value="48" calcext:value-type="float">
            <text:p>4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7]" office:value-type="float" office:value="1974.625" calcext:value-type="float">
            <text:p>1974,625</text:p>
          </table:table-cell>
          <table:table-cell table:style-name="ce4" table:formula="of:=100*([.I157]/[.O157])/([.I$8]/[.O$8])" office:value-type="float" office:value="103.1152365343" calcext:value-type="float">
            <text:p>103,1152365343</text:p>
          </table:table-cell>
          <table:table-cell table:number-columns-repeated="5"/>
          <table:table-cell table:formula="of:=[.H156]+0.25" office:value-type="float" office:value="1974.625" calcext:value-type="float">
            <text:p>1974,625</text:p>
          </table:table-cell>
          <table:table-cell table:style-name="ce10" office:value-type="float" office:value="24.4746553594612" calcext:value-type="float">
            <text:p>24,4746553595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6]+0.25" office:value-type="float" office:value="1974.625" calcext:value-type="float">
            <text:p>1974,625</text:p>
          </table:table-cell>
          <table:table-cell table:style-name="ce7" office:value-type="float" office:value="49.4" calcext:value-type="float">
            <text:p>49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8]" office:value-type="float" office:value="1974.875" calcext:value-type="float">
            <text:p>1974,875</text:p>
          </table:table-cell>
          <table:table-cell table:style-name="ce4" table:formula="of:=100*([.I158]/[.O158])/([.I$8]/[.O$8])" office:value-type="float" office:value="102.505183569897" calcext:value-type="float">
            <text:p>102,5051835699</text:p>
          </table:table-cell>
          <table:table-cell table:number-columns-repeated="5"/>
          <table:table-cell table:formula="of:=[.H157]+0.25" office:value-type="float" office:value="1974.875" calcext:value-type="float">
            <text:p>1974,875</text:p>
          </table:table-cell>
          <table:table-cell table:style-name="ce10" office:value-type="float" office:value="25.1671200982957" calcext:value-type="float">
            <text:p>25,1671200983</text:p>
          </table:table-cell>
          <table:table-cell office:value-type="string" calcext:value-type="string">
            <text:p>PHCPI</text:p>
          </table:table-cell>
          <table:table-cell table:number-columns-repeated="3"/>
          <table:table-cell table:style-name="ce7" table:formula="of:=[.N157]+0.25" office:value-type="float" office:value="1974.875" calcext:value-type="float">
            <text:p>1974,875</text:p>
          </table:table-cell>
          <table:table-cell table:style-name="ce7" office:value-type="float" office:value="51.1" calcext:value-type="float">
            <text:p>51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59]" office:value-type="float" office:value="1975.125" calcext:value-type="float">
            <text:p>1975,125</text:p>
          </table:table-cell>
          <table:table-cell table:style-name="ce4" table:formula="of:=100*([.I159]/[.O159])/([.I$8]/[.O$8])" office:value-type="float" office:value="105.163264736701" calcext:value-type="float">
            <text:p>105,1632647367</text:p>
          </table:table-cell>
          <table:table-cell table:number-columns-repeated="5"/>
          <table:table-cell table:formula="of:=[.H158]+0.25" office:value-type="float" office:value="1975.125" calcext:value-type="float">
            <text:p>1975,125</text:p>
          </table:table-cell>
          <table:table-cell table:style-name="ce10" office:value-type="float" office:value="26.3250119566746" calcext:value-type="float">
            <text:p>26,3250119567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58]+0.25" office:value-type="float" office:value="1975.125" calcext:value-type="float">
            <text:p>1975,125</text:p>
          </table:table-cell>
          <table:table-cell table:style-name="ce7" office:value-type="float" office:value="52.1" calcext:value-type="float">
            <text:p>52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0]" office:value-type="float" office:value="1975.375" calcext:value-type="float">
            <text:p>1975,375</text:p>
          </table:table-cell>
          <table:table-cell table:style-name="ce4" table:formula="of:=100*([.I160]/[.O160])/([.I$8]/[.O$8])" office:value-type="float" office:value="106.061801797692" calcext:value-type="float">
            <text:p>106,0618017977</text:p>
          </table:table-cell>
          <table:table-cell table:number-columns-repeated="5"/>
          <table:table-cell table:formula="of:=[.H159]+0.25" office:value-type="float" office:value="1975.375" calcext:value-type="float">
            <text:p>1975,375</text:p>
          </table:table-cell>
          <table:table-cell table:style-name="ce10" office:value-type="float" office:value="26.9576149950767" calcext:value-type="float">
            <text:p>26,957614995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59]+0.25" office:value-type="float" office:value="1975.375" calcext:value-type="float">
            <text:p>1975,375</text:p>
          </table:table-cell>
          <table:table-cell table:style-name="ce7" office:value-type="float" office:value="52.9" calcext:value-type="float">
            <text:p>52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1]" office:value-type="float" office:value="1975.625" calcext:value-type="float">
            <text:p>1975,625</text:p>
          </table:table-cell>
          <table:table-cell table:style-name="ce4" table:formula="of:=100*([.I161]/[.O161])/([.I$8]/[.O$8])" office:value-type="float" office:value="103.082301426261" calcext:value-type="float">
            <text:p>103,0823014263</text:p>
          </table:table-cell>
          <table:table-cell table:number-columns-repeated="5"/>
          <table:table-cell table:formula="of:=[.H160]+0.25" office:value-type="float" office:value="1975.625" calcext:value-type="float">
            <text:p>1975,625</text:p>
          </table:table-cell>
          <table:table-cell table:style-name="ce10" office:value-type="float" office:value="26.8441827261218" calcext:value-type="float">
            <text:p>26,844182726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0]+0.25" office:value-type="float" office:value="1975.625" calcext:value-type="float">
            <text:p>1975,625</text:p>
          </table:table-cell>
          <table:table-cell table:style-name="ce7" office:value-type="float" office:value="54.2" calcext:value-type="float">
            <text:p>54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2]" office:value-type="float" office:value="1975.875" calcext:value-type="float">
            <text:p>1975,875</text:p>
          </table:table-cell>
          <table:table-cell table:style-name="ce4" table:formula="of:=100*([.I162]/[.O162])/([.I$8]/[.O$8])" office:value-type="float" office:value="103.454990966045" calcext:value-type="float">
            <text:p>103,454990966</text:p>
          </table:table-cell>
          <table:table-cell table:number-columns-repeated="5"/>
          <table:table-cell table:formula="of:=[.H161]+0.25" office:value-type="float" office:value="1975.875" calcext:value-type="float">
            <text:p>1975,875</text:p>
          </table:table-cell>
          <table:table-cell table:style-name="ce10" office:value-type="float" office:value="27.2891862427908" calcext:value-type="float">
            <text:p>27,2891862428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1]+0.25" office:value-type="float" office:value="1975.875" calcext:value-type="float">
            <text:p>1975,875</text:p>
          </table:table-cell>
          <table:table-cell table:style-name="ce7" office:value-type="float" office:value="54.9" calcext:value-type="float">
            <text:p>54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3]" office:value-type="float" office:value="1976.125" calcext:value-type="float">
            <text:p>1976,125</text:p>
          </table:table-cell>
          <table:table-cell table:style-name="ce4" table:formula="of:=100*([.I163]/[.O163])/([.I$8]/[.O$8])" office:value-type="float" office:value="103.573326212686" calcext:value-type="float">
            <text:p>103,5733262127</text:p>
          </table:table-cell>
          <table:table-cell table:number-columns-repeated="5"/>
          <table:table-cell table:formula="of:=[.H162]+0.25" office:value-type="float" office:value="1976.125" calcext:value-type="float">
            <text:p>1976,125</text:p>
          </table:table-cell>
          <table:table-cell table:style-name="ce10" office:value-type="float" office:value="27.668748065832" calcext:value-type="float">
            <text:p>27,6687480658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2]+0.25" office:value-type="float" office:value="1976.125" calcext:value-type="float">
            <text:p>1976,125</text:p>
          </table:table-cell>
          <table:table-cell table:style-name="ce7" office:value-type="float" office:value="55.6" calcext:value-type="float">
            <text:p>55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4]" office:value-type="float" office:value="1976.375" calcext:value-type="float">
            <text:p>1976,375</text:p>
          </table:table-cell>
          <table:table-cell table:style-name="ce4" table:formula="of:=100*([.I164]/[.O164])/([.I$8]/[.O$8])" office:value-type="float" office:value="106.27582736805" calcext:value-type="float">
            <text:p>106,2758273681</text:p>
          </table:table-cell>
          <table:table-cell table:number-columns-repeated="5"/>
          <table:table-cell table:formula="of:=[.H163]+0.25" office:value-type="float" office:value="1976.375" calcext:value-type="float">
            <text:p>1976,375</text:p>
          </table:table-cell>
          <table:table-cell table:style-name="ce10" office:value-type="float" office:value="28.6460106906738" calcext:value-type="float">
            <text:p>28,6460106907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3]+0.25" office:value-type="float" office:value="1976.375" calcext:value-type="float">
            <text:p>1976,375</text:p>
          </table:table-cell>
          <table:table-cell table:style-name="ce7" office:value-type="float" office:value="56.1" calcext:value-type="float">
            <text:p>56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5]" office:value-type="float" office:value="1976.625" calcext:value-type="float">
            <text:p>1976,625</text:p>
          </table:table-cell>
          <table:table-cell table:style-name="ce4" table:formula="of:=100*([.I165]/[.O165])/([.I$8]/[.O$8])" office:value-type="float" office:value="105.464157303973" calcext:value-type="float">
            <text:p>105,464157304</text:p>
          </table:table-cell>
          <table:table-cell table:number-columns-repeated="5"/>
          <table:table-cell table:formula="of:=[.H164]+0.25" office:value-type="float" office:value="1976.625" calcext:value-type="float">
            <text:p>1976,625</text:p>
          </table:table-cell>
          <table:table-cell table:style-name="ce10" office:value-type="float" office:value="28.9339541426361" calcext:value-type="float">
            <text:p>28,933954142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4]+0.25" office:value-type="float" office:value="1976.625" calcext:value-type="float">
            <text:p>1976,625</text:p>
          </table:table-cell>
          <table:table-cell table:style-name="ce7" office:value-type="float" office:value="57.1" calcext:value-type="float">
            <text:p>57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6]" office:value-type="float" office:value="1976.875" calcext:value-type="float">
            <text:p>1976,875</text:p>
          </table:table-cell>
          <table:table-cell table:style-name="ce4" table:formula="of:=100*([.I166]/[.O166])/([.I$8]/[.O$8])" office:value-type="float" office:value="105.575226327178" calcext:value-type="float">
            <text:p>105,5752263272</text:p>
          </table:table-cell>
          <table:table-cell table:number-columns-repeated="5"/>
          <table:table-cell table:formula="of:=[.H165]+0.25" office:value-type="float" office:value="1976.875" calcext:value-type="float">
            <text:p>1976,875</text:p>
          </table:table-cell>
          <table:table-cell table:style-name="ce10" office:value-type="float" office:value="29.3702321001547" calcext:value-type="float">
            <text:p>29,3702321002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5]+0.25" office:value-type="float" office:value="1976.875" calcext:value-type="float">
            <text:p>1976,875</text:p>
          </table:table-cell>
          <table:table-cell table:style-name="ce7" office:value-type="float" office:value="57.9" calcext:value-type="float">
            <text:p>57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7]" office:value-type="float" office:value="1977.125" calcext:value-type="float">
            <text:p>1977,125</text:p>
          </table:table-cell>
          <table:table-cell table:style-name="ce4" table:formula="of:=100*([.I167]/[.O167])/([.I$8]/[.O$8])" office:value-type="float" office:value="107.891666173531" calcext:value-type="float">
            <text:p>107,8916661735</text:p>
          </table:table-cell>
          <table:table-cell table:number-columns-repeated="5"/>
          <table:table-cell table:formula="of:=[.H166]+0.25" office:value-type="float" office:value="1977.125" calcext:value-type="float">
            <text:p>1977,125</text:p>
          </table:table-cell>
          <table:table-cell table:style-name="ce10" office:value-type="float" office:value="30.3256808271206" calcext:value-type="float">
            <text:p>30,325680827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6]+0.25" office:value-type="float" office:value="1977.125" calcext:value-type="float">
            <text:p>1977,125</text:p>
          </table:table-cell>
          <table:table-cell table:style-name="ce7" office:value-type="float" office:value="58.5" calcext:value-type="float">
            <text:p>58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8]" office:value-type="float" office:value="1977.375" calcext:value-type="float">
            <text:p>1977,375</text:p>
          </table:table-cell>
          <table:table-cell table:style-name="ce4" table:formula="of:=100*([.I168]/[.O168])/([.I$8]/[.O$8])" office:value-type="float" office:value="110.022026004105" calcext:value-type="float">
            <text:p>110,0220260041</text:p>
          </table:table-cell>
          <table:table-cell table:number-columns-repeated="5"/>
          <table:table-cell table:formula="of:=[.H167]+0.25" office:value-type="float" office:value="1977.375" calcext:value-type="float">
            <text:p>1977,375</text:p>
          </table:table-cell>
          <table:table-cell table:style-name="ce10" office:value-type="float" office:value="31.717407511605" calcext:value-type="float">
            <text:p>31,717407511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7]+0.25" office:value-type="float" office:value="1977.375" calcext:value-type="float">
            <text:p>1977,375</text:p>
          </table:table-cell>
          <table:table-cell table:style-name="ce7" office:value-type="float" office:value="60" calcext:value-type="float">
            <text:p>60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69]" office:value-type="float" office:value="1977.625" calcext:value-type="float">
            <text:p>1977,625</text:p>
          </table:table-cell>
          <table:table-cell table:style-name="ce4" table:formula="of:=100*([.I169]/[.O169])/([.I$8]/[.O$8])" office:value-type="float" office:value="110.644740697929" calcext:value-type="float">
            <text:p>110,6447406979</text:p>
          </table:table-cell>
          <table:table-cell table:number-columns-repeated="5"/>
          <table:table-cell table:formula="of:=[.H168]+0.25" office:value-type="float" office:value="1977.625" calcext:value-type="float">
            <text:p>1977,625</text:p>
          </table:table-cell>
          <table:table-cell table:style-name="ce10" office:value-type="float" office:value="32.4285405823604" calcext:value-type="float">
            <text:p>32,428540582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8]+0.25" office:value-type="float" office:value="1977.625" calcext:value-type="float">
            <text:p>1977,625</text:p>
          </table:table-cell>
          <table:table-cell table:style-name="ce7" office:value-type="float" office:value="61" calcext:value-type="float">
            <text:p>6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0]" office:value-type="float" office:value="1977.875" calcext:value-type="float">
            <text:p>1977,875</text:p>
          </table:table-cell>
          <table:table-cell table:style-name="ce4" table:formula="of:=100*([.I170]/[.O170])/([.I$8]/[.O$8])" office:value-type="float" office:value="113.325890412417" calcext:value-type="float">
            <text:p>113,3258904124</text:p>
          </table:table-cell>
          <table:table-cell table:number-columns-repeated="5"/>
          <table:table-cell table:formula="of:=[.H169]+0.25" office:value-type="float" office:value="1977.875" calcext:value-type="float">
            <text:p>1977,875</text:p>
          </table:table-cell>
          <table:table-cell table:style-name="ce10" office:value-type="float" office:value="33.5410493740329" calcext:value-type="float">
            <text:p>33,54104937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69]+0.25" office:value-type="float" office:value="1977.875" calcext:value-type="float">
            <text:p>1977,875</text:p>
          </table:table-cell>
          <table:table-cell table:style-name="ce7" office:value-type="float" office:value="61.6" calcext:value-type="float">
            <text:p>61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1]" office:value-type="float" office:value="1978.125" calcext:value-type="float">
            <text:p>1978,125</text:p>
          </table:table-cell>
          <table:table-cell table:style-name="ce4" table:formula="of:=100*([.I171]/[.O171])/([.I$8]/[.O$8])" office:value-type="float" office:value="115.267973059685" calcext:value-type="float">
            <text:p>115,2679730597</text:p>
          </table:table-cell>
          <table:table-cell table:number-columns-repeated="5"/>
          <table:table-cell table:formula="of:=[.H170]+0.25" office:value-type="float" office:value="1978.125" calcext:value-type="float">
            <text:p>1978,125</text:p>
          </table:table-cell>
          <table:table-cell table:style-name="ce10" office:value-type="float" office:value="34.6142931495288" calcext:value-type="float">
            <text:p>34,6142931495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0]+0.25" office:value-type="float" office:value="1978.125" calcext:value-type="float">
            <text:p>1978,125</text:p>
          </table:table-cell>
          <table:table-cell table:style-name="ce7" office:value-type="float" office:value="62.5" calcext:value-type="float">
            <text:p>62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2]" office:value-type="float" office:value="1978.375" calcext:value-type="float">
            <text:p>1978,375</text:p>
          </table:table-cell>
          <table:table-cell table:style-name="ce4" table:formula="of:=100*([.I172]/[.O172])/([.I$8]/[.O$8])" office:value-type="float" office:value="117.346596501398" calcext:value-type="float">
            <text:p>117,3465965014</text:p>
          </table:table-cell>
          <table:table-cell table:number-columns-repeated="5"/>
          <table:table-cell table:formula="of:=[.H171]+0.25" office:value-type="float" office:value="1978.375" calcext:value-type="float">
            <text:p>1978,375</text:p>
          </table:table-cell>
          <table:table-cell table:style-name="ce10" office:value-type="float" office:value="36.0278337318892" calcext:value-type="float">
            <text:p>36,027833731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1]+0.25" office:value-type="float" office:value="1978.375" calcext:value-type="float">
            <text:p>1978,375</text:p>
          </table:table-cell>
          <table:table-cell table:style-name="ce7" office:value-type="float" office:value="63.9" calcext:value-type="float">
            <text:p>63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3]" office:value-type="float" office:value="1978.625" calcext:value-type="float">
            <text:p>1978,625</text:p>
          </table:table-cell>
          <table:table-cell table:style-name="ce4" table:formula="of:=100*([.I173]/[.O173])/([.I$8]/[.O$8])" office:value-type="float" office:value="117.393314475435" calcext:value-type="float">
            <text:p>117,3933144754</text:p>
          </table:table-cell>
          <table:table-cell table:number-columns-repeated="5"/>
          <table:table-cell table:formula="of:=[.H172]+0.25" office:value-type="float" office:value="1978.625" calcext:value-type="float">
            <text:p>1978,625</text:p>
          </table:table-cell>
          <table:table-cell table:style-name="ce10" office:value-type="float" office:value="37.0574497116331" calcext:value-type="float">
            <text:p>37,057449711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2]+0.25" office:value-type="float" office:value="1978.625" calcext:value-type="float">
            <text:p>1978,625</text:p>
          </table:table-cell>
          <table:table-cell table:style-name="ce7" office:value-type="float" office:value="65.7" calcext:value-type="float">
            <text:p>65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4]" office:value-type="float" office:value="1978.875" calcext:value-type="float">
            <text:p>1978,875</text:p>
          </table:table-cell>
          <table:table-cell table:style-name="ce4" table:formula="of:=100*([.I174]/[.O174])/([.I$8]/[.O$8])" office:value-type="float" office:value="118.394730668662" calcext:value-type="float">
            <text:p>118,3947306687</text:p>
          </table:table-cell>
          <table:table-cell table:number-columns-repeated="5"/>
          <table:table-cell table:formula="of:=[.H173]+0.25" office:value-type="float" office:value="1978.875" calcext:value-type="float">
            <text:p>1978,875</text:p>
          </table:table-cell>
          <table:table-cell table:style-name="ce10" office:value-type="float" office:value="38.1699585033057" calcext:value-type="float">
            <text:p>38,1699585033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3]+0.25" office:value-type="float" office:value="1978.875" calcext:value-type="float">
            <text:p>1978,875</text:p>
          </table:table-cell>
          <table:table-cell table:style-name="ce7" office:value-type="float" office:value="67.1" calcext:value-type="float">
            <text:p>67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5]" office:value-type="float" office:value="1979.125" calcext:value-type="float">
            <text:p>1979,125</text:p>
          </table:table-cell>
          <table:table-cell table:style-name="ce4" table:formula="of:=100*([.I175]/[.O175])/([.I$8]/[.O$8])" office:value-type="float" office:value="121.805265093873" calcext:value-type="float">
            <text:p>121,8052650939</text:p>
          </table:table-cell>
          <table:table-cell table:number-columns-repeated="5"/>
          <table:table-cell table:formula="of:=[.H174]+0.25" office:value-type="float" office:value="1979.125" calcext:value-type="float">
            <text:p>1979,125</text:p>
          </table:table-cell>
          <table:table-cell table:style-name="ce10" office:value-type="float" office:value="39.9717864678576" calcext:value-type="float">
            <text:p>39,971786467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4]+0.25" office:value-type="float" office:value="1979.125" calcext:value-type="float">
            <text:p>1979,125</text:p>
          </table:table-cell>
          <table:table-cell table:style-name="ce7" office:value-type="float" office:value="68.3" calcext:value-type="float">
            <text:p>68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6]" office:value-type="float" office:value="1979.375" calcext:value-type="float">
            <text:p>1979,375</text:p>
          </table:table-cell>
          <table:table-cell table:style-name="ce4" table:formula="of:=100*([.I176]/[.O176])/([.I$8]/[.O$8])" office:value-type="float" office:value="121.386880161798" calcext:value-type="float">
            <text:p>121,3868801618</text:p>
          </table:table-cell>
          <table:table-cell table:number-columns-repeated="5"/>
          <table:table-cell table:formula="of:=[.H175]+0.25" office:value-type="float" office:value="1979.375" calcext:value-type="float">
            <text:p>1979,375</text:p>
          </table:table-cell>
          <table:table-cell table:style-name="ce10" office:value-type="float" office:value="41.1759136306091" calcext:value-type="float">
            <text:p>41,175913630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5]+0.25" office:value-type="float" office:value="1979.375" calcext:value-type="float">
            <text:p>1979,375</text:p>
          </table:table-cell>
          <table:table-cell table:style-name="ce7" office:value-type="float" office:value="70.6" calcext:value-type="float">
            <text:p>70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7]" office:value-type="float" office:value="1979.625" calcext:value-type="float">
            <text:p>1979,625</text:p>
          </table:table-cell>
          <table:table-cell table:style-name="ce4" table:formula="of:=100*([.I177]/[.O177])/([.I$8]/[.O$8])" office:value-type="float" office:value="119.794340866397" calcext:value-type="float">
            <text:p>119,7943408664</text:p>
          </table:table-cell>
          <table:table-cell table:number-columns-repeated="5"/>
          <table:table-cell table:formula="of:=[.H176]+0.25" office:value-type="float" office:value="1979.625" calcext:value-type="float">
            <text:p>1979,625</text:p>
          </table:table-cell>
          <table:table-cell table:style-name="ce10" office:value-type="float" office:value="42.0746462230975" calcext:value-type="float">
            <text:p>42,074646223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6]+0.25" office:value-type="float" office:value="1979.625" calcext:value-type="float">
            <text:p>1979,625</text:p>
          </table:table-cell>
          <table:table-cell table:style-name="ce7" office:value-type="float" office:value="73.1" calcext:value-type="float">
            <text:p>73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8]" office:value-type="float" office:value="1979.875" calcext:value-type="float">
            <text:p>1979,875</text:p>
          </table:table-cell>
          <table:table-cell table:style-name="ce4" table:formula="of:=100*([.I178]/[.O178])/([.I$8]/[.O$8])" office:value-type="float" office:value="118.815673843293" calcext:value-type="float">
            <text:p>118,8156738433</text:p>
          </table:table-cell>
          <table:table-cell table:number-columns-repeated="5"/>
          <table:table-cell table:formula="of:=[.H177]+0.25" office:value-type="float" office:value="1979.875" calcext:value-type="float">
            <text:p>1979,875</text:p>
          </table:table-cell>
          <table:table-cell table:style-name="ce10" office:value-type="float" office:value="42.929751019834" calcext:value-type="float">
            <text:p>42,9297510198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7]+0.25" office:value-type="float" office:value="1979.875" calcext:value-type="float">
            <text:p>1979,875</text:p>
          </table:table-cell>
          <table:table-cell table:style-name="ce7" office:value-type="float" office:value="75.2" calcext:value-type="float">
            <text:p>75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79]" office:value-type="float" office:value="1980.125" calcext:value-type="float">
            <text:p>1980,125</text:p>
          </table:table-cell>
          <table:table-cell table:style-name="ce4" table:formula="of:=100*([.I179]/[.O179])/([.I$8]/[.O$8])" office:value-type="float" office:value="116.71236797782" calcext:value-type="float">
            <text:p>116,7123679778</text:p>
          </table:table-cell>
          <table:table-cell table:number-columns-repeated="5"/>
          <table:table-cell table:formula="of:=[.H178]+0.25" office:value-type="float" office:value="1980.125" calcext:value-type="float">
            <text:p>1980,125</text:p>
          </table:table-cell>
          <table:table-cell table:style-name="ce10" office:value-type="float" office:value="43.6277957518638" calcext:value-type="float">
            <text:p>43,627795751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8]+0.25" office:value-type="float" office:value="1980.125" calcext:value-type="float">
            <text:p>1980,125</text:p>
          </table:table-cell>
          <table:table-cell table:style-name="ce7" office:value-type="float" office:value="77.8" calcext:value-type="float">
            <text:p>77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0]" office:value-type="float" office:value="1980.375" calcext:value-type="float">
            <text:p>1980,375</text:p>
          </table:table-cell>
          <table:table-cell table:style-name="ce4" table:formula="of:=100*([.I180]/[.O180])/([.I$8]/[.O$8])" office:value-type="float" office:value="113.839082385418" calcext:value-type="float">
            <text:p>113,8390823854</text:p>
          </table:table-cell>
          <table:table-cell table:number-columns-repeated="5"/>
          <table:table-cell table:formula="of:=[.H179]+0.25" office:value-type="float" office:value="1980.375" calcext:value-type="float">
            <text:p>1980,375</text:p>
          </table:table-cell>
          <table:table-cell table:style-name="ce10" office:value-type="float" office:value="44.3040265860177" calcext:value-type="float">
            <text:p>44,30402658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79]+0.25" office:value-type="float" office:value="1980.375" calcext:value-type="float">
            <text:p>1980,375</text:p>
          </table:table-cell>
          <table:table-cell table:style-name="ce7" office:value-type="float" office:value="81" calcext:value-type="float">
            <text:p>8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1]" office:value-type="float" office:value="1980.625" calcext:value-type="float">
            <text:p>1980,625</text:p>
          </table:table-cell>
          <table:table-cell table:style-name="ce4" table:formula="of:=100*([.I181]/[.O181])/([.I$8]/[.O$8])" office:value-type="float" office:value="114.935630338288" calcext:value-type="float">
            <text:p>114,9356303383</text:p>
          </table:table-cell>
          <table:table-cell table:number-columns-repeated="5"/>
          <table:table-cell table:formula="of:=[.H180]+0.25" office:value-type="float" office:value="1980.625" calcext:value-type="float">
            <text:p>1980,625</text:p>
          </table:table-cell>
          <table:table-cell table:style-name="ce10" office:value-type="float" office:value="45.6695765930511" calcext:value-type="float">
            <text:p>45,669576593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0]+0.25" office:value-type="float" office:value="1980.625" calcext:value-type="float">
            <text:p>1980,625</text:p>
          </table:table-cell>
          <table:table-cell table:style-name="ce7" office:value-type="float" office:value="82.7" calcext:value-type="float">
            <text:p>82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2]" office:value-type="float" office:value="1980.875" calcext:value-type="float">
            <text:p>1980,875</text:p>
          </table:table-cell>
          <table:table-cell table:style-name="ce4" table:formula="of:=100*([.I182]/[.O182])/([.I$8]/[.O$8])" office:value-type="float" office:value="112.367750079846" calcext:value-type="float">
            <text:p>112,3677500798</text:p>
          </table:table-cell>
          <table:table-cell table:number-columns-repeated="5"/>
          <table:table-cell table:formula="of:=[.H181]+0.25" office:value-type="float" office:value="1980.875" calcext:value-type="float">
            <text:p>1980,875</text:p>
          </table:table-cell>
          <table:table-cell table:style-name="ce10" office:value-type="float" office:value="45.7830088620059" calcext:value-type="float">
            <text:p>45,783008862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1]+0.25" office:value-type="float" office:value="1980.875" calcext:value-type="float">
            <text:p>1980,875</text:p>
          </table:table-cell>
          <table:table-cell table:style-name="ce7" office:value-type="float" office:value="84.8" calcext:value-type="float">
            <text:p>84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3]" office:value-type="float" office:value="1981.125" calcext:value-type="float">
            <text:p>1981,125</text:p>
          </table:table-cell>
          <table:table-cell table:style-name="ce4" table:formula="of:=100*([.I183]/[.O183])/([.I$8]/[.O$8])" office:value-type="float" office:value="110.204674152383" calcext:value-type="float">
            <text:p>110,2046741524</text:p>
          </table:table-cell>
          <table:table-cell table:number-columns-repeated="5"/>
          <table:table-cell table:formula="of:=[.H182]+0.25" office:value-type="float" office:value="1981.125" calcext:value-type="float">
            <text:p>1981,125</text:p>
          </table:table-cell>
          <table:table-cell table:style-name="ce10" office:value-type="float" office:value="46.066589534393" calcext:value-type="float">
            <text:p>46,066589534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2]+0.25" office:value-type="float" office:value="1981.125" calcext:value-type="float">
            <text:p>1981,125</text:p>
          </table:table-cell>
          <table:table-cell table:style-name="ce7" office:value-type="float" office:value="87" calcext:value-type="float">
            <text:p>8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4]" office:value-type="float" office:value="1981.375" calcext:value-type="float">
            <text:p>1981,375</text:p>
          </table:table-cell>
          <table:table-cell table:style-name="ce4" table:formula="of:=100*([.I184]/[.O184])/([.I$8]/[.O$8])" office:value-type="float" office:value="110.185592296776" calcext:value-type="float">
            <text:p>110,1855922968</text:p>
          </table:table-cell>
          <table:table-cell table:number-columns-repeated="5"/>
          <table:table-cell table:formula="of:=[.H183]+0.25" office:value-type="float" office:value="1981.375" calcext:value-type="float">
            <text:p>1981,375</text:p>
          </table:table-cell>
          <table:table-cell table:style-name="ce10" office:value-type="float" office:value="47.1703727669152" calcext:value-type="float">
            <text:p>47,170372766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3]+0.25" office:value-type="float" office:value="1981.375" calcext:value-type="float">
            <text:p>1981,375</text:p>
          </table:table-cell>
          <table:table-cell table:style-name="ce7" office:value-type="float" office:value="89.1" calcext:value-type="float">
            <text:p>89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5]" office:value-type="float" office:value="1981.625" calcext:value-type="float">
            <text:p>1981,625</text:p>
          </table:table-cell>
          <table:table-cell table:style-name="ce4" table:formula="of:=100*([.I185]/[.O185])/([.I$8]/[.O$8])" office:value-type="float" office:value="108.635540834108" calcext:value-type="float">
            <text:p>108,6355408341</text:p>
          </table:table-cell>
          <table:table-cell table:number-columns-repeated="5"/>
          <table:table-cell table:formula="of:=[.H184]+0.25" office:value-type="float" office:value="1981.625" calcext:value-type="float">
            <text:p>1981,625</text:p>
          </table:table-cell>
          <table:table-cell table:style-name="ce10" office:value-type="float" office:value="47.8117013644676" calcext:value-type="float">
            <text:p>47,8117013645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4]+0.25" office:value-type="float" office:value="1981.625" calcext:value-type="float">
            <text:p>1981,625</text:p>
          </table:table-cell>
          <table:table-cell table:style-name="ce7" office:value-type="float" office:value="91.6" calcext:value-type="float">
            <text:p>91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6]" office:value-type="float" office:value="1981.875" calcext:value-type="float">
            <text:p>1981,875</text:p>
          </table:table-cell>
          <table:table-cell table:style-name="ce4" table:formula="of:=100*([.I186]/[.O186])/([.I$8]/[.O$8])" office:value-type="float" office:value="106.872465695737" calcext:value-type="float">
            <text:p>106,8724656957</text:p>
          </table:table-cell>
          <table:table-cell table:number-columns-repeated="5"/>
          <table:table-cell table:formula="of:=[.H185]+0.25" office:value-type="float" office:value="1981.875" calcext:value-type="float">
            <text:p>1981,875</text:p>
          </table:table-cell>
          <table:table-cell table:style-name="ce10" office:value-type="float" office:value="47.9600358700239" calcext:value-type="float">
            <text:p>47,96003587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5]+0.25" office:value-type="float" office:value="1981.875" calcext:value-type="float">
            <text:p>1981,875</text:p>
          </table:table-cell>
          <table:table-cell table:style-name="ce7" office:value-type="float" office:value="93.4" calcext:value-type="float">
            <text:p>93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7]" office:value-type="float" office:value="1982.125" calcext:value-type="float">
            <text:p>1982,125</text:p>
          </table:table-cell>
          <table:table-cell table:style-name="ce4" table:formula="of:=100*([.I187]/[.O187])/([.I$8]/[.O$8])" office:value-type="float" office:value="106.979076310258" calcext:value-type="float">
            <text:p>106,9790763103</text:p>
          </table:table-cell>
          <table:table-cell table:number-columns-repeated="5"/>
          <table:table-cell table:formula="of:=[.H186]+0.25" office:value-type="float" office:value="1982.125" calcext:value-type="float">
            <text:p>1982,125</text:p>
          </table:table-cell>
          <table:table-cell table:style-name="ce10" office:value-type="float" office:value="48.4704810803207" calcext:value-type="float">
            <text:p>48,4704810803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6]+0.25" office:value-type="float" office:value="1982.125" calcext:value-type="float">
            <text:p>1982,125</text:p>
          </table:table-cell>
          <table:table-cell table:style-name="ce7" office:value-type="float" office:value="94.3" calcext:value-type="float">
            <text:p>94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8]" office:value-type="float" office:value="1982.375" calcext:value-type="float">
            <text:p>1982,375</text:p>
          </table:table-cell>
          <table:table-cell table:style-name="ce4" table:formula="of:=100*([.I188]/[.O188])/([.I$8]/[.O$8])" office:value-type="float" office:value="106.800253442006" calcext:value-type="float">
            <text:p>106,800253442</text:p>
          </table:table-cell>
          <table:table-cell table:number-columns-repeated="5"/>
          <table:table-cell table:formula="of:=[.H187]+0.25" office:value-type="float" office:value="1982.375" calcext:value-type="float">
            <text:p>1982,375</text:p>
          </table:table-cell>
          <table:table-cell table:style-name="ce10" office:value-type="float" office:value="48.6973456182304" calcext:value-type="float">
            <text:p>48,6973456182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7]+0.25" office:value-type="float" office:value="1982.375" calcext:value-type="float">
            <text:p>1982,375</text:p>
          </table:table-cell>
          <table:table-cell table:style-name="ce7" office:value-type="float" office:value="94.9" calcext:value-type="float">
            <text:p>94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89]" office:value-type="float" office:value="1982.625" calcext:value-type="float">
            <text:p>1982,625</text:p>
          </table:table-cell>
          <table:table-cell table:style-name="ce4" table:formula="of:=100*([.I189]/[.O189])/([.I$8]/[.O$8])" office:value-type="float" office:value="103.309646341216" calcext:value-type="float">
            <text:p>103,3096463412</text:p>
          </table:table-cell>
          <table:table-cell table:number-columns-repeated="5"/>
          <table:table-cell table:formula="of:=[.H188]+0.25" office:value-type="float" office:value="1982.625" calcext:value-type="float">
            <text:p>1982,625</text:p>
          </table:table-cell>
          <table:table-cell table:style-name="ce10" office:value-type="float" office:value="48.3963138275426" calcext:value-type="float">
            <text:p>48,3963138275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8]+0.25" office:value-type="float" office:value="1982.625" calcext:value-type="float">
            <text:p>1982,625</text:p>
          </table:table-cell>
          <table:table-cell table:style-name="ce7" office:value-type="float" office:value="97.5" calcext:value-type="float">
            <text:p>97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0]" office:value-type="float" office:value="1982.875" calcext:value-type="float">
            <text:p>1982,875</text:p>
          </table:table-cell>
          <table:table-cell table:style-name="ce4" table:formula="of:=100*([.I190]/[.O190])/([.I$8]/[.O$8])" office:value-type="float" office:value="103.312956172077" calcext:value-type="float">
            <text:p>103,3129561721</text:p>
          </table:table-cell>
          <table:table-cell table:number-columns-repeated="5"/>
          <table:table-cell table:formula="of:=[.H189]+0.25" office:value-type="float" office:value="1982.875" calcext:value-type="float">
            <text:p>1982,875</text:p>
          </table:table-cell>
          <table:table-cell table:style-name="ce10" office:value-type="float" office:value="48.7453361935575" calcext:value-type="float">
            <text:p>48,745336193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89]+0.25" office:value-type="float" office:value="1982.875" calcext:value-type="float">
            <text:p>1982,875</text:p>
          </table:table-cell>
          <table:table-cell table:style-name="ce7" office:value-type="float" office:value="98.2" calcext:value-type="float">
            <text:p>98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1]" office:value-type="float" office:value="1983.125" calcext:value-type="float">
            <text:p>1983,125</text:p>
          </table:table-cell>
          <table:table-cell table:style-name="ce4" table:formula="of:=100*([.I191]/[.O191])/([.I$8]/[.O$8])" office:value-type="float" office:value="105.638822615396" calcext:value-type="float">
            <text:p>105,6388226154</text:p>
          </table:table-cell>
          <table:table-cell table:number-columns-repeated="5"/>
          <table:table-cell table:formula="of:=[.H190]+0.25" office:value-type="float" office:value="1983.125" calcext:value-type="float">
            <text:p>1983,125</text:p>
          </table:table-cell>
          <table:table-cell table:style-name="ce10" office:value-type="float" office:value="49.6397060064707" calcext:value-type="float">
            <text:p>49,6397060065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0]+0.25" office:value-type="float" office:value="1983.125" calcext:value-type="float">
            <text:p>1983,125</text:p>
          </table:table-cell>
          <table:table-cell table:style-name="ce7" office:value-type="float" office:value="97.8" calcext:value-type="float">
            <text:p>97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2]" office:value-type="float" office:value="1983.375" calcext:value-type="float">
            <text:p>1983,375</text:p>
          </table:table-cell>
          <table:table-cell table:style-name="ce4" table:formula="of:=100*([.I192]/[.O192])/([.I$8]/[.O$8])" office:value-type="float" office:value="106.043366088424" calcext:value-type="float">
            <text:p>106,0433660884</text:p>
          </table:table-cell>
          <table:table-cell table:number-columns-repeated="5"/>
          <table:table-cell table:formula="of:=[.H191]+0.25" office:value-type="float" office:value="1983.375" calcext:value-type="float">
            <text:p>1983,375</text:p>
          </table:table-cell>
          <table:table-cell table:style-name="ce10" office:value-type="float" office:value="50.2374068082712" calcext:value-type="float">
            <text:p>50,2374068083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1]+0.25" office:value-type="float" office:value="1983.375" calcext:value-type="float">
            <text:p>1983,375</text:p>
          </table:table-cell>
          <table:table-cell table:style-name="ce7" office:value-type="float" office:value="98.6" calcext:value-type="float">
            <text:p>98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3]" office:value-type="float" office:value="1983.625" calcext:value-type="float">
            <text:p>1983,625</text:p>
          </table:table-cell>
          <table:table-cell table:style-name="ce4" table:formula="of:=100*([.I193]/[.O193])/([.I$8]/[.O$8])" office:value-type="float" office:value="105.317852816467" calcext:value-type="float">
            <text:p>105,3178528165</text:p>
          </table:table-cell>
          <table:table-cell table:number-columns-repeated="5"/>
          <table:table-cell table:formula="of:=[.H192]+0.25" office:value-type="float" office:value="1983.625" calcext:value-type="float">
            <text:p>1983,625</text:p>
          </table:table-cell>
          <table:table-cell table:style-name="ce10" office:value-type="float" office:value="50.5515269376846" calcext:value-type="float">
            <text:p>50,5515269377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2]+0.25" office:value-type="float" office:value="1983.625" calcext:value-type="float">
            <text:p>1983,625</text:p>
          </table:table-cell>
          <table:table-cell table:style-name="ce7" office:value-type="float" office:value="99.9" calcext:value-type="float">
            <text:p>99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4]" office:value-type="float" office:value="1983.875" calcext:value-type="float">
            <text:p>1983,875</text:p>
          </table:table-cell>
          <table:table-cell table:style-name="ce4" table:formula="of:=100*([.I194]/[.O194])/([.I$8]/[.O$8])" office:value-type="float" office:value="104.55741041533" calcext:value-type="float">
            <text:p>104,5574104153</text:p>
          </table:table-cell>
          <table:table-cell table:number-columns-repeated="5"/>
          <table:table-cell table:formula="of:=[.H193]+0.25" office:value-type="float" office:value="1983.875" calcext:value-type="float">
            <text:p>1983,875</text:p>
          </table:table-cell>
          <table:table-cell table:style-name="ce10" office:value-type="float" office:value="50.7391264594176" calcext:value-type="float">
            <text:p>50,739126459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3]+0.25" office:value-type="float" office:value="1983.875" calcext:value-type="float">
            <text:p>1983,875</text:p>
          </table:table-cell>
          <table:table-cell table:style-name="ce7" office:value-type="float" office:value="101" calcext:value-type="float">
            <text:p>10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5]" office:value-type="float" office:value="1984.125" calcext:value-type="float">
            <text:p>1984,125</text:p>
          </table:table-cell>
          <table:table-cell table:style-name="ce4" table:formula="of:=100*([.I195]/[.O195])/([.I$8]/[.O$8])" office:value-type="float" office:value="105.166617019446" calcext:value-type="float">
            <text:p>105,1666170194</text:p>
          </table:table-cell>
          <table:table-cell table:number-columns-repeated="5"/>
          <table:table-cell table:formula="of:=[.H194]+0.25" office:value-type="float" office:value="1984.125" calcext:value-type="float">
            <text:p>1984,125</text:p>
          </table:table-cell>
          <table:table-cell table:style-name="ce10" office:value-type="float" office:value="51.4895245463497" calcext:value-type="float">
            <text:p>51,4895245463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4]+0.25" office:value-type="float" office:value="1984.125" calcext:value-type="float">
            <text:p>1984,125</text:p>
          </table:table-cell>
          <table:table-cell table:style-name="ce7" office:value-type="float" office:value="101.9" calcext:value-type="float">
            <text:p>101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6]" office:value-type="float" office:value="1984.375" calcext:value-type="float">
            <text:p>1984,375</text:p>
          </table:table-cell>
          <table:table-cell table:style-name="ce4" table:formula="of:=100*([.I196]/[.O196])/([.I$8]/[.O$8])" office:value-type="float" office:value="105.633545500214" calcext:value-type="float">
            <text:p>105,6335455002</text:p>
          </table:table-cell>
          <table:table-cell table:number-columns-repeated="5"/>
          <table:table-cell table:formula="of:=[.H195]+0.25" office:value-type="float" office:value="1984.375" calcext:value-type="float">
            <text:p>1984,375</text:p>
          </table:table-cell>
          <table:table-cell table:style-name="ce10" office:value-type="float" office:value="52.3271782247855" calcext:value-type="float">
            <text:p>52,3271782248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5]+0.25" office:value-type="float" office:value="1984.375" calcext:value-type="float">
            <text:p>1984,375</text:p>
          </table:table-cell>
          <table:table-cell table:style-name="ce7" office:value-type="float" office:value="103.1" calcext:value-type="float">
            <text:p>103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7]" office:value-type="float" office:value="1984.625" calcext:value-type="float">
            <text:p>1984,625</text:p>
          </table:table-cell>
          <table:table-cell table:style-name="ce4" table:formula="of:=100*([.I197]/[.O197])/([.I$8]/[.O$8])" office:value-type="float" office:value="105.648080339774" calcext:value-type="float">
            <text:p>105,6480803398</text:p>
          </table:table-cell>
          <table:table-cell table:number-columns-repeated="5"/>
          <table:table-cell table:formula="of:=[.H196]+0.25" office:value-type="float" office:value="1984.625" calcext:value-type="float">
            <text:p>1984,625</text:p>
          </table:table-cell>
          <table:table-cell table:style-name="ce10" office:value-type="float" office:value="52.8419862146575" calcext:value-type="float">
            <text:p>52,8419862147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6]+0.25" office:value-type="float" office:value="1984.625" calcext:value-type="float">
            <text:p>1984,625</text:p>
          </table:table-cell>
          <table:table-cell table:style-name="ce7" office:value-type="float" office:value="104.1" calcext:value-type="float">
            <text:p>104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8]" office:value-type="float" office:value="1984.875" calcext:value-type="float">
            <text:p>1984,875</text:p>
          </table:table-cell>
          <table:table-cell table:style-name="ce4" table:formula="of:=100*([.I198]/[.O198])/([.I$8]/[.O$8])" office:value-type="float" office:value="105.43578080722" calcext:value-type="float">
            <text:p>105,4357808072</text:p>
          </table:table-cell>
          <table:table-cell table:number-columns-repeated="5"/>
          <table:table-cell table:formula="of:=[.H197]+0.25" office:value-type="float" office:value="1984.875" calcext:value-type="float">
            <text:p>1984,875</text:p>
          </table:table-cell>
          <table:table-cell table:style-name="ce10" office:value-type="float" office:value="53.3437058658039" calcext:value-type="float">
            <text:p>53,3437058658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7]+0.25" office:value-type="float" office:value="1984.875" calcext:value-type="float">
            <text:p>1984,875</text:p>
          </table:table-cell>
          <table:table-cell table:style-name="ce7" office:value-type="float" office:value="105.3" calcext:value-type="float">
            <text:p>105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199]" office:value-type="float" office:value="1985.125" calcext:value-type="float">
            <text:p>1985,125</text:p>
          </table:table-cell>
          <table:table-cell table:style-name="ce4" table:formula="of:=100*([.I199]/[.O199])/([.I$8]/[.O$8])" office:value-type="float" office:value="106.69906632121" calcext:value-type="float">
            <text:p>106,6990663212</text:p>
          </table:table-cell>
          <table:table-cell table:number-columns-repeated="5"/>
          <table:table-cell table:formula="of:=[.H198]+0.25" office:value-type="float" office:value="1985.125" calcext:value-type="float">
            <text:p>1985,125</text:p>
          </table:table-cell>
          <table:table-cell table:style-name="ce10" office:value-type="float" office:value="54.0853783935856" calcext:value-type="float">
            <text:p>54,085378393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8]+0.25" office:value-type="float" office:value="1985.125" calcext:value-type="float">
            <text:p>1985,125</text:p>
          </table:table-cell>
          <table:table-cell table:style-name="ce7" office:value-type="float" office:value="105.5" calcext:value-type="float">
            <text:p>105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0]" office:value-type="float" office:value="1985.375" calcext:value-type="float">
            <text:p>1985,375</text:p>
          </table:table-cell>
          <table:table-cell table:style-name="ce4" table:formula="of:=100*([.I200]/[.O200])/([.I$8]/[.O$8])" office:value-type="float" office:value="106.975040924159" calcext:value-type="float">
            <text:p>106,9750409242</text:p>
          </table:table-cell>
          <table:table-cell table:number-columns-repeated="5"/>
          <table:table-cell table:formula="of:=[.H199]+0.25" office:value-type="float" office:value="1985.375" calcext:value-type="float">
            <text:p>1985,375</text:p>
          </table:table-cell>
          <table:table-cell table:style-name="ce10" office:value-type="float" office:value="54.9448459698973" calcext:value-type="float">
            <text:p>54,944845969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199]+0.25" office:value-type="float" office:value="1985.375" calcext:value-type="float">
            <text:p>1985,375</text:p>
          </table:table-cell>
          <table:table-cell table:style-name="ce7" office:value-type="float" office:value="106.9" calcext:value-type="float">
            <text:p>106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1]" office:value-type="float" office:value="1985.625" calcext:value-type="float">
            <text:p>1985,625</text:p>
          </table:table-cell>
          <table:table-cell table:style-name="ce4" table:formula="of:=100*([.I201]/[.O201])/([.I$8]/[.O$8])" office:value-type="float" office:value="107.884495644584" calcext:value-type="float">
            <text:p>107,8844956446</text:p>
          </table:table-cell>
          <table:table-cell table:number-columns-repeated="5"/>
          <table:table-cell table:formula="of:=[.H200]+0.25" office:value-type="float" office:value="1985.625" calcext:value-type="float">
            <text:p>1985,625</text:p>
          </table:table-cell>
          <table:table-cell office:value-type="float" office:value="55.8784807989872" calcext:value-type="float">
            <text:p>55,878480799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0]+0.25" office:value-type="float" office:value="1985.625" calcext:value-type="float">
            <text:p>1985,625</text:p>
          </table:table-cell>
          <table:table-cell table:style-name="ce7" office:value-type="float" office:value="107.8" calcext:value-type="float">
            <text:p>107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2]" office:value-type="float" office:value="1985.875" calcext:value-type="float">
            <text:p>1985,875</text:p>
          </table:table-cell>
          <table:table-cell table:style-name="ce4" table:formula="of:=100*([.I202]/[.O202])/([.I$8]/[.O$8])" office:value-type="float" office:value="108.277682178544" calcext:value-type="float">
            <text:p>108,2776821785</text:p>
          </table:table-cell>
          <table:table-cell table:number-columns-repeated="5"/>
          <table:table-cell table:formula="of:=[.H201]+0.25" office:value-type="float" office:value="1985.875" calcext:value-type="float">
            <text:p>1985,875</text:p>
          </table:table-cell>
          <table:table-cell office:value-type="float" office:value="56.5503488535659" calcext:value-type="float">
            <text:p>56,5503488536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1]+0.25" office:value-type="float" office:value="1985.875" calcext:value-type="float">
            <text:p>1985,875</text:p>
          </table:table-cell>
          <table:table-cell table:style-name="ce7" office:value-type="float" office:value="108.7" calcext:value-type="float">
            <text:p>108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3]" office:value-type="float" office:value="1986.125" calcext:value-type="float">
            <text:p>1986,125</text:p>
          </table:table-cell>
          <table:table-cell table:style-name="ce4" table:formula="of:=100*([.I203]/[.O203])/([.I$8]/[.O$8])" office:value-type="float" office:value="109.484613824756" calcext:value-type="float">
            <text:p>109,4846138248</text:p>
          </table:table-cell>
          <table:table-cell table:number-columns-repeated="5"/>
          <table:table-cell table:formula="of:=[.H202]+0.25" office:value-type="float" office:value="1986.125" calcext:value-type="float">
            <text:p>1986,125</text:p>
          </table:table-cell>
          <table:table-cell office:value-type="float" office:value="57.6541320860881" calcext:value-type="float">
            <text:p>57,654132086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2]+0.25" office:value-type="float" office:value="1986.125" calcext:value-type="float">
            <text:p>1986,125</text:p>
          </table:table-cell>
          <table:table-cell table:style-name="ce7" office:value-type="float" office:value="109.6" calcext:value-type="float">
            <text:p>109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4]" office:value-type="float" office:value="1986.375" calcext:value-type="float">
            <text:p>1986,375</text:p>
          </table:table-cell>
          <table:table-cell table:style-name="ce4" table:formula="of:=100*([.I204]/[.O204])/([.I$8]/[.O$8])" office:value-type="float" office:value="112.775356740664" calcext:value-type="float">
            <text:p>112,7753567407</text:p>
          </table:table-cell>
          <table:table-cell table:number-columns-repeated="5"/>
          <table:table-cell table:formula="of:=[.H203]+0.25" office:value-type="float" office:value="1986.375" calcext:value-type="float">
            <text:p>1986,375</text:p>
          </table:table-cell>
          <table:table-cell office:value-type="float" office:value="58.8451709101139" calcext:value-type="float">
            <text:p>58,8451709101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3]+0.25" office:value-type="float" office:value="1986.375" calcext:value-type="float">
            <text:p>1986,375</text:p>
          </table:table-cell>
          <table:table-cell table:style-name="ce7" office:value-type="float" office:value="108.6" calcext:value-type="float">
            <text:p>108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5]" office:value-type="float" office:value="1986.625" calcext:value-type="float">
            <text:p>1986,625</text:p>
          </table:table-cell>
          <table:table-cell table:style-name="ce4" table:formula="of:=100*([.I205]/[.O205])/([.I$8]/[.O$8])" office:value-type="float" office:value="113.69765020763" calcext:value-type="float">
            <text:p>113,6976502076</text:p>
          </table:table-cell>
          <table:table-cell table:number-columns-repeated="5"/>
          <table:table-cell table:formula="of:=[.H204]+0.25" office:value-type="float" office:value="1986.625" calcext:value-type="float">
            <text:p>1986,625</text:p>
          </table:table-cell>
          <table:table-cell office:value-type="float" office:value="59.8180707553805" calcext:value-type="float">
            <text:p>59,818070755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4]+0.25" office:value-type="float" office:value="1986.625" calcext:value-type="float">
            <text:p>1986,625</text:p>
          </table:table-cell>
          <table:table-cell table:style-name="ce7" office:value-type="float" office:value="109.5" calcext:value-type="float">
            <text:p>109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6]" office:value-type="float" office:value="1986.875" calcext:value-type="float">
            <text:p>1986,875</text:p>
          </table:table-cell>
          <table:table-cell table:style-name="ce4" table:formula="of:=100*([.I206]/[.O206])/([.I$8]/[.O$8])" office:value-type="float" office:value="114.642950821868" calcext:value-type="float">
            <text:p>114,6429508219</text:p>
          </table:table-cell>
          <table:table-cell table:number-columns-repeated="5"/>
          <table:table-cell table:formula="of:=[.H205]+0.25" office:value-type="float" office:value="1986.875" calcext:value-type="float">
            <text:p>1986,875</text:p>
          </table:table-cell>
          <table:table-cell office:value-type="float" office:value="60.7560683640456" calcext:value-type="float">
            <text:p>60,756068364</text:p>
          </table:table-cell>
          <table:table-cell office:value-type="string" calcext:value-type="string">
            <text:p>FHFA</text:p>
          </table:table-cell>
          <table:table-cell table:number-columns-repeated="3"/>
          <table:table-cell table:style-name="ce7" table:formula="of:=[.N205]+0.25" office:value-type="float" office:value="1986.875" calcext:value-type="float">
            <text:p>1986,875</text:p>
          </table:table-cell>
          <table:table-cell table:style-name="ce7" office:value-type="float" office:value="110.3" calcext:value-type="float">
            <text:p>110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7]" office:value-type="float" office:value="1987.125" calcext:value-type="float">
            <text:p>1987,125</text:p>
          </table:table-cell>
          <table:table-cell table:style-name="ce4" table:formula="of:=100*([.I207]/[.O207])/([.I$8]/[.O$8])" office:value-type="float" office:value="116.099460114472" calcext:value-type="float">
            <text:p>116,0994601145</text:p>
          </table:table-cell>
          <table:table-cell table:number-columns-repeated="5"/>
          <table:table-cell table:formula="of:=[.H206]+0.25" office:value-type="float" office:value="1987.125" calcext:value-type="float">
            <text:p>1987,125</text:p>
          </table:table-cell>
          <table:table-cell table:style-name="ce11" office:value-type="float" office:value="62.03" calcext:value-type="float">
            <text:p>62,0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06]+0.25" office:value-type="float" office:value="1987.125" calcext:value-type="float">
            <text:p>1987,125</text:p>
          </table:table-cell>
          <table:table-cell table:style-name="ce7" office:value-type="float" office:value="111.2" calcext:value-type="float">
            <text:p>111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8]" office:value-type="float" office:value="1987.375" calcext:value-type="float">
            <text:p>1987,375</text:p>
          </table:table-cell>
          <table:table-cell table:style-name="ce4" table:formula="of:=100*([.I208]/[.O208])/([.I$8]/[.O$8])" office:value-type="float" office:value="118.358529775071" calcext:value-type="float">
            <text:p>118,3585297751</text:p>
          </table:table-cell>
          <table:table-cell table:number-columns-repeated="5"/>
          <table:table-cell table:formula="of:=[.H207]+0.25" office:value-type="float" office:value="1987.375" calcext:value-type="float">
            <text:p>1987,375</text:p>
          </table:table-cell>
          <table:table-cell table:style-name="ce11" office:value-type="float" office:value="64.09" calcext:value-type="float">
            <text:p>64,0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07]+0.25" office:value-type="float" office:value="1987.375" calcext:value-type="float">
            <text:p>1987,375</text:p>
          </table:table-cell>
          <table:table-cell table:style-name="ce7" office:value-type="float" office:value="112.7" calcext:value-type="float">
            <text:p>112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09]" office:value-type="float" office:value="1987.625" calcext:value-type="float">
            <text:p>1987,625</text:p>
          </table:table-cell>
          <table:table-cell table:style-name="ce4" table:formula="of:=100*([.I209]/[.O209])/([.I$8]/[.O$8])" office:value-type="float" office:value="119.464018756177" calcext:value-type="float">
            <text:p>119,4640187562</text:p>
          </table:table-cell>
          <table:table-cell table:number-columns-repeated="5"/>
          <table:table-cell table:formula="of:=[.H208]+0.25" office:value-type="float" office:value="1987.625" calcext:value-type="float">
            <text:p>1987,625</text:p>
          </table:table-cell>
          <table:table-cell table:style-name="ce11" office:value-type="float" office:value="65.32" calcext:value-type="float">
            <text:p>65,3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08]+0.25" office:value-type="float" office:value="1987.625" calcext:value-type="float">
            <text:p>1987,625</text:p>
          </table:table-cell>
          <table:table-cell table:style-name="ce7" office:value-type="float" office:value="113.8" calcext:value-type="float">
            <text:p>113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0]" office:value-type="float" office:value="1987.875" calcext:value-type="float">
            <text:p>1987,875</text:p>
          </table:table-cell>
          <table:table-cell table:style-name="ce4" table:formula="of:=100*([.I210]/[.O210])/([.I$8]/[.O$8])" office:value-type="float" office:value="119.462242197077" calcext:value-type="float">
            <text:p>119,4622421971</text:p>
          </table:table-cell>
          <table:table-cell table:number-columns-repeated="5"/>
          <table:table-cell table:formula="of:=[.H209]+0.25" office:value-type="float" office:value="1987.875" calcext:value-type="float">
            <text:p>1987,875</text:p>
          </table:table-cell>
          <table:table-cell table:style-name="ce11" office:value-type="float" office:value="66.18" calcext:value-type="float">
            <text:p>66,1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09]+0.25" office:value-type="float" office:value="1987.875" calcext:value-type="float">
            <text:p>1987,875</text:p>
          </table:table-cell>
          <table:table-cell table:style-name="ce7" office:value-type="float" office:value="115.3" calcext:value-type="float">
            <text:p>115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1]" office:value-type="float" office:value="1988.125" calcext:value-type="float">
            <text:p>1988,125</text:p>
          </table:table-cell>
          <table:table-cell table:style-name="ce4" table:formula="of:=100*([.I211]/[.O211])/([.I$8]/[.O$8])" office:value-type="float" office:value="119.930681748146" calcext:value-type="float">
            <text:p>119,9306817481</text:p>
          </table:table-cell>
          <table:table-cell table:number-columns-repeated="5"/>
          <table:table-cell table:formula="of:=[.H210]+0.25" office:value-type="float" office:value="1988.125" calcext:value-type="float">
            <text:p>1988,125</text:p>
          </table:table-cell>
          <table:table-cell table:style-name="ce11" office:value-type="float" office:value="66.67" calcext:value-type="float">
            <text:p>66,6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0]+0.25" office:value-type="float" office:value="1988.125" calcext:value-type="float">
            <text:p>1988,125</text:p>
          </table:table-cell>
          <table:table-cell table:style-name="ce7" office:value-type="float" office:value="115.7" calcext:value-type="float">
            <text:p>115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2]" office:value-type="float" office:value="1988.375" calcext:value-type="float">
            <text:p>1988,375</text:p>
          </table:table-cell>
          <table:table-cell table:style-name="ce4" table:formula="of:=100*([.I212]/[.O212])/([.I$8]/[.O$8])" office:value-type="float" office:value="123.117984941971" calcext:value-type="float">
            <text:p>123,117984942</text:p>
          </table:table-cell>
          <table:table-cell table:number-columns-repeated="5"/>
          <table:table-cell table:formula="of:=[.H211]+0.25" office:value-type="float" office:value="1988.375" calcext:value-type="float">
            <text:p>1988,375</text:p>
          </table:table-cell>
          <table:table-cell table:style-name="ce11" office:value-type="float" office:value="69.27" calcext:value-type="float">
            <text:p>69,2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1]+0.25" office:value-type="float" office:value="1988.375" calcext:value-type="float">
            <text:p>1988,375</text:p>
          </table:table-cell>
          <table:table-cell table:style-name="ce7" office:value-type="float" office:value="117.1" calcext:value-type="float">
            <text:p>117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3]" office:value-type="float" office:value="1988.625" calcext:value-type="float">
            <text:p>1988,625</text:p>
          </table:table-cell>
          <table:table-cell table:style-name="ce4" table:formula="of:=100*([.I213]/[.O213])/([.I$8]/[.O$8])" office:value-type="float" office:value="123.823755827065" calcext:value-type="float">
            <text:p>123,8237558271</text:p>
          </table:table-cell>
          <table:table-cell table:number-columns-repeated="5"/>
          <table:table-cell table:formula="of:=[.H212]+0.25" office:value-type="float" office:value="1988.625" calcext:value-type="float">
            <text:p>1988,625</text:p>
          </table:table-cell>
          <table:table-cell table:style-name="ce11" office:value-type="float" office:value="70.5" calcext:value-type="float">
            <text:p>70,5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2]+0.25" office:value-type="float" office:value="1988.625" calcext:value-type="float">
            <text:p>1988,625</text:p>
          </table:table-cell>
          <table:table-cell table:style-name="ce7" office:value-type="float" office:value="118.5" calcext:value-type="float">
            <text:p>118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4]" office:value-type="float" office:value="1988.875" calcext:value-type="float">
            <text:p>1988,875</text:p>
          </table:table-cell>
          <table:table-cell table:style-name="ce4" table:formula="of:=100*([.I214]/[.O214])/([.I$8]/[.O$8])" office:value-type="float" office:value="123.319202625108" calcext:value-type="float">
            <text:p>123,3192026251</text:p>
          </table:table-cell>
          <table:table-cell table:number-columns-repeated="5"/>
          <table:table-cell table:formula="of:=[.H213]+0.25" office:value-type="float" office:value="1988.875" calcext:value-type="float">
            <text:p>1988,875</text:p>
          </table:table-cell>
          <table:table-cell table:style-name="ce11" office:value-type="float" office:value="71.22" calcext:value-type="float">
            <text:p>71,2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3]+0.25" office:value-type="float" office:value="1988.875" calcext:value-type="float">
            <text:p>1988,875</text:p>
          </table:table-cell>
          <table:table-cell table:style-name="ce7" office:value-type="float" office:value="120.2" calcext:value-type="float">
            <text:p>120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5]" office:value-type="float" office:value="1989.125" calcext:value-type="float">
            <text:p>1989,125</text:p>
          </table:table-cell>
          <table:table-cell table:style-name="ce4" table:formula="of:=100*([.I215]/[.O215])/([.I$8]/[.O$8])" office:value-type="float" office:value="124.482284050423" calcext:value-type="float">
            <text:p>124,4822840504</text:p>
          </table:table-cell>
          <table:table-cell table:number-columns-repeated="5"/>
          <table:table-cell table:formula="of:=[.H214]+0.25" office:value-type="float" office:value="1989.125" calcext:value-type="float">
            <text:p>1989,125</text:p>
          </table:table-cell>
          <table:table-cell table:style-name="ce11" office:value-type="float" office:value="72.43" calcext:value-type="float">
            <text:p>72,4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4]+0.25" office:value-type="float" office:value="1989.125" calcext:value-type="float">
            <text:p>1989,125</text:p>
          </table:table-cell>
          <table:table-cell table:style-name="ce7" office:value-type="float" office:value="121.1" calcext:value-type="float">
            <text:p>121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6]" office:value-type="float" office:value="1989.375" calcext:value-type="float">
            <text:p>1989,375</text:p>
          </table:table-cell>
          <table:table-cell table:style-name="ce4" table:formula="of:=100*([.I216]/[.O216])/([.I$8]/[.O$8])" office:value-type="float" office:value="125.790571106203" calcext:value-type="float">
            <text:p>125,7905711062</text:p>
          </table:table-cell>
          <table:table-cell table:number-columns-repeated="5"/>
          <table:table-cell table:formula="of:=[.H215]+0.25" office:value-type="float" office:value="1989.375" calcext:value-type="float">
            <text:p>1989,375</text:p>
          </table:table-cell>
          <table:table-cell table:style-name="ce11" office:value-type="float" office:value="74.4" calcext:value-type="float">
            <text:p>74,4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5]+0.25" office:value-type="float" office:value="1989.375" calcext:value-type="float">
            <text:p>1989,375</text:p>
          </table:table-cell>
          <table:table-cell table:style-name="ce7" office:value-type="float" office:value="123.1" calcext:value-type="float">
            <text:p>123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7]" office:value-type="float" office:value="1989.625" calcext:value-type="float">
            <text:p>1989,625</text:p>
          </table:table-cell>
          <table:table-cell table:style-name="ce4" table:formula="of:=100*([.I217]/[.O217])/([.I$8]/[.O$8])" office:value-type="float" office:value="125.847952752213" calcext:value-type="float">
            <text:p>125,8479527522</text:p>
          </table:table-cell>
          <table:table-cell table:number-columns-repeated="5"/>
          <table:table-cell table:formula="of:=[.H216]+0.25" office:value-type="float" office:value="1989.625" calcext:value-type="float">
            <text:p>1989,625</text:p>
          </table:table-cell>
          <table:table-cell table:style-name="ce11" office:value-type="float" office:value="75.22" calcext:value-type="float">
            <text:p>75,2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6]+0.25" office:value-type="float" office:value="1989.625" calcext:value-type="float">
            <text:p>1989,625</text:p>
          </table:table-cell>
          <table:table-cell table:style-name="ce7" office:value-type="float" office:value="124.4" calcext:value-type="float">
            <text:p>124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8]" office:value-type="float" office:value="1989.875" calcext:value-type="float">
            <text:p>1989,875</text:p>
          </table:table-cell>
          <table:table-cell table:style-name="ce4" table:formula="of:=100*([.I218]/[.O218])/([.I$8]/[.O$8])" office:value-type="float" office:value="124.894145829074" calcext:value-type="float">
            <text:p>124,8941458291</text:p>
          </table:table-cell>
          <table:table-cell table:number-columns-repeated="5"/>
          <table:table-cell table:formula="of:=[.H217]+0.25" office:value-type="float" office:value="1989.875" calcext:value-type="float">
            <text:p>1989,875</text:p>
          </table:table-cell>
          <table:table-cell table:style-name="ce11" office:value-type="float" office:value="75.37" calcext:value-type="float">
            <text:p>75,3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7]+0.25" office:value-type="float" office:value="1989.875" calcext:value-type="float">
            <text:p>1989,875</text:p>
          </table:table-cell>
          <table:table-cell table:style-name="ce7" office:value-type="float" office:value="125.6" calcext:value-type="float">
            <text:p>125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19]" office:value-type="float" office:value="1990.125" calcext:value-type="float">
            <text:p>1990,125</text:p>
          </table:table-cell>
          <table:table-cell table:style-name="ce4" table:formula="of:=100*([.I219]/[.O219])/([.I$8]/[.O$8])" office:value-type="float" office:value="123.47262062316" calcext:value-type="float">
            <text:p>123,4726206232</text:p>
          </table:table-cell>
          <table:table-cell table:number-columns-repeated="5"/>
          <table:table-cell table:formula="of:=[.H218]+0.25" office:value-type="float" office:value="1990.125" calcext:value-type="float">
            <text:p>1990,125</text:p>
          </table:table-cell>
          <table:table-cell table:style-name="ce11" office:value-type="float" office:value="75.58" calcext:value-type="float">
            <text:p>75,5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8]+0.25" office:value-type="float" office:value="1990.125" calcext:value-type="float">
            <text:p>1990,125</text:p>
          </table:table-cell>
          <table:table-cell table:style-name="ce7" office:value-type="float" office:value="127.4" calcext:value-type="float">
            <text:p>127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0]" office:value-type="float" office:value="1990.375" calcext:value-type="float">
            <text:p>1990,375</text:p>
          </table:table-cell>
          <table:table-cell table:style-name="ce4" table:formula="of:=100*([.I220]/[.O220])/([.I$8]/[.O$8])" office:value-type="float" office:value="123.392090554123" calcext:value-type="float">
            <text:p>123,3920905541</text:p>
          </table:table-cell>
          <table:table-cell table:number-columns-repeated="5"/>
          <table:table-cell table:formula="of:=[.H219]+0.25" office:value-type="float" office:value="1990.375" calcext:value-type="float">
            <text:p>1990,375</text:p>
          </table:table-cell>
          <table:table-cell table:style-name="ce11" office:value-type="float" office:value="76.42" calcext:value-type="float">
            <text:p>76,4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19]+0.25" office:value-type="float" office:value="1990.375" calcext:value-type="float">
            <text:p>1990,375</text:p>
          </table:table-cell>
          <table:table-cell table:style-name="ce7" office:value-type="float" office:value="128.9" calcext:value-type="float">
            <text:p>128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1]" office:value-type="float" office:value="1990.625" calcext:value-type="float">
            <text:p>1990,625</text:p>
          </table:table-cell>
          <table:table-cell table:style-name="ce4" table:formula="of:=100*([.I221]/[.O221])/([.I$8]/[.O$8])" office:value-type="float" office:value="121.046974564686" calcext:value-type="float">
            <text:p>121,0469745647</text:p>
          </table:table-cell>
          <table:table-cell table:number-columns-repeated="5"/>
          <table:table-cell table:formula="of:=[.H220]+0.25" office:value-type="float" office:value="1990.625" calcext:value-type="float">
            <text:p>1990,625</text:p>
          </table:table-cell>
          <table:table-cell table:style-name="ce11" office:value-type="float" office:value="75.84" calcext:value-type="float">
            <text:p>75,8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0]+0.25" office:value-type="float" office:value="1990.625" calcext:value-type="float">
            <text:p>1990,625</text:p>
          </table:table-cell>
          <table:table-cell table:style-name="ce7" office:value-type="float" office:value="130.4" calcext:value-type="float">
            <text:p>130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2]" office:value-type="float" office:value="1990.875" calcext:value-type="float">
            <text:p>1990,875</text:p>
          </table:table-cell>
          <table:table-cell table:style-name="ce4" table:formula="of:=100*([.I222]/[.O222])/([.I$8]/[.O$8])" office:value-type="float" office:value="116.287369802235" calcext:value-type="float">
            <text:p>116,2873698022</text:p>
          </table:table-cell>
          <table:table-cell table:number-columns-repeated="5"/>
          <table:table-cell table:formula="of:=[.H221]+0.25" office:value-type="float" office:value="1990.875" calcext:value-type="float">
            <text:p>1990,875</text:p>
          </table:table-cell>
          <table:table-cell table:style-name="ce11" office:value-type="float" office:value="74.59" calcext:value-type="float">
            <text:p>74,5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1]+0.25" office:value-type="float" office:value="1990.875" calcext:value-type="float">
            <text:p>1990,875</text:p>
          </table:table-cell>
          <table:table-cell table:style-name="ce7" office:value-type="float" office:value="133.5" calcext:value-type="float">
            <text:p>133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3]" office:value-type="float" office:value="1991.125" calcext:value-type="float">
            <text:p>1991,125</text:p>
          </table:table-cell>
          <table:table-cell table:style-name="ce4" table:formula="of:=100*([.I223]/[.O223])/([.I$8]/[.O$8])" office:value-type="float" office:value="113.543342423593" calcext:value-type="float">
            <text:p>113,5433424236</text:p>
          </table:table-cell>
          <table:table-cell table:number-columns-repeated="5"/>
          <table:table-cell table:formula="of:=[.H222]+0.25" office:value-type="float" office:value="1991.125" calcext:value-type="float">
            <text:p>1991,125</text:p>
          </table:table-cell>
          <table:table-cell table:style-name="ce11" office:value-type="float" office:value="73.43" calcext:value-type="float">
            <text:p>73,4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2]+0.25" office:value-type="float" office:value="1991.125" calcext:value-type="float">
            <text:p>1991,125</text:p>
          </table:table-cell>
          <table:table-cell table:style-name="ce7" office:value-type="float" office:value="134.6" calcext:value-type="float">
            <text:p>134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4]" office:value-type="float" office:value="1991.375" calcext:value-type="float">
            <text:p>1991,375</text:p>
          </table:table-cell>
          <table:table-cell table:style-name="ce4" table:formula="of:=100*([.I224]/[.O224])/([.I$8]/[.O$8])" office:value-type="float" office:value="115.071483396981" calcext:value-type="float">
            <text:p>115,071483397</text:p>
          </table:table-cell>
          <table:table-cell table:number-columns-repeated="5"/>
          <table:table-cell table:formula="of:=[.H223]+0.25" office:value-type="float" office:value="1991.375" calcext:value-type="float">
            <text:p>1991,375</text:p>
          </table:table-cell>
          <table:table-cell table:style-name="ce11" office:value-type="float" office:value="74.75" calcext:value-type="float">
            <text:p>74,75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3]+0.25" office:value-type="float" office:value="1991.375" calcext:value-type="float">
            <text:p>1991,375</text:p>
          </table:table-cell>
          <table:table-cell table:style-name="ce7" office:value-type="float" office:value="135.2" calcext:value-type="float">
            <text:p>135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5]" office:value-type="float" office:value="1991.625" calcext:value-type="float">
            <text:p>1991,625</text:p>
          </table:table-cell>
          <table:table-cell table:style-name="ce4" table:formula="of:=100*([.I225]/[.O225])/([.I$8]/[.O$8])" office:value-type="float" office:value="114.853139242825" calcext:value-type="float">
            <text:p>114,8531392428</text:p>
          </table:table-cell>
          <table:table-cell table:number-columns-repeated="5"/>
          <table:table-cell table:formula="of:=[.H224]+0.25" office:value-type="float" office:value="1991.625" calcext:value-type="float">
            <text:p>1991,625</text:p>
          </table:table-cell>
          <table:table-cell table:style-name="ce11" office:value-type="float" office:value="75.16" calcext:value-type="float">
            <text:p>75,1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4]+0.25" office:value-type="float" office:value="1991.625" calcext:value-type="float">
            <text:p>1991,625</text:p>
          </table:table-cell>
          <table:table-cell table:style-name="ce7" office:value-type="float" office:value="136.2" calcext:value-type="float">
            <text:p>136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6]" office:value-type="float" office:value="1991.875" calcext:value-type="float">
            <text:p>1991,875</text:p>
          </table:table-cell>
          <table:table-cell table:style-name="ce4" table:formula="of:=100*([.I226]/[.O226])/([.I$8]/[.O$8])" office:value-type="float" office:value="113.077522751826" calcext:value-type="float">
            <text:p>113,0775227518</text:p>
          </table:table-cell>
          <table:table-cell table:number-columns-repeated="5"/>
          <table:table-cell table:formula="of:=[.H225]+0.25" office:value-type="float" office:value="1991.875" calcext:value-type="float">
            <text:p>1991,875</text:p>
          </table:table-cell>
          <table:table-cell table:style-name="ce11" office:value-type="float" office:value="74.65" calcext:value-type="float">
            <text:p>74,65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5]+0.25" office:value-type="float" office:value="1991.875" calcext:value-type="float">
            <text:p>1991,875</text:p>
          </table:table-cell>
          <table:table-cell table:style-name="ce7" office:value-type="float" office:value="137.4" calcext:value-type="float">
            <text:p>137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7]" office:value-type="float" office:value="1992.125" calcext:value-type="float">
            <text:p>1992,125</text:p>
          </table:table-cell>
          <table:table-cell table:style-name="ce4" table:formula="of:=100*([.I227]/[.O227])/([.I$8]/[.O$8])" office:value-type="float" office:value="111.976874540208" calcext:value-type="float">
            <text:p>111,9768745402</text:p>
          </table:table-cell>
          <table:table-cell table:number-columns-repeated="5"/>
          <table:table-cell table:formula="of:=[.H226]+0.25" office:value-type="float" office:value="1992.125" calcext:value-type="float">
            <text:p>1992,125</text:p>
          </table:table-cell>
          <table:table-cell table:style-name="ce11" office:value-type="float" office:value="74.3" calcext:value-type="float">
            <text:p>74,3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6]+0.25" office:value-type="float" office:value="1992.125" calcext:value-type="float">
            <text:p>1992,125</text:p>
          </table:table-cell>
          <table:table-cell table:style-name="ce7" office:value-type="float" office:value="138.1" calcext:value-type="float">
            <text:p>138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8]" office:value-type="float" office:value="1992.375" calcext:value-type="float">
            <text:p>1992,375</text:p>
          </table:table-cell>
          <table:table-cell table:style-name="ce4" table:formula="of:=100*([.I228]/[.O228])/([.I$8]/[.O$8])" office:value-type="float" office:value="112.613612460356" calcext:value-type="float">
            <text:p>112,6136124604</text:p>
          </table:table-cell>
          <table:table-cell table:number-columns-repeated="5"/>
          <table:table-cell table:formula="of:=[.H227]+0.25" office:value-type="float" office:value="1992.375" calcext:value-type="float">
            <text:p>1992,375</text:p>
          </table:table-cell>
          <table:table-cell table:style-name="ce11" office:value-type="float" office:value="75.48" calcext:value-type="float">
            <text:p>75,4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7]+0.25" office:value-type="float" office:value="1992.375" calcext:value-type="float">
            <text:p>1992,375</text:p>
          </table:table-cell>
          <table:table-cell table:style-name="ce7" office:value-type="float" office:value="139.5" calcext:value-type="float">
            <text:p>139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29]" office:value-type="float" office:value="1992.625" calcext:value-type="float">
            <text:p>1992,625</text:p>
          </table:table-cell>
          <table:table-cell table:style-name="ce4" table:formula="of:=100*([.I229]/[.O229])/([.I$8]/[.O$8])" office:value-type="float" office:value="111.693584305217" calcext:value-type="float">
            <text:p>111,6935843052</text:p>
          </table:table-cell>
          <table:table-cell table:number-columns-repeated="5"/>
          <table:table-cell table:formula="of:=[.H228]+0.25" office:value-type="float" office:value="1992.625" calcext:value-type="float">
            <text:p>1992,625</text:p>
          </table:table-cell>
          <table:table-cell table:style-name="ce11" office:value-type="float" office:value="75.4" calcext:value-type="float">
            <text:p>75,4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8]+0.25" office:value-type="float" office:value="1992.625" calcext:value-type="float">
            <text:p>1992,625</text:p>
          </table:table-cell>
          <table:table-cell table:style-name="ce7" office:value-type="float" office:value="140.5" calcext:value-type="float">
            <text:p>140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0]" office:value-type="float" office:value="1992.875" calcext:value-type="float">
            <text:p>1992,875</text:p>
          </table:table-cell>
          <table:table-cell table:style-name="ce4" table:formula="of:=100*([.I230]/[.O230])/([.I$8]/[.O$8])" office:value-type="float" office:value="109.700869269075" calcext:value-type="float">
            <text:p>109,7008692691</text:p>
          </table:table-cell>
          <table:table-cell table:number-columns-repeated="5"/>
          <table:table-cell table:formula="of:=[.H229]+0.25" office:value-type="float" office:value="1992.875" calcext:value-type="float">
            <text:p>1992,875</text:p>
          </table:table-cell>
          <table:table-cell table:style-name="ce11" office:value-type="float" office:value="74.74" calcext:value-type="float">
            <text:p>74,7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29]+0.25" office:value-type="float" office:value="1992.875" calcext:value-type="float">
            <text:p>1992,875</text:p>
          </table:table-cell>
          <table:table-cell table:style-name="ce7" office:value-type="float" office:value="141.8" calcext:value-type="float">
            <text:p>141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1]" office:value-type="float" office:value="1993.125" calcext:value-type="float">
            <text:p>1993,125</text:p>
          </table:table-cell>
          <table:table-cell table:style-name="ce4" table:formula="of:=100*([.I231]/[.O231])/([.I$8]/[.O$8])" office:value-type="float" office:value="108.676767606425" calcext:value-type="float">
            <text:p>108,6767676064</text:p>
          </table:table-cell>
          <table:table-cell table:number-columns-repeated="5"/>
          <table:table-cell table:formula="of:=[.H230]+0.25" office:value-type="float" office:value="1993.125" calcext:value-type="float">
            <text:p>1993,125</text:p>
          </table:table-cell>
          <table:table-cell table:style-name="ce11" office:value-type="float" office:value="74.46" calcext:value-type="float">
            <text:p>74,4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0]+0.25" office:value-type="float" office:value="1993.125" calcext:value-type="float">
            <text:p>1993,125</text:p>
          </table:table-cell>
          <table:table-cell table:style-name="ce7" office:value-type="float" office:value="142.6" calcext:value-type="float">
            <text:p>142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2]" office:value-type="float" office:value="1993.375" calcext:value-type="float">
            <text:p>1993,375</text:p>
          </table:table-cell>
          <table:table-cell table:style-name="ce4" table:formula="of:=100*([.I232]/[.O232])/([.I$8]/[.O$8])" office:value-type="float" office:value="109.09443707097" calcext:value-type="float">
            <text:p>109,094437071</text:p>
          </table:table-cell>
          <table:table-cell table:number-columns-repeated="5"/>
          <table:table-cell table:formula="of:=[.H231]+0.25" office:value-type="float" office:value="1993.375" calcext:value-type="float">
            <text:p>1993,375</text:p>
          </table:table-cell>
          <table:table-cell table:style-name="ce11" office:value-type="float" office:value="75.48" calcext:value-type="float">
            <text:p>75,4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1]+0.25" office:value-type="float" office:value="1993.375" calcext:value-type="float">
            <text:p>1993,375</text:p>
          </table:table-cell>
          <table:table-cell table:style-name="ce7" office:value-type="float" office:value="144" calcext:value-type="float">
            <text:p>14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3]" office:value-type="float" office:value="1993.625" calcext:value-type="float">
            <text:p>1993,625</text:p>
          </table:table-cell>
          <table:table-cell table:style-name="ce4" table:formula="of:=100*([.I233]/[.O233])/([.I$8]/[.O$8])" office:value-type="float" office:value="109.628212793706" calcext:value-type="float">
            <text:p>109,6282127937</text:p>
          </table:table-cell>
          <table:table-cell table:number-columns-repeated="5"/>
          <table:table-cell table:formula="of:=[.H232]+0.25" office:value-type="float" office:value="1993.625" calcext:value-type="float">
            <text:p>1993,625</text:p>
          </table:table-cell>
          <table:table-cell table:style-name="ce11" office:value-type="float" office:value="76.06" calcext:value-type="float">
            <text:p>76,0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2]+0.25" office:value-type="float" office:value="1993.625" calcext:value-type="float">
            <text:p>1993,625</text:p>
          </table:table-cell>
          <table:table-cell table:style-name="ce7" office:value-type="float" office:value="144.4" calcext:value-type="float">
            <text:p>144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4]" office:value-type="float" office:value="1993.875" calcext:value-type="float">
            <text:p>1993,875</text:p>
          </table:table-cell>
          <table:table-cell table:style-name="ce4" table:formula="of:=100*([.I234]/[.O234])/([.I$8]/[.O$8])" office:value-type="float" office:value="108.435789524054" calcext:value-type="float">
            <text:p>108,4357895241</text:p>
          </table:table-cell>
          <table:table-cell table:number-columns-repeated="5"/>
          <table:table-cell table:formula="of:=[.H233]+0.25" office:value-type="float" office:value="1993.875" calcext:value-type="float">
            <text:p>1993,875</text:p>
          </table:table-cell>
          <table:table-cell table:style-name="ce11" office:value-type="float" office:value="75.91" calcext:value-type="float">
            <text:p>75,9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3]+0.25" office:value-type="float" office:value="1993.875" calcext:value-type="float">
            <text:p>1993,875</text:p>
          </table:table-cell>
          <table:table-cell table:style-name="ce7" office:value-type="float" office:value="145.7" calcext:value-type="float">
            <text:p>145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5]" office:value-type="float" office:value="1994.125" calcext:value-type="float">
            <text:p>1994,125</text:p>
          </table:table-cell>
          <table:table-cell table:style-name="ce4" table:formula="of:=100*([.I235]/[.O235])/([.I$8]/[.O$8])" office:value-type="float" office:value="108.847918222263" calcext:value-type="float">
            <text:p>108,8479182223</text:p>
          </table:table-cell>
          <table:table-cell table:number-columns-repeated="5"/>
          <table:table-cell table:formula="of:=[.H234]+0.25" office:value-type="float" office:value="1994.125" calcext:value-type="float">
            <text:p>1994,125</text:p>
          </table:table-cell>
          <table:table-cell table:style-name="ce11" office:value-type="float" office:value="76.46" calcext:value-type="float">
            <text:p>76,4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4]+0.25" office:value-type="float" office:value="1994.125" calcext:value-type="float">
            <text:p>1994,125</text:p>
          </table:table-cell>
          <table:table-cell table:style-name="ce7" office:value-type="float" office:value="146.2" calcext:value-type="float">
            <text:p>146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6]" office:value-type="float" office:value="1994.375" calcext:value-type="float">
            <text:p>1994,375</text:p>
          </table:table-cell>
          <table:table-cell table:style-name="ce4" table:formula="of:=100*([.I236]/[.O236])/([.I$8]/[.O$8])" office:value-type="float" office:value="110.220980399116" calcext:value-type="float">
            <text:p>110,2209803991</text:p>
          </table:table-cell>
          <table:table-cell table:number-columns-repeated="5"/>
          <table:table-cell table:formula="of:=[.H235]+0.25" office:value-type="float" office:value="1994.375" calcext:value-type="float">
            <text:p>1994,375</text:p>
          </table:table-cell>
          <table:table-cell table:style-name="ce11" office:value-type="float" office:value="78.06" calcext:value-type="float">
            <text:p>78,0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5]+0.25" office:value-type="float" office:value="1994.375" calcext:value-type="float">
            <text:p>1994,375</text:p>
          </table:table-cell>
          <table:table-cell table:style-name="ce7" office:value-type="float" office:value="147.4" calcext:value-type="float">
            <text:p>147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7]" office:value-type="float" office:value="1994.625" calcext:value-type="float">
            <text:p>1994,625</text:p>
          </table:table-cell>
          <table:table-cell table:style-name="ce4" table:formula="of:=100*([.I237]/[.O237])/([.I$8]/[.O$8])" office:value-type="float" office:value="109.716674463749" calcext:value-type="float">
            <text:p>109,7166744637</text:p>
          </table:table-cell>
          <table:table-cell table:number-columns-repeated="5"/>
          <table:table-cell table:formula="of:=[.H236]+0.25" office:value-type="float" office:value="1994.625" calcext:value-type="float">
            <text:p>1994,625</text:p>
          </table:table-cell>
          <table:table-cell table:style-name="ce11" office:value-type="float" office:value="78.23" calcext:value-type="float">
            <text:p>78,2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6]+0.25" office:value-type="float" office:value="1994.625" calcext:value-type="float">
            <text:p>1994,625</text:p>
          </table:table-cell>
          <table:table-cell table:style-name="ce7" office:value-type="float" office:value="148.4" calcext:value-type="float">
            <text:p>148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8]" office:value-type="float" office:value="1994.875" calcext:value-type="float">
            <text:p>1994,875</text:p>
          </table:table-cell>
          <table:table-cell table:style-name="ce4" table:formula="of:=100*([.I238]/[.O238])/([.I$8]/[.O$8])" office:value-type="float" office:value="108.436057065145" calcext:value-type="float">
            <text:p>108,4360570651</text:p>
          </table:table-cell>
          <table:table-cell table:number-columns-repeated="5"/>
          <table:table-cell table:formula="of:=[.H237]+0.25" office:value-type="float" office:value="1994.875" calcext:value-type="float">
            <text:p>1994,875</text:p>
          </table:table-cell>
          <table:table-cell table:style-name="ce11" office:value-type="float" office:value="77.89" calcext:value-type="float">
            <text:p>77,8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7]+0.25" office:value-type="float" office:value="1994.875" calcext:value-type="float">
            <text:p>1994,875</text:p>
          </table:table-cell>
          <table:table-cell table:style-name="ce7" office:value-type="float" office:value="149.5" calcext:value-type="float">
            <text:p>149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39]" office:value-type="float" office:value="1995.125" calcext:value-type="float">
            <text:p>1995,125</text:p>
          </table:table-cell>
          <table:table-cell table:style-name="ce4" table:formula="of:=100*([.I239]/[.O239])/([.I$8]/[.O$8])" office:value-type="float" office:value="107.651171906073" calcext:value-type="float">
            <text:p>107,6511719061</text:p>
          </table:table-cell>
          <table:table-cell table:number-columns-repeated="5"/>
          <table:table-cell table:formula="of:=[.H238]+0.25" office:value-type="float" office:value="1995.125" calcext:value-type="float">
            <text:p>1995,125</text:p>
          </table:table-cell>
          <table:table-cell table:style-name="ce11" office:value-type="float" office:value="77.74" calcext:value-type="float">
            <text:p>77,7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8]+0.25" office:value-type="float" office:value="1995.125" calcext:value-type="float">
            <text:p>1995,125</text:p>
          </table:table-cell>
          <table:table-cell table:style-name="ce7" office:value-type="float" office:value="150.3" calcext:value-type="float">
            <text:p>150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0]" office:value-type="float" office:value="1995.375" calcext:value-type="float">
            <text:p>1995,375</text:p>
          </table:table-cell>
          <table:table-cell table:style-name="ce4" table:formula="of:=100*([.I240]/[.O240])/([.I$8]/[.O$8])" office:value-type="float" office:value="108.627322229856" calcext:value-type="float">
            <text:p>108,6273222299</text:p>
          </table:table-cell>
          <table:table-cell table:number-columns-repeated="5"/>
          <table:table-cell table:formula="of:=[.H239]+0.25" office:value-type="float" office:value="1995.375" calcext:value-type="float">
            <text:p>1995,375</text:p>
          </table:table-cell>
          <table:table-cell table:style-name="ce11" office:value-type="float" office:value="79.28" calcext:value-type="float">
            <text:p>79,2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39]+0.25" office:value-type="float" office:value="1995.375" calcext:value-type="float">
            <text:p>1995,375</text:p>
          </table:table-cell>
          <table:table-cell table:style-name="ce7" office:value-type="float" office:value="151.9" calcext:value-type="float">
            <text:p>151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1]" office:value-type="float" office:value="1995.625" calcext:value-type="float">
            <text:p>1995,625</text:p>
          </table:table-cell>
          <table:table-cell table:style-name="ce4" table:formula="of:=100*([.I241]/[.O241])/([.I$8]/[.O$8])" office:value-type="float" office:value="109.005157566056" calcext:value-type="float">
            <text:p>109,0051575661</text:p>
          </table:table-cell>
          <table:table-cell table:number-columns-repeated="5"/>
          <table:table-cell table:formula="of:=[.H240]+0.25" office:value-type="float" office:value="1995.625" calcext:value-type="float">
            <text:p>1995,625</text:p>
          </table:table-cell>
          <table:table-cell table:style-name="ce11" office:value-type="float" office:value="79.87" calcext:value-type="float">
            <text:p>79,8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0]+0.25" office:value-type="float" office:value="1995.625" calcext:value-type="float">
            <text:p>1995,625</text:p>
          </table:table-cell>
          <table:table-cell table:style-name="ce7" office:value-type="float" office:value="152.5" calcext:value-type="float">
            <text:p>152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2]" office:value-type="float" office:value="1995.875" calcext:value-type="float">
            <text:p>1995,875</text:p>
          </table:table-cell>
          <table:table-cell table:style-name="ce4" table:formula="of:=100*([.I242]/[.O242])/([.I$8]/[.O$8])" office:value-type="float" office:value="107.666623186781" calcext:value-type="float">
            <text:p>107,6666231868</text:p>
          </table:table-cell>
          <table:table-cell table:number-columns-repeated="5"/>
          <table:table-cell table:formula="of:=[.H241]+0.25" office:value-type="float" office:value="1995.875" calcext:value-type="float">
            <text:p>1995,875</text:p>
          </table:table-cell>
          <table:table-cell table:style-name="ce11" office:value-type="float" office:value="79.51" calcext:value-type="float">
            <text:p>79,5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1]+0.25" office:value-type="float" office:value="1995.875" calcext:value-type="float">
            <text:p>1995,875</text:p>
          </table:table-cell>
          <table:table-cell table:style-name="ce7" office:value-type="float" office:value="153.7" calcext:value-type="float">
            <text:p>153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3]" office:value-type="float" office:value="1996.125" calcext:value-type="float">
            <text:p>1996,125</text:p>
          </table:table-cell>
          <table:table-cell table:style-name="ce4" table:formula="of:=100*([.I243]/[.O243])/([.I$8]/[.O$8])" office:value-type="float" office:value="107.313296068518" calcext:value-type="float">
            <text:p>107,3132960685</text:p>
          </table:table-cell>
          <table:table-cell table:number-columns-repeated="5"/>
          <table:table-cell table:formula="of:=[.H242]+0.25" office:value-type="float" office:value="1996.125" calcext:value-type="float">
            <text:p>1996,125</text:p>
          </table:table-cell>
          <table:table-cell table:style-name="ce11" office:value-type="float" office:value="79.61" calcext:value-type="float">
            <text:p>79,6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2]+0.25" office:value-type="float" office:value="1996.125" calcext:value-type="float">
            <text:p>1996,125</text:p>
          </table:table-cell>
          <table:table-cell table:style-name="ce7" office:value-type="float" office:value="154.4" calcext:value-type="float">
            <text:p>154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4]" office:value-type="float" office:value="1996.375" calcext:value-type="float">
            <text:p>1996,375</text:p>
          </table:table-cell>
          <table:table-cell table:style-name="ce4" table:formula="of:=100*([.I244]/[.O244])/([.I$8]/[.O$8])" office:value-type="float" office:value="108.006185864" calcext:value-type="float">
            <text:p>108,006185864</text:p>
          </table:table-cell>
          <table:table-cell table:number-columns-repeated="5"/>
          <table:table-cell table:formula="of:=[.H243]+0.25" office:value-type="float" office:value="1996.375" calcext:value-type="float">
            <text:p>1996,375</text:p>
          </table:table-cell>
          <table:table-cell table:style-name="ce11" office:value-type="float" office:value="81.11" calcext:value-type="float">
            <text:p>81,1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3]+0.25" office:value-type="float" office:value="1996.375" calcext:value-type="float">
            <text:p>1996,375</text:p>
          </table:table-cell>
          <table:table-cell table:style-name="ce7" office:value-type="float" office:value="156.3" calcext:value-type="float">
            <text:p>156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5]" office:value-type="float" office:value="1996.625" calcext:value-type="float">
            <text:p>1996,625</text:p>
          </table:table-cell>
          <table:table-cell table:style-name="ce4" table:formula="of:=100*([.I245]/[.O245])/([.I$8]/[.O$8])" office:value-type="float" office:value="108.33328483112" calcext:value-type="float">
            <text:p>108,3332848311</text:p>
          </table:table-cell>
          <table:table-cell table:number-columns-repeated="5"/>
          <table:table-cell table:formula="of:=[.H244]+0.25" office:value-type="float" office:value="1996.625" calcext:value-type="float">
            <text:p>1996,625</text:p>
          </table:table-cell>
          <table:table-cell table:style-name="ce11" office:value-type="float" office:value="81.72" calcext:value-type="float">
            <text:p>81,7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4]+0.25" office:value-type="float" office:value="1996.625" calcext:value-type="float">
            <text:p>1996,625</text:p>
          </table:table-cell>
          <table:table-cell table:style-name="ce7" office:value-type="float" office:value="157" calcext:value-type="float">
            <text:p>15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6]" office:value-type="float" office:value="1996.875" calcext:value-type="float">
            <text:p>1996,875</text:p>
          </table:table-cell>
          <table:table-cell table:style-name="ce4" table:formula="of:=100*([.I246]/[.O246])/([.I$8]/[.O$8])" office:value-type="float" office:value="106.73364435226" calcext:value-type="float">
            <text:p>106,7336443523</text:p>
          </table:table-cell>
          <table:table-cell table:number-columns-repeated="5"/>
          <table:table-cell table:formula="of:=[.H245]+0.25" office:value-type="float" office:value="1996.875" calcext:value-type="float">
            <text:p>1996,875</text:p>
          </table:table-cell>
          <table:table-cell table:style-name="ce11" office:value-type="float" office:value="81.18" calcext:value-type="float">
            <text:p>81,1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5]+0.25" office:value-type="float" office:value="1996.875" calcext:value-type="float">
            <text:p>1996,875</text:p>
          </table:table-cell>
          <table:table-cell table:style-name="ce7" office:value-type="float" office:value="158.3" calcext:value-type="float">
            <text:p>158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7]" office:value-type="float" office:value="1997.125" calcext:value-type="float">
            <text:p>1997,125</text:p>
          </table:table-cell>
          <table:table-cell table:style-name="ce4" table:formula="of:=100*([.I247]/[.O247])/([.I$8]/[.O$8])" office:value-type="float" office:value="107.034183831909" calcext:value-type="float">
            <text:p>107,0341838319</text:p>
          </table:table-cell>
          <table:table-cell table:number-columns-repeated="5"/>
          <table:table-cell table:formula="of:=[.H246]+0.25" office:value-type="float" office:value="1997.125" calcext:value-type="float">
            <text:p>1997,125</text:p>
          </table:table-cell>
          <table:table-cell table:style-name="ce11" office:value-type="float" office:value="81.82" calcext:value-type="float">
            <text:p>81,8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6]+0.25" office:value-type="float" office:value="1997.125" calcext:value-type="float">
            <text:p>1997,125</text:p>
          </table:table-cell>
          <table:table-cell table:style-name="ce7" office:value-type="float" office:value="159.1" calcext:value-type="float">
            <text:p>159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8]" office:value-type="float" office:value="1997.375" calcext:value-type="float">
            <text:p>1997,375</text:p>
          </table:table-cell>
          <table:table-cell table:style-name="ce4" table:formula="of:=100*([.I248]/[.O248])/([.I$8]/[.O$8])" office:value-type="float" office:value="108.546830975742" calcext:value-type="float">
            <text:p>108,5468309757</text:p>
          </table:table-cell>
          <table:table-cell table:number-columns-repeated="5"/>
          <table:table-cell table:formula="of:=[.H247]+0.25" office:value-type="float" office:value="1997.375" calcext:value-type="float">
            <text:p>1997,375</text:p>
          </table:table-cell>
          <table:table-cell table:style-name="ce11" office:value-type="float" office:value="83.55" calcext:value-type="float">
            <text:p>83,55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7]+0.25" office:value-type="float" office:value="1997.375" calcext:value-type="float">
            <text:p>1997,375</text:p>
          </table:table-cell>
          <table:table-cell table:style-name="ce7" office:value-type="float" office:value="160.2" calcext:value-type="float">
            <text:p>160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49]" office:value-type="float" office:value="1997.625" calcext:value-type="float">
            <text:p>1997,625</text:p>
          </table:table-cell>
          <table:table-cell table:style-name="ce4" table:formula="of:=100*([.I249]/[.O249])/([.I$8]/[.O$8])" office:value-type="float" office:value="109.40727938639" calcext:value-type="float">
            <text:p>109,4072793864</text:p>
          </table:table-cell>
          <table:table-cell table:number-columns-repeated="5"/>
          <table:table-cell table:formula="of:=[.H248]+0.25" office:value-type="float" office:value="1997.625" calcext:value-type="float">
            <text:p>1997,625</text:p>
          </table:table-cell>
          <table:table-cell table:style-name="ce11" office:value-type="float" office:value="84.37" calcext:value-type="float">
            <text:p>84,3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8]+0.25" office:value-type="float" office:value="1997.625" calcext:value-type="float">
            <text:p>1997,625</text:p>
          </table:table-cell>
          <table:table-cell table:style-name="ce7" office:value-type="float" office:value="160.5" calcext:value-type="float">
            <text:p>160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0]" office:value-type="float" office:value="1997.875" calcext:value-type="float">
            <text:p>1997,875</text:p>
          </table:table-cell>
          <table:table-cell table:style-name="ce4" table:formula="of:=100*([.I250]/[.O250])/([.I$8]/[.O$8])" office:value-type="float" office:value="109.216360995981" calcext:value-type="float">
            <text:p>109,216360996</text:p>
          </table:table-cell>
          <table:table-cell table:number-columns-repeated="5"/>
          <table:table-cell table:formula="of:=[.H249]+0.25" office:value-type="float" office:value="1997.875" calcext:value-type="float">
            <text:p>1997,875</text:p>
          </table:table-cell>
          <table:table-cell table:style-name="ce11" office:value-type="float" office:value="84.8" calcext:value-type="float">
            <text:p>84,8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49]+0.25" office:value-type="float" office:value="1997.875" calcext:value-type="float">
            <text:p>1997,875</text:p>
          </table:table-cell>
          <table:table-cell table:style-name="ce7" office:value-type="float" office:value="161.6" calcext:value-type="float">
            <text:p>161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1]" office:value-type="float" office:value="1998.125" calcext:value-type="float">
            <text:p>1998,125</text:p>
          </table:table-cell>
          <table:table-cell table:style-name="ce4" table:formula="of:=100*([.I251]/[.O251])/([.I$8]/[.O$8])" office:value-type="float" office:value="110.388376190632" calcext:value-type="float">
            <text:p>110,3883761906</text:p>
          </table:table-cell>
          <table:table-cell table:number-columns-repeated="5"/>
          <table:table-cell table:formula="of:=[.H250]+0.25" office:value-type="float" office:value="1998.125" calcext:value-type="float">
            <text:p>1998,125</text:p>
          </table:table-cell>
          <table:table-cell table:style-name="ce11" office:value-type="float" office:value="85.71" calcext:value-type="float">
            <text:p>85,7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0]+0.25" office:value-type="float" office:value="1998.125" calcext:value-type="float">
            <text:p>1998,125</text:p>
          </table:table-cell>
          <table:table-cell table:style-name="ce7" office:value-type="float" office:value="161.6" calcext:value-type="float">
            <text:p>161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2]" office:value-type="float" office:value="1998.375" calcext:value-type="float">
            <text:p>1998,375</text:p>
          </table:table-cell>
          <table:table-cell table:style-name="ce4" table:formula="of:=100*([.I252]/[.O252])/([.I$8]/[.O$8])" office:value-type="float" office:value="113.094255125743" calcext:value-type="float">
            <text:p>113,0942551257</text:p>
          </table:table-cell>
          <table:table-cell table:number-columns-repeated="5"/>
          <table:table-cell table:formula="of:=[.H251]+0.25" office:value-type="float" office:value="1998.375" calcext:value-type="float">
            <text:p>1998,375</text:p>
          </table:table-cell>
          <table:table-cell table:style-name="ce11" office:value-type="float" office:value="88.3" calcext:value-type="float">
            <text:p>88,3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1]+0.25" office:value-type="float" office:value="1998.375" calcext:value-type="float">
            <text:p>1998,375</text:p>
          </table:table-cell>
          <table:table-cell table:style-name="ce7" office:value-type="float" office:value="162.5" calcext:value-type="float">
            <text:p>162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3]" office:value-type="float" office:value="1998.625" calcext:value-type="float">
            <text:p>1998,625</text:p>
          </table:table-cell>
          <table:table-cell table:style-name="ce4" table:formula="of:=100*([.I253]/[.O253])/([.I$8]/[.O$8])" office:value-type="float" office:value="114.904713131189" calcext:value-type="float">
            <text:p>114,9047131312</text:p>
          </table:table-cell>
          <table:table-cell table:number-columns-repeated="5"/>
          <table:table-cell table:formula="of:=[.H252]+0.25" office:value-type="float" office:value="1998.625" calcext:value-type="float">
            <text:p>1998,625</text:p>
          </table:table-cell>
          <table:table-cell table:style-name="ce11" office:value-type="float" office:value="90.1" calcext:value-type="float">
            <text:p>90,1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2]+0.25" office:value-type="float" office:value="1998.625" calcext:value-type="float">
            <text:p>1998,625</text:p>
          </table:table-cell>
          <table:table-cell table:style-name="ce7" office:value-type="float" office:value="163.2" calcext:value-type="float">
            <text:p>163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4]" office:value-type="float" office:value="1998.875" calcext:value-type="float">
            <text:p>1998,875</text:p>
          </table:table-cell>
          <table:table-cell table:style-name="ce4" table:formula="of:=100*([.I254]/[.O254])/([.I$8]/[.O$8])" office:value-type="float" office:value="115.245249878802" calcext:value-type="float">
            <text:p>115,2452498788</text:p>
          </table:table-cell>
          <table:table-cell table:number-columns-repeated="5"/>
          <table:table-cell table:formula="of:=[.H253]+0.25" office:value-type="float" office:value="1998.875" calcext:value-type="float">
            <text:p>1998,875</text:p>
          </table:table-cell>
          <table:table-cell table:style-name="ce11" office:value-type="float" office:value="90.81" calcext:value-type="float">
            <text:p>90,8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3]+0.25" office:value-type="float" office:value="1998.875" calcext:value-type="float">
            <text:p>1998,875</text:p>
          </table:table-cell>
          <table:table-cell table:style-name="ce7" office:value-type="float" office:value="164" calcext:value-type="float">
            <text:p>16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5]" office:value-type="float" office:value="1999.125" calcext:value-type="float">
            <text:p>1999,125</text:p>
          </table:table-cell>
          <table:table-cell table:style-name="ce4" table:formula="of:=100*([.I255]/[.O255])/([.I$8]/[.O$8])" office:value-type="float" office:value="116.643610350544" calcext:value-type="float">
            <text:p>116,6436103505</text:p>
          </table:table-cell>
          <table:table-cell table:number-columns-repeated="5"/>
          <table:table-cell table:formula="of:=[.H254]+0.25" office:value-type="float" office:value="1999.125" calcext:value-type="float">
            <text:p>1999,125</text:p>
          </table:table-cell>
          <table:table-cell table:style-name="ce11" office:value-type="float" office:value="92.08" calcext:value-type="float">
            <text:p>92,0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4]+0.25" office:value-type="float" office:value="1999.125" calcext:value-type="float">
            <text:p>1999,125</text:p>
          </table:table-cell>
          <table:table-cell table:style-name="ce7" office:value-type="float" office:value="164.3" calcext:value-type="float">
            <text:p>164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6]" office:value-type="float" office:value="1999.375" calcext:value-type="float">
            <text:p>1999,375</text:p>
          </table:table-cell>
          <table:table-cell table:style-name="ce4" table:formula="of:=100*([.I256]/[.O256])/([.I$8]/[.O$8])" office:value-type="float" office:value="118.653732788558" calcext:value-type="float">
            <text:p>118,6537327886</text:p>
          </table:table-cell>
          <table:table-cell table:number-columns-repeated="5"/>
          <table:table-cell table:formula="of:=[.H255]+0.25" office:value-type="float" office:value="1999.375" calcext:value-type="float">
            <text:p>1999,375</text:p>
          </table:table-cell>
          <table:table-cell table:style-name="ce11" office:value-type="float" office:value="94.75" calcext:value-type="float">
            <text:p>94,75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5]+0.25" office:value-type="float" office:value="1999.375" calcext:value-type="float">
            <text:p>1999,375</text:p>
          </table:table-cell>
          <table:table-cell table:style-name="ce7" office:value-type="float" office:value="166.2" calcext:value-type="float">
            <text:p>166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7]" office:value-type="float" office:value="1999.625" calcext:value-type="float">
            <text:p>1999,625</text:p>
          </table:table-cell>
          <table:table-cell table:style-name="ce4" table:formula="of:=100*([.I257]/[.O257])/([.I$8]/[.O$8])" office:value-type="float" office:value="121.144482150903" calcext:value-type="float">
            <text:p>121,1444821509</text:p>
          </table:table-cell>
          <table:table-cell table:number-columns-repeated="5"/>
          <table:table-cell table:formula="of:=[.H256]+0.25" office:value-type="float" office:value="1999.625" calcext:value-type="float">
            <text:p>1999,625</text:p>
          </table:table-cell>
          <table:table-cell table:style-name="ce11" office:value-type="float" office:value="97.03" calcext:value-type="float">
            <text:p>97,0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6]+0.25" office:value-type="float" office:value="1999.625" calcext:value-type="float">
            <text:p>1999,625</text:p>
          </table:table-cell>
          <table:table-cell table:style-name="ce7" office:value-type="float" office:value="166.7" calcext:value-type="float">
            <text:p>166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8]" office:value-type="float" office:value="1999.875" calcext:value-type="float">
            <text:p>1999,875</text:p>
          </table:table-cell>
          <table:table-cell table:style-name="ce4" table:formula="of:=100*([.I258]/[.O258])/([.I$8]/[.O$8])" office:value-type="float" office:value="121.623234733111" calcext:value-type="float">
            <text:p>121,6232347331</text:p>
          </table:table-cell>
          <table:table-cell table:number-columns-repeated="5"/>
          <table:table-cell table:formula="of:=[.H257]+0.25" office:value-type="float" office:value="1999.875" calcext:value-type="float">
            <text:p>1999,875</text:p>
          </table:table-cell>
          <table:table-cell table:style-name="ce11" office:value-type="float" office:value="98.29" calcext:value-type="float">
            <text:p>98,2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7]+0.25" office:value-type="float" office:value="1999.875" calcext:value-type="float">
            <text:p>1999,875</text:p>
          </table:table-cell>
          <table:table-cell table:style-name="ce7" office:value-type="float" office:value="168.2" calcext:value-type="float">
            <text:p>168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59]" office:value-type="float" office:value="2000.125" calcext:value-type="float">
            <text:p>2000,125</text:p>
          </table:table-cell>
          <table:table-cell table:style-name="ce4" table:formula="of:=100*([.I259]/[.O259])/([.I$8]/[.O$8])" office:value-type="float" office:value="123.299343429694" calcext:value-type="float">
            <text:p>123,2993434297</text:p>
          </table:table-cell>
          <table:table-cell table:number-columns-repeated="5"/>
          <table:table-cell table:formula="of:=[.H258]+0.25" office:value-type="float" office:value="2000.125" calcext:value-type="float">
            <text:p>2000,125</text:p>
          </table:table-cell>
          <table:table-cell table:style-name="ce11" office:value-type="float" office:value="100" calcext:value-type="float">
            <text:p>100,0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8]+0.25" office:value-type="float" office:value="2000.125" calcext:value-type="float">
            <text:p>2000,125</text:p>
          </table:table-cell>
          <table:table-cell table:style-name="ce7" office:value-type="float" office:value="168.8" calcext:value-type="float">
            <text:p>168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0]" office:value-type="float" office:value="2000.375" calcext:value-type="float">
            <text:p>2000,375</text:p>
          </table:table-cell>
          <table:table-cell table:style-name="ce4" table:formula="of:=100*([.I260]/[.O260])/([.I$8]/[.O$8])" office:value-type="float" office:value="126.080423821812" calcext:value-type="float">
            <text:p>126,0804238218</text:p>
          </table:table-cell>
          <table:table-cell table:number-columns-repeated="5"/>
          <table:table-cell table:formula="of:=[.H259]+0.25" office:value-type="float" office:value="2000.375" calcext:value-type="float">
            <text:p>2000,375</text:p>
          </table:table-cell>
          <table:table-cell table:style-name="ce11" office:value-type="float" office:value="103.77" calcext:value-type="float">
            <text:p>103,7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59]+0.25" office:value-type="float" office:value="2000.375" calcext:value-type="float">
            <text:p>2000,375</text:p>
          </table:table-cell>
          <table:table-cell table:style-name="ce7" office:value-type="float" office:value="171.3" calcext:value-type="float">
            <text:p>171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1]" office:value-type="float" office:value="2000.625" calcext:value-type="float">
            <text:p>2000,625</text:p>
          </table:table-cell>
          <table:table-cell table:style-name="ce4" table:formula="of:=100*([.I261]/[.O261])/([.I$8]/[.O$8])" office:value-type="float" office:value="128.069372612571" calcext:value-type="float">
            <text:p>128,0693726126</text:p>
          </table:table-cell>
          <table:table-cell table:number-columns-repeated="5"/>
          <table:table-cell table:formula="of:=[.H260]+0.25" office:value-type="float" office:value="2000.625" calcext:value-type="float">
            <text:p>2000,625</text:p>
          </table:table-cell>
          <table:table-cell table:style-name="ce11" office:value-type="float" office:value="106.33" calcext:value-type="float">
            <text:p>106,3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0]+0.25" office:value-type="float" office:value="2000.625" calcext:value-type="float">
            <text:p>2000,625</text:p>
          </table:table-cell>
          <table:table-cell table:style-name="ce7" office:value-type="float" office:value="172.8" calcext:value-type="float">
            <text:p>172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2]" office:value-type="float" office:value="2000.875" calcext:value-type="float">
            <text:p>2000,875</text:p>
          </table:table-cell>
          <table:table-cell table:style-name="ce4" table:formula="of:=100*([.I262]/[.O262])/([.I$8]/[.O$8])" office:value-type="float" office:value="129.064083766873" calcext:value-type="float">
            <text:p>129,0640837669</text:p>
          </table:table-cell>
          <table:table-cell table:number-columns-repeated="5"/>
          <table:table-cell table:formula="of:=[.H261]+0.25" office:value-type="float" office:value="2000.875" calcext:value-type="float">
            <text:p>2000,875</text:p>
          </table:table-cell>
          <table:table-cell table:style-name="ce11" office:value-type="float" office:value="107.9" calcext:value-type="float">
            <text:p>107,9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1]+0.25" office:value-type="float" office:value="2000.875" calcext:value-type="float">
            <text:p>2000,875</text:p>
          </table:table-cell>
          <table:table-cell table:style-name="ce7" office:value-type="float" office:value="174" calcext:value-type="float">
            <text:p>17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3]" office:value-type="float" office:value="2001.125" calcext:value-type="float">
            <text:p>2001,125</text:p>
          </table:table-cell>
          <table:table-cell table:style-name="ce4" table:formula="of:=100*([.I263]/[.O263])/([.I$8]/[.O$8])" office:value-type="float" office:value="129.881711622374" calcext:value-type="float">
            <text:p>129,8817116224</text:p>
          </table:table-cell>
          <table:table-cell table:number-columns-repeated="5"/>
          <table:table-cell table:formula="of:=[.H262]+0.25" office:value-type="float" office:value="2001.125" calcext:value-type="float">
            <text:p>2001,125</text:p>
          </table:table-cell>
          <table:table-cell table:style-name="ce11" office:value-type="float" office:value="109.27" calcext:value-type="float">
            <text:p>109,2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2]+0.25" office:value-type="float" office:value="2001.125" calcext:value-type="float">
            <text:p>2001,125</text:p>
          </table:table-cell>
          <table:table-cell table:style-name="ce7" office:value-type="float" office:value="175.1" calcext:value-type="float">
            <text:p>175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4]" office:value-type="float" office:value="2001.375" calcext:value-type="float">
            <text:p>2001,375</text:p>
          </table:table-cell>
          <table:table-cell table:style-name="ce4" table:formula="of:=100*([.I264]/[.O264])/([.I$8]/[.O$8])" office:value-type="float" office:value="132.583888539986" calcext:value-type="float">
            <text:p>132,58388854</text:p>
          </table:table-cell>
          <table:table-cell table:number-columns-repeated="5"/>
          <table:table-cell table:formula="of:=[.H263]+0.25" office:value-type="float" office:value="2001.375" calcext:value-type="float">
            <text:p>2001,375</text:p>
          </table:table-cell>
          <table:table-cell table:style-name="ce11" office:value-type="float" office:value="112.69" calcext:value-type="float">
            <text:p>112,6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3]+0.25" office:value-type="float" office:value="2001.375" calcext:value-type="float">
            <text:p>2001,375</text:p>
          </table:table-cell>
          <table:table-cell table:style-name="ce7" office:value-type="float" office:value="176.9" calcext:value-type="float">
            <text:p>176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5]" office:value-type="float" office:value="2001.625" calcext:value-type="float">
            <text:p>2001,625</text:p>
          </table:table-cell>
          <table:table-cell table:style-name="ce4" table:formula="of:=100*([.I265]/[.O265])/([.I$8]/[.O$8])" office:value-type="float" office:value="135.430609534799" calcext:value-type="float">
            <text:p>135,4306095348</text:p>
          </table:table-cell>
          <table:table-cell table:number-columns-repeated="5"/>
          <table:table-cell table:formula="of:=[.H264]+0.25" office:value-type="float" office:value="2001.625" calcext:value-type="float">
            <text:p>2001,625</text:p>
          </table:table-cell>
          <table:table-cell table:style-name="ce11" office:value-type="float" office:value="115.5" calcext:value-type="float">
            <text:p>115,5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4]+0.25" office:value-type="float" office:value="2001.625" calcext:value-type="float">
            <text:p>2001,625</text:p>
          </table:table-cell>
          <table:table-cell table:style-name="ce7" office:value-type="float" office:value="177.5" calcext:value-type="float">
            <text:p>177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6]" office:value-type="float" office:value="2001.875" calcext:value-type="float">
            <text:p>2001,875</text:p>
          </table:table-cell>
          <table:table-cell table:style-name="ce4" table:formula="of:=100*([.I266]/[.O266])/([.I$8]/[.O$8])" office:value-type="float" office:value="136.133188381399" calcext:value-type="float">
            <text:p>136,1331883814</text:p>
          </table:table-cell>
          <table:table-cell table:number-columns-repeated="5"/>
          <table:table-cell table:formula="of:=[.H265]+0.25" office:value-type="float" office:value="2001.875" calcext:value-type="float">
            <text:p>2001,875</text:p>
          </table:table-cell>
          <table:table-cell table:style-name="ce11" office:value-type="float" office:value="116.23" calcext:value-type="float">
            <text:p>116,2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5]+0.25" office:value-type="float" office:value="2001.875" calcext:value-type="float">
            <text:p>2001,875</text:p>
          </table:table-cell>
          <table:table-cell table:style-name="ce7" office:value-type="float" office:value="177.7" calcext:value-type="float">
            <text:p>177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7]" office:value-type="float" office:value="2002.125" calcext:value-type="float">
            <text:p>2002,125</text:p>
          </table:table-cell>
          <table:table-cell table:style-name="ce4" table:formula="of:=100*([.I267]/[.O267])/([.I$8]/[.O$8])" office:value-type="float" office:value="138.674513956522" calcext:value-type="float">
            <text:p>138,6745139565</text:p>
          </table:table-cell>
          <table:table-cell table:number-columns-repeated="5"/>
          <table:table-cell table:formula="of:=[.H266]+0.25" office:value-type="float" office:value="2002.125" calcext:value-type="float">
            <text:p>2002,125</text:p>
          </table:table-cell>
          <table:table-cell table:style-name="ce11" office:value-type="float" office:value="118" calcext:value-type="float">
            <text:p>118,0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6]+0.25" office:value-type="float" office:value="2002.125" calcext:value-type="float">
            <text:p>2002,125</text:p>
          </table:table-cell>
          <table:table-cell table:style-name="ce7" office:value-type="float" office:value="177.1" calcext:value-type="float">
            <text:p>177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8]" office:value-type="float" office:value="2002.375" calcext:value-type="float">
            <text:p>2002,375</text:p>
          </table:table-cell>
          <table:table-cell table:style-name="ce4" table:formula="of:=100*([.I268]/[.O268])/([.I$8]/[.O$8])" office:value-type="float" office:value="141.500136921844" calcext:value-type="float">
            <text:p>141,5001369218</text:p>
          </table:table-cell>
          <table:table-cell table:number-columns-repeated="5"/>
          <table:table-cell table:formula="of:=[.H267]+0.25" office:value-type="float" office:value="2002.375" calcext:value-type="float">
            <text:p>2002,375</text:p>
          </table:table-cell>
          <table:table-cell table:style-name="ce11" office:value-type="float" office:value="122.24" calcext:value-type="float">
            <text:p>122,2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7]+0.25" office:value-type="float" office:value="2002.375" calcext:value-type="float">
            <text:p>2002,375</text:p>
          </table:table-cell>
          <table:table-cell table:style-name="ce7" office:value-type="float" office:value="179.8" calcext:value-type="float">
            <text:p>179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69]" office:value-type="float" office:value="2002.625" calcext:value-type="float">
            <text:p>2002,625</text:p>
          </table:table-cell>
          <table:table-cell table:style-name="ce4" table:formula="of:=100*([.I269]/[.O269])/([.I$8]/[.O$8])" office:value-type="float" office:value="145.759842106035" calcext:value-type="float">
            <text:p>145,759842106</text:p>
          </table:table-cell>
          <table:table-cell table:number-columns-repeated="5"/>
          <table:table-cell table:formula="of:=[.H268]+0.25" office:value-type="float" office:value="2002.625" calcext:value-type="float">
            <text:p>2002,625</text:p>
          </table:table-cell>
          <table:table-cell table:style-name="ce11" office:value-type="float" office:value="126.13" calcext:value-type="float">
            <text:p>126,1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8]+0.25" office:value-type="float" office:value="2002.625" calcext:value-type="float">
            <text:p>2002,625</text:p>
          </table:table-cell>
          <table:table-cell table:style-name="ce7" office:value-type="float" office:value="180.1" calcext:value-type="float">
            <text:p>180,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0]" office:value-type="float" office:value="2002.875" calcext:value-type="float">
            <text:p>2002,875</text:p>
          </table:table-cell>
          <table:table-cell table:style-name="ce4" table:formula="of:=100*([.I270]/[.O270])/([.I$8]/[.O$8])" office:value-type="float" office:value="147.607635565277" calcext:value-type="float">
            <text:p>147,6076355653</text:p>
          </table:table-cell>
          <table:table-cell table:number-columns-repeated="5"/>
          <table:table-cell table:formula="of:=[.H269]+0.25" office:value-type="float" office:value="2002.875" calcext:value-type="float">
            <text:p>2002,875</text:p>
          </table:table-cell>
          <table:table-cell table:style-name="ce11" office:value-type="float" office:value="128.58" calcext:value-type="float">
            <text:p>128,5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69]+0.25" office:value-type="float" office:value="2002.875" calcext:value-type="float">
            <text:p>2002,875</text:p>
          </table:table-cell>
          <table:table-cell table:style-name="ce7" office:value-type="float" office:value="181.3" calcext:value-type="float">
            <text:p>181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1]" office:value-type="float" office:value="2003.125" calcext:value-type="float">
            <text:p>2003,125</text:p>
          </table:table-cell>
          <table:table-cell table:style-name="ce4" table:formula="of:=100*([.I271]/[.O271])/([.I$8]/[.O$8])" office:value-type="float" office:value="149.459053286915" calcext:value-type="float">
            <text:p>149,4590532869</text:p>
          </table:table-cell>
          <table:table-cell table:number-columns-repeated="5"/>
          <table:table-cell table:formula="of:=[.H270]+0.25" office:value-type="float" office:value="2003.125" calcext:value-type="float">
            <text:p>2003,125</text:p>
          </table:table-cell>
          <table:table-cell table:style-name="ce11" office:value-type="float" office:value="130.48" calcext:value-type="float">
            <text:p>130,4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0]+0.25" office:value-type="float" office:value="2003.125" calcext:value-type="float">
            <text:p>2003,125</text:p>
          </table:table-cell>
          <table:table-cell table:style-name="ce7" office:value-type="float" office:value="181.7" calcext:value-type="float">
            <text:p>181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2]" office:value-type="float" office:value="2003.375" calcext:value-type="float">
            <text:p>2003,375</text:p>
          </table:table-cell>
          <table:table-cell table:style-name="ce4" table:formula="of:=100*([.I272]/[.O272])/([.I$8]/[.O$8])" office:value-type="float" office:value="151.963824523347" calcext:value-type="float">
            <text:p>151,9638245233</text:p>
          </table:table-cell>
          <table:table-cell table:number-columns-repeated="5"/>
          <table:table-cell table:formula="of:=[.H271]+0.25" office:value-type="float" office:value="2003.375" calcext:value-type="float">
            <text:p>2003,375</text:p>
          </table:table-cell>
          <table:table-cell table:style-name="ce11" office:value-type="float" office:value="134.2" calcext:value-type="float">
            <text:p>134,2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1]+0.25" office:value-type="float" office:value="2003.375" calcext:value-type="float">
            <text:p>2003,375</text:p>
          </table:table-cell>
          <table:table-cell table:style-name="ce7" office:value-type="float" office:value="183.8" calcext:value-type="float">
            <text:p>183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3]" office:value-type="float" office:value="2003.625" calcext:value-type="float">
            <text:p>2003,625</text:p>
          </table:table-cell>
          <table:table-cell table:style-name="ce4" table:formula="of:=100*([.I273]/[.O273])/([.I$8]/[.O$8])" office:value-type="float" office:value="156.645868762846" calcext:value-type="float">
            <text:p>156,6458687628</text:p>
          </table:table-cell>
          <table:table-cell table:number-columns-repeated="5"/>
          <table:table-cell table:formula="of:=[.H272]+0.25" office:value-type="float" office:value="2003.625" calcext:value-type="float">
            <text:p>2003,625</text:p>
          </table:table-cell>
          <table:table-cell table:style-name="ce11" office:value-type="float" office:value="138.41" calcext:value-type="float">
            <text:p>138,4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2]+0.25" office:value-type="float" office:value="2003.625" calcext:value-type="float">
            <text:p>2003,625</text:p>
          </table:table-cell>
          <table:table-cell table:style-name="ce7" office:value-type="float" office:value="183.9" calcext:value-type="float">
            <text:p>183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4]" office:value-type="float" office:value="2003.875" calcext:value-type="float">
            <text:p>2003,875</text:p>
          </table:table-cell>
          <table:table-cell table:style-name="ce4" table:formula="of:=100*([.I274]/[.O274])/([.I$8]/[.O$8])" office:value-type="float" office:value="160.07955090443" calcext:value-type="float">
            <text:p>160,0795509044</text:p>
          </table:table-cell>
          <table:table-cell table:number-columns-repeated="5"/>
          <table:table-cell table:formula="of:=[.H273]+0.25" office:value-type="float" office:value="2003.875" calcext:value-type="float">
            <text:p>2003,875</text:p>
          </table:table-cell>
          <table:table-cell table:style-name="ce11" office:value-type="float" office:value="142.29" calcext:value-type="float">
            <text:p>142,2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3]+0.25" office:value-type="float" office:value="2003.875" calcext:value-type="float">
            <text:p>2003,875</text:p>
          </table:table-cell>
          <table:table-cell table:style-name="ce7" office:value-type="float" office:value="185" calcext:value-type="float">
            <text:p>18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5]" office:value-type="float" office:value="2004.125" calcext:value-type="float">
            <text:p>2004,125</text:p>
          </table:table-cell>
          <table:table-cell table:style-name="ce4" table:formula="of:=100*([.I275]/[.O275])/([.I$8]/[.O$8])" office:value-type="float" office:value="164.368197653378" calcext:value-type="float">
            <text:p>164,3681976534</text:p>
          </table:table-cell>
          <table:table-cell table:number-columns-repeated="5"/>
          <table:table-cell table:formula="of:=[.H274]+0.25" office:value-type="float" office:value="2004.125" calcext:value-type="float">
            <text:p>2004,125</text:p>
          </table:table-cell>
          <table:table-cell table:style-name="ce11" office:value-type="float" office:value="146.26" calcext:value-type="float">
            <text:p>146,2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4]+0.25" office:value-type="float" office:value="2004.125" calcext:value-type="float">
            <text:p>2004,125</text:p>
          </table:table-cell>
          <table:table-cell table:style-name="ce7" office:value-type="float" office:value="185.2" calcext:value-type="float">
            <text:p>185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6]" office:value-type="float" office:value="2004.375" calcext:value-type="float">
            <text:p>2004,375</text:p>
          </table:table-cell>
          <table:table-cell table:style-name="ce4" table:formula="of:=100*([.I276]/[.O276])/([.I$8]/[.O$8])" office:value-type="float" office:value="169.293251532924" calcext:value-type="float">
            <text:p>169,2932515329</text:p>
          </table:table-cell>
          <table:table-cell table:number-columns-repeated="5"/>
          <table:table-cell table:formula="of:=[.H275]+0.25" office:value-type="float" office:value="2004.375" calcext:value-type="float">
            <text:p>2004,375</text:p>
          </table:table-cell>
          <table:table-cell table:style-name="ce11" office:value-type="float" office:value="152.92" calcext:value-type="float">
            <text:p>152,9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5]+0.25" office:value-type="float" office:value="2004.375" calcext:value-type="float">
            <text:p>2004,375</text:p>
          </table:table-cell>
          <table:table-cell table:style-name="ce7" office:value-type="float" office:value="188" calcext:value-type="float">
            <text:p>18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7]" office:value-type="float" office:value="2004.625" calcext:value-type="float">
            <text:p>2004,625</text:p>
          </table:table-cell>
          <table:table-cell table:style-name="ce4" table:formula="of:=100*([.I277]/[.O277])/([.I$8]/[.O$8])" office:value-type="float" office:value="174.206634713194" calcext:value-type="float">
            <text:p>174,2066347132</text:p>
          </table:table-cell>
          <table:table-cell table:number-columns-repeated="5"/>
          <table:table-cell table:formula="of:=[.H276]+0.25" office:value-type="float" office:value="2004.625" calcext:value-type="float">
            <text:p>2004,625</text:p>
          </table:table-cell>
          <table:table-cell table:style-name="ce11" office:value-type="float" office:value="158.53" calcext:value-type="float">
            <text:p>158,5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6]+0.25" office:value-type="float" office:value="2004.625" calcext:value-type="float">
            <text:p>2004,625</text:p>
          </table:table-cell>
          <table:table-cell table:style-name="ce7" office:value-type="float" office:value="189.4" calcext:value-type="float">
            <text:p>189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8]" office:value-type="float" office:value="2004.875" calcext:value-type="float">
            <text:p>2004,875</text:p>
          </table:table-cell>
          <table:table-cell table:style-name="ce4" table:formula="of:=100*([.I278]/[.O278])/([.I$8]/[.O$8])" office:value-type="float" office:value="177.776649062976" calcext:value-type="float">
            <text:p>177,776649063</text:p>
          </table:table-cell>
          <table:table-cell table:number-columns-repeated="5"/>
          <table:table-cell table:formula="of:=[.H277]+0.25" office:value-type="float" office:value="2004.875" calcext:value-type="float">
            <text:p>2004,875</text:p>
          </table:table-cell>
          <table:table-cell table:style-name="ce11" office:value-type="float" office:value="163.06" calcext:value-type="float">
            <text:p>163,0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7]+0.25" office:value-type="float" office:value="2004.875" calcext:value-type="float">
            <text:p>2004,875</text:p>
          </table:table-cell>
          <table:table-cell table:style-name="ce7" office:value-type="float" office:value="190.9" calcext:value-type="float">
            <text:p>190,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79]" office:value-type="float" office:value="2005.125" calcext:value-type="float">
            <text:p>2005,125</text:p>
          </table:table-cell>
          <table:table-cell table:style-name="ce4" table:formula="of:=100*([.I279]/[.O279])/([.I$8]/[.O$8])" office:value-type="float" office:value="184.653355345046" calcext:value-type="float">
            <text:p>184,653355345</text:p>
          </table:table-cell>
          <table:table-cell table:number-columns-repeated="5"/>
          <table:table-cell table:formula="of:=[.H278]+0.25" office:value-type="float" office:value="2005.125" calcext:value-type="float">
            <text:p>2005,125</text:p>
          </table:table-cell>
          <table:table-cell table:style-name="ce11" office:value-type="float" office:value="169.19" calcext:value-type="float">
            <text:p>169,1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8]+0.25" office:value-type="float" office:value="2005.125" calcext:value-type="float">
            <text:p>2005,125</text:p>
          </table:table-cell>
          <table:table-cell table:style-name="ce7" office:value-type="float" office:value="190.7" calcext:value-type="float">
            <text:p>190,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0]" office:value-type="float" office:value="2005.375" calcext:value-type="float">
            <text:p>2005,375</text:p>
          </table:table-cell>
          <table:table-cell table:style-name="ce4" table:formula="of:=100*([.I280]/[.O280])/([.I$8]/[.O$8])" office:value-type="float" office:value="188.984819347571" calcext:value-type="float">
            <text:p>188,9848193476</text:p>
          </table:table-cell>
          <table:table-cell table:number-columns-repeated="5"/>
          <table:table-cell table:formula="of:=[.H279]+0.25" office:value-type="float" office:value="2005.375" calcext:value-type="float">
            <text:p>2005,375</text:p>
          </table:table-cell>
          <table:table-cell table:style-name="ce11" office:value-type="float" office:value="176.7" calcext:value-type="float">
            <text:p>176,7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79]+0.25" office:value-type="float" office:value="2005.375" calcext:value-type="float">
            <text:p>2005,375</text:p>
          </table:table-cell>
          <table:table-cell table:style-name="ce7" office:value-type="float" office:value="194.6" calcext:value-type="float">
            <text:p>194,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1]" office:value-type="float" office:value="2005.625" calcext:value-type="float">
            <text:p>2005,625</text:p>
          </table:table-cell>
          <table:table-cell table:style-name="ce4" table:formula="of:=100*([.I281]/[.O281])/([.I$8]/[.O$8])" office:value-type="float" office:value="195.006707912706" calcext:value-type="float">
            <text:p>195,0067079127</text:p>
          </table:table-cell>
          <table:table-cell table:number-columns-repeated="5"/>
          <table:table-cell table:formula="of:=[.H280]+0.25" office:value-type="float" office:value="2005.625" calcext:value-type="float">
            <text:p>2005,625</text:p>
          </table:table-cell>
          <table:table-cell table:style-name="ce11" office:value-type="float" office:value="183.08" calcext:value-type="float">
            <text:p>183,0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0]+0.25" office:value-type="float" office:value="2005.625" calcext:value-type="float">
            <text:p>2005,625</text:p>
          </table:table-cell>
          <table:table-cell table:style-name="ce7" office:value-type="float" office:value="195.4" calcext:value-type="float">
            <text:p>195,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2]" office:value-type="float" office:value="2005.875" calcext:value-type="float">
            <text:p>2005,875</text:p>
          </table:table-cell>
          <table:table-cell table:style-name="ce4" table:formula="of:=100*([.I282]/[.O282])/([.I$8]/[.O$8])" office:value-type="float" office:value="195.351072645041" calcext:value-type="float">
            <text:p>195,351072645</text:p>
          </table:table-cell>
          <table:table-cell table:number-columns-repeated="5"/>
          <table:table-cell table:formula="of:=[.H281]+0.25" office:value-type="float" office:value="2005.875" calcext:value-type="float">
            <text:p>2005,875</text:p>
          </table:table-cell>
          <table:table-cell table:style-name="ce11" office:value-type="float" office:value="186.97" calcext:value-type="float">
            <text:p>186,9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1]+0.25" office:value-type="float" office:value="2005.875" calcext:value-type="float">
            <text:p>2005,875</text:p>
          </table:table-cell>
          <table:table-cell table:style-name="ce7" office:value-type="float" office:value="199.2" calcext:value-type="float">
            <text:p>199,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3]" office:value-type="float" office:value="2006.125" calcext:value-type="float">
            <text:p>2006,125</text:p>
          </table:table-cell>
          <table:table-cell table:style-name="ce4" table:formula="of:=100*([.I283]/[.O283])/([.I$8]/[.O$8])" office:value-type="float" office:value="198.011458264654" calcext:value-type="float">
            <text:p>198,0114582647</text:p>
          </table:table-cell>
          <table:table-cell table:number-columns-repeated="5"/>
          <table:table-cell table:formula="of:=[.H282]+0.25" office:value-type="float" office:value="2006.125" calcext:value-type="float">
            <text:p>2006,125</text:p>
          </table:table-cell>
          <table:table-cell table:style-name="ce11" office:value-type="float" office:value="188.66" calcext:value-type="float">
            <text:p>188,6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2]+0.25" office:value-type="float" office:value="2006.125" calcext:value-type="float">
            <text:p>2006,125</text:p>
          </table:table-cell>
          <table:table-cell table:style-name="ce7" office:value-type="float" office:value="198.3" calcext:value-type="float">
            <text:p>198,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4]" office:value-type="float" office:value="2006.375" calcext:value-type="float">
            <text:p>2006,375</text:p>
          </table:table-cell>
          <table:table-cell table:style-name="ce4" table:formula="of:=100*([.I284]/[.O284])/([.I$8]/[.O$8])" office:value-type="float" office:value="196.178642056336" calcext:value-type="float">
            <text:p>196,1786420563</text:p>
          </table:table-cell>
          <table:table-cell table:number-columns-repeated="5"/>
          <table:table-cell table:formula="of:=[.H283]+0.25" office:value-type="float" office:value="2006.375" calcext:value-type="float">
            <text:p>2006,375</text:p>
          </table:table-cell>
          <table:table-cell table:style-name="ce11" office:value-type="float" office:value="189.93" calcext:value-type="float">
            <text:p>189,9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3]+0.25" office:value-type="float" office:value="2006.375" calcext:value-type="float">
            <text:p>2006,375</text:p>
          </table:table-cell>
          <table:table-cell table:style-name="ce7" office:value-type="float" office:value="201.5" calcext:value-type="float">
            <text:p>201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5]" office:value-type="float" office:value="2006.625" calcext:value-type="float">
            <text:p>2006,625</text:p>
          </table:table-cell>
          <table:table-cell table:style-name="ce4" table:formula="of:=100*([.I285]/[.O285])/([.I$8]/[.O$8])" office:value-type="float" office:value="192.389194414942" calcext:value-type="float">
            <text:p>192,3891944149</text:p>
          </table:table-cell>
          <table:table-cell table:number-columns-repeated="5"/>
          <table:table-cell table:formula="of:=[.H284]+0.25" office:value-type="float" office:value="2006.625" calcext:value-type="float">
            <text:p>2006,625</text:p>
          </table:table-cell>
          <table:table-cell table:style-name="ce11" office:value-type="float" office:value="188.11" calcext:value-type="float">
            <text:p>188,1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4]+0.25" office:value-type="float" office:value="2006.625" calcext:value-type="float">
            <text:p>2006,625</text:p>
          </table:table-cell>
          <table:table-cell table:style-name="ce7" office:value-type="float" office:value="203.5" calcext:value-type="float">
            <text:p>203,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6]" office:value-type="float" office:value="2006.875" calcext:value-type="float">
            <text:p>2006,875</text:p>
          </table:table-cell>
          <table:table-cell table:style-name="ce4" table:formula="of:=100*([.I286]/[.O286])/([.I$8]/[.O$8])" office:value-type="float" office:value="192.287537890417" calcext:value-type="float">
            <text:p>192,2875378904</text:p>
          </table:table-cell>
          <table:table-cell table:number-columns-repeated="5"/>
          <table:table-cell table:formula="of:=[.H285]+0.25" office:value-type="float" office:value="2006.875" calcext:value-type="float">
            <text:p>2006,875</text:p>
          </table:table-cell>
          <table:table-cell table:style-name="ce11" office:value-type="float" office:value="186.44" calcext:value-type="float">
            <text:p>186,4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5]+0.25" office:value-type="float" office:value="2006.875" calcext:value-type="float">
            <text:p>2006,875</text:p>
          </table:table-cell>
          <table:table-cell table:style-name="ce7" office:value-type="float" office:value="201.8" calcext:value-type="float">
            <text:p>201,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7]" office:value-type="float" office:value="2007.125" calcext:value-type="float">
            <text:p>2007,125</text:p>
          </table:table-cell>
          <table:table-cell table:style-name="ce4" table:formula="of:=100*([.I287]/[.O287])/([.I$8]/[.O$8])" office:value-type="float" office:value="190.046918161776" calcext:value-type="float">
            <text:p>190,0469181618</text:p>
          </table:table-cell>
          <table:table-cell table:number-columns-repeated="5"/>
          <table:table-cell table:formula="of:=[.H286]+0.25" office:value-type="float" office:value="2007.125" calcext:value-type="float">
            <text:p>2007,125</text:p>
          </table:table-cell>
          <table:table-cell table:style-name="ce11" office:value-type="float" office:value="184.83" calcext:value-type="float">
            <text:p>184,8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6]+0.25" office:value-type="float" office:value="2007.125" calcext:value-type="float">
            <text:p>2007,125</text:p>
          </table:table-cell>
          <table:table-cell table:style-name="ce7" office:value-type="float" office:value="202.416" calcext:value-type="float">
            <text:p>202,41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8]" office:value-type="float" office:value="2007.375" calcext:value-type="float">
            <text:p>2007,375</text:p>
          </table:table-cell>
          <table:table-cell table:style-name="ce4" table:formula="of:=100*([.I288]/[.O288])/([.I$8]/[.O$8])" office:value-type="float" office:value="184.449079097746" calcext:value-type="float">
            <text:p>184,4490790977</text:p>
          </table:table-cell>
          <table:table-cell table:number-columns-repeated="5"/>
          <table:table-cell table:formula="of:=[.H287]+0.25" office:value-type="float" office:value="2007.375" calcext:value-type="float">
            <text:p>2007,375</text:p>
          </table:table-cell>
          <table:table-cell table:style-name="ce11" office:value-type="float" office:value="183.17" calcext:value-type="float">
            <text:p>183,1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7]+0.25" office:value-type="float" office:value="2007.375" calcext:value-type="float">
            <text:p>2007,375</text:p>
          </table:table-cell>
          <table:table-cell table:style-name="ce7" office:value-type="float" office:value="206.686" calcext:value-type="float">
            <text:p>206,68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89]" office:value-type="float" office:value="2007.625" calcext:value-type="float">
            <text:p>2007,625</text:p>
          </table:table-cell>
          <table:table-cell table:style-name="ce4" table:formula="of:=100*([.I289]/[.O289])/([.I$8]/[.O$8])" office:value-type="float" office:value="179.863339721243" calcext:value-type="float">
            <text:p>179,8633397212</text:p>
          </table:table-cell>
          <table:table-cell table:number-columns-repeated="5"/>
          <table:table-cell table:formula="of:=[.H288]+0.25" office:value-type="float" office:value="2007.625" calcext:value-type="float">
            <text:p>2007,625</text:p>
          </table:table-cell>
          <table:table-cell table:style-name="ce11" office:value-type="float" office:value="180.01" calcext:value-type="float">
            <text:p>180,0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8]+0.25" office:value-type="float" office:value="2007.625" calcext:value-type="float">
            <text:p>2007,625</text:p>
          </table:table-cell>
          <table:table-cell table:style-name="ce7" office:value-type="float" office:value="208.299" calcext:value-type="float">
            <text:p>208,29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0]" office:value-type="float" office:value="2007.875" calcext:value-type="float">
            <text:p>2007,875</text:p>
          </table:table-cell>
          <table:table-cell table:style-name="ce4" table:formula="of:=100*([.I290]/[.O290])/([.I$8]/[.O$8])" office:value-type="float" office:value="170.09072902404" calcext:value-type="float">
            <text:p>170,090729024</text:p>
          </table:table-cell>
          <table:table-cell table:number-columns-repeated="5"/>
          <table:table-cell table:formula="of:=[.H289]+0.25" office:value-type="float" office:value="2007.875" calcext:value-type="float">
            <text:p>2007,875</text:p>
          </table:table-cell>
          <table:table-cell table:style-name="ce11" office:value-type="float" office:value="170.75" calcext:value-type="float">
            <text:p>170,75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89]+0.25" office:value-type="float" office:value="2007.875" calcext:value-type="float">
            <text:p>2007,875</text:p>
          </table:table-cell>
          <table:table-cell table:style-name="ce12" office:value-type="float" office:value="208.936" calcext:value-type="float">
            <text:p>208,93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1]" office:value-type="float" office:value="2008.125" calcext:value-type="float">
            <text:p>2008,125</text:p>
          </table:table-cell>
          <table:table-cell table:style-name="ce4" table:formula="of:=100*([.I291]/[.O291])/([.I$8]/[.O$8])" office:value-type="float" office:value="157.132290727675" calcext:value-type="float">
            <text:p>157,1322907277</text:p>
          </table:table-cell>
          <table:table-cell table:number-columns-repeated="5"/>
          <table:table-cell table:formula="of:=[.H290]+0.25" office:value-type="float" office:value="2008.125" calcext:value-type="float">
            <text:p>2008,125</text:p>
          </table:table-cell>
          <table:table-cell table:style-name="ce11" office:value-type="float" office:value="159.36" calcext:value-type="float">
            <text:p>159,36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0]+0.25" office:value-type="float" office:value="2008.125" calcext:value-type="float">
            <text:p>2008,125</text:p>
          </table:table-cell>
          <table:table-cell table:style-name="ce7" office:value-type="float" office:value="211.08" calcext:value-type="float">
            <text:p>211,0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2]" office:value-type="float" office:value="2008.375" calcext:value-type="float">
            <text:p>2008,375</text:p>
          </table:table-cell>
          <table:table-cell table:style-name="ce4" table:formula="of:=100*([.I292]/[.O292])/([.I$8]/[.O$8])" office:value-type="float" office:value="151.071349232786" calcext:value-type="float">
            <text:p>151,0713492328</text:p>
          </table:table-cell>
          <table:table-cell table:number-columns-repeated="5"/>
          <table:table-cell table:formula="of:=[.H291]+0.25" office:value-type="float" office:value="2008.375" calcext:value-type="float">
            <text:p>2008,375</text:p>
          </table:table-cell>
          <table:table-cell table:style-name="ce11" office:value-type="float" office:value="155.93" calcext:value-type="float">
            <text:p>155,9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1]+0.25" office:value-type="float" office:value="2008.375" calcext:value-type="float">
            <text:p>2008,375</text:p>
          </table:table-cell>
          <table:table-cell table:style-name="ce7" office:value-type="float" office:value="214.823" calcext:value-type="float">
            <text:p>214,82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3]" office:value-type="float" office:value="2008.625" calcext:value-type="float">
            <text:p>2008,625</text:p>
          </table:table-cell>
          <table:table-cell table:style-name="ce4" table:formula="of:=100*([.I293]/[.O293])/([.I$8]/[.O$8])" office:value-type="float" office:value="142.383734685762" calcext:value-type="float">
            <text:p>142,3837346858</text:p>
          </table:table-cell>
          <table:table-cell table:number-columns-repeated="5"/>
          <table:table-cell table:formula="of:=[.H292]+0.25" office:value-type="float" office:value="2008.625" calcext:value-type="float">
            <text:p>2008,625</text:p>
          </table:table-cell>
          <table:table-cell table:style-name="ce11" office:value-type="float" office:value="150.48" calcext:value-type="float">
            <text:p>150,4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2]+0.25" office:value-type="float" office:value="2008.625" calcext:value-type="float">
            <text:p>2008,625</text:p>
          </table:table-cell>
          <table:table-cell table:style-name="ce7" office:value-type="float" office:value="219.964" calcext:value-type="float">
            <text:p>219,96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4]" office:value-type="float" office:value="2008.875" calcext:value-type="float">
            <text:p>2008,875</text:p>
          </table:table-cell>
          <table:table-cell table:style-name="ce4" table:formula="of:=100*([.I294]/[.O294])/([.I$8]/[.O$8])" office:value-type="float" office:value="133.97470856107" calcext:value-type="float">
            <text:p>133,9747085611</text:p>
          </table:table-cell>
          <table:table-cell table:number-columns-repeated="5"/>
          <table:table-cell table:formula="of:=[.H293]+0.25" office:value-type="float" office:value="2008.875" calcext:value-type="float">
            <text:p>2008,875</text:p>
          </table:table-cell>
          <table:table-cell table:style-name="ce11" office:value-type="float" office:value="139.41" calcext:value-type="float">
            <text:p>139,4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3]+0.25" office:value-type="float" office:value="2008.875" calcext:value-type="float">
            <text:p>2008,875</text:p>
          </table:table-cell>
          <table:table-cell table:style-name="ce7" office:value-type="float" office:value="216.573" calcext:value-type="float">
            <text:p>216,57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5]" office:value-type="float" office:value="2009.125" calcext:value-type="float">
            <text:p>2009,125</text:p>
          </table:table-cell>
          <table:table-cell table:style-name="ce4" table:formula="of:=100*([.I295]/[.O295])/([.I$8]/[.O$8])" office:value-type="float" office:value="127.326317283041" calcext:value-type="float">
            <text:p>127,326317283</text:p>
          </table:table-cell>
          <table:table-cell table:number-columns-repeated="5"/>
          <table:table-cell table:formula="of:=[.H294]+0.25" office:value-type="float" office:value="2009.125" calcext:value-type="float">
            <text:p>2009,125</text:p>
          </table:table-cell>
          <table:table-cell table:style-name="ce11" office:value-type="float" office:value="129.17" calcext:value-type="float">
            <text:p>129,1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4]+0.25" office:value-type="float" office:value="2009.125" calcext:value-type="float">
            <text:p>2009,125</text:p>
          </table:table-cell>
          <table:table-cell table:style-name="ce7" office:value-type="float" office:value="211.143" calcext:value-type="float">
            <text:p>211,14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6]" office:value-type="float" office:value="2009.375" calcext:value-type="float">
            <text:p>2009,375</text:p>
          </table:table-cell>
          <table:table-cell table:style-name="ce4" table:formula="of:=100*([.I296]/[.O296])/([.I$8]/[.O$8])" office:value-type="float" office:value="129.997844507432" calcext:value-type="float">
            <text:p>129,9978445074</text:p>
          </table:table-cell>
          <table:table-cell table:number-columns-repeated="5"/>
          <table:table-cell table:formula="of:=[.H295]+0.25" office:value-type="float" office:value="2009.375" calcext:value-type="float">
            <text:p>2009,375</text:p>
          </table:table-cell>
          <table:table-cell table:style-name="ce11" office:value-type="float" office:value="133.19" calcext:value-type="float">
            <text:p>133,1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5]+0.25" office:value-type="float" office:value="2009.375" calcext:value-type="float">
            <text:p>2009,375</text:p>
          </table:table-cell>
          <table:table-cell table:style-name="ce7" office:value-type="float" office:value="213.24" calcext:value-type="float">
            <text:p>213,2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7]" office:value-type="float" office:value="2009.625" calcext:value-type="float">
            <text:p>2009,625</text:p>
          </table:table-cell>
          <table:table-cell table:style-name="ce4" table:formula="of:=100*([.I297]/[.O297])/([.I$8]/[.O$8])" office:value-type="float" office:value="132.898658018532" calcext:value-type="float">
            <text:p>132,8986580185</text:p>
          </table:table-cell>
          <table:table-cell table:number-columns-repeated="5"/>
          <table:table-cell table:formula="of:=[.H296]+0.25" office:value-type="float" office:value="2009.625" calcext:value-type="float">
            <text:p>2009,625</text:p>
          </table:table-cell>
          <table:table-cell table:style-name="ce11" office:value-type="float" office:value="137.51" calcext:value-type="float">
            <text:p>137,5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6]+0.25" office:value-type="float" office:value="2009.625" calcext:value-type="float">
            <text:p>2009,625</text:p>
          </table:table-cell>
          <table:table-cell table:style-name="ce7" office:value-type="float" office:value="215.351" calcext:value-type="float">
            <text:p>215,35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8]" office:value-type="float" office:value="2009.875" calcext:value-type="float">
            <text:p>2009,875</text:p>
          </table:table-cell>
          <table:table-cell table:style-name="ce4" table:formula="of:=100*([.I298]/[.O298])/([.I$8]/[.O$8])" office:value-type="float" office:value="130.927445470845" calcext:value-type="float">
            <text:p>130,9274454708</text:p>
          </table:table-cell>
          <table:table-cell table:number-columns-repeated="5"/>
          <table:table-cell table:formula="of:=[.H297]+0.25" office:value-type="float" office:value="2009.875" calcext:value-type="float">
            <text:p>2009,875</text:p>
          </table:table-cell>
          <table:table-cell table:style-name="ce11" office:value-type="float" office:value="135.99" calcext:value-type="float">
            <text:p>135,9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7]+0.25" office:value-type="float" office:value="2009.875" calcext:value-type="float">
            <text:p>2009,875</text:p>
          </table:table-cell>
          <table:table-cell table:style-name="ce7" office:value-type="float" office:value="216.177" calcext:value-type="float">
            <text:p>216,17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299]" office:value-type="float" office:value="2010.125" calcext:value-type="float">
            <text:p>2010,125</text:p>
          </table:table-cell>
          <table:table-cell table:style-name="ce4" table:formula="of:=100*([.I299]/[.O299])/([.I$8]/[.O$8])" office:value-type="float" office:value="126.863710554705" calcext:value-type="float">
            <text:p>126,8637105547</text:p>
          </table:table-cell>
          <table:table-cell table:number-columns-repeated="5"/>
          <table:table-cell table:formula="of:=[.H298]+0.25" office:value-type="float" office:value="2010.125" calcext:value-type="float">
            <text:p>2010,125</text:p>
          </table:table-cell>
          <table:table-cell table:style-name="ce11" office:value-type="float" office:value="132.08" calcext:value-type="float">
            <text:p>132,0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8]+0.25" office:value-type="float" office:value="2010.125" calcext:value-type="float">
            <text:p>2010,125</text:p>
          </table:table-cell>
          <table:table-cell table:style-name="ce7" office:value-type="float" office:value="216.687" calcext:value-type="float">
            <text:p>216,68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0]" office:value-type="float" office:value="2010.375" calcext:value-type="float">
            <text:p>2010,375</text:p>
          </table:table-cell>
          <table:table-cell table:style-name="ce4" table:formula="of:=100*([.I300]/[.O300])/([.I$8]/[.O$8])" office:value-type="float" office:value="132.013441910954" calcext:value-type="float">
            <text:p>132,013441911</text:p>
          </table:table-cell>
          <table:table-cell table:number-columns-repeated="5"/>
          <table:table-cell table:formula="of:=[.H299]+0.25" office:value-type="float" office:value="2010.375" calcext:value-type="float">
            <text:p>2010,375</text:p>
          </table:table-cell>
          <table:table-cell table:style-name="ce11" office:value-type="float" office:value="138.28" calcext:value-type="float">
            <text:p>138,28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299]+0.25" office:value-type="float" office:value="2010.375" calcext:value-type="float">
            <text:p>2010,375</text:p>
          </table:table-cell>
          <table:table-cell table:style-name="ce7" office:value-type="float" office:value="218.009" calcext:value-type="float">
            <text:p>218,009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1]" office:value-type="float" office:value="2010.625" calcext:value-type="float">
            <text:p>2010,625</text:p>
          </table:table-cell>
          <table:table-cell table:style-name="ce4" table:formula="of:=100*([.I301]/[.O301])/([.I$8]/[.O$8])" office:value-type="float" office:value="129.463252995038" calcext:value-type="float">
            <text:p>129,463252995</text:p>
          </table:table-cell>
          <table:table-cell table:number-columns-repeated="5"/>
          <table:table-cell table:formula="of:=[.H300]+0.25" office:value-type="float" office:value="2010.625" calcext:value-type="float">
            <text:p>2010,625</text:p>
          </table:table-cell>
          <table:table-cell table:style-name="ce11" office:value-type="float" office:value="135.61" calcext:value-type="float">
            <text:p>135,6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0]+0.25" office:value-type="float" office:value="2010.625" calcext:value-type="float">
            <text:p>2010,625</text:p>
          </table:table-cell>
          <table:table-cell table:style-name="ce7" office:value-type="float" office:value="218.011" calcext:value-type="float">
            <text:p>218,01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2]" office:value-type="float" office:value="2010.875" calcext:value-type="float">
            <text:p>2010,875</text:p>
          </table:table-cell>
          <table:table-cell table:style-name="ce4" table:formula="of:=100*([.I302]/[.O302])/([.I$8]/[.O$8])" office:value-type="float" office:value="124.557260457102" calcext:value-type="float">
            <text:p>124,5572604571</text:p>
          </table:table-cell>
          <table:table-cell table:number-columns-repeated="5"/>
          <table:table-cell table:formula="of:=[.H301]+0.25" office:value-type="float" office:value="2010.875" calcext:value-type="float">
            <text:p>2010,875</text:p>
          </table:table-cell>
          <table:table-cell table:style-name="ce11" office:value-type="float" office:value="130.89" calcext:value-type="float">
            <text:p>130,8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1]+0.25" office:value-type="float" office:value="2010.875" calcext:value-type="float">
            <text:p>2010,875</text:p>
          </table:table-cell>
          <table:table-cell table:style-name="ce7" office:value-type="float" office:value="218.711" calcext:value-type="float">
            <text:p>218,71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3]" office:value-type="float" office:value="2011.125" calcext:value-type="float">
            <text:p>2011,125</text:p>
          </table:table-cell>
          <table:table-cell table:style-name="ce4" table:formula="of:=100*([.I303]/[.O303])/([.I$8]/[.O$8])" office:value-type="float" office:value="118.806542735223" calcext:value-type="float">
            <text:p>118,8065427352</text:p>
          </table:table-cell>
          <table:table-cell table:number-columns-repeated="5"/>
          <table:table-cell table:formula="of:=[.H302]+0.25" office:value-type="float" office:value="2011.125" calcext:value-type="float">
            <text:p>2011,125</text:p>
          </table:table-cell>
          <table:table-cell table:style-name="ce11" office:value-type="float" office:value="125.71" calcext:value-type="float">
            <text:p>125,7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2]+0.25" office:value-type="float" office:value="2011.125" calcext:value-type="float">
            <text:p>2011,125</text:p>
          </table:table-cell>
          <table:table-cell table:style-name="ce2" office:value-type="float" office:value="220.223" calcext:value-type="float">
            <text:p>220,223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4]" office:value-type="float" office:value="2011.375" calcext:value-type="float">
            <text:p>2011,375</text:p>
          </table:table-cell>
          <table:table-cell table:style-name="ce4" table:formula="of:=100*([.I304]/[.O304])/([.I$8]/[.O$8])" office:value-type="float" office:value="121.043064015986" calcext:value-type="float">
            <text:p>121,043064016</text:p>
          </table:table-cell>
          <table:table-cell table:number-columns-repeated="5"/>
          <table:table-cell table:formula="of:=[.H303]+0.25" office:value-type="float" office:value="2011.375" calcext:value-type="float">
            <text:p>2011,375</text:p>
          </table:table-cell>
          <table:table-cell table:style-name="ce11" office:value-type="float" office:value="130.8" calcext:value-type="float">
            <text:p>130,8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3]+0.25" office:value-type="float" office:value="2011.375" calcext:value-type="float">
            <text:p>2011,375</text:p>
          </table:table-cell>
          <table:table-cell table:style-name="ce7" office:value-type="float" office:value="224.906" calcext:value-type="float">
            <text:p>224,90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5]" office:value-type="float" office:value="2011.625" calcext:value-type="float">
            <text:p>2011,625</text:p>
          </table:table-cell>
          <table:table-cell table:style-name="ce4" table:formula="of:=100*([.I305]/[.O305])/([.I$8]/[.O$8])" office:value-type="float" office:value="120.64558574605" calcext:value-type="float">
            <text:p>120,6455857461</text:p>
          </table:table-cell>
          <table:table-cell table:number-columns-repeated="5"/>
          <table:table-cell table:formula="of:=[.H304]+0.25" office:value-type="float" office:value="2011.625" calcext:value-type="float">
            <text:p>2011,625</text:p>
          </table:table-cell>
          <table:table-cell table:style-name="ce11" office:value-type="float" office:value="131" calcext:value-type="float">
            <text:p>131,0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4]+0.25" office:value-type="float" office:value="2011.625" calcext:value-type="float">
            <text:p>2011,625</text:p>
          </table:table-cell>
          <table:table-cell table:style-name="ce7" office:value-type="float" office:value="225.992" calcext:value-type="float">
            <text:p>225,992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6]" office:value-type="float" office:value="2011.875" calcext:value-type="float">
            <text:p>2011,875</text:p>
          </table:table-cell>
          <table:table-cell table:style-name="ce4" table:formula="of:=100*([.I306]/[.O306])/([.I$8]/[.O$8])" office:value-type="float" office:value="115.830121977607" calcext:value-type="float">
            <text:p>115,8301219776</text:p>
          </table:table-cell>
          <table:table-cell table:number-columns-repeated="5"/>
          <table:table-cell table:formula="of:=[.H305]+0.25" office:value-type="float" office:value="2011.875" calcext:value-type="float">
            <text:p>2011,875</text:p>
          </table:table-cell>
          <table:table-cell table:style-name="ce11" office:value-type="float" office:value="126.01" calcext:value-type="float">
            <text:p>126,0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5]+0.25" office:value-type="float" office:value="2011.875" calcext:value-type="float">
            <text:p>2011,875</text:p>
          </table:table-cell>
          <table:table-cell table:style-name="ce7" office:value-type="float" office:value="226.421" calcext:value-type="float">
            <text:p>226,42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7]" office:value-type="float" office:value="2012.125" calcext:value-type="float">
            <text:p>2012,125</text:p>
          </table:table-cell>
          <table:table-cell table:style-name="ce4" table:formula="of:=100*([.I307]/[.O307])/([.I$8]/[.O$8])" office:value-type="float" office:value="114.043447511958" calcext:value-type="float">
            <text:p>114,043447512</text:p>
          </table:table-cell>
          <table:table-cell table:number-columns-repeated="5"/>
          <table:table-cell table:formula="of:=[.H306]+0.25" office:value-type="float" office:value="2012.125" calcext:value-type="float">
            <text:p>2012,125</text:p>
          </table:table-cell>
          <table:table-cell table:style-name="ce11" office:value-type="float" office:value="124.2" calcext:value-type="float">
            <text:p>124,20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6]+0.25" office:value-type="float" office:value="2012.125" calcext:value-type="float">
            <text:p>2012,125</text:p>
          </table:table-cell>
          <table:table-cell table:style-name="ce13" office:value-type="float" office:value="226.665" calcext:value-type="float">
            <text:p>226,66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8]" office:value-type="float" office:value="2012.375" calcext:value-type="float">
            <text:p>2012,375</text:p>
          </table:table-cell>
          <table:table-cell table:style-name="ce4" table:formula="of:=100*([.I308]/[.O308])/([.I$8]/[.O$8])" office:value-type="float" office:value="120.371883641957" calcext:value-type="float">
            <text:p>120,371883642</text:p>
          </table:table-cell>
          <table:table-cell table:number-columns-repeated="5"/>
          <table:table-cell table:formula="of:=[.H307]+0.25" office:value-type="float" office:value="2012.375" calcext:value-type="float">
            <text:p>2012,375</text:p>
          </table:table-cell>
          <table:table-cell table:style-name="ce11" office:value-type="float" office:value="133.07" calcext:value-type="float">
            <text:p>133,07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7]+0.25" office:value-type="float" office:value="2012.375" calcext:value-type="float">
            <text:p>2012,375</text:p>
          </table:table-cell>
          <table:table-cell table:style-name="ce13" office:value-type="float" office:value="230.085" calcext:value-type="float">
            <text:p>230,085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09]" office:value-type="float" office:value="2012.625" calcext:value-type="float">
            <text:p>2012,625</text:p>
          </table:table-cell>
          <table:table-cell table:style-name="ce4" table:formula="of:=100*([.I309]/[.O309])/([.I$8]/[.O$8])" office:value-type="float" office:value="123.312862528037" calcext:value-type="float">
            <text:p>123,312862528</text:p>
          </table:table-cell>
          <table:table-cell table:number-columns-repeated="5"/>
          <table:table-cell table:formula="of:=[.H308]+0.25" office:value-type="float" office:value="2012.625" calcext:value-type="float">
            <text:p>2012,625</text:p>
          </table:table-cell>
          <table:table-cell table:style-name="ce11" office:value-type="float" office:value="135.74" calcext:value-type="float">
            <text:p>135,74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8]+0.25" office:value-type="float" office:value="2012.625" calcext:value-type="float">
            <text:p>2012,625</text:p>
          </table:table-cell>
          <table:table-cell table:style-name="ce14" office:value-type="float" office:value="229.104" calcext:value-type="float">
            <text:p>229,104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H310]" office:value-type="float" office:value="2012.875" calcext:value-type="float">
            <text:p>2012,875</text:p>
          </table:table-cell>
          <table:table-cell table:style-name="ce4" table:formula="of:=100*([.I310]/[.O310])/([.I$8]/[.O$8])" office:value-type="float" office:value="121.566286104552" calcext:value-type="float">
            <text:p>121,5662861046</text:p>
          </table:table-cell>
          <table:table-cell table:number-columns-repeated="5"/>
          <table:table-cell table:formula="of:=[.H309]+0.25" office:value-type="float" office:value="2012.875" calcext:value-type="float">
            <text:p>2012,875</text:p>
          </table:table-cell>
          <table:table-cell table:style-name="ce11" office:value-type="float" office:value="135.11" calcext:value-type="float">
            <text:p>135,11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09]+0.25" office:value-type="float" office:value="2012.875" calcext:value-type="float">
            <text:p>2012,875</text:p>
          </table:table-cell>
          <table:table-cell table:style-name="ce12" office:value-type="float" office:value="231.317" calcext:value-type="float">
            <text:p>231,317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A310]+0.25" office:value-type="float" office:value="2013.125" calcext:value-type="float">
            <text:p>2013,125</text:p>
          </table:table-cell>
          <table:table-cell table:style-name="ce4" table:formula="of:=100*([.I311]/[.O311])/([.I$8]/[.O$8])" office:value-type="float" office:value="123.39713477972" calcext:value-type="float">
            <text:p>123,3971347797</text:p>
          </table:table-cell>
          <table:table-cell table:number-columns-repeated="5"/>
          <table:table-cell table:formula="of:=[.H310]+0.25" office:value-type="float" office:value="2013.125" calcext:value-type="float">
            <text:p>2013,125</text:p>
          </table:table-cell>
          <table:table-cell table:style-name="ce11" office:value-type="float" office:value="136.53" calcext:value-type="float">
            <text:p>136,53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10]+0.25" office:value-type="float" office:value="2013.125" calcext:value-type="float">
            <text:p>2013,125</text:p>
          </table:table-cell>
          <table:table-cell table:style-name="ce12" office:value-type="float" office:value="230.28" calcext:value-type="float">
            <text:p>230,28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A311]+0.25" office:value-type="float" office:value="2013.375" calcext:value-type="float">
            <text:p>2013,375</text:p>
          </table:table-cell>
          <table:table-cell table:style-name="ce4" table:formula="of:=100*([.I312]/[.O312])/([.I$8]/[.O$8])" office:value-type="float" office:value="130.938387071646" calcext:value-type="float">
            <text:p>130,9383870716</text:p>
          </table:table-cell>
          <table:table-cell table:number-columns-repeated="5"/>
          <table:table-cell table:formula="of:=[.H311]+0.25" office:value-type="float" office:value="2013.375" calcext:value-type="float">
            <text:p>2013,375</text:p>
          </table:table-cell>
          <table:table-cell table:style-name="ce11" office:value-type="float" office:value="146.29" calcext:value-type="float">
            <text:p>146,29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11]+0.25" office:value-type="float" office:value="2013.375" calcext:value-type="float">
            <text:p>2013,375</text:p>
          </table:table-cell>
          <table:table-cell table:style-name="ce13" office:value-type="float" office:value="232.531" calcext:value-type="float">
            <text:p>232,531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style-name="ce4" table:formula="of:=[.A312]+0.25" office:value-type="float" office:value="2013.625" calcext:value-type="float">
            <text:p>2013,625</text:p>
          </table:table-cell>
          <table:table-cell table:style-name="ce4" table:formula="of:=100*([.I313]/[.O313])/([.I$8]/[.O$8])" office:value-type="float" office:value="134.466654843281" calcext:value-type="float">
            <text:p>134,4666548433</text:p>
          </table:table-cell>
          <table:table-cell table:number-columns-repeated="5"/>
          <table:table-cell table:formula="of:=[.H312]+0.25" office:value-type="float" office:value="2013.625" calcext:value-type="float">
            <text:p>2013,625</text:p>
          </table:table-cell>
          <table:table-cell table:style-name="ce11" office:value-type="float" office:value="150.92" calcext:value-type="float">
            <text:p>150,92</text:p>
          </table:table-cell>
          <table:table-cell office:value-type="string" calcext:value-type="string">
            <text:p>S&amp;P/Case-Shiller</text:p>
          </table:table-cell>
          <table:table-cell table:number-columns-repeated="3"/>
          <table:table-cell table:style-name="ce7" table:formula="of:=[.N312]+0.25" office:value-type="float" office:value="2013.625" calcext:value-type="float">
            <text:p>2013,625</text:p>
          </table:table-cell>
          <table:table-cell table:style-name="ce13" office:value-type="float" office:value="233.596" calcext:value-type="float">
            <text:p>233,59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7" table:formula="of:=[.N313]+0.25" office:value-type="float" office:value="2013.875" calcext:value-type="float">
            <text:p>2013,875</text:p>
          </table:table-cell>
          <table:table-cell table:style-name="ce13" office:value-type="float" office:value="233.546" calcext:value-type="float">
            <text:p>233,546</text:p>
          </table:table-cell>
          <table:table-cell table:style-name="ce2" office:value-type="string" calcext:value-type="string">
            <text:p>BLS</text:p>
          </table:table-cell>
          <table:table-cell table:number-columns-repeated="1008"/>
        </table:table-row>
        <table:table-row table:style-name="ro2" table:number-rows-repeated="7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2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HARED_FORMULA_0_136_0_136_1" table:base-cell-address="$Data.$A$137" table:cell-range-address=".H137"/>
        <table:named-range table:name="SHARED_FORMULA_0_200_0_200_1" table:base-cell-address="$Data.$A$201" table:cell-range-address=".H201"/>
        <table:named-range table:name="SHARED_FORMULA_0_264_0_264_1" table:base-cell-address="$Data.$A$265" table:cell-range-address=".H265"/>
        <table:named-range table:name="SHARED_FORMULA_0_72_0_72_1" table:base-cell-address="$Data.$A$73" table:cell-range-address=".H73"/>
        <table:named-range table:name="SHARED_FORMULA_0_8_0_8_1" table:base-cell-address="$Data.$A$9" table:cell-range-address=".H9"/>
        <table:named-range table:name="SHARED_FORMULA_10_72_10_72_1" table:base-cell-address="$Data.$K$73" table:cell-range-address=".C73"/>
        <table:named-range table:name="SHARED_FORMULA_10_8_10_8_1" table:base-cell-address="$Data.$K$9" table:cell-range-address=".C9"/>
        <table:named-expression table:name="SHARED_FORMULA_13_135_13_135_1" table:base-cell-address="$Data.$N$136" table:expression="[.N135]+0.25"/>
        <table:named-expression table:name="SHARED_FORMULA_13_199_13_199_1" table:base-cell-address="$Data.$N$200" table:expression="[.N199]+0.25"/>
        <table:named-expression table:name="SHARED_FORMULA_13_263_13_263_1" table:base-cell-address="$Data.$N$264" table:expression="[.N263]+0.25"/>
        <table:named-expression table:name="SHARED_FORMULA_13_277_13_277_1" table:base-cell-address="$Data.$N$278" table:expression="[.N277]+0.25"/>
        <table:named-expression table:name="SHARED_FORMULA_13_71_13_71_1" table:base-cell-address="$Data.$N$72" table:expression="[.N71]+0.25"/>
        <table:named-expression table:name="SHARED_FORMULA_13_8_13_8_1" table:base-cell-address="$Data.$N$9" table:expression="[.N8]+1"/>
        <table:named-range table:name="SHARED_FORMULA_17_72_17_72_1" table:base-cell-address="$Data.$R$73" table:cell-range-address=".C73"/>
        <table:named-range table:name="SHARED_FORMULA_17_8_17_8_1" table:base-cell-address="$Data.$R$9" table:cell-range-address=".C9"/>
        <table:named-range table:name="SHARED_FORMULA_18_8_18_8_1" table:base-cell-address="$Data.$S$9" table:cell-range-address=".O9"/>
        <table:named-expression table:name="SHARED_FORMULA_1_136_1_136_1" table:base-cell-address="$Data.$B$137" table:expression="100*([.I137]/[.O137])/([.I$8]/[.O$8])"/>
        <table:named-expression table:name="SHARED_FORMULA_1_200_1_200_1" table:base-cell-address="$Data.$B$201" table:expression="100*([.I201]/[.O201])/([.I$8]/[.O$8])"/>
        <table:named-expression table:name="SHARED_FORMULA_1_264_1_264_1" table:base-cell-address="$Data.$B$265" table:expression="100*([.I265]/[.O265])/([.I$8]/[.O$8])"/>
        <table:named-expression table:name="SHARED_FORMULA_1_72_1_72_1" table:base-cell-address="$Data.$B$73" table:expression="100*([.I73]/[.O73])/([.I$8]/[.O$8])"/>
        <table:named-expression table:name="SHARED_FORMULA_1_8_1_8_1" table:base-cell-address="$Data.$B$9" table:expression="100*([.I9]/[.O9])/([.I$8]/[.O$8])"/>
        <table:named-expression table:name="SHARED_FORMULA_2_73_2_73_1" table:base-cell-address="$Data.$C$74" table:expression="[.C73]+1"/>
        <table:named-expression table:name="SHARED_FORMULA_2_9_2_9_1" table:base-cell-address="$Data.$C$10" table:expression="[.C9]+1"/>
        <table:named-expression table:name="SHARED_FORMULA_7_136_7_136_1" table:base-cell-address="$Data.$H$137" table:expression="[.H136]+0.25"/>
        <table:named-expression table:name="SHARED_FORMULA_7_200_7_200_1" table:base-cell-address="$Data.$H$201" table:expression="[.H200]+0.25"/>
        <table:named-expression table:name="SHARED_FORMULA_7_264_7_264_1" table:base-cell-address="$Data.$H$265" table:expression="[.H264]+0.25"/>
        <table:named-expression table:name="SHARED_FORMULA_7_72_7_72_1" table:base-cell-address="$Data.$H$73" table:expression="[.H72]+0.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">
      <number:number number:decimal-places="1" number:min-integer-digits="1" number:grouping="true"/>
    </number:number-style>
    <number:number-style style:name="N127">
      <number:number number:decimal-places="4" number:min-integer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>
      <style:table-cell-properties fo:padding="0.071c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g_20_2.1" style:display-name="PageStyle_Fig 2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J. Shiller</meta:initial-creator>
    <meta:creation-date>2002-12-11T18:13:26</meta:creation-date>
    <dc:creator>Hugo</dc:creator>
    <dc:date>2014-01-13T15:19:28</dc:date>
    <meta:document-statistic meta:table-count="2" meta:cell-count="3598" meta:object-count="5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family="'Times New Roman'" fo:font-size="16pt" style:font-size-asian="16pt" style:font-size-complex="16pt"/>
    </style:style>
    <style:style style:name="ch4" style:family="chart">
      <style:chart-properties style:rotation-angle="0"/>
      <style:text-properties fo:color="#000000" fo:font-family="'Times New Roman'" fo:font-size="16pt" style:font-size-asian="16pt" style:font-size-complex="16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draw:stroke="none" svg:stroke-color="#1f1c1b"/>
      <style:text-properties fo:color="#1f1c1b" fo:font-family="'Times New Roman'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50" chart:reverse-direction="false" text:line-break="false" chart:axis-position="0" chart:tick-mark-position="at-axis"/>
      <style:text-properties fo:color="#000000" fo:font-family="'Times New Roman'" fo:font-size="16pt" style:font-size-asian="16pt" style:font-size-complex="16pt"/>
    </style:style>
    <style:style style:name="ch7" style:family="chart">
      <style:chart-properties style:rotation-angle="90"/>
      <style:text-properties fo:color="#000000" fo:font-family="'Times New Roman'" fo:font-size="16pt" style:font-size-asian="16pt" style:font-size-complex="16pt"/>
    </style:style>
    <style:style style:name="ch8" style:family="chart" style:data-style-name="N0">
      <style:chart-properties chart:display-label="true" chart:tick-marks-major-inner="true" chart:tick-marks-major-outer="true" chart:logarithmic="false" chart:maximum="1000" chart:reverse-direction="false" text:line-break="false" chart:axis-position="end" chart:tick-mark-position="at-axis"/>
      <style:text-properties fo:color="#000000" fo:font-family="'Times New Roman'" fo:font-size="16pt" style:font-size-asian="16pt" style:font-size-complex="16pt"/>
    </style:style>
    <style:style style:name="ch9" style:family="chart" style:data-style-name="N0">
      <style:chart-properties chart:symbol-type="non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cm" svg:stroke-color="#99cc00" draw:fill-color="#99cc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cm" svg:stroke-color="#808080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cm" svg:stroke-color="#ff00ff" draw:fill-color="#ff00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1.132cm" svg:height="15.012cm" xlink:href=".." xlink:type="simple" chart:class="chart:scatter" chart:style-name="ch1">
        <chart:plot-area chart:style-name="ch2" table:cell-range-address="Data.A8:Data.B313 Data.D8:Data.E130 Data.F8:Data.F132" chart:data-source-has-labels="row" svg:x="1.661cm" svg:y="0cm" svg:width="18.725cm" svg:height="13.42cm">
          <chartooo:coordinate-region svg:x="2.785cm" svg:y="0.318cm" svg:width="16.185cm" svg:height="12.217cm"/>
          <chart:axis chart:dimension="x" chart:name="primary-x" chart:style-name="ch3">
            <chart:title svg:x="10.112cm" svg:y="13.963cm" chart:style-name="ch4">
              <text:p>Year</text:p>
            </chart:title>
          </chart:axis>
          <chart:axis chart:dimension="x" chart:name="secondary-x" chart:style-name="ch5"/>
          <chart:axis chart:dimension="y" chart:name="primary-y" chart:style-name="ch6">
            <chart:title svg:x="0.133cm" svg:y="4.452cm" chart:style-name="ch7">
              <text:p>Index or Interest Rate</text:p>
            </chart:title>
          </chart:axis>
          <chart:axis chart:dimension="y" chart:name="secondary-y" chart:style-name="ch8">
            <chart:title svg:x="20.119cm" svg:y="4.402cm" chart:style-name="ch7">
              <text:p>Population in Millions</text:p>
            </chart:title>
          </chart:axis>
          <chart:series chart:attached-axis="primary-y" chart:style-name="ch9" chart:values-cell-range-address="Data.B8:Data.B313" chart:label-cell-address="" chart:class="chart:scatter">
            <chart:domain table:cell-range-address="Data.A8:Data.A313"/>
            <chart:data-point chart:repeated="306"/>
          </chart:series>
          <chart:series chart:attached-axis="primary-y" chart:style-name="ch10" chart:values-cell-range-address="Data.D8:Data.D130" chart:label-cell-address="" chart:class="chart:scatter">
            <chart:domain table:cell-range-address="Data.C8:Data.C130"/>
            <chart:data-point chart:repeated="123"/>
          </chart:series>
          <chart:series chart:attached-axis="primary-y" chart:style-name="ch11" chart:values-cell-range-address="Data.F8:Data.F132" chart:label-cell-address="" chart:class="chart:scatter">
            <chart:domain table:cell-range-address="Data.C8:Data.C132"/>
            <chart:data-point chart:repeated="125"/>
          </chart:series>
          <chart:series chart:attached-axis="secondary-y" chart:style-name="ch12" chart:values-cell-range-address="Data.E8:Data.E130" chart:label-cell-address="" chart:class="chart:scatter">
            <chart:domain table:cell-range-address="Data.C8:Data.C130"/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Home Price Index</text:p>
              </table:table-cell>
              <table:table-cell office:value-type="string">
                <text:p>Colonne C</text:p>
              </table:table-cell>
              <table:table-cell office:value-type="string">
                <text:p>Building Costs</text:p>
              </table:table-cell>
              <table:table-cell office:value-type="string">
                <text:p>Colonne C</text:p>
              </table:table-cell>
              <table:table-cell office:value-type="string">
                <text:p>Interest Rate</text:p>
              </table:table-cell>
              <table:table-cell office:value-type="string">
                <text:p>Colonne C</text:p>
              </table:table-cell>
              <table:table-cell office:value-type="string">
                <text:p>Pop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0">
                <text:p>1890</text:p>
                <draw:g>
                  <svg:desc>Data.A8:Data.A313</svg:desc>
                </draw:g>
              </table:table-cell>
              <table:table-cell office:value-type="float" office:value="100">
                <text:p>100</text:p>
                <draw:g>
                  <svg:desc>Data.B8:Data.B313</svg:desc>
                </draw:g>
              </table:table-cell>
              <table:table-cell office:value-type="float" office:value="1890">
                <text:p>1890</text:p>
                <draw:g>
                  <svg:desc>Data.C8:Data.C130</svg:desc>
                </draw:g>
              </table:table-cell>
              <table:table-cell office:value-type="float" office:value="51.3623398349687">
                <text:p>51.3623398349687</text:p>
                <draw:g>
                  <svg:desc>Data.D8:Data.D130</svg:desc>
                </draw:g>
              </table:table-cell>
              <table:table-cell office:value-type="float" office:value="1890">
                <text:p>1890</text:p>
                <draw:g>
                  <svg:desc>Data.C8:Data.C132</svg:desc>
                </draw:g>
              </table:table-cell>
              <table:table-cell office:value-type="float" office:value="3.42">
                <text:p>3.42</text:p>
                <draw:g>
                  <svg:desc>Data.F8:Data.F132</svg:desc>
                </draw:g>
              </table:table-cell>
              <table:table-cell office:value-type="float" office:value="1890">
                <text:p>1890</text:p>
                <draw:g>
                  <svg:desc>Data.C8:Data.C130</svg:desc>
                </draw:g>
              </table:table-cell>
              <table:table-cell office:value-type="float" office:value="63.056">
                <text:p>63.056</text:p>
                <draw:g>
                  <svg:desc>Data.E8:Data.E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1">
                <text:p>1891</text:p>
              </table:table-cell>
              <table:table-cell office:value-type="float" office:value="88.0117910565639">
                <text:p>88.0117910565639</text:p>
              </table:table-cell>
              <table:table-cell office:value-type="float" office:value="1891">
                <text:p>1891</text:p>
              </table:table-cell>
              <table:table-cell office:value-type="float" office:value="47.2661629085539">
                <text:p>47.2661629085539</text:p>
              </table:table-cell>
              <table:table-cell office:value-type="float" office:value="1891">
                <text:p>1891</text:p>
              </table:table-cell>
              <table:table-cell office:value-type="float" office:value="3.62">
                <text:p>3.62</text:p>
              </table:table-cell>
              <table:table-cell office:value-type="float" office:value="1891">
                <text:p>1891</text:p>
              </table:table-cell>
              <table:table-cell office:value-type="float" office:value="64.361">
                <text:p>64.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2">
                <text:p>1892</text:p>
              </table:table-cell>
              <table:table-cell office:value-type="float" office:value="95.4217361825033">
                <text:p>95.4217361825033</text:p>
              </table:table-cell>
              <table:table-cell office:value-type="float" office:value="1892">
                <text:p>1892</text:p>
              </table:table-cell>
              <table:table-cell office:value-type="float" office:value="52.0481550155526">
                <text:p>52.0481550155526</text:p>
              </table:table-cell>
              <table:table-cell office:value-type="float" office:value="1892">
                <text:p>1892</text:p>
              </table:table-cell>
              <table:table-cell office:value-type="float" office:value="3.6">
                <text:p>3.6</text:p>
              </table:table-cell>
              <table:table-cell office:value-type="float" office:value="1892">
                <text:p>1892</text:p>
              </table:table-cell>
              <table:table-cell office:value-type="float" office:value="65.666">
                <text:p>65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3">
                <text:p>1893</text:p>
              </table:table-cell>
              <table:table-cell office:value-type="float" office:value="92.297385480982">
                <text:p>92.297385480982</text:p>
              </table:table-cell>
              <table:table-cell office:value-type="float" office:value="1893">
                <text:p>1893</text:p>
              </table:table-cell>
              <table:table-cell office:value-type="float" office:value="44.6733315503213">
                <text:p>44.6733315503213</text:p>
              </table:table-cell>
              <table:table-cell office:value-type="float" office:value="1893">
                <text:p>1893</text:p>
              </table:table-cell>
              <table:table-cell office:value-type="float" office:value="3.75">
                <text:p>3.75</text:p>
              </table:table-cell>
              <table:table-cell office:value-type="float" office:value="1893">
                <text:p>1893</text:p>
              </table:table-cell>
              <table:table-cell office:value-type="float" office:value="66.97">
                <text:p>66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4">
                <text:p>1894</text:p>
              </table:table-cell>
              <table:table-cell office:value-type="float" office:value="123.980482779444">
                <text:p>123.980482779444</text:p>
              </table:table-cell>
              <table:table-cell office:value-type="float" office:value="1894">
                <text:p>1894</text:p>
              </table:table-cell>
              <table:table-cell office:value-type="float" office:value="57.2634337994413">
                <text:p>57.2634337994413</text:p>
              </table:table-cell>
              <table:table-cell office:value-type="float" office:value="1894">
                <text:p>1894</text:p>
              </table:table-cell>
              <table:table-cell office:value-type="float" office:value="3.7">
                <text:p>3.7</text:p>
              </table:table-cell>
              <table:table-cell office:value-type="float" office:value="1894">
                <text:p>1894</text:p>
              </table:table-cell>
              <table:table-cell office:value-type="float" office:value="68.275">
                <text:p>68.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5">
                <text:p>1895</text:p>
              </table:table-cell>
              <table:table-cell office:value-type="float" office:value="117.455091566357">
                <text:p>117.455091566357</text:p>
              </table:table-cell>
              <table:table-cell office:value-type="float" office:value="1895">
                <text:p>1895</text:p>
              </table:table-cell>
              <table:table-cell office:value-type="float" office:value="61.4703384292437">
                <text:p>61.4703384292437</text:p>
              </table:table-cell>
              <table:table-cell office:value-type="float" office:value="1895">
                <text:p>1895</text:p>
              </table:table-cell>
              <table:table-cell office:value-type="float" office:value="3.46">
                <text:p>3.46</text:p>
              </table:table-cell>
              <table:table-cell office:value-type="float" office:value="1895">
                <text:p>1895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6">
                <text:p>1896</text:p>
              </table:table-cell>
              <table:table-cell office:value-type="float" office:value="100.302990185341">
                <text:p>100.302990185341</text:p>
              </table:table-cell>
              <table:table-cell office:value-type="float" office:value="1896">
                <text:p>1896</text:p>
              </table:table-cell>
              <table:table-cell office:value-type="float" office:value="60.0689454289736">
                <text:p>60.0689454289736</text:p>
              </table:table-cell>
              <table:table-cell office:value-type="float" office:value="1896">
                <text:p>1896</text:p>
              </table:table-cell>
              <table:table-cell office:value-type="float" office:value="3.6">
                <text:p>3.6</text:p>
              </table:table-cell>
              <table:table-cell office:value-type="float" office:value="1896">
                <text:p>1896</text:p>
              </table:table-cell>
              <table:table-cell office:value-type="float" office:value="70.885">
                <text:p>70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7">
                <text:p>1897</text:p>
              </table:table-cell>
              <table:table-cell office:value-type="float" office:value="106.515702805949">
                <text:p>106.515702805949</text:p>
              </table:table-cell>
              <table:table-cell office:value-type="float" office:value="1897">
                <text:p>1897</text:p>
              </table:table-cell>
              <table:table-cell office:value-type="float" office:value="62.3848927563898">
                <text:p>62.3848927563898</text:p>
              </table:table-cell>
              <table:table-cell office:value-type="float" office:value="1897">
                <text:p>1897</text:p>
              </table:table-cell>
              <table:table-cell office:value-type="float" office:value="3.4">
                <text:p>3.4</text:p>
              </table:table-cell>
              <table:table-cell office:value-type="float" office:value="1897">
                <text:p>1897</text:p>
              </table:table-cell>
              <table:table-cell office:value-type="float" office:value="72.189">
                <text:p>72.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8">
                <text:p>1898</text:p>
              </table:table-cell>
              <table:table-cell office:value-type="float" office:value="110.18413977609">
                <text:p>110.18413977609</text:p>
              </table:table-cell>
              <table:table-cell office:value-type="float" office:value="1898">
                <text:p>1898</text:p>
              </table:table-cell>
              <table:table-cell office:value-type="float" office:value="61.4380382022835">
                <text:p>61.4380382022835</text:p>
              </table:table-cell>
              <table:table-cell office:value-type="float" office:value="1898">
                <text:p>1898</text:p>
              </table:table-cell>
              <table:table-cell office:value-type="float" office:value="3.35">
                <text:p>3.35</text:p>
              </table:table-cell>
              <table:table-cell office:value-type="float" office:value="1898">
                <text:p>1898</text:p>
              </table:table-cell>
              <table:table-cell office:value-type="float" office:value="73.494">
                <text:p>73.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">
                <text:p>1899</text:p>
              </table:table-cell>
              <table:table-cell office:value-type="float" office:value="103.853113341848">
                <text:p>103.853113341848</text:p>
              </table:table-cell>
              <table:table-cell office:value-type="float" office:value="1899">
                <text:p>1899</text:p>
              </table:table-cell>
              <table:table-cell office:value-type="float" office:value="64.0446057964655">
                <text:p>64.0446057964655</text:p>
              </table:table-cell>
              <table:table-cell office:value-type="float" office:value="1899">
                <text:p>1899</text:p>
              </table:table-cell>
              <table:table-cell office:value-type="float" office:value="3.1">
                <text:p>3.1</text:p>
              </table:table-cell>
              <table:table-cell office:value-type="float" office:value="1899">
                <text:p>1899</text:p>
              </table:table-cell>
              <table:table-cell office:value-type="float" office:value="74.799">
                <text:p>74.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101.574294754198">
                <text:p>101.574294754198</text:p>
              </table:table-cell>
              <table:table-cell office:value-type="float" office:value="1900">
                <text:p>1900</text:p>
              </table:table-cell>
              <table:table-cell office:value-type="float" office:value="49.420633813162">
                <text:p>49.420633813162</text:p>
              </table:table-cell>
              <table:table-cell office:value-type="float" office:value="1900">
                <text:p>1900</text:p>
              </table:table-cell>
              <table:table-cell office:value-type="float" office:value="3.15">
                <text:p>3.15</text:p>
              </table:table-cell>
              <table:table-cell office:value-type="float" office:value="1900">
                <text:p>1900</text:p>
              </table:table-cell>
              <table:table-cell office:value-type="float" office:value="76.094">
                <text:p>76.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1">
                <text:p>1901</text:p>
              </table:table-cell>
              <table:table-cell office:value-type="float" office:value="87.3260955025929">
                <text:p>87.3260955025929</text:p>
              </table:table-cell>
              <table:table-cell office:value-type="float" office:value="1901">
                <text:p>1901</text:p>
              </table:table-cell>
              <table:table-cell office:value-type="float" office:value="51.2523244380933">
                <text:p>51.2523244380933</text:p>
              </table:table-cell>
              <table:table-cell office:value-type="float" office:value="1901">
                <text:p>1901</text:p>
              </table:table-cell>
              <table:table-cell office:value-type="float" office:value="3.1">
                <text:p>3.1</text:p>
              </table:table-cell>
              <table:table-cell office:value-type="float" office:value="1901">
                <text:p>1901</text:p>
              </table:table-cell>
              <table:table-cell office:value-type="float" office:value="77.584">
                <text:p>77.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2">
                <text:p>1902</text:p>
              </table:table-cell>
              <table:table-cell office:value-type="float" office:value="100.473644501444">
                <text:p>100.473644501444</text:p>
              </table:table-cell>
              <table:table-cell office:value-type="float" office:value="1902">
                <text:p>1902</text:p>
              </table:table-cell>
              <table:table-cell office:value-type="float" office:value="50.5161651045867">
                <text:p>50.5161651045867</text:p>
              </table:table-cell>
              <table:table-cell office:value-type="float" office:value="1902">
                <text:p>1902</text:p>
              </table:table-cell>
              <table:table-cell office:value-type="float" office:value="3.18">
                <text:p>3.18</text:p>
              </table:table-cell>
              <table:table-cell office:value-type="float" office:value="1902">
                <text:p>1902</text:p>
              </table:table-cell>
              <table:table-cell office:value-type="float" office:value="79.163">
                <text:p>79.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3">
                <text:p>1903</text:p>
              </table:table-cell>
              <table:table-cell office:value-type="float" office:value="93.0748923847527">
                <text:p>93.0748923847527</text:p>
              </table:table-cell>
              <table:table-cell office:value-type="float" office:value="1903">
                <text:p>1903</text:p>
              </table:table-cell>
              <table:table-cell office:value-type="float" office:value="43.5435496357262">
                <text:p>43.5435496357262</text:p>
              </table:table-cell>
              <table:table-cell office:value-type="float" office:value="1903">
                <text:p>1903</text:p>
              </table:table-cell>
              <table:table-cell office:value-type="float" office:value="3.3">
                <text:p>3.3</text:p>
              </table:table-cell>
              <table:table-cell office:value-type="float" office:value="1903">
                <text:p>1903</text:p>
              </table:table-cell>
              <table:table-cell office:value-type="float" office:value="80.632">
                <text:p>80.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4">
                <text:p>1904</text:p>
              </table:table-cell>
              <table:table-cell office:value-type="float" office:value="101.854358966302">
                <text:p>101.854358966302</text:p>
              </table:table-cell>
              <table:table-cell office:value-type="float" office:value="1904">
                <text:p>1904</text:p>
              </table:table-cell>
              <table:table-cell office:value-type="float" office:value="47.0856210621626">
                <text:p>47.0856210621626</text:p>
              </table:table-cell>
              <table:table-cell office:value-type="float" office:value="1904">
                <text:p>1904</text:p>
              </table:table-cell>
              <table:table-cell office:value-type="float" office:value="3.4">
                <text:p>3.4</text:p>
              </table:table-cell>
              <table:table-cell office:value-type="float" office:value="1904">
                <text:p>1904</text:p>
              </table:table-cell>
              <table:table-cell office:value-type="float" office:value="82.166">
                <text:p>82.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5">
                <text:p>1905</text:p>
              </table:table-cell>
              <table:table-cell office:value-type="float" office:value="87.2485475278975">
                <text:p>87.2485475278975</text:p>
              </table:table-cell>
              <table:table-cell office:value-type="float" office:value="1905">
                <text:p>1905</text:p>
              </table:table-cell>
              <table:table-cell office:value-type="float" office:value="47.1109837493121">
                <text:p>47.1109837493121</text:p>
              </table:table-cell>
              <table:table-cell office:value-type="float" office:value="1905">
                <text:p>1905</text:p>
              </table:table-cell>
              <table:table-cell office:value-type="float" office:value="3.48">
                <text:p>3.48</text:p>
              </table:table-cell>
              <table:table-cell office:value-type="float" office:value="1905">
                <text:p>1905</text:p>
              </table:table-cell>
              <table:table-cell office:value-type="float" office:value="83.822">
                <text:p>83.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6">
                <text:p>1906</text:p>
              </table:table-cell>
              <table:table-cell office:value-type="float" office:value="103.525167318816">
                <text:p>103.525167318816</text:p>
              </table:table-cell>
              <table:table-cell office:value-type="float" office:value="1906">
                <text:p>1906</text:p>
              </table:table-cell>
              <table:table-cell office:value-type="float" office:value="51.7691484346373">
                <text:p>51.7691484346373</text:p>
              </table:table-cell>
              <table:table-cell office:value-type="float" office:value="1906">
                <text:p>1906</text:p>
              </table:table-cell>
              <table:table-cell office:value-type="float" office:value="3.43">
                <text:p>3.43</text:p>
              </table:table-cell>
              <table:table-cell office:value-type="float" office:value="1906">
                <text:p>1906</text:p>
              </table:table-cell>
              <table:table-cell office:value-type="float" office:value="85.45">
                <text:p>85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7">
                <text:p>1907</text:p>
              </table:table-cell>
              <table:table-cell office:value-type="float" office:value="109.316520664584">
                <text:p>109.316520664584</text:p>
              </table:table-cell>
              <table:table-cell office:value-type="float" office:value="1907">
                <text:p>1907</text:p>
              </table:table-cell>
              <table:table-cell office:value-type="float" office:value="49.5447073831419">
                <text:p>49.5447073831419</text:p>
              </table:table-cell>
              <table:table-cell office:value-type="float" office:value="1907">
                <text:p>1907</text:p>
              </table:table-cell>
              <table:table-cell office:value-type="float" office:value="3.67">
                <text:p>3.67</text:p>
              </table:table-cell>
              <table:table-cell office:value-type="float" office:value="1907">
                <text:p>1907</text:p>
              </table:table-cell>
              <table:table-cell office:value-type="float" office:value="87.008">
                <text:p>87.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8">
                <text:p>1908</text:p>
              </table:table-cell>
              <table:table-cell office:value-type="float" office:value="100.819182352051">
                <text:p>100.819182352051</text:p>
              </table:table-cell>
              <table:table-cell office:value-type="float" office:value="1908">
                <text:p>1908</text:p>
              </table:table-cell>
              <table:table-cell office:value-type="float" office:value="50.1257141155452">
                <text:p>50.1257141155452</text:p>
              </table:table-cell>
              <table:table-cell office:value-type="float" office:value="1908">
                <text:p>1908</text:p>
              </table:table-cell>
              <table:table-cell office:value-type="float" office:value="3.87">
                <text:p>3.87</text:p>
              </table:table-cell>
              <table:table-cell office:value-type="float" office:value="1908">
                <text:p>1908</text:p>
              </table:table-cell>
              <table:table-cell office:value-type="float" office:value="88.71">
                <text:p>88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9">
                <text:p>1909</text:p>
              </table:table-cell>
              <table:table-cell office:value-type="float" office:value="95.3804137858177">
                <text:p>95.3804137858177</text:p>
              </table:table-cell>
              <table:table-cell office:value-type="float" office:value="1909">
                <text:p>1909</text:p>
              </table:table-cell>
              <table:table-cell office:value-type="float" office:value="44.0716661226636">
                <text:p>44.0716661226636</text:p>
              </table:table-cell>
              <table:table-cell office:value-type="float" office:value="1909">
                <text:p>1909</text:p>
              </table:table-cell>
              <table:table-cell office:value-type="float" office:value="3.76">
                <text:p>3.76</text:p>
              </table:table-cell>
              <table:table-cell office:value-type="float" office:value="1909">
                <text:p>1909</text:p>
              </table:table-cell>
              <table:table-cell office:value-type="float" office:value="90.49">
                <text:p>90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0">
                <text:p>1910</text:p>
              </table:table-cell>
              <table:table-cell office:value-type="float" office:value="93.1106367072284">
                <text:p>93.1106367072284</text:p>
              </table:table-cell>
              <table:table-cell office:value-type="float" office:value="1910">
                <text:p>1910</text:p>
              </table:table-cell>
              <table:table-cell office:value-type="float" office:value="37.9817667189479">
                <text:p>37.9817667189479</text:p>
              </table:table-cell>
              <table:table-cell office:value-type="float" office:value="1910">
                <text:p>1910</text:p>
              </table:table-cell>
              <table:table-cell office:value-type="float" office:value="3.91">
                <text:p>3.91</text:p>
              </table:table-cell>
              <table:table-cell office:value-type="float" office:value="1910">
                <text:p>1910</text:p>
              </table:table-cell>
              <table:table-cell office:value-type="float" office:value="92.407">
                <text:p>92.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1">
                <text:p>1911</text:p>
              </table:table-cell>
              <table:table-cell office:value-type="float" office:value="97.5433360448552">
                <text:p>97.5433360448552</text:p>
              </table:table-cell>
              <table:table-cell office:value-type="float" office:value="1911">
                <text:p>1911</text:p>
              </table:table-cell>
              <table:table-cell office:value-type="float" office:value="42.2975576880343">
                <text:p>42.2975576880343</text:p>
              </table:table-cell>
              <table:table-cell office:value-type="float" office:value="1911">
                <text:p>1911</text:p>
              </table:table-cell>
              <table:table-cell office:value-type="float" office:value="3.98">
                <text:p>3.98</text:p>
              </table:table-cell>
              <table:table-cell office:value-type="float" office:value="1911">
                <text:p>1911</text:p>
              </table:table-cell>
              <table:table-cell office:value-type="float" office:value="93.863">
                <text:p>93.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2">
                <text:p>1912</text:p>
              </table:table-cell>
              <table:table-cell office:value-type="float" office:value="102.3651618353">
                <text:p>102.3651618353</text:p>
              </table:table-cell>
              <table:table-cell office:value-type="float" office:value="1912">
                <text:p>1912</text:p>
              </table:table-cell>
              <table:table-cell office:value-type="float" office:value="42.2541083234038">
                <text:p>42.2541083234038</text:p>
              </table:table-cell>
              <table:table-cell office:value-type="float" office:value="1912">
                <text:p>1912</text:p>
              </table:table-cell>
              <table:table-cell office:value-type="float" office:value="4.01">
                <text:p>4.01</text:p>
              </table:table-cell>
              <table:table-cell office:value-type="float" office:value="1912">
                <text:p>1912</text:p>
              </table:table-cell>
              <table:table-cell office:value-type="float" office:value="95.335">
                <text:p>95.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3">
                <text:p>1913</text:p>
              </table:table-cell>
              <table:table-cell office:value-type="float" office:value="95.4085607992309">
                <text:p>95.4085607992309</text:p>
              </table:table-cell>
              <table:table-cell office:value-type="float" office:value="1913">
                <text:p>1913</text:p>
              </table:table-cell>
              <table:table-cell office:value-type="float" office:value="40.3364695351786">
                <text:p>40.3364695351786</text:p>
              </table:table-cell>
              <table:table-cell office:value-type="float" office:value="1913">
                <text:p>1913</text:p>
              </table:table-cell>
              <table:table-cell office:value-type="float" office:value="4.45">
                <text:p>4.45</text:p>
              </table:table-cell>
              <table:table-cell office:value-type="float" office:value="1913">
                <text:p>1913</text:p>
              </table:table-cell>
              <table:table-cell office:value-type="float" office:value="97.225">
                <text:p>97.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4">
                <text:p>1914</text:p>
              </table:table-cell>
              <table:table-cell office:value-type="float" office:value="96.9771636978956">
                <text:p>96.9771636978956</text:p>
              </table:table-cell>
              <table:table-cell office:value-type="float" office:value="1914">
                <text:p>1914</text:p>
              </table:table-cell>
              <table:table-cell office:value-type="float" office:value="34.4778393540111">
                <text:p>34.4778393540111</text:p>
              </table:table-cell>
              <table:table-cell office:value-type="float" office:value="1914">
                <text:p>1914</text:p>
              </table:table-cell>
              <table:table-cell office:value-type="float" office:value="4.16">
                <text:p>4.16</text:p>
              </table:table-cell>
              <table:table-cell office:value-type="float" office:value="1914">
                <text:p>1914</text:p>
              </table:table-cell>
              <table:table-cell office:value-type="float" office:value="99.111">
                <text:p>99.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5">
                <text:p>1915</text:p>
              </table:table-cell>
              <table:table-cell office:value-type="float" office:value="88.1487637978615">
                <text:p>88.1487637978615</text:p>
              </table:table-cell>
              <table:table-cell office:value-type="float" office:value="1915">
                <text:p>1915</text:p>
              </table:table-cell>
              <table:table-cell office:value-type="float" office:value="35.3175229562538">
                <text:p>35.3175229562538</text:p>
              </table:table-cell>
              <table:table-cell office:value-type="float" office:value="1915">
                <text:p>1915</text:p>
              </table:table-cell>
              <table:table-cell office:value-type="float" office:value="4.24">
                <text:p>4.24</text:p>
              </table:table-cell>
              <table:table-cell office:value-type="float" office:value="1915">
                <text:p>1915</text:p>
              </table:table-cell>
              <table:table-cell office:value-type="float" office:value="100.546">
                <text:p>100.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6">
                <text:p>1916</text:p>
              </table:table-cell>
              <table:table-cell office:value-type="float" office:value="93.7248516483404">
                <text:p>93.7248516483404</text:p>
              </table:table-cell>
              <table:table-cell office:value-type="float" office:value="1916">
                <text:p>1916</text:p>
              </table:table-cell>
              <table:table-cell office:value-type="float" office:value="47.2961686471857">
                <text:p>47.2961686471857</text:p>
              </table:table-cell>
              <table:table-cell office:value-type="float" office:value="1916">
                <text:p>1916</text:p>
              </table:table-cell>
              <table:table-cell office:value-type="float" office:value="4.05">
                <text:p>4.05</text:p>
              </table:table-cell>
              <table:table-cell office:value-type="float" office:value="1916">
                <text:p>1916</text:p>
              </table:table-cell>
              <table:table-cell office:value-type="float" office:value="101.961">
                <text:p>101.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7">
                <text:p>1917</text:p>
              </table:table-cell>
              <table:table-cell office:value-type="float" office:value="85.0090374186222">
                <text:p>85.0090374186222</text:p>
              </table:table-cell>
              <table:table-cell office:value-type="float" office:value="1917">
                <text:p>1917</text:p>
              </table:table-cell>
              <table:table-cell office:value-type="float" office:value="53.5943013678033">
                <text:p>53.5943013678033</text:p>
              </table:table-cell>
              <table:table-cell office:value-type="float" office:value="1917">
                <text:p>1917</text:p>
              </table:table-cell>
              <table:table-cell office:value-type="float" office:value="4.23">
                <text:p>4.23</text:p>
              </table:table-cell>
              <table:table-cell office:value-type="float" office:value="1917">
                <text:p>1917</text:p>
              </table:table-cell>
              <table:table-cell office:value-type="float" office:value="103.268">
                <text:p>103.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8">
                <text:p>1918</text:p>
              </table:table-cell>
              <table:table-cell office:value-type="float" office:value="75.5666210632953">
                <text:p>75.5666210632953</text:p>
              </table:table-cell>
              <table:table-cell office:value-type="float" office:value="1918">
                <text:p>1918</text:p>
              </table:table-cell>
              <table:table-cell office:value-type="float" office:value="42.6439173800361">
                <text:p>42.6439173800361</text:p>
              </table:table-cell>
              <table:table-cell office:value-type="float" office:value="1918">
                <text:p>1918</text:p>
              </table:table-cell>
              <table:table-cell office:value-type="float" office:value="4.57">
                <text:p>4.57</text:p>
              </table:table-cell>
              <table:table-cell office:value-type="float" office:value="1918">
                <text:p>1918</text:p>
              </table:table-cell>
              <table:table-cell office:value-type="float" office:value="103.208">
                <text:p>103.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9">
                <text:p>1919</text:p>
              </table:table-cell>
              <table:table-cell office:value-type="float" office:value="70.513795355549">
                <text:p>70.513795355549</text:p>
              </table:table-cell>
              <table:table-cell office:value-type="float" office:value="1919">
                <text:p>1919</text:p>
              </table:table-cell>
              <table:table-cell office:value-type="float" office:value="36.1827177770003">
                <text:p>36.1827177770003</text:p>
              </table:table-cell>
              <table:table-cell office:value-type="float" office:value="1919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1919">
                <text:p>1919</text:p>
              </table:table-cell>
              <table:table-cell office:value-type="float" office:value="104.514">
                <text:p>104.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">
                <text:p>1920</text:p>
              </table:table-cell>
              <table:table-cell office:value-type="float" office:value="66.0741490700369">
                <text:p>66.0741490700369</text:p>
              </table:table-cell>
              <table:table-cell office:value-type="float" office:value="1920">
                <text:p>1920</text:p>
              </table:table-cell>
              <table:table-cell office:value-type="float" office:value="40.2717999698063">
                <text:p>40.2717999698063</text:p>
              </table:table-cell>
              <table:table-cell office:value-type="float" office:value="1920">
                <text:p>1920</text:p>
              </table:table-cell>
              <table:table-cell office:value-type="float" office:value="4.97">
                <text:p>4.97</text:p>
              </table:table-cell>
              <table:table-cell office:value-type="float" office:value="1920">
                <text:p>1920</text:p>
              </table:table-cell>
              <table:table-cell office:value-type="float" office:value="106.541">
                <text:p>106.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1">
                <text:p>1921</text:p>
              </table:table-cell>
              <table:table-cell office:value-type="float" office:value="65.6143084794711">
                <text:p>65.6143084794711</text:p>
              </table:table-cell>
              <table:table-cell office:value-type="float" office:value="1921">
                <text:p>1921</text:p>
              </table:table-cell>
              <table:table-cell office:value-type="float" office:value="32.8051850351552">
                <text:p>32.8051850351552</text:p>
              </table:table-cell>
              <table:table-cell office:value-type="float" office:value="1921">
                <text:p>1921</text:p>
              </table:table-cell>
              <table:table-cell office:value-type="float" office:value="5.09">
                <text:p>5.09</text:p>
              </table:table-cell>
              <table:table-cell office:value-type="float" office:value="1921">
                <text:p>1921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2">
                <text:p>1922</text:p>
              </table:table-cell>
              <table:table-cell office:value-type="float" office:value="74.7961971410176">
                <text:p>74.7961971410176</text:p>
              </table:table-cell>
              <table:table-cell office:value-type="float" office:value="1922">
                <text:p>1922</text:p>
              </table:table-cell>
              <table:table-cell office:value-type="float" office:value="34.4376095845627">
                <text:p>34.4376095845627</text:p>
              </table:table-cell>
              <table:table-cell office:value-type="float" office:value="1922">
                <text:p>1922</text:p>
              </table:table-cell>
              <table:table-cell office:value-type="float" office:value="4.3">
                <text:p>4.3</text:p>
              </table:table-cell>
              <table:table-cell office:value-type="float" office:value="1922">
                <text:p>1922</text:p>
              </table:table-cell>
              <table:table-cell office:value-type="float" office:value="110.049">
                <text:p>110.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3">
                <text:p>1923</text:p>
              </table:table-cell>
              <table:table-cell office:value-type="float" office:value="76.3500778153208">
                <text:p>76.3500778153208</text:p>
              </table:table-cell>
              <table:table-cell office:value-type="float" office:value="1923">
                <text:p>1923</text:p>
              </table:table-cell>
              <table:table-cell office:value-type="float" office:value="41.5711144270792">
                <text:p>41.5711144270792</text:p>
              </table:table-cell>
              <table:table-cell office:value-type="float" office:value="1923">
                <text:p>1923</text:p>
              </table:table-cell>
              <table:table-cell office:value-type="float" office:value="4.36">
                <text:p>4.36</text:p>
              </table:table-cell>
              <table:table-cell office:value-type="float" office:value="1923">
                <text:p>1923</text:p>
              </table:table-cell>
              <table:table-cell office:value-type="float" office:value="111.947">
                <text:p>111.9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4">
                <text:p>1924</text:p>
              </table:table-cell>
              <table:table-cell office:value-type="float" office:value="74.2869778831955">
                <text:p>74.2869778831955</text:p>
              </table:table-cell>
              <table:table-cell office:value-type="float" office:value="1924">
                <text:p>1924</text:p>
              </table:table-cell>
              <table:table-cell office:value-type="float" office:value="40.3696371314989">
                <text:p>40.3696371314989</text:p>
              </table:table-cell>
              <table:table-cell office:value-type="float" office:value="1924">
                <text:p>1924</text:p>
              </table:table-cell>
              <table:table-cell office:value-type="float" office:value="4.06">
                <text:p>4.06</text:p>
              </table:table-cell>
              <table:table-cell office:value-type="float" office:value="1924">
                <text:p>1924</text:p>
              </table:table-cell>
              <table:table-cell office:value-type="float" office:value="114.109">
                <text:p>114.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5">
                <text:p>1925</text:p>
              </table:table-cell>
              <table:table-cell office:value-type="float" office:value="78.1628202075362">
                <text:p>78.1628202075362</text:p>
              </table:table-cell>
              <table:table-cell office:value-type="float" office:value="1925">
                <text:p>1925</text:p>
              </table:table-cell>
              <table:table-cell office:value-type="float" office:value="39.7185139519586">
                <text:p>39.7185139519586</text:p>
              </table:table-cell>
              <table:table-cell office:value-type="float" office:value="1925">
                <text:p>1925</text:p>
              </table:table-cell>
              <table:table-cell office:value-type="float" office:value="3.86">
                <text:p>3.86</text:p>
              </table:table-cell>
              <table:table-cell office:value-type="float" office:value="1925">
                <text:p>1925</text:p>
              </table:table-cell>
              <table:table-cell office:value-type="float" office:value="115.829">
                <text:p>115.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6">
                <text:p>1926</text:p>
              </table:table-cell>
              <table:table-cell office:value-type="float" office:value="72.4906015524438">
                <text:p>72.4906015524438</text:p>
              </table:table-cell>
              <table:table-cell office:value-type="float" office:value="1926">
                <text:p>1926</text:p>
              </table:table-cell>
              <table:table-cell office:value-type="float" office:value="38.8066989966247">
                <text:p>38.8066989966247</text:p>
              </table:table-cell>
              <table:table-cell office:value-type="float" office:value="1926">
                <text:p>1926</text:p>
              </table:table-cell>
              <table:table-cell office:value-type="float" office:value="3.68">
                <text:p>3.68</text:p>
              </table:table-cell>
              <table:table-cell office:value-type="float" office:value="1926">
                <text:p>1926</text:p>
              </table:table-cell>
              <table:table-cell office:value-type="float" office:value="117.397">
                <text:p>117.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7">
                <text:p>1927</text:p>
              </table:table-cell>
              <table:table-cell office:value-type="float" office:value="71.3803012109625">
                <text:p>71.3803012109625</text:p>
              </table:table-cell>
              <table:table-cell office:value-type="float" office:value="1927">
                <text:p>1927</text:p>
              </table:table-cell>
              <table:table-cell office:value-type="float" office:value="39.9082698499961">
                <text:p>39.9082698499961</text:p>
              </table:table-cell>
              <table:table-cell office:value-type="float" office:value="1927">
                <text:p>1927</text:p>
              </table:table-cell>
              <table:table-cell office:value-type="float" office:value="3.34">
                <text:p>3.34</text:p>
              </table:table-cell>
              <table:table-cell office:value-type="float" office:value="1927">
                <text:p>1927</text:p>
              </table:table-cell>
              <table:table-cell office:value-type="float" office:value="119.035">
                <text:p>119.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8">
                <text:p>1928</text:p>
              </table:table-cell>
              <table:table-cell office:value-type="float" office:value="73.2821298731813">
                <text:p>73.2821298731813</text:p>
              </table:table-cell>
              <table:table-cell office:value-type="float" office:value="1928">
                <text:p>1928</text:p>
              </table:table-cell>
              <table:table-cell office:value-type="float" office:value="40.8037192511925">
                <text:p>40.8037192511925</text:p>
              </table:table-cell>
              <table:table-cell office:value-type="float" office:value="1928">
                <text:p>1928</text:p>
              </table:table-cell>
              <table:table-cell office:value-type="float" office:value="3.33">
                <text:p>3.33</text:p>
              </table:table-cell>
              <table:table-cell office:value-type="float" office:value="1928">
                <text:p>1928</text:p>
              </table:table-cell>
              <table:table-cell office:value-type="float" office:value="120.509">
                <text:p>120.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9">
                <text:p>1929</text:p>
              </table:table-cell>
              <table:table-cell office:value-type="float" office:value="72.6143298798928">
                <text:p>72.6143298798928</text:p>
              </table:table-cell>
              <table:table-cell office:value-type="float" office:value="1929">
                <text:p>1929</text:p>
              </table:table-cell>
              <table:table-cell office:value-type="float" office:value="41.9396943889869">
                <text:p>41.9396943889869</text:p>
              </table:table-cell>
              <table:table-cell office:value-type="float" office:value="1929">
                <text:p>1929</text:p>
              </table:table-cell>
              <table:table-cell office:value-type="float" office:value="3.6">
                <text:p>3.6</text:p>
              </table:table-cell>
              <table:table-cell office:value-type="float" office:value="1929">
                <text:p>1929</text:p>
              </table:table-cell>
              <table:table-cell office:value-type="float" office:value="121.878">
                <text:p>121.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0">
                <text:p>1930</text:p>
              </table:table-cell>
              <table:table-cell office:value-type="float" office:value="69.4919136950574">
                <text:p>69.4919136950574</text:p>
              </table:table-cell>
              <table:table-cell office:value-type="float" office:value="1930">
                <text:p>1930</text:p>
              </table:table-cell>
              <table:table-cell office:value-type="float" office:value="40.6222170783381">
                <text:p>40.6222170783381</text:p>
              </table:table-cell>
              <table:table-cell office:value-type="float" office:value="1930">
                <text:p>1930</text:p>
              </table:table-cell>
              <table:table-cell office:value-type="float" office:value="3.29">
                <text:p>3.29</text:p>
              </table:table-cell>
              <table:table-cell office:value-type="float" office:value="1930">
                <text:p>1930</text:p>
              </table:table-cell>
              <table:table-cell office:value-type="float" office:value="123.188">
                <text:p>123.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1">
                <text:p>1931</text:p>
              </table:table-cell>
              <table:table-cell office:value-type="float" office:value="68.6452032070239">
                <text:p>68.6452032070239</text:p>
              </table:table-cell>
              <table:table-cell office:value-type="float" office:value="1931">
                <text:p>1931</text:p>
              </table:table-cell>
              <table:table-cell office:value-type="float" office:value="39.6734676942546">
                <text:p>39.6734676942546</text:p>
              </table:table-cell>
              <table:table-cell office:value-type="float" office:value="1931">
                <text:p>1931</text:p>
              </table:table-cell>
              <table:table-cell office:value-type="float" office:value="3.34">
                <text:p>3.34</text:p>
              </table:table-cell>
              <table:table-cell office:value-type="float" office:value="1931">
                <text:p>1931</text:p>
              </table:table-cell>
              <table:table-cell office:value-type="float" office:value="124.149">
                <text:p>124.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2">
                <text:p>1932</text:p>
              </table:table-cell>
              <table:table-cell office:value-type="float" office:value="68.3371935122121">
                <text:p>68.3371935122121</text:p>
              </table:table-cell>
              <table:table-cell office:value-type="float" office:value="1932">
                <text:p>1932</text:p>
              </table:table-cell>
              <table:table-cell office:value-type="float" office:value="34.3972135615896">
                <text:p>34.3972135615896</text:p>
              </table:table-cell>
              <table:table-cell office:value-type="float" office:value="1932">
                <text:p>1932</text:p>
              </table:table-cell>
              <table:table-cell office:value-type="float" office:value="3.68">
                <text:p>3.68</text:p>
              </table:table-cell>
              <table:table-cell office:value-type="float" office:value="1932">
                <text:p>1932</text:p>
              </table:table-cell>
              <table:table-cell office:value-type="float" office:value="124.949">
                <text:p>124.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3">
                <text:p>1933</text:p>
              </table:table-cell>
              <table:table-cell office:value-type="float" office:value="72.8659469764533">
                <text:p>72.8659469764533</text:p>
              </table:table-cell>
              <table:table-cell office:value-type="float" office:value="1933">
                <text:p>1933</text:p>
              </table:table-cell>
              <table:table-cell office:value-type="float" office:value="43.0784441574935">
                <text:p>43.0784441574935</text:p>
              </table:table-cell>
              <table:table-cell office:value-type="float" office:value="1933">
                <text:p>1933</text:p>
              </table:table-cell>
              <table:table-cell office:value-type="float" office:value="3.31">
                <text:p>3.31</text:p>
              </table:table-cell>
              <table:table-cell office:value-type="float" office:value="1933">
                <text:p>1933</text:p>
              </table:table-cell>
              <table:table-cell office:value-type="float" office:value="125.69">
                <text:p>125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4">
                <text:p>1934</text:p>
              </table:table-cell>
              <table:table-cell office:value-type="float" office:value="73.2794111285654">
                <text:p>73.2794111285654</text:p>
              </table:table-cell>
              <table:table-cell office:value-type="float" office:value="1934">
                <text:p>1934</text:p>
              </table:table-cell>
              <table:table-cell office:value-type="float" office:value="47.5040398487347">
                <text:p>47.5040398487347</text:p>
              </table:table-cell>
              <table:table-cell office:value-type="float" office:value="1934">
                <text:p>1934</text:p>
              </table:table-cell>
              <table:table-cell office:value-type="float" office:value="3.12">
                <text:p>3.12</text:p>
              </table:table-cell>
              <table:table-cell office:value-type="float" office:value="1934">
                <text:p>1934</text:p>
              </table:table-cell>
              <table:table-cell office:value-type="float" office:value="126.485">
                <text:p>126.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5">
                <text:p>1935</text:p>
              </table:table-cell>
              <table:table-cell office:value-type="float" office:value="78.0699990286197">
                <text:p>78.0699990286197</text:p>
              </table:table-cell>
              <table:table-cell office:value-type="float" office:value="1935">
                <text:p>1935</text:p>
              </table:table-cell>
              <table:table-cell office:value-type="float" office:value="45.8307732108786">
                <text:p>45.8307732108786</text:p>
              </table:table-cell>
              <table:table-cell office:value-type="float" office:value="1935">
                <text:p>1935</text:p>
              </table:table-cell>
              <table:table-cell office:value-type="float" office:value="2.79">
                <text:p>2.79</text:p>
              </table:table-cell>
              <table:table-cell office:value-type="float" office:value="1935">
                <text:p>1935</text:p>
              </table:table-cell>
              <table:table-cell office:value-type="float" office:value="127.362">
                <text:p>127.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6">
                <text:p>1936</text:p>
              </table:table-cell>
              <table:table-cell office:value-type="float" office:value="79.4148950493491">
                <text:p>79.4148950493491</text:p>
              </table:table-cell>
              <table:table-cell office:value-type="float" office:value="1936">
                <text:p>1936</text:p>
              </table:table-cell>
              <table:table-cell office:value-type="float" office:value="46.7990853391336">
                <text:p>46.7990853391336</text:p>
              </table:table-cell>
              <table:table-cell office:value-type="float" office:value="1936">
                <text:p>1936</text:p>
              </table:table-cell>
              <table:table-cell office:value-type="float" office:value="2.65">
                <text:p>2.65</text:p>
              </table:table-cell>
              <table:table-cell office:value-type="float" office:value="1936">
                <text:p>1936</text:p>
              </table:table-cell>
              <table:table-cell office:value-type="float" office:value="128.181">
                <text:p>128.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7">
                <text:p>1937</text:p>
              </table:table-cell>
              <table:table-cell office:value-type="float" office:value="79.7176178068119">
                <text:p>79.7176178068119</text:p>
              </table:table-cell>
              <table:table-cell office:value-type="float" office:value="1937">
                <text:p>1937</text:p>
              </table:table-cell>
              <table:table-cell office:value-type="float" office:value="52.1945266474058">
                <text:p>52.1945266474058</text:p>
              </table:table-cell>
              <table:table-cell office:value-type="float" office:value="1937">
                <text:p>1937</text:p>
              </table:table-cell>
              <table:table-cell office:value-type="float" office:value="2.68">
                <text:p>2.68</text:p>
              </table:table-cell>
              <table:table-cell office:value-type="float" office:value="1937">
                <text:p>1937</text:p>
              </table:table-cell>
              <table:table-cell office:value-type="float" office:value="128.961">
                <text:p>128.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8">
                <text:p>1938</text:p>
              </table:table-cell>
              <table:table-cell office:value-type="float" office:value="78.4646529365338">
                <text:p>78.4646529365338</text:p>
              </table:table-cell>
              <table:table-cell office:value-type="float" office:value="1938">
                <text:p>1938</text:p>
              </table:table-cell>
              <table:table-cell office:value-type="float" office:value="52.0913828213924">
                <text:p>52.0913828213924</text:p>
              </table:table-cell>
              <table:table-cell office:value-type="float" office:value="1938">
                <text:p>1938</text:p>
              </table:table-cell>
              <table:table-cell office:value-type="float" office:value="2.56">
                <text:p>2.56</text:p>
              </table:table-cell>
              <table:table-cell office:value-type="float" office:value="1938">
                <text:p>1938</text:p>
              </table:table-cell>
              <table:table-cell office:value-type="float" office:value="129.969">
                <text:p>129.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39">
                <text:p>1939</text:p>
              </table:table-cell>
              <table:table-cell office:value-type="float" office:value="78.5496849349292">
                <text:p>78.5496849349292</text:p>
              </table:table-cell>
              <table:table-cell office:value-type="float" office:value="1939">
                <text:p>1939</text:p>
              </table:table-cell>
              <table:table-cell office:value-type="float" office:value="52.8355454331265">
                <text:p>52.8355454331265</text:p>
              </table:table-cell>
              <table:table-cell office:value-type="float" office:value="1939">
                <text:p>1939</text:p>
              </table:table-cell>
              <table:table-cell office:value-type="float" office:value="2.36">
                <text:p>2.36</text:p>
              </table:table-cell>
              <table:table-cell office:value-type="float" office:value="1939">
                <text:p>1939</text:p>
              </table:table-cell>
              <table:table-cell office:value-type="float" office:value="131.028">
                <text:p>131.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0">
                <text:p>1940</text:p>
              </table:table-cell>
              <table:table-cell office:value-type="float" office:value="81.7308063280311">
                <text:p>81.7308063280311</text:p>
              </table:table-cell>
              <table:table-cell office:value-type="float" office:value="1940">
                <text:p>1940</text:p>
              </table:table-cell>
              <table:table-cell office:value-type="float" office:value="54.8364387104939">
                <text:p>54.8364387104939</text:p>
              </table:table-cell>
              <table:table-cell office:value-type="float" office:value="1940">
                <text:p>1940</text:p>
              </table:table-cell>
              <table:table-cell office:value-type="float" office:value="2.21">
                <text:p>2.21</text:p>
              </table:table-cell>
              <table:table-cell office:value-type="float" office:value="1940">
                <text:p>1940</text:p>
              </table:table-cell>
              <table:table-cell office:value-type="float" office:value="132.122">
                <text:p>132.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1">
                <text:p>1941</text:p>
              </table:table-cell>
              <table:table-cell office:value-type="float" office:value="73.815883429283">
                <text:p>73.815883429283</text:p>
              </table:table-cell>
              <table:table-cell office:value-type="float" office:value="1941">
                <text:p>1941</text:p>
              </table:table-cell>
              <table:table-cell office:value-type="float" office:value="56.1890057275644">
                <text:p>56.1890057275644</text:p>
              </table:table-cell>
              <table:table-cell office:value-type="float" office:value="1941">
                <text:p>1941</text:p>
              </table:table-cell>
              <table:table-cell office:value-type="float" office:value="1.95">
                <text:p>1.95</text:p>
              </table:table-cell>
              <table:table-cell office:value-type="float" office:value="1941">
                <text:p>1941</text:p>
              </table:table-cell>
              <table:table-cell office:value-type="float" office:value="133.402">
                <text:p>133.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2">
                <text:p>1942</text:p>
              </table:table-cell>
              <table:table-cell office:value-type="float" office:value="68.5028268287837">
                <text:p>68.5028268287837</text:p>
              </table:table-cell>
              <table:table-cell office:value-type="float" office:value="1942">
                <text:p>1942</text:p>
              </table:table-cell>
              <table:table-cell office:value-type="float" office:value="53.0934964616241">
                <text:p>53.0934964616241</text:p>
              </table:table-cell>
              <table:table-cell office:value-type="float" office:value="1942">
                <text:p>1942</text:p>
              </table:table-cell>
              <table:table-cell office:value-type="float" office:value="2.46">
                <text:p>2.46</text:p>
              </table:table-cell>
              <table:table-cell office:value-type="float" office:value="1942">
                <text:p>1942</text:p>
              </table:table-cell>
              <table:table-cell office:value-type="float" office:value="134.86">
                <text:p>134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3">
                <text:p>1943</text:p>
              </table:table-cell>
              <table:table-cell office:value-type="float" office:value="70.922974200817">
                <text:p>70.922974200817</text:p>
              </table:table-cell>
              <table:table-cell office:value-type="float" office:value="1943">
                <text:p>1943</text:p>
              </table:table-cell>
              <table:table-cell office:value-type="float" office:value="50.878790934612">
                <text:p>50.878790934612</text:p>
              </table:table-cell>
              <table:table-cell office:value-type="float" office:value="1943">
                <text:p>1943</text:p>
              </table:table-cell>
              <table:table-cell office:value-type="float" office:value="2.47">
                <text:p>2.47</text:p>
              </table:table-cell>
              <table:table-cell office:value-type="float" office:value="1943">
                <text:p>1943</text:p>
              </table:table-cell>
              <table:table-cell office:value-type="float" office:value="136.739">
                <text:p>136.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4">
                <text:p>1944</text:p>
              </table:table-cell>
              <table:table-cell office:value-type="float" office:value="80.3089957863726">
                <text:p>80.3089957863726</text:p>
              </table:table-cell>
              <table:table-cell office:value-type="float" office:value="1944">
                <text:p>1944</text:p>
              </table:table-cell>
              <table:table-cell office:value-type="float" office:value="50.7115188969561">
                <text:p>50.7115188969561</text:p>
              </table:table-cell>
              <table:table-cell office:value-type="float" office:value="1944">
                <text:p>1944</text:p>
              </table:table-cell>
              <table:table-cell office:value-type="float" office:value="2.48">
                <text:p>2.48</text:p>
              </table:table-cell>
              <table:table-cell office:value-type="float" office:value="1944">
                <text:p>1944</text:p>
              </table:table-cell>
              <table:table-cell office:value-type="float" office:value="138.397">
                <text:p>138.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5">
                <text:p>1945</text:p>
              </table:table-cell>
              <table:table-cell office:value-type="float" office:value="87.7500461209375">
                <text:p>87.7500461209375</text:p>
              </table:table-cell>
              <table:table-cell office:value-type="float" office:value="1945">
                <text:p>1945</text:p>
              </table:table-cell>
              <table:table-cell office:value-type="float" office:value="50.4157118060918">
                <text:p>50.4157118060918</text:p>
              </table:table-cell>
              <table:table-cell office:value-type="float" office:value="1945">
                <text:p>1945</text:p>
              </table:table-cell>
              <table:table-cell office:value-type="float" office:value="2.37">
                <text:p>2.37</text:p>
              </table:table-cell>
              <table:table-cell office:value-type="float" office:value="1945">
                <text:p>1945</text:p>
              </table:table-cell>
              <table:table-cell office:value-type="float" office:value="139.928">
                <text:p>139.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6">
                <text:p>1946</text:p>
              </table:table-cell>
              <table:table-cell office:value-type="float" office:value="106.505895508631">
                <text:p>106.505895508631</text:p>
              </table:table-cell>
              <table:table-cell office:value-type="float" office:value="1946">
                <text:p>1946</text:p>
              </table:table-cell>
              <table:table-cell office:value-type="float" office:value="54.0527641682122">
                <text:p>54.0527641682122</text:p>
              </table:table-cell>
              <table:table-cell office:value-type="float" office:value="1946">
                <text:p>1946</text:p>
              </table:table-cell>
              <table:table-cell office:value-type="float" office:value="2.19">
                <text:p>2.19</text:p>
              </table:table-cell>
              <table:table-cell office:value-type="float" office:value="1946">
                <text:p>1946</text:p>
              </table:table-cell>
              <table:table-cell office:value-type="float" office:value="141.389">
                <text:p>141.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7">
                <text:p>1947</text:p>
              </table:table-cell>
              <table:table-cell office:value-type="float" office:value="109.329670714184">
                <text:p>109.329670714184</text:p>
              </table:table-cell>
              <table:table-cell office:value-type="float" office:value="1947">
                <text:p>1947</text:p>
              </table:table-cell>
              <table:table-cell office:value-type="float" office:value="54.6630527890356">
                <text:p>54.6630527890356</text:p>
              </table:table-cell>
              <table:table-cell office:value-type="float" office:value="1947">
                <text:p>1947</text:p>
              </table:table-cell>
              <table:table-cell office:value-type="float" office:value="2.25">
                <text:p>2.25</text:p>
              </table:table-cell>
              <table:table-cell office:value-type="float" office:value="1947">
                <text:p>1947</text:p>
              </table:table-cell>
              <table:table-cell office:value-type="float" office:value="144.126">
                <text:p>144.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48">
                <text:p>1948</text:p>
              </table:table-cell>
              <table:table-cell office:value-type="float" office:value="101.222579508245">
                <text:p>101.222579508245</text:p>
              </table:table-cell>
              <table:table-cell office:value-type="float" office:value="1948">
                <text:p>1948</text:p>
              </table:table-cell>
              <table:table-cell office:value-type="float" office:value="54.0249082005924">
                <text:p>54.0249082005924</text:p>
              </table:table-cell>
              <table:table-cell office:value-type="float" office:value="1948">
                <text:p>1948</text:p>
              </table:table-cell>
              <table:table-cell office:value-type="float" office:value="2.44">
                <text:p>2.44</text:p>
              </table:table-cell>
              <table:table-cell office:value-type="float" office:value="1948">
                <text:p>1948</text:p>
              </table:table-cell>
              <table:table-cell office:value-type="float" office:value="146.631">
                <text:p>146.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9">
                <text:p>1949</text:p>
              </table:table-cell>
              <table:table-cell office:value-type="float" office:value="100.046607626376">
                <text:p>100.046607626376</text:p>
              </table:table-cell>
              <table:table-cell office:value-type="float" office:value="1949">
                <text:p>1949</text:p>
              </table:table-cell>
              <table:table-cell office:value-type="float" office:value="55.07055158512">
                <text:p>55.07055158512</text:p>
              </table:table-cell>
              <table:table-cell office:value-type="float" office:value="1949">
                <text:p>1949</text:p>
              </table:table-cell>
              <table:table-cell office:value-type="float" office:value="2.31">
                <text:p>2.31</text:p>
              </table:table-cell>
              <table:table-cell office:value-type="float" office:value="1949">
                <text:p>1949</text:p>
              </table:table-cell>
              <table:table-cell office:value-type="float" office:value="149.188">
                <text:p>149.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0">
                <text:p>1950</text:p>
              </table:table-cell>
              <table:table-cell office:value-type="float" office:value="105.894839342508">
                <text:p>105.894839342508</text:p>
              </table:table-cell>
              <table:table-cell office:value-type="float" office:value="1950">
                <text:p>1950</text:p>
              </table:table-cell>
              <table:table-cell office:value-type="float" office:value="59.9171862023792">
                <text:p>59.9171862023792</text:p>
              </table:table-cell>
              <table:table-cell office:value-type="float" office:value="1950">
                <text:p>1950</text:p>
              </table:table-cell>
              <table:table-cell office:value-type="float" office:value="2.32">
                <text:p>2.32</text:p>
              </table:table-cell>
              <table:table-cell office:value-type="float" office:value="1950">
                <text:p>1950</text:p>
              </table:table-cell>
              <table:table-cell office:value-type="float" office:value="151.684">
                <text:p>151.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1">
                <text:p>1951</text:p>
              </table:table-cell>
              <table:table-cell office:value-type="float" office:value="103.898668724163">
                <text:p>103.898668724163</text:p>
              </table:table-cell>
              <table:table-cell office:value-type="float" office:value="1951">
                <text:p>1951</text:p>
              </table:table-cell>
              <table:table-cell office:value-type="float" office:value="59.2786986013774">
                <text:p>59.2786986013774</text:p>
              </table:table-cell>
              <table:table-cell office:value-type="float" office:value="1951">
                <text:p>1951</text:p>
              </table:table-cell>
              <table:table-cell office:value-type="float" office:value="2.57">
                <text:p>2.57</text:p>
              </table:table-cell>
              <table:table-cell office:value-type="float" office:value="1951">
                <text:p>1951</text:p>
              </table:table-cell>
              <table:table-cell office:value-type="float" office:value="154.287">
                <text:p>154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2">
                <text:p>1952</text:p>
              </table:table-cell>
              <table:table-cell office:value-type="float" office:value="103.974327479973">
                <text:p>103.974327479973</text:p>
              </table:table-cell>
              <table:table-cell office:value-type="float" office:value="1952">
                <text:p>1952</text:p>
              </table:table-cell>
              <table:table-cell office:value-type="float" office:value="58.9434377171782">
                <text:p>58.9434377171782</text:p>
              </table:table-cell>
              <table:table-cell office:value-type="float" office:value="1952">
                <text:p>1952</text:p>
              </table:table-cell>
              <table:table-cell office:value-type="float" office:value="2.68">
                <text:p>2.68</text:p>
              </table:table-cell>
              <table:table-cell office:value-type="float" office:value="1952">
                <text:p>1952</text:p>
              </table:table-cell>
              <table:table-cell office:value-type="float" office:value="156.954">
                <text:p>156.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3.125">
                <text:p>1953.125</text:p>
              </table:table-cell>
              <table:table-cell office:value-type="float" office:value="114.713309289202">
                <text:p>114.713309289202</text:p>
              </table:table-cell>
              <table:table-cell office:value-type="float" office:value="1953">
                <text:p>1953</text:p>
              </table:table-cell>
              <table:table-cell office:value-type="float" office:value="60.839220095318">
                <text:p>60.839220095318</text:p>
              </table:table-cell>
              <table:table-cell office:value-type="float" office:value="1953">
                <text:p>1953</text:p>
              </table:table-cell>
              <table:table-cell office:value-type="float" office:value="2.83">
                <text:p>2.83</text:p>
              </table:table-cell>
              <table:table-cell office:value-type="float" office:value="1953">
                <text:p>1953</text:p>
              </table:table-cell>
              <table:table-cell office:value-type="float" office:value="159.565">
                <text:p>159.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3.375">
                <text:p>1953.375</text:p>
              </table:table-cell>
              <table:table-cell office:value-type="float" office:value="115.068596348557">
                <text:p>115.068596348557</text:p>
              </table:table-cell>
              <table:table-cell office:value-type="float" office:value="1954">
                <text:p>1954</text:p>
              </table:table-cell>
              <table:table-cell office:value-type="float" office:value="62.2544761920333">
                <text:p>62.2544761920333</text:p>
              </table:table-cell>
              <table:table-cell office:value-type="float" office:value="1954">
                <text:p>1954</text:p>
              </table:table-cell>
              <table:table-cell office:value-type="float" office:value="2.48">
                <text:p>2.48</text:p>
              </table:table-cell>
              <table:table-cell office:value-type="float" office:value="1954">
                <text:p>1954</text:p>
              </table:table-cell>
              <table:table-cell office:value-type="float" office:value="162.391">
                <text:p>162.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3.625">
                <text:p>1953.625</text:p>
              </table:table-cell>
              <table:table-cell office:value-type="float" office:value="114.650670059521">
                <text:p>114.650670059521</text:p>
              </table:table-cell>
              <table:table-cell office:value-type="float" office:value="1955">
                <text:p>1955</text:p>
              </table:table-cell>
              <table:table-cell office:value-type="float" office:value="65.9552826696152">
                <text:p>65.9552826696152</text:p>
              </table:table-cell>
              <table:table-cell office:value-type="float" office:value="1955">
                <text:p>1955</text:p>
              </table:table-cell>
              <table:table-cell office:value-type="float" office:value="2.61">
                <text:p>2.61</text:p>
              </table:table-cell>
              <table:table-cell office:value-type="float" office:value="1955">
                <text:p>1955</text:p>
              </table:table-cell>
              <table:table-cell office:value-type="float" office:value="165.275">
                <text:p>165.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3.875">
                <text:p>1953.875</text:p>
              </table:table-cell>
              <table:table-cell office:value-type="float" office:value="113.845158780278">
                <text:p>113.845158780278</text:p>
              </table:table-cell>
              <table:table-cell office:value-type="float" office:value="1956">
                <text:p>1956</text:p>
              </table:table-cell>
              <table:table-cell office:value-type="float" office:value="68.7914878603136">
                <text:p>68.7914878603136</text:p>
              </table:table-cell>
              <table:table-cell office:value-type="float" office:value="1956">
                <text:p>1956</text:p>
              </table:table-cell>
              <table:table-cell office:value-type="float" office:value="2.9">
                <text:p>2.9</text:p>
              </table:table-cell>
              <table:table-cell office:value-type="float" office:value="1956">
                <text:p>1956</text:p>
              </table:table-cell>
              <table:table-cell office:value-type="float" office:value="168.221">
                <text:p>168.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125">
                <text:p>1954.125</text:p>
              </table:table-cell>
              <table:table-cell office:value-type="float" office:value="114.31229057769">
                <text:p>114.31229057769</text:p>
              </table:table-cell>
              <table:table-cell office:value-type="float" office:value="1957">
                <text:p>1957</text:p>
              </table:table-cell>
              <table:table-cell office:value-type="float" office:value="69.2463210395902">
                <text:p>69.2463210395902</text:p>
              </table:table-cell>
              <table:table-cell office:value-type="float" office:value="1957">
                <text:p>1957</text:p>
              </table:table-cell>
              <table:table-cell office:value-type="float" office:value="3.46">
                <text:p>3.46</text:p>
              </table:table-cell>
              <table:table-cell office:value-type="float" office:value="1957">
                <text:p>1957</text:p>
              </table:table-cell>
              <table:table-cell office:value-type="float" office:value="171.274">
                <text:p>171.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375">
                <text:p>1954.375</text:p>
              </table:table-cell>
              <table:table-cell office:value-type="float" office:value="114.694749517445">
                <text:p>114.694749517445</text:p>
              </table:table-cell>
              <table:table-cell office:value-type="float" office:value="1958">
                <text:p>1958</text:p>
              </table:table-cell>
              <table:table-cell office:value-type="float" office:value="68.9257141978417">
                <text:p>68.9257141978417</text:p>
              </table:table-cell>
              <table:table-cell office:value-type="float" office:value="1958">
                <text:p>1958</text:p>
              </table:table-cell>
              <table:table-cell office:value-type="float" office:value="3.09">
                <text:p>3.09</text:p>
              </table:table-cell>
              <table:table-cell office:value-type="float" office:value="1958">
                <text:p>1958</text:p>
              </table:table-cell>
              <table:table-cell office:value-type="float" office:value="174.141">
                <text:p>174.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54.625">
                <text:p>1954.625</text:p>
              </table:table-cell>
              <table:table-cell office:value-type="float" office:value="115.014940077976">
                <text:p>115.014940077976</text:p>
              </table:table-cell>
              <table:table-cell office:value-type="float" office:value="1959">
                <text:p>1959</text:p>
              </table:table-cell>
              <table:table-cell office:value-type="float" office:value="70.9529677162518">
                <text:p>70.9529677162518</text:p>
              </table:table-cell>
              <table:table-cell office:value-type="float" office:value="1959">
                <text:p>1959</text:p>
              </table:table-cell>
              <table:table-cell office:value-type="float" office:value="4.02">
                <text:p>4.02</text:p>
              </table:table-cell>
              <table:table-cell office:value-type="float" office:value="1959">
                <text:p>1959</text:p>
              </table:table-cell>
              <table:table-cell office:value-type="float" office:value="177.13">
                <text:p>177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54.875">
                <text:p>1954.875</text:p>
              </table:table-cell>
              <table:table-cell office:value-type="float" office:value="115.620418133842">
                <text:p>115.620418133842</text:p>
              </table:table-cell>
              <table:table-cell office:value-type="float" office:value="1960">
                <text:p>1960</text:p>
              </table:table-cell>
              <table:table-cell office:value-type="float" office:value="71.6361425754315">
                <text:p>71.6361425754315</text:p>
              </table:table-cell>
              <table:table-cell office:value-type="float" office:value="1960">
                <text:p>1960</text:p>
              </table:table-cell>
              <table:table-cell office:value-type="float" office:value="4.72">
                <text:p>4.72</text:p>
              </table:table-cell>
              <table:table-cell office:value-type="float" office:value="1960">
                <text:p>1960</text:p>
              </table:table-cell>
              <table:table-cell office:value-type="float" office:value="180.76">
                <text:p>180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5.125">
                <text:p>1955.125</text:p>
              </table:table-cell>
              <table:table-cell office:value-type="float" office:value="115.920719759172">
                <text:p>115.920719759172</text:p>
              </table:table-cell>
              <table:table-cell office:value-type="float" office:value="1961">
                <text:p>1961</text:p>
              </table:table-cell>
              <table:table-cell office:value-type="float" office:value="71.5681969959156">
                <text:p>71.5681969959156</text:p>
              </table:table-cell>
              <table:table-cell office:value-type="float" office:value="1961">
                <text:p>1961</text:p>
              </table:table-cell>
              <table:table-cell office:value-type="float" office:value="3.84">
                <text:p>3.84</text:p>
              </table:table-cell>
              <table:table-cell office:value-type="float" office:value="1961">
                <text:p>1961</text:p>
              </table:table-cell>
              <table:table-cell office:value-type="float" office:value="183.742">
                <text:p>183.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55.375">
                <text:p>1955.375</text:p>
              </table:table-cell>
              <table:table-cell office:value-type="float" office:value="115.124317867697">
                <text:p>115.124317867697</text:p>
              </table:table-cell>
              <table:table-cell office:value-type="float" office:value="1962">
                <text:p>1962</text:p>
              </table:table-cell>
              <table:table-cell office:value-type="float" office:value="72.5929998167491">
                <text:p>72.5929998167491</text:p>
              </table:table-cell>
              <table:table-cell office:value-type="float" office:value="1962">
                <text:p>1962</text:p>
              </table:table-cell>
              <table:table-cell office:value-type="float" office:value="4.08">
                <text:p>4.08</text:p>
              </table:table-cell>
              <table:table-cell office:value-type="float" office:value="1962">
                <text:p>1962</text:p>
              </table:table-cell>
              <table:table-cell office:value-type="float" office:value="186.59">
                <text:p>186.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55.625">
                <text:p>1955.625</text:p>
              </table:table-cell>
              <table:table-cell office:value-type="float" office:value="115.973053797232">
                <text:p>115.973053797232</text:p>
              </table:table-cell>
              <table:table-cell office:value-type="float" office:value="1963">
                <text:p>1963</text:p>
              </table:table-cell>
              <table:table-cell office:value-type="float" office:value="73.3670177367553">
                <text:p>73.3670177367553</text:p>
              </table:table-cell>
              <table:table-cell office:value-type="float" office:value="1963">
                <text:p>1963</text:p>
              </table:table-cell>
              <table:table-cell office:value-type="float" office:value="3.83">
                <text:p>3.83</text:p>
              </table:table-cell>
              <table:table-cell office:value-type="float" office:value="1963">
                <text:p>1963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5.875">
                <text:p>1955.875</text:p>
              </table:table-cell>
              <table:table-cell office:value-type="float" office:value="115.54192720319">
                <text:p>115.54192720319</text:p>
              </table:table-cell>
              <table:table-cell office:value-type="float" office:value="1964">
                <text:p>1964</text:p>
              </table:table-cell>
              <table:table-cell office:value-type="float" office:value="74.3671173214772">
                <text:p>74.3671173214772</text:p>
              </table:table-cell>
              <table:table-cell office:value-type="float" office:value="1964">
                <text:p>1964</text:p>
              </table:table-cell>
              <table:table-cell office:value-type="float" office:value="4.17">
                <text:p>4.17</text:p>
              </table:table-cell>
              <table:table-cell office:value-type="float" office:value="1964">
                <text:p>1964</text:p>
              </table:table-cell>
              <table:table-cell office:value-type="float" office:value="191.927">
                <text:p>191.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56.125">
                <text:p>1956.125</text:p>
              </table:table-cell>
              <table:table-cell office:value-type="float" office:value="115.047385180834">
                <text:p>115.047385180834</text:p>
              </table:table-cell>
              <table:table-cell office:value-type="float" office:value="1965">
                <text:p>1965</text:p>
              </table:table-cell>
              <table:table-cell office:value-type="float" office:value="75.4572461623039">
                <text:p>75.4572461623039</text:p>
              </table:table-cell>
              <table:table-cell office:value-type="float" office:value="1965">
                <text:p>1965</text:p>
              </table:table-cell>
              <table:table-cell office:value-type="float" office:value="4.19">
                <text:p>4.19</text:p>
              </table:table-cell>
              <table:table-cell office:value-type="float" office:value="1965">
                <text:p>1965</text:p>
              </table:table-cell>
              <table:table-cell office:value-type="float" office:value="194.347">
                <text:p>194.3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56.375">
                <text:p>1956.375</text:p>
              </table:table-cell>
              <table:table-cell office:value-type="float" office:value="114.180543796387">
                <text:p>114.180543796387</text:p>
              </table:table-cell>
              <table:table-cell office:value-type="float" office:value="1966">
                <text:p>1966</text:p>
              </table:table-cell>
              <table:table-cell office:value-type="float" office:value="76.7492678609091">
                <text:p>76.7492678609091</text:p>
              </table:table-cell>
              <table:table-cell office:value-type="float" office:value="1966">
                <text:p>1966</text:p>
              </table:table-cell>
              <table:table-cell office:value-type="float" office:value="4.61">
                <text:p>4.61</text:p>
              </table:table-cell>
              <table:table-cell office:value-type="float" office:value="1966">
                <text:p>1966</text:p>
              </table:table-cell>
              <table:table-cell office:value-type="float" office:value="196.599">
                <text:p>196.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6.625">
                <text:p>1956.625</text:p>
              </table:table-cell>
              <table:table-cell office:value-type="float" office:value="114.295782161055">
                <text:p>114.295782161055</text:p>
              </table:table-cell>
              <table:table-cell office:value-type="float" office:value="1967">
                <text:p>1967</text:p>
              </table:table-cell>
              <table:table-cell office:value-type="float" office:value="77.1505102339206">
                <text:p>77.1505102339206</text:p>
              </table:table-cell>
              <table:table-cell office:value-type="float" office:value="1967">
                <text:p>1967</text:p>
              </table:table-cell>
              <table:table-cell office:value-type="float" office:value="4.58">
                <text:p>4.58</text:p>
              </table:table-cell>
              <table:table-cell office:value-type="float" office:value="1967">
                <text:p>1967</text:p>
              </table:table-cell>
              <table:table-cell office:value-type="float" office:value="198.752">
                <text:p>198.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6.875">
                <text:p>1956.875</text:p>
              </table:table-cell>
              <table:table-cell office:value-type="float" office:value="113.794246264298">
                <text:p>113.794246264298</text:p>
              </table:table-cell>
              <table:table-cell office:value-type="float" office:value="1968">
                <text:p>1968</text:p>
              </table:table-cell>
              <table:table-cell office:value-type="float" office:value="79.3905645685248">
                <text:p>79.3905645685248</text:p>
              </table:table-cell>
              <table:table-cell office:value-type="float" office:value="1968">
                <text:p>1968</text:p>
              </table:table-cell>
              <table:table-cell office:value-type="float" office:value="5.53">
                <text:p>5.53</text:p>
              </table:table-cell>
              <table:table-cell office:value-type="float" office:value="1968">
                <text:p>1968</text:p>
              </table:table-cell>
              <table:table-cell office:value-type="float" office:value="200.745">
                <text:p>200.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7.125">
                <text:p>1957.125</text:p>
              </table:table-cell>
              <table:table-cell office:value-type="float" office:value="114.451993082503">
                <text:p>114.451993082503</text:p>
              </table:table-cell>
              <table:table-cell office:value-type="float" office:value="1969">
                <text:p>1969</text:p>
              </table:table-cell>
              <table:table-cell office:value-type="float" office:value="83.3230383406119">
                <text:p>83.3230383406119</text:p>
              </table:table-cell>
              <table:table-cell office:value-type="float" office:value="1969">
                <text:p>1969</text:p>
              </table:table-cell>
              <table:table-cell office:value-type="float" office:value="6.04">
                <text:p>6.04</text:p>
              </table:table-cell>
              <table:table-cell office:value-type="float" office:value="1969">
                <text:p>1969</text:p>
              </table:table-cell>
              <table:table-cell office:value-type="float" office:value="202.736">
                <text:p>202.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57.375">
                <text:p>1957.375</text:p>
              </table:table-cell>
              <table:table-cell office:value-type="float" office:value="114.449231676536">
                <text:p>114.449231676536</text:p>
              </table:table-cell>
              <table:table-cell office:value-type="float" office:value="1970">
                <text:p>1970</text:p>
              </table:table-cell>
              <table:table-cell office:value-type="float" office:value="83.0428952474032">
                <text:p>83.0428952474032</text:p>
              </table:table-cell>
              <table:table-cell office:value-type="float" office:value="1970">
                <text:p>1970</text:p>
              </table:table-cell>
              <table:table-cell office:value-type="float" office:value="7.79">
                <text:p>7.79</text:p>
              </table:table-cell>
              <table:table-cell office:value-type="float" office:value="1970">
                <text:p>1970</text:p>
              </table:table-cell>
              <table:table-cell office:value-type="float" office:value="205.089">
                <text:p>205.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7.625">
                <text:p>1957.625</text:p>
              </table:table-cell>
              <table:table-cell office:value-type="float" office:value="112.831574691709">
                <text:p>112.831574691709</text:p>
              </table:table-cell>
              <table:table-cell office:value-type="float" office:value="1971">
                <text:p>1971</text:p>
              </table:table-cell>
              <table:table-cell office:value-type="float" office:value="89.4361858771593">
                <text:p>89.4361858771593</text:p>
              </table:table-cell>
              <table:table-cell office:value-type="float" office:value="1971">
                <text:p>1971</text:p>
              </table:table-cell>
              <table:table-cell office:value-type="float" office:value="6.24">
                <text:p>6.24</text:p>
              </table:table-cell>
              <table:table-cell office:value-type="float" office:value="1971">
                <text:p>1971</text:p>
              </table:table-cell>
              <table:table-cell office:value-type="float" office:value="207.692">
                <text:p>207.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57.875">
                <text:p>1957.875</text:p>
              </table:table-cell>
              <table:table-cell office:value-type="float" office:value="113.666436509628">
                <text:p>113.666436509628</text:p>
              </table:table-cell>
              <table:table-cell office:value-type="float" office:value="1972">
                <text:p>1972</text:p>
              </table:table-cell>
              <table:table-cell office:value-type="float" office:value="95.7430956556168">
                <text:p>95.7430956556168</text:p>
              </table:table-cell>
              <table:table-cell office:value-type="float" office:value="1972">
                <text:p>1972</text:p>
              </table:table-cell>
              <table:table-cell office:value-type="float" office:value="5.95">
                <text:p>5.95</text:p>
              </table:table-cell>
              <table:table-cell office:value-type="float" office:value="1972">
                <text:p>1972</text:p>
              </table:table-cell>
              <table:table-cell office:value-type="float" office:value="209.924">
                <text:p>209.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58.125">
                <text:p>1958.125</text:p>
              </table:table-cell>
              <table:table-cell office:value-type="float" office:value="112.84587826831">
                <text:p>112.84587826831</text:p>
              </table:table-cell>
              <table:table-cell office:value-type="float" office:value="1973">
                <text:p>1973</text:p>
              </table:table-cell>
              <table:table-cell office:value-type="float" office:value="100.304557784678">
                <text:p>100.304557784678</text:p>
              </table:table-cell>
              <table:table-cell office:value-type="float" office:value="1973">
                <text:p>1973</text:p>
              </table:table-cell>
              <table:table-cell office:value-type="float" office:value="6.46">
                <text:p>6.46</text:p>
              </table:table-cell>
              <table:table-cell office:value-type="float" office:value="1973">
                <text:p>1973</text:p>
              </table:table-cell>
              <table:table-cell office:value-type="float" office:value="211.939">
                <text:p>211.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58.375">
                <text:p>1958.375</text:p>
              </table:table-cell>
              <table:table-cell office:value-type="float" office:value="112.532873266198">
                <text:p>112.532873266198</text:p>
              </table:table-cell>
              <table:table-cell office:value-type="float" office:value="1974">
                <text:p>1974</text:p>
              </table:table-cell>
              <table:table-cell office:value-type="float" office:value="97.0932715471171">
                <text:p>97.0932715471171</text:p>
              </table:table-cell>
              <table:table-cell office:value-type="float" office:value="1974">
                <text:p>1974</text:p>
              </table:table-cell>
              <table:table-cell office:value-type="float" office:value="6.99">
                <text:p>6.99</text:p>
              </table:table-cell>
              <table:table-cell office:value-type="float" office:value="1974">
                <text:p>1974</text:p>
              </table:table-cell>
              <table:table-cell office:value-type="float" office:value="213.898">
                <text:p>213.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58.625">
                <text:p>1958.625</text:p>
              </table:table-cell>
              <table:table-cell office:value-type="float" office:value="111.615267388017">
                <text:p>111.615267388017</text:p>
              </table:table-cell>
              <table:table-cell office:value-type="float" office:value="1975">
                <text:p>1975</text:p>
              </table:table-cell>
              <table:table-cell office:value-type="float" office:value="94.122500920651">
                <text:p>94.122500920651</text:p>
              </table:table-cell>
              <table:table-cell office:value-type="float" office:value="1975">
                <text:p>1975</text:p>
              </table:table-cell>
              <table:table-cell office:value-type="float" office:value="7.5">
                <text:p>7.5</text:p>
              </table:table-cell>
              <table:table-cell office:value-type="float" office:value="1975">
                <text:p>1975</text:p>
              </table:table-cell>
              <table:table-cell office:value-type="float" office:value="215.981">
                <text:p>215.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8.875">
                <text:p>1958.875</text:p>
              </table:table-cell>
              <table:table-cell office:value-type="float" office:value="111.797097124246">
                <text:p>111.797097124246</text:p>
              </table:table-cell>
              <table:table-cell office:value-type="float" office:value="1976">
                <text:p>1976</text:p>
              </table:table-cell>
              <table:table-cell office:value-type="float" office:value="96.2338979833176">
                <text:p>96.2338979833176</text:p>
              </table:table-cell>
              <table:table-cell office:value-type="float" office:value="1976">
                <text:p>1976</text:p>
              </table:table-cell>
              <table:table-cell office:value-type="float" office:value="7.74">
                <text:p>7.74</text:p>
              </table:table-cell>
              <table:table-cell office:value-type="float" office:value="1976">
                <text:p>1976</text:p>
              </table:table-cell>
              <table:table-cell office:value-type="float" office:value="218.086">
                <text:p>218.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9.125">
                <text:p>1959.125</text:p>
              </table:table-cell>
              <table:table-cell office:value-type="float" office:value="111.248647896597">
                <text:p>111.248647896597</text:p>
              </table:table-cell>
              <table:table-cell office:value-type="float" office:value="1977">
                <text:p>1977</text:p>
              </table:table-cell>
              <table:table-cell office:value-type="float" office:value="99.1655037284504">
                <text:p>99.1655037284504</text:p>
              </table:table-cell>
              <table:table-cell office:value-type="float" office:value="1977">
                <text:p>1977</text:p>
              </table:table-cell>
              <table:table-cell office:value-type="float" office:value="7.21">
                <text:p>7.21</text:p>
              </table:table-cell>
              <table:table-cell office:value-type="float" office:value="1977">
                <text:p>1977</text:p>
              </table:table-cell>
              <table:table-cell office:value-type="float" office:value="220.289">
                <text:p>220.2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9.375">
                <text:p>1959.375</text:p>
              </table:table-cell>
              <table:table-cell office:value-type="float" office:value="111.533796389924">
                <text:p>111.533796389924</text:p>
              </table:table-cell>
              <table:table-cell office:value-type="float" office:value="1978">
                <text:p>1978</text:p>
              </table:table-cell>
              <table:table-cell office:value-type="float" office:value="100.56884002199">
                <text:p>100.56884002199</text:p>
              </table:table-cell>
              <table:table-cell office:value-type="float" office:value="1978">
                <text:p>1978</text:p>
              </table:table-cell>
              <table:table-cell office:value-type="float" office:value="7.96">
                <text:p>7.96</text:p>
              </table:table-cell>
              <table:table-cell office:value-type="float" office:value="1978">
                <text:p>1978</text:p>
              </table:table-cell>
              <table:table-cell office:value-type="float" office:value="222.629">
                <text:p>222.6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9.625">
                <text:p>1959.625</text:p>
              </table:table-cell>
              <table:table-cell office:value-type="float" office:value="110.567583833768">
                <text:p>110.567583833768</text:p>
              </table:table-cell>
              <table:table-cell office:value-type="float" office:value="1979">
                <text:p>1979</text:p>
              </table:table-cell>
              <table:table-cell office:value-type="float" office:value="100">
                <text:p>100</text:p>
              </table:table-cell>
              <table:table-cell office:value-type="float" office:value="1979">
                <text:p>1979</text:p>
              </table:table-cell>
              <table:table-cell office:value-type="float" office:value="9.1">
                <text:p>9.1</text:p>
              </table:table-cell>
              <table:table-cell office:value-type="float" office:value="1979">
                <text:p>1979</text:p>
              </table:table-cell>
              <table:table-cell office:value-type="float" office:value="225.106">
                <text:p>225.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9.875">
                <text:p>1959.875</text:p>
              </table:table-cell>
              <table:table-cell office:value-type="float" office:value="110.458323792643">
                <text:p>110.458323792643</text:p>
              </table:table-cell>
              <table:table-cell office:value-type="float" office:value="1980">
                <text:p>1980</text:p>
              </table:table-cell>
              <table:table-cell office:value-type="float" office:value="93.6772090091592">
                <text:p>93.6772090091592</text:p>
              </table:table-cell>
              <table:table-cell office:value-type="float" office:value="1980">
                <text:p>1980</text:p>
              </table:table-cell>
              <table:table-cell office:value-type="float" office:value="10.8">
                <text:p>10.8</text:p>
              </table:table-cell>
              <table:table-cell office:value-type="float" office:value="1980">
                <text:p>1980</text:p>
              </table:table-cell>
              <table:table-cell office:value-type="float" office:value="227.726">
                <text:p>227.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0.125">
                <text:p>1960.125</text:p>
              </table:table-cell>
              <table:table-cell office:value-type="float" office:value="110.915951482881">
                <text:p>110.915951482881</text:p>
              </table:table-cell>
              <table:table-cell office:value-type="float" office:value="1981">
                <text:p>1981</text:p>
              </table:table-cell>
              <table:table-cell office:value-type="float" office:value="90.5038767037592">
                <text:p>90.5038767037592</text:p>
              </table:table-cell>
              <table:table-cell office:value-type="float" office:value="1981">
                <text:p>1981</text:p>
              </table:table-cell>
              <table:table-cell office:value-type="float" office:value="12.57">
                <text:p>12.57</text:p>
              </table:table-cell>
              <table:table-cell office:value-type="float" office:value="1981">
                <text:p>1981</text:p>
              </table:table-cell>
              <table:table-cell office:value-type="float" office:value="230.008">
                <text:p>230.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60.375">
                <text:p>1960.375</text:p>
              </table:table-cell>
              <table:table-cell office:value-type="float" office:value="109.923708529297">
                <text:p>109.923708529297</text:p>
              </table:table-cell>
              <table:table-cell office:value-type="float" office:value="1982">
                <text:p>1982</text:p>
              </table:table-cell>
              <table:table-cell office:value-type="float" office:value="88.9527708289488">
                <text:p>88.9527708289488</text:p>
              </table:table-cell>
              <table:table-cell office:value-type="float" office:value="1982">
                <text:p>1982</text:p>
              </table:table-cell>
              <table:table-cell office:value-type="float" office:value="14.59">
                <text:p>14.59</text:p>
              </table:table-cell>
              <table:table-cell office:value-type="float" office:value="1982">
                <text:p>1982</text:p>
              </table:table-cell>
              <table:table-cell office:value-type="float" office:value="232.218">
                <text:p>232.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60.625">
                <text:p>1960.625</text:p>
              </table:table-cell>
              <table:table-cell office:value-type="float" office:value="109.79180332596">
                <text:p>109.79180332596</text:p>
              </table:table-cell>
              <table:table-cell office:value-type="float" office:value="1983">
                <text:p>1983</text:p>
              </table:table-cell>
              <table:table-cell office:value-type="float" office:value="91.5283010170985">
                <text:p>91.5283010170985</text:p>
              </table:table-cell>
              <table:table-cell office:value-type="float" office:value="1983">
                <text:p>1983</text:p>
              </table:table-cell>
              <table:table-cell office:value-type="float" office:value="10.46">
                <text:p>10.46</text:p>
              </table:table-cell>
              <table:table-cell office:value-type="float" office:value="1983">
                <text:p>1983</text:p>
              </table:table-cell>
              <table:table-cell office:value-type="float" office:value="234.333">
                <text:p>234.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0.875">
                <text:p>1960.875</text:p>
              </table:table-cell>
              <table:table-cell office:value-type="float" office:value="109.649574514555">
                <text:p>109.649574514555</text:p>
              </table:table-cell>
              <table:table-cell office:value-type="float" office:value="1984">
                <text:p>1984</text:p>
              </table:table-cell>
              <table:table-cell office:value-type="float" office:value="89.0615954910575">
                <text:p>89.0615954910575</text:p>
              </table:table-cell>
              <table:table-cell office:value-type="float" office:value="1984">
                <text:p>1984</text:p>
              </table:table-cell>
              <table:table-cell office:value-type="float" office:value="11.67">
                <text:p>11.67</text:p>
              </table:table-cell>
              <table:table-cell office:value-type="float" office:value="1984">
                <text:p>1984</text:p>
              </table:table-cell>
              <table:table-cell office:value-type="float" office:value="236.394">
                <text:p>236.3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61.125">
                <text:p>1961.125</text:p>
              </table:table-cell>
              <table:table-cell office:value-type="float" office:value="109.451364871542">
                <text:p>109.451364871542</text:p>
              </table:table-cell>
              <table:table-cell office:value-type="float" office:value="1985">
                <text:p>1985</text:p>
              </table:table-cell>
              <table:table-cell office:value-type="float" office:value="86.3072517840905">
                <text:p>86.3072517840905</text:p>
              </table:table-cell>
              <table:table-cell office:value-type="float" office:value="1985">
                <text:p>1985</text:p>
              </table:table-cell>
              <table:table-cell office:value-type="float" office:value="11.38">
                <text:p>11.38</text:p>
              </table:table-cell>
              <table:table-cell office:value-type="float" office:value="1985">
                <text:p>1985</text:p>
              </table:table-cell>
              <table:table-cell office:value-type="float" office:value="238.506">
                <text:p>238.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1.375">
                <text:p>1961.375</text:p>
              </table:table-cell>
              <table:table-cell office:value-type="float" office:value="109.253155228529">
                <text:p>109.253155228529</text:p>
              </table:table-cell>
              <table:table-cell office:value-type="float" office:value="1986">
                <text:p>1986</text:p>
              </table:table-cell>
              <table:table-cell office:value-type="float" office:value="85.0656392579544">
                <text:p>85.0656392579544</text:p>
              </table:table-cell>
              <table:table-cell office:value-type="float" office:value="1986">
                <text:p>1986</text:p>
              </table:table-cell>
              <table:table-cell office:value-type="float" office:value="9.19">
                <text:p>9.19</text:p>
              </table:table-cell>
              <table:table-cell office:value-type="float" office:value="1986">
                <text:p>1986</text:p>
              </table:table-cell>
              <table:table-cell office:value-type="float" office:value="240.683">
                <text:p>240.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1.625">
                <text:p>1961.625</text:p>
              </table:table-cell>
              <table:table-cell office:value-type="float" office:value="108.997332649281">
                <text:p>108.997332649281</text:p>
              </table:table-cell>
              <table:table-cell office:value-type="float" office:value="1987">
                <text:p>1987</text:p>
              </table:table-cell>
              <table:table-cell office:value-type="float" office:value="85.8001174651263">
                <text:p>85.8001174651263</text:p>
              </table:table-cell>
              <table:table-cell office:value-type="float" office:value="1987">
                <text:p>1987</text:p>
              </table:table-cell>
              <table:table-cell office:value-type="float" office:value="7.08">
                <text:p>7.08</text:p>
              </table:table-cell>
              <table:table-cell office:value-type="float" office:value="1987">
                <text:p>1987</text:p>
              </table:table-cell>
              <table:table-cell office:value-type="float" office:value="242.843">
                <text:p>242.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1.875">
                <text:p>1961.875</text:p>
              </table:table-cell>
              <table:table-cell office:value-type="float" office:value="109.509242087302">
                <text:p>109.509242087302</text:p>
              </table:table-cell>
              <table:table-cell office:value-type="float" office:value="1988">
                <text:p>1988</text:p>
              </table:table-cell>
              <table:table-cell office:value-type="float" office:value="84.3128543754274">
                <text:p>84.3128543754274</text:p>
              </table:table-cell>
              <table:table-cell office:value-type="float" office:value="1988">
                <text:p>1988</text:p>
              </table:table-cell>
              <table:table-cell office:value-type="float" office:value="8.67">
                <text:p>8.67</text:p>
              </table:table-cell>
              <table:table-cell office:value-type="float" office:value="1988">
                <text:p>1988</text:p>
              </table:table-cell>
              <table:table-cell office:value-type="float" office:value="245.061">
                <text:p>245.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62.125">
                <text:p>1962.125</text:p>
              </table:table-cell>
              <table:table-cell office:value-type="float" office:value="109.82426327993">
                <text:p>109.82426327993</text:p>
              </table:table-cell>
              <table:table-cell office:value-type="float" office:value="1989">
                <text:p>1989</text:p>
              </table:table-cell>
              <table:table-cell office:value-type="float" office:value="81.6694502337697">
                <text:p>81.6694502337697</text:p>
              </table:table-cell>
              <table:table-cell office:value-type="float" office:value="1989">
                <text:p>1989</text:p>
              </table:table-cell>
              <table:table-cell office:value-type="float" office:value="9.09">
                <text:p>9.09</text:p>
              </table:table-cell>
              <table:table-cell office:value-type="float" office:value="1989">
                <text:p>1989</text:p>
              </table:table-cell>
              <table:table-cell office:value-type="float" office:value="247.387">
                <text:p>247.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62.375">
                <text:p>1962.375</text:p>
              </table:table-cell>
              <table:table-cell office:value-type="float" office:value="109.449002107586">
                <text:p>109.449002107586</text:p>
              </table:table-cell>
              <table:table-cell office:value-type="float" office:value="1990">
                <text:p>1990</text:p>
              </table:table-cell>
              <table:table-cell office:value-type="float" office:value="79.6349884310302">
                <text:p>79.6349884310302</text:p>
              </table:table-cell>
              <table:table-cell office:value-type="float" office:value="1990">
                <text:p>1990</text:p>
              </table:table-cell>
              <table:table-cell office:value-type="float" office:value="8.21">
                <text:p>8.21</text:p>
              </table:table-cell>
              <table:table-cell office:value-type="float" office:value="1990">
                <text:p>1990</text:p>
              </table:table-cell>
              <table:table-cell office:value-type="float" office:value="250.181">
                <text:p>250.1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62.625">
                <text:p>1962.625</text:p>
              </table:table-cell>
              <table:table-cell office:value-type="float" office:value="109.321710907037">
                <text:p>109.321710907037</text:p>
              </table:table-cell>
              <table:table-cell office:value-type="float" office:value="1991">
                <text:p>1991</text:p>
              </table:table-cell>
              <table:table-cell office:value-type="float" office:value="76.7420745359982">
                <text:p>76.7420745359982</text:p>
              </table:table-cell>
              <table:table-cell office:value-type="float" office:value="1991">
                <text:p>1991</text:p>
              </table:table-cell>
              <table:table-cell office:value-type="float" office:value="8.09">
                <text:p>8.09</text:p>
              </table:table-cell>
              <table:table-cell office:value-type="float" office:value="1991">
                <text:p>1991</text:p>
              </table:table-cell>
              <table:table-cell office:value-type="float" office:value="253.53">
                <text:p>253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2.875">
                <text:p>1962.875</text:p>
              </table:table-cell>
              <table:table-cell office:value-type="float" office:value="108.728942883194">
                <text:p>108.728942883194</text:p>
              </table:table-cell>
              <table:table-cell office:value-type="float" office:value="1992">
                <text:p>1992</text:p>
              </table:table-cell>
              <table:table-cell office:value-type="float" office:value="77.053819626208">
                <text:p>77.053819626208</text:p>
              </table:table-cell>
              <table:table-cell office:value-type="float" office:value="1992">
                <text:p>1992</text:p>
              </table:table-cell>
              <table:table-cell office:value-type="float" office:value="7.03">
                <text:p>7.03</text:p>
              </table:table-cell>
              <table:table-cell office:value-type="float" office:value="1992">
                <text:p>1992</text:p>
              </table:table-cell>
              <table:table-cell office:value-type="float" office:value="256.922">
                <text:p>256.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63.125">
                <text:p>1963.125</text:p>
              </table:table-cell>
              <table:table-cell office:value-type="float" office:value="109.078678582246">
                <text:p>109.078678582246</text:p>
              </table:table-cell>
              <table:table-cell office:value-type="float" office:value="1993">
                <text:p>1993</text:p>
              </table:table-cell>
              <table:table-cell office:value-type="float" office:value="78.8878805379094">
                <text:p>78.8878805379094</text:p>
              </table:table-cell>
              <table:table-cell office:value-type="float" office:value="1993">
                <text:p>1993</text:p>
              </table:table-cell>
              <table:table-cell office:value-type="float" office:value="6.6">
                <text:p>6.6</text:p>
              </table:table-cell>
              <table:table-cell office:value-type="float" office:value="1993">
                <text:p>1993</text:p>
              </table:table-cell>
              <table:table-cell office:value-type="float" office:value="260.282">
                <text:p>260.2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63.375">
                <text:p>1963.375</text:p>
              </table:table-cell>
              <table:table-cell office:value-type="float" office:value="109.41822161976">
                <text:p>109.41822161976</text:p>
              </table:table-cell>
              <table:table-cell office:value-type="float" office:value="1994">
                <text:p>1994</text:p>
              </table:table-cell>
              <table:table-cell office:value-type="float" office:value="79.8988710894051">
                <text:p>79.8988710894051</text:p>
              </table:table-cell>
              <table:table-cell office:value-type="float" office:value="1994">
                <text:p>1994</text:p>
              </table:table-cell>
              <table:table-cell office:value-type="float" office:value="5.75">
                <text:p>5.75</text:p>
              </table:table-cell>
              <table:table-cell office:value-type="float" office:value="1994">
                <text:p>1994</text:p>
              </table:table-cell>
              <table:table-cell office:value-type="float" office:value="263.455">
                <text:p>263.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63.625">
                <text:p>1963.625</text:p>
              </table:table-cell>
              <table:table-cell office:value-type="float" office:value="108.85931847857">
                <text:p>108.85931847857</text:p>
              </table:table-cell>
              <table:table-cell office:value-type="float" office:value="1995">
                <text:p>1995</text:p>
              </table:table-cell>
              <table:table-cell office:value-type="float" office:value="77.7443098044336">
                <text:p>77.7443098044336</text:p>
              </table:table-cell>
              <table:table-cell office:value-type="float" office:value="1995">
                <text:p>1995</text:p>
              </table:table-cell>
              <table:table-cell office:value-type="float" office:value="7.78">
                <text:p>7.78</text:p>
              </table:table-cell>
              <table:table-cell office:value-type="float" office:value="1995">
                <text:p>1995</text:p>
              </table:table-cell>
              <table:table-cell office:value-type="float" office:value="266.588">
                <text:p>266.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63.875">
                <text:p>1963.875</text:p>
              </table:table-cell>
              <table:table-cell office:value-type="float" office:value="109.119556780836">
                <text:p>109.119556780836</text:p>
              </table:table-cell>
              <table:table-cell office:value-type="float" office:value="1996">
                <text:p>1996</text:p>
              </table:table-cell>
              <table:table-cell office:value-type="float" office:value="77.8928594826629">
                <text:p>77.8928594826629</text:p>
              </table:table-cell>
              <table:table-cell office:value-type="float" office:value="1996">
                <text:p>1996</text:p>
              </table:table-cell>
              <table:table-cell office:value-type="float" office:value="5.65">
                <text:p>5.65</text:p>
              </table:table-cell>
              <table:table-cell office:value-type="float" office:value="1996">
                <text:p>1996</text:p>
              </table:table-cell>
              <table:table-cell office:value-type="float" office:value="269.714">
                <text:p>269.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64.125">
                <text:p>1964.125</text:p>
              </table:table-cell>
              <table:table-cell office:value-type="float" office:value="109.53103360184">
                <text:p>109.53103360184</text:p>
              </table:table-cell>
              <table:table-cell office:value-type="float" office:value="1997">
                <text:p>1997</text:p>
              </table:table-cell>
              <table:table-cell office:value-type="float" office:value="79.3914642873309">
                <text:p>79.3914642873309</text:p>
              </table:table-cell>
              <table:table-cell office:value-type="float" office:value="1997">
                <text:p>1997</text:p>
              </table:table-cell>
              <table:table-cell office:value-type="float" office:value="6.58">
                <text:p>6.58</text:p>
              </table:table-cell>
              <table:table-cell office:value-type="float" office:value="1997">
                <text:p>1997</text:p>
              </table:table-cell>
              <table:table-cell office:value-type="float" office:value="272.958">
                <text:p>272.9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64.375">
                <text:p>1964.375</text:p>
              </table:table-cell>
              <table:table-cell office:value-type="float" office:value="109.110495601973">
                <text:p>109.110495601973</text:p>
              </table:table-cell>
              <table:table-cell office:value-type="float" office:value="1998">
                <text:p>1998</text:p>
              </table:table-cell>
              <table:table-cell office:value-type="float" office:value="78.7906054899058">
                <text:p>78.7906054899058</text:p>
              </table:table-cell>
              <table:table-cell office:value-type="float" office:value="1998">
                <text:p>1998</text:p>
              </table:table-cell>
              <table:table-cell office:value-type="float" office:value="5.54">
                <text:p>5.54</text:p>
              </table:table-cell>
              <table:table-cell office:value-type="float" office:value="1998">
                <text:p>1998</text:p>
              </table:table-cell>
              <table:table-cell office:value-type="float" office:value="276.154">
                <text:p>276.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4.625">
                <text:p>1964.625</text:p>
              </table:table-cell>
              <table:table-cell office:value-type="float" office:value="109.054563187492">
                <text:p>109.054563187492</text:p>
              </table:table-cell>
              <table:table-cell office:value-type="float" office:value="1999">
                <text:p>1999</text:p>
              </table:table-cell>
              <table:table-cell office:value-type="float" office:value="78.9812813083778">
                <text:p>78.9812813083778</text:p>
              </table:table-cell>
              <table:table-cell office:value-type="float" office:value="1999">
                <text:p>1999</text:p>
              </table:table-cell>
              <table:table-cell office:value-type="float" office:value="4.72">
                <text:p>4.72</text:p>
              </table:table-cell>
              <table:table-cell office:value-type="float" office:value="1999">
                <text:p>1999</text:p>
              </table:table-cell>
              <table:table-cell office:value-type="float" office:value="279.328">
                <text:p>279.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4.875">
                <text:p>1964.875</text:p>
              </table:table-cell>
              <table:table-cell office:value-type="float" office:value="109.85224546786">
                <text:p>109.85224546786</text:p>
              </table:table-cell>
              <table:table-cell office:value-type="float" office:value="2000">
                <text:p>2000</text:p>
              </table:table-cell>
              <table:table-cell office:value-type="float" office:value="78.722001047396">
                <text:p>78.722001047396</text:p>
              </table:table-cell>
              <table:table-cell office:value-type="float" office:value="2000">
                <text:p>2000</text:p>
              </table:table-cell>
              <table:table-cell office:value-type="float" office:value="6.66">
                <text:p>6.66</text:p>
              </table:table-cell>
              <table:table-cell office:value-type="float" office:value="2000">
                <text:p>2000</text:p>
              </table:table-cell>
              <table:table-cell office:value-type="float" office:value="282.158336">
                <text:p>282.158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65.125">
                <text:p>1965.125</text:p>
              </table:table-cell>
              <table:table-cell office:value-type="float" office:value="110.181691171565">
                <text:p>110.181691171565</text:p>
              </table:table-cell>
              <table:table-cell office:value-type="float" office:value="2001">
                <text:p>2001</text:p>
              </table:table-cell>
              <table:table-cell office:value-type="float" office:value="76.6401606998153">
                <text:p>76.6401606998153</text:p>
              </table:table-cell>
              <table:table-cell office:value-type="float" office:value="2001">
                <text:p>2001</text:p>
              </table:table-cell>
              <table:table-cell office:value-type="float" office:value="5.16">
                <text:p>5.16</text:p>
              </table:table-cell>
              <table:table-cell office:value-type="float" office:value="2001">
                <text:p>2001</text:p>
              </table:table-cell>
              <table:table-cell office:value-type="float" office:value="284.915024">
                <text:p>284.915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65.375">
                <text:p>1965.375</text:p>
              </table:table-cell>
              <table:table-cell office:value-type="float" office:value="108.953189552225">
                <text:p>108.953189552225</text:p>
              </table:table-cell>
              <table:table-cell office:value-type="float" office:value="2002">
                <text:p>2002</text:p>
              </table:table-cell>
              <table:table-cell office:value-type="float" office:value="76.8135394972884">
                <text:p>76.8135394972884</text:p>
              </table:table-cell>
              <table:table-cell office:value-type="float" office:value="2002">
                <text:p>2002</text:p>
              </table:table-cell>
              <table:table-cell office:value-type="float" office:value="5.04">
                <text:p>5.04</text:p>
              </table:table-cell>
              <table:table-cell office:value-type="float" office:value="2002">
                <text:p>2002</text:p>
              </table:table-cell>
              <table:table-cell office:value-type="float" office:value="287.501476">
                <text:p>287.50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5.625">
                <text:p>1965.625</text:p>
              </table:table-cell>
              <table:table-cell office:value-type="float" office:value="108.45053162347">
                <text:p>108.45053162347</text:p>
              </table:table-cell>
              <table:table-cell office:value-type="float" office:value="2003">
                <text:p>2003</text:p>
              </table:table-cell>
              <table:table-cell office:value-type="float" office:value="76.3154351592966">
                <text:p>76.3154351592966</text:p>
              </table:table-cell>
              <table:table-cell office:value-type="float" office:value="2003">
                <text:p>2003</text:p>
              </table:table-cell>
              <table:table-cell office:value-type="float" office:value="4.05">
                <text:p>4.05</text:p>
              </table:table-cell>
              <table:table-cell office:value-type="float" office:value="2003">
                <text:p>2003</text:p>
              </table:table-cell>
              <table:table-cell office:value-type="float" office:value="289.985771">
                <text:p>289.985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5.875">
                <text:p>1965.875</text:p>
              </table:table-cell>
              <table:table-cell office:value-type="float" office:value="109.263659714342">
                <text:p>109.263659714342</text:p>
              </table:table-cell>
              <table:table-cell office:value-type="float" office:value="2004">
                <text:p>2004</text:p>
              </table:table-cell>
              <table:table-cell office:value-type="float" office:value="80.7730257885032">
                <text:p>80.7730257885032</text:p>
              </table:table-cell>
              <table:table-cell office:value-type="float" office:value="2004">
                <text:p>2004</text:p>
              </table:table-cell>
              <table:table-cell office:value-type="float" office:value="4.15">
                <text:p>4.15</text:p>
              </table:table-cell>
              <table:table-cell office:value-type="float" office:value="2004">
                <text:p>2004</text:p>
              </table:table-cell>
              <table:table-cell office:value-type="float" office:value="292.805643">
                <text:p>292.8056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66.125">
                <text:p>1966.125</text:p>
              </table:table-cell>
              <table:table-cell office:value-type="float" office:value="109.514442908878">
                <text:p>109.514442908878</text:p>
              </table:table-cell>
              <table:table-cell office:value-type="float" office:value="2005">
                <text:p>2005</text:p>
              </table:table-cell>
              <table:table-cell office:value-type="float" office:value="82.7948477196798">
                <text:p>82.7948477196798</text:p>
              </table:table-cell>
              <table:table-cell office:value-type="float" office:value="2005">
                <text:p>2005</text:p>
              </table:table-cell>
              <table:table-cell office:value-type="float" office:value="4.22">
                <text:p>4.22</text:p>
              </table:table-cell>
              <table:table-cell office:value-type="float" office:value="2005">
                <text:p>2005</text:p>
              </table:table-cell>
              <table:table-cell office:value-type="float" office:value="295.583436">
                <text:p>295.583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6.375">
                <text:p>1966.375</text:p>
              </table:table-cell>
              <table:table-cell office:value-type="float" office:value="108.075188569932">
                <text:p>108.075188569932</text:p>
              </table:table-cell>
              <table:table-cell office:value-type="float" office:value="2006">
                <text:p>2006</text:p>
              </table:table-cell>
              <table:table-cell office:value-type="float" office:value="82.727011372366">
                <text:p>82.727011372366</text:p>
              </table:table-cell>
              <table:table-cell office:value-type="float" office:value="2006">
                <text:p>2006</text:p>
              </table:table-cell>
              <table:table-cell office:value-type="float" office:value="4.42">
                <text:p>4.42</text:p>
              </table:table-cell>
              <table:table-cell office:value-type="float" office:value="2006">
                <text:p>2006</text:p>
              </table:table-cell>
              <table:table-cell office:value-type="float" office:value="298.44242">
                <text:p>298.44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66.625">
                <text:p>1966.625</text:p>
              </table:table-cell>
              <table:table-cell office:value-type="float" office:value="107.519156283873">
                <text:p>107.519156283873</text:p>
              </table:table-cell>
              <table:table-cell office:value-type="float" office:value="2007">
                <text:p>2007</text:p>
              </table:table-cell>
              <table:table-cell office:value-type="float" office:value="83.1966067605361">
                <text:p>83.1966067605361</text:p>
              </table:table-cell>
              <table:table-cell office:value-type="float" office:value="2007">
                <text:p>2007</text:p>
              </table:table-cell>
              <table:table-cell office:value-type="float" office:value="4.76">
                <text:p>4.76</text:p>
              </table:table-cell>
              <table:table-cell office:value-type="float" office:value="2007">
                <text:p>2007</text:p>
              </table:table-cell>
              <table:table-cell office:value-type="float" office:value="301.279593">
                <text:p>301.279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66.875">
                <text:p>1966.875</text:p>
              </table:table-cell>
              <table:table-cell office:value-type="float" office:value="106.678719220866">
                <text:p>106.678719220866</text:p>
              </table:table-cell>
              <table:table-cell office:value-type="float" office:value="2008">
                <text:p>2008</text:p>
              </table:table-cell>
              <table:table-cell office:value-type="float" office:value="83.4461591961464">
                <text:p>83.4461591961464</text:p>
              </table:table-cell>
              <table:table-cell office:value-type="float" office:value="2008">
                <text:p>2008</text:p>
              </table:table-cell>
              <table:table-cell office:value-type="float" office:value="3.74">
                <text:p>3.74</text:p>
              </table:table-cell>
              <table:table-cell office:value-type="float" office:value="2008">
                <text:p>2008</text:p>
              </table:table-cell>
              <table:table-cell office:value-type="float" office:value="304.228257">
                <text:p>304.2282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7.125">
                <text:p>1967.125</text:p>
              </table:table-cell>
              <table:table-cell office:value-type="float" office:value="106.714625891758">
                <text:p>106.714625891758</text:p>
              </table:table-cell>
              <table:table-cell office:value-type="float" office:value="2009">
                <text:p>2009</text:p>
              </table:table-cell>
              <table:table-cell office:value-type="float" office:value="84.8083549503409">
                <text:p>84.8083549503409</text:p>
              </table:table-cell>
              <table:table-cell office:value-type="float" office:value="2009">
                <text:p>2009</text:p>
              </table:table-cell>
              <table:table-cell office:value-type="float" office:value="2.52">
                <text:p>2.52</text:p>
              </table:table-cell>
              <table:table-cell office:value-type="float" office:value="2009">
                <text:p>2009</text:p>
              </table:table-cell>
              <table:table-cell office:value-type="float" office:value="307.212123">
                <text:p>307.212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67.375">
                <text:p>1967.375</text:p>
              </table:table-cell>
              <table:table-cell office:value-type="float" office:value="106.498101072722">
                <text:p>106.498101072722</text:p>
              </table:table-cell>
              <table:table-cell office:value-type="float" office:value="2010">
                <text:p>2010</text:p>
              </table:table-cell>
              <table:table-cell office:value-type="float" office:value="84.1807243126071">
                <text:p>84.1807243126071</text:p>
              </table:table-cell>
              <table:table-cell office:value-type="float" office:value="2010">
                <text:p>2010</text:p>
              </table:table-cell>
              <table:table-cell office:value-type="float" office:value="3.73">
                <text:p>3.73</text:p>
              </table:table-cell>
              <table:table-cell office:value-type="float" office:value="2010">
                <text:p>2010</text:p>
              </table:table-cell>
              <table:table-cell office:value-type="float" office:value="310.232863">
                <text:p>310.2328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67.625">
                <text:p>1967.625</text:p>
              </table:table-cell>
              <table:table-cell office:value-type="float" office:value="106.319652511943">
                <text:p>106.319652511943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3.39">
                <text:p>3.39</text:p>
              </table:table-cell>
              <table:table-cell office:value-type="float" office:value="2011">
                <text:p>2011</text:p>
              </table:table-cell>
              <table:table-cell office:value-type="float" office:value="312.8936">
                <text:p>312.8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67.875">
                <text:p>1967.875</text:p>
              </table:table-cell>
              <table:table-cell office:value-type="float" office:value="106.38976108597">
                <text:p>106.38976108597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8.125">
                <text:p>1968.125</text:p>
              </table:table-cell>
              <table:table-cell office:value-type="float" office:value="105.765363023448">
                <text:p>105.7653630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8.375">
                <text:p>1968.375</text:p>
              </table:table-cell>
              <table:table-cell office:value-type="float" office:value="104.9460135906">
                <text:p>104.946013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8.625">
                <text:p>1968.625</text:p>
              </table:table-cell>
              <table:table-cell office:value-type="float" office:value="104.491807483085">
                <text:p>104.49180748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68.875">
                <text:p>1968.875</text:p>
              </table:table-cell>
              <table:table-cell office:value-type="float" office:value="105.215293515124">
                <text:p>105.21529351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69.125">
                <text:p>1969.125</text:p>
              </table:table-cell>
              <table:table-cell office:value-type="float" office:value="106.452386160523">
                <text:p>106.45238616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69.375">
                <text:p>1969.375</text:p>
              </table:table-cell>
              <table:table-cell office:value-type="float" office:value="105.668782279241">
                <text:p>105.66878227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69.625">
                <text:p>1969.625</text:p>
              </table:table-cell>
              <table:table-cell office:value-type="float" office:value="106.255449823228">
                <text:p>106.25544982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9.875">
                <text:p>1969.875</text:p>
              </table:table-cell>
              <table:table-cell office:value-type="float" office:value="106.953073140552">
                <text:p>106.95307314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70.125">
                <text:p>1970.125</text:p>
              </table:table-cell>
              <table:table-cell office:value-type="float" office:value="107.851005531663">
                <text:p>107.8510055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.375">
                <text:p>1970.375</text:p>
              </table:table-cell>
              <table:table-cell office:value-type="float" office:value="107.761794984688">
                <text:p>107.76179498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70.625">
                <text:p>1970.625</text:p>
              </table:table-cell>
              <table:table-cell office:value-type="float" office:value="108.439987462324">
                <text:p>108.43998746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0.875">
                <text:p>1970.875</text:p>
              </table:table-cell>
              <table:table-cell office:value-type="float" office:value="109.557814517383">
                <text:p>109.55781451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71.125">
                <text:p>1971.125</text:p>
              </table:table-cell>
              <table:table-cell office:value-type="float" office:value="109.169090435211">
                <text:p>109.16909043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71.375">
                <text:p>1971.375</text:p>
              </table:table-cell>
              <table:table-cell office:value-type="float" office:value="109.530747586424">
                <text:p>109.53074758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71.625">
                <text:p>1971.625</text:p>
              </table:table-cell>
              <table:table-cell office:value-type="float" office:value="109.425358987176">
                <text:p>109.42535898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71.875">
                <text:p>1971.875</text:p>
              </table:table-cell>
              <table:table-cell office:value-type="float" office:value="110.190022910368">
                <text:p>110.19002291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2.125">
                <text:p>1972.125</text:p>
              </table:table-cell>
              <table:table-cell office:value-type="float" office:value="110.602331134349">
                <text:p>110.60233113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72.375">
                <text:p>1972.375</text:p>
              </table:table-cell>
              <table:table-cell office:value-type="float" office:value="110.190997288817">
                <text:p>110.19099728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72.625">
                <text:p>1972.625</text:p>
              </table:table-cell>
              <table:table-cell office:value-type="float" office:value="111.056248009691">
                <text:p>111.0562480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2.875">
                <text:p>1972.875</text:p>
              </table:table-cell>
              <table:table-cell office:value-type="float" office:value="110.089852955629">
                <text:p>110.08985295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3.125">
                <text:p>1973.125</text:p>
              </table:table-cell>
              <table:table-cell office:value-type="float" office:value="109.175918607074">
                <text:p>109.175918607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3.375">
                <text:p>1973.375</text:p>
              </table:table-cell>
              <table:table-cell office:value-type="float" office:value="106.969925615992">
                <text:p>106.96992561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73.625">
                <text:p>1973.625</text:p>
              </table:table-cell>
              <table:table-cell office:value-type="float" office:value="106.212986193898">
                <text:p>106.21298619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73.875">
                <text:p>1973.875</text:p>
              </table:table-cell>
              <table:table-cell office:value-type="float" office:value="105.076147804201">
                <text:p>105.07614780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4.125">
                <text:p>1974.125</text:p>
              </table:table-cell>
              <table:table-cell office:value-type="float" office:value="105.204234126029">
                <text:p>105.20423412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4.375">
                <text:p>1974.375</text:p>
              </table:table-cell>
              <table:table-cell office:value-type="float" office:value="104.05543768993">
                <text:p>104.0554376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74.625">
                <text:p>1974.625</text:p>
              </table:table-cell>
              <table:table-cell office:value-type="float" office:value="103.1152365343">
                <text:p>103.115236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4.875">
                <text:p>1974.875</text:p>
              </table:table-cell>
              <table:table-cell office:value-type="float" office:value="102.505183569897">
                <text:p>102.50518356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75.125">
                <text:p>1975.125</text:p>
              </table:table-cell>
              <table:table-cell office:value-type="float" office:value="105.163264736701">
                <text:p>105.16326473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75.375">
                <text:p>1975.375</text:p>
              </table:table-cell>
              <table:table-cell office:value-type="float" office:value="106.061801797692">
                <text:p>106.06180179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5.625">
                <text:p>1975.625</text:p>
              </table:table-cell>
              <table:table-cell office:value-type="float" office:value="103.082301426261">
                <text:p>103.08230142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75.875">
                <text:p>1975.875</text:p>
              </table:table-cell>
              <table:table-cell office:value-type="float" office:value="103.454990966045">
                <text:p>103.45499096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76.125">
                <text:p>1976.125</text:p>
              </table:table-cell>
              <table:table-cell office:value-type="float" office:value="103.573326212686">
                <text:p>103.57332621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6.375">
                <text:p>1976.375</text:p>
              </table:table-cell>
              <table:table-cell office:value-type="float" office:value="106.27582736805">
                <text:p>106.2758273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6.625">
                <text:p>1976.625</text:p>
              </table:table-cell>
              <table:table-cell office:value-type="float" office:value="105.464157303973">
                <text:p>105.46415730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6.875">
                <text:p>1976.875</text:p>
              </table:table-cell>
              <table:table-cell office:value-type="float" office:value="105.575226327178">
                <text:p>105.57522632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7.125">
                <text:p>1977.125</text:p>
              </table:table-cell>
              <table:table-cell office:value-type="float" office:value="107.891666173531">
                <text:p>107.89166617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77.375">
                <text:p>1977.375</text:p>
              </table:table-cell>
              <table:table-cell office:value-type="float" office:value="110.022026004105">
                <text:p>110.0220260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77.625">
                <text:p>1977.625</text:p>
              </table:table-cell>
              <table:table-cell office:value-type="float" office:value="110.644740697929">
                <text:p>110.64474069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77.875">
                <text:p>1977.875</text:p>
              </table:table-cell>
              <table:table-cell office:value-type="float" office:value="113.325890412417">
                <text:p>113.32589041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78.125">
                <text:p>1978.125</text:p>
              </table:table-cell>
              <table:table-cell office:value-type="float" office:value="115.267973059685">
                <text:p>115.26797305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8.375">
                <text:p>1978.375</text:p>
              </table:table-cell>
              <table:table-cell office:value-type="float" office:value="117.346596501398">
                <text:p>117.34659650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8.625">
                <text:p>1978.625</text:p>
              </table:table-cell>
              <table:table-cell office:value-type="float" office:value="117.393314475435">
                <text:p>117.39331447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8.875">
                <text:p>1978.875</text:p>
              </table:table-cell>
              <table:table-cell office:value-type="float" office:value="118.394730668662">
                <text:p>118.39473066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79.125">
                <text:p>1979.125</text:p>
              </table:table-cell>
              <table:table-cell office:value-type="float" office:value="121.805265093873">
                <text:p>121.80526509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9.375">
                <text:p>1979.375</text:p>
              </table:table-cell>
              <table:table-cell office:value-type="float" office:value="121.386880161798">
                <text:p>121.38688016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9.625">
                <text:p>1979.625</text:p>
              </table:table-cell>
              <table:table-cell office:value-type="float" office:value="119.794340866397">
                <text:p>119.79434086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79.875">
                <text:p>1979.875</text:p>
              </table:table-cell>
              <table:table-cell office:value-type="float" office:value="118.815673843293">
                <text:p>118.8156738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0.125">
                <text:p>1980.125</text:p>
              </table:table-cell>
              <table:table-cell office:value-type="float" office:value="116.71236797782">
                <text:p>116.7123679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0.375">
                <text:p>1980.375</text:p>
              </table:table-cell>
              <table:table-cell office:value-type="float" office:value="113.839082385418">
                <text:p>113.83908238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0.625">
                <text:p>1980.625</text:p>
              </table:table-cell>
              <table:table-cell office:value-type="float" office:value="114.935630338288">
                <text:p>114.93563033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0.875">
                <text:p>1980.875</text:p>
              </table:table-cell>
              <table:table-cell office:value-type="float" office:value="112.367750079846">
                <text:p>112.36775007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1.125">
                <text:p>1981.125</text:p>
              </table:table-cell>
              <table:table-cell office:value-type="float" office:value="110.204674152383">
                <text:p>110.20467415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81.375">
                <text:p>1981.375</text:p>
              </table:table-cell>
              <table:table-cell office:value-type="float" office:value="110.185592296776">
                <text:p>110.18559229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1.625">
                <text:p>1981.625</text:p>
              </table:table-cell>
              <table:table-cell office:value-type="float" office:value="108.635540834108">
                <text:p>108.63554083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1.875">
                <text:p>1981.875</text:p>
              </table:table-cell>
              <table:table-cell office:value-type="float" office:value="106.872465695737">
                <text:p>106.87246569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2.125">
                <text:p>1982.125</text:p>
              </table:table-cell>
              <table:table-cell office:value-type="float" office:value="106.979076310258">
                <text:p>106.97907631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82.375">
                <text:p>1982.375</text:p>
              </table:table-cell>
              <table:table-cell office:value-type="float" office:value="106.800253442006">
                <text:p>106.8002534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82.625">
                <text:p>1982.625</text:p>
              </table:table-cell>
              <table:table-cell office:value-type="float" office:value="103.309646341216">
                <text:p>103.30964634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2.875">
                <text:p>1982.875</text:p>
              </table:table-cell>
              <table:table-cell office:value-type="float" office:value="103.312956172077">
                <text:p>103.31295617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3.125">
                <text:p>1983.125</text:p>
              </table:table-cell>
              <table:table-cell office:value-type="float" office:value="105.638822615396">
                <text:p>105.63882261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83.375">
                <text:p>1983.375</text:p>
              </table:table-cell>
              <table:table-cell office:value-type="float" office:value="106.043366088424">
                <text:p>106.04336608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83.625">
                <text:p>1983.625</text:p>
              </table:table-cell>
              <table:table-cell office:value-type="float" office:value="105.317852816467">
                <text:p>105.31785281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3.875">
                <text:p>1983.875</text:p>
              </table:table-cell>
              <table:table-cell office:value-type="float" office:value="104.55741041533">
                <text:p>104.5574104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4.125">
                <text:p>1984.125</text:p>
              </table:table-cell>
              <table:table-cell office:value-type="float" office:value="105.166617019446">
                <text:p>105.16661701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4.375">
                <text:p>1984.375</text:p>
              </table:table-cell>
              <table:table-cell office:value-type="float" office:value="105.633545500214">
                <text:p>105.63354550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4.625">
                <text:p>1984.625</text:p>
              </table:table-cell>
              <table:table-cell office:value-type="float" office:value="105.648080339774">
                <text:p>105.64808033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4.875">
                <text:p>1984.875</text:p>
              </table:table-cell>
              <table:table-cell office:value-type="float" office:value="105.43578080722">
                <text:p>105.4357808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5.125">
                <text:p>1985.125</text:p>
              </table:table-cell>
              <table:table-cell office:value-type="float" office:value="106.69906632121">
                <text:p>106.699066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5.375">
                <text:p>1985.375</text:p>
              </table:table-cell>
              <table:table-cell office:value-type="float" office:value="106.975040924159">
                <text:p>106.97504092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5.625">
                <text:p>1985.625</text:p>
              </table:table-cell>
              <table:table-cell office:value-type="float" office:value="107.884495644584">
                <text:p>107.88449564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5.875">
                <text:p>1985.875</text:p>
              </table:table-cell>
              <table:table-cell office:value-type="float" office:value="108.277682178544">
                <text:p>108.27768217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6.125">
                <text:p>1986.125</text:p>
              </table:table-cell>
              <table:table-cell office:value-type="float" office:value="109.484613824756">
                <text:p>109.48461382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6.375">
                <text:p>1986.375</text:p>
              </table:table-cell>
              <table:table-cell office:value-type="float" office:value="112.775356740664">
                <text:p>112.77535674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6.625">
                <text:p>1986.625</text:p>
              </table:table-cell>
              <table:table-cell office:value-type="float" office:value="113.69765020763">
                <text:p>113.6976502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6.875">
                <text:p>1986.875</text:p>
              </table:table-cell>
              <table:table-cell office:value-type="float" office:value="114.642950821868">
                <text:p>114.64295082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7.125">
                <text:p>1987.125</text:p>
              </table:table-cell>
              <table:table-cell office:value-type="float" office:value="116.099460114472">
                <text:p>116.09946011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87.375">
                <text:p>1987.375</text:p>
              </table:table-cell>
              <table:table-cell office:value-type="float" office:value="118.358529775071">
                <text:p>118.35852977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87.625">
                <text:p>1987.625</text:p>
              </table:table-cell>
              <table:table-cell office:value-type="float" office:value="119.464018756177">
                <text:p>119.46401875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7.875">
                <text:p>1987.875</text:p>
              </table:table-cell>
              <table:table-cell office:value-type="float" office:value="119.462242197077">
                <text:p>119.46224219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88.125">
                <text:p>1988.125</text:p>
              </table:table-cell>
              <table:table-cell office:value-type="float" office:value="119.930681748146">
                <text:p>119.930681748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88.375">
                <text:p>1988.375</text:p>
              </table:table-cell>
              <table:table-cell office:value-type="float" office:value="123.117984941971">
                <text:p>123.11798494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8.625">
                <text:p>1988.625</text:p>
              </table:table-cell>
              <table:table-cell office:value-type="float" office:value="123.823755827065">
                <text:p>123.82375582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88.875">
                <text:p>1988.875</text:p>
              </table:table-cell>
              <table:table-cell office:value-type="float" office:value="123.319202625108">
                <text:p>123.31920262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89.125">
                <text:p>1989.125</text:p>
              </table:table-cell>
              <table:table-cell office:value-type="float" office:value="124.482284050423">
                <text:p>124.48228405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9.375">
                <text:p>1989.375</text:p>
              </table:table-cell>
              <table:table-cell office:value-type="float" office:value="125.790571106203">
                <text:p>125.79057110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9.625">
                <text:p>1989.625</text:p>
              </table:table-cell>
              <table:table-cell office:value-type="float" office:value="125.847952752213">
                <text:p>125.84795275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89.875">
                <text:p>1989.875</text:p>
              </table:table-cell>
              <table:table-cell office:value-type="float" office:value="124.894145829074">
                <text:p>124.89414582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0.125">
                <text:p>1990.125</text:p>
              </table:table-cell>
              <table:table-cell office:value-type="float" office:value="123.47262062316">
                <text:p>123.4726206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90.375">
                <text:p>1990.375</text:p>
              </table:table-cell>
              <table:table-cell office:value-type="float" office:value="123.392090554123">
                <text:p>123.39209055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90.625">
                <text:p>1990.625</text:p>
              </table:table-cell>
              <table:table-cell office:value-type="float" office:value="121.046974564686">
                <text:p>121.04697456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0.875">
                <text:p>1990.875</text:p>
              </table:table-cell>
              <table:table-cell office:value-type="float" office:value="116.287369802235">
                <text:p>116.28736980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1.125">
                <text:p>1991.125</text:p>
              </table:table-cell>
              <table:table-cell office:value-type="float" office:value="113.543342423593">
                <text:p>113.54334242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1.375">
                <text:p>1991.375</text:p>
              </table:table-cell>
              <table:table-cell office:value-type="float" office:value="115.071483396981">
                <text:p>115.071483396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1.625">
                <text:p>1991.625</text:p>
              </table:table-cell>
              <table:table-cell office:value-type="float" office:value="114.853139242825">
                <text:p>114.85313924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1.875">
                <text:p>1991.875</text:p>
              </table:table-cell>
              <table:table-cell office:value-type="float" office:value="113.077522751826">
                <text:p>113.07752275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2.125">
                <text:p>1992.125</text:p>
              </table:table-cell>
              <table:table-cell office:value-type="float" office:value="111.976874540208">
                <text:p>111.97687454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2.375">
                <text:p>1992.375</text:p>
              </table:table-cell>
              <table:table-cell office:value-type="float" office:value="112.613612460356">
                <text:p>112.61361246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2.625">
                <text:p>1992.625</text:p>
              </table:table-cell>
              <table:table-cell office:value-type="float" office:value="111.693584305217">
                <text:p>111.69358430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2.875">
                <text:p>1992.875</text:p>
              </table:table-cell>
              <table:table-cell office:value-type="float" office:value="109.700869269075">
                <text:p>109.70086926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3.125">
                <text:p>1993.125</text:p>
              </table:table-cell>
              <table:table-cell office:value-type="float" office:value="108.676767606425">
                <text:p>108.67676760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3.375">
                <text:p>1993.375</text:p>
              </table:table-cell>
              <table:table-cell office:value-type="float" office:value="109.09443707097">
                <text:p>109.0944370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3.625">
                <text:p>1993.625</text:p>
              </table:table-cell>
              <table:table-cell office:value-type="float" office:value="109.628212793706">
                <text:p>109.62821279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3.875">
                <text:p>1993.875</text:p>
              </table:table-cell>
              <table:table-cell office:value-type="float" office:value="108.435789524054">
                <text:p>108.43578952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4.125">
                <text:p>1994.125</text:p>
              </table:table-cell>
              <table:table-cell office:value-type="float" office:value="108.847918222263">
                <text:p>108.84791822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4.375">
                <text:p>1994.375</text:p>
              </table:table-cell>
              <table:table-cell office:value-type="float" office:value="110.220980399116">
                <text:p>110.22098039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4.625">
                <text:p>1994.625</text:p>
              </table:table-cell>
              <table:table-cell office:value-type="float" office:value="109.716674463749">
                <text:p>109.7166744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4.875">
                <text:p>1994.875</text:p>
              </table:table-cell>
              <table:table-cell office:value-type="float" office:value="108.436057065145">
                <text:p>108.43605706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5.125">
                <text:p>1995.125</text:p>
              </table:table-cell>
              <table:table-cell office:value-type="float" office:value="107.651171906073">
                <text:p>107.65117190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95.375">
                <text:p>1995.375</text:p>
              </table:table-cell>
              <table:table-cell office:value-type="float" office:value="108.627322229856">
                <text:p>108.6273222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5.625">
                <text:p>1995.625</text:p>
              </table:table-cell>
              <table:table-cell office:value-type="float" office:value="109.005157566056">
                <text:p>109.00515756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95.875">
                <text:p>1995.875</text:p>
              </table:table-cell>
              <table:table-cell office:value-type="float" office:value="107.666623186781">
                <text:p>107.66662318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6.125">
                <text:p>1996.125</text:p>
              </table:table-cell>
              <table:table-cell office:value-type="float" office:value="107.313296068518">
                <text:p>107.31329606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6.375">
                <text:p>1996.375</text:p>
              </table:table-cell>
              <table:table-cell office:value-type="float" office:value="108.006185864">
                <text:p>108.00618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6.625">
                <text:p>1996.625</text:p>
              </table:table-cell>
              <table:table-cell office:value-type="float" office:value="108.33328483112">
                <text:p>108.3332848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6.875">
                <text:p>1996.875</text:p>
              </table:table-cell>
              <table:table-cell office:value-type="float" office:value="106.73364435226">
                <text:p>106.7336443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97.125">
                <text:p>1997.125</text:p>
              </table:table-cell>
              <table:table-cell office:value-type="float" office:value="107.034183831909">
                <text:p>107.03418383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97.375">
                <text:p>1997.375</text:p>
              </table:table-cell>
              <table:table-cell office:value-type="float" office:value="108.546830975742">
                <text:p>108.54683097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97.625">
                <text:p>1997.625</text:p>
              </table:table-cell>
              <table:table-cell office:value-type="float" office:value="109.40727938639">
                <text:p>109.4072793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97.875">
                <text:p>1997.875</text:p>
              </table:table-cell>
              <table:table-cell office:value-type="float" office:value="109.216360995981">
                <text:p>109.21636099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8.125">
                <text:p>1998.125</text:p>
              </table:table-cell>
              <table:table-cell office:value-type="float" office:value="110.388376190632">
                <text:p>110.38837619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98.375">
                <text:p>1998.375</text:p>
              </table:table-cell>
              <table:table-cell office:value-type="float" office:value="113.094255125743">
                <text:p>113.09425512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8.625">
                <text:p>1998.625</text:p>
              </table:table-cell>
              <table:table-cell office:value-type="float" office:value="114.904713131189">
                <text:p>114.90471313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98.875">
                <text:p>1998.875</text:p>
              </table:table-cell>
              <table:table-cell office:value-type="float" office:value="115.245249878802">
                <text:p>115.24524987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99.125">
                <text:p>1999.125</text:p>
              </table:table-cell>
              <table:table-cell office:value-type="float" office:value="116.643610350544">
                <text:p>116.64361035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99.375">
                <text:p>1999.375</text:p>
              </table:table-cell>
              <table:table-cell office:value-type="float" office:value="118.653732788558">
                <text:p>118.65373278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9.625">
                <text:p>1999.625</text:p>
              </table:table-cell>
              <table:table-cell office:value-type="float" office:value="121.144482150903">
                <text:p>121.14448215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99.875">
                <text:p>1999.875</text:p>
              </table:table-cell>
              <table:table-cell office:value-type="float" office:value="121.623234733111">
                <text:p>121.62323473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0.125">
                <text:p>2000.125</text:p>
              </table:table-cell>
              <table:table-cell office:value-type="float" office:value="123.299343429694">
                <text:p>123.29934342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0.375">
                <text:p>2000.375</text:p>
              </table:table-cell>
              <table:table-cell office:value-type="float" office:value="126.080423821812">
                <text:p>126.08042382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0.625">
                <text:p>2000.625</text:p>
              </table:table-cell>
              <table:table-cell office:value-type="float" office:value="128.069372612571">
                <text:p>128.06937261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00.875">
                <text:p>2000.875</text:p>
              </table:table-cell>
              <table:table-cell office:value-type="float" office:value="129.064083766873">
                <text:p>129.06408376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1.125">
                <text:p>2001.125</text:p>
              </table:table-cell>
              <table:table-cell office:value-type="float" office:value="129.881711622374">
                <text:p>129.88171162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1.375">
                <text:p>2001.375</text:p>
              </table:table-cell>
              <table:table-cell office:value-type="float" office:value="132.583888539986">
                <text:p>132.58388853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1.625">
                <text:p>2001.625</text:p>
              </table:table-cell>
              <table:table-cell office:value-type="float" office:value="135.430609534799">
                <text:p>135.43060953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1.875">
                <text:p>2001.875</text:p>
              </table:table-cell>
              <table:table-cell office:value-type="float" office:value="136.133188381399">
                <text:p>136.13318838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2.125">
                <text:p>2002.125</text:p>
              </table:table-cell>
              <table:table-cell office:value-type="float" office:value="138.674513956522">
                <text:p>138.674513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2.375">
                <text:p>2002.375</text:p>
              </table:table-cell>
              <table:table-cell office:value-type="float" office:value="141.500136921844">
                <text:p>141.50013692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2.625">
                <text:p>2002.625</text:p>
              </table:table-cell>
              <table:table-cell office:value-type="float" office:value="145.759842106035">
                <text:p>145.75984210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2.875">
                <text:p>2002.875</text:p>
              </table:table-cell>
              <table:table-cell office:value-type="float" office:value="147.607635565277">
                <text:p>147.60763556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3.125">
                <text:p>2003.125</text:p>
              </table:table-cell>
              <table:table-cell office:value-type="float" office:value="149.459053286915">
                <text:p>149.45905328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03.375">
                <text:p>2003.375</text:p>
              </table:table-cell>
              <table:table-cell office:value-type="float" office:value="151.963824523347">
                <text:p>151.96382452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3.625">
                <text:p>2003.625</text:p>
              </table:table-cell>
              <table:table-cell office:value-type="float" office:value="156.645868762846">
                <text:p>156.64586876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3.875">
                <text:p>2003.875</text:p>
              </table:table-cell>
              <table:table-cell office:value-type="float" office:value="160.07955090443">
                <text:p>160.0795509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4.125">
                <text:p>2004.125</text:p>
              </table:table-cell>
              <table:table-cell office:value-type="float" office:value="164.368197653378">
                <text:p>164.3681976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4.375">
                <text:p>2004.375</text:p>
              </table:table-cell>
              <table:table-cell office:value-type="float" office:value="169.293251532924">
                <text:p>169.29325153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04.625">
                <text:p>2004.625</text:p>
              </table:table-cell>
              <table:table-cell office:value-type="float" office:value="174.206634713194">
                <text:p>174.20663471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4.875">
                <text:p>2004.875</text:p>
              </table:table-cell>
              <table:table-cell office:value-type="float" office:value="177.776649062976">
                <text:p>177.77664906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5.125">
                <text:p>2005.125</text:p>
              </table:table-cell>
              <table:table-cell office:value-type="float" office:value="184.653355345046">
                <text:p>184.65335534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05.375">
                <text:p>2005.375</text:p>
              </table:table-cell>
              <table:table-cell office:value-type="float" office:value="188.984819347571">
                <text:p>188.98481934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5.625">
                <text:p>2005.625</text:p>
              </table:table-cell>
              <table:table-cell office:value-type="float" office:value="195.006707912706">
                <text:p>195.00670791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5.875">
                <text:p>2005.875</text:p>
              </table:table-cell>
              <table:table-cell office:value-type="float" office:value="195.351072645041">
                <text:p>195.35107264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6.125">
                <text:p>2006.125</text:p>
              </table:table-cell>
              <table:table-cell office:value-type="float" office:value="198.011458264654">
                <text:p>198.01145826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6.375">
                <text:p>2006.375</text:p>
              </table:table-cell>
              <table:table-cell office:value-type="float" office:value="196.178642056336">
                <text:p>196.17864205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6.625">
                <text:p>2006.625</text:p>
              </table:table-cell>
              <table:table-cell office:value-type="float" office:value="192.389194414942">
                <text:p>192.38919441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6.875">
                <text:p>2006.875</text:p>
              </table:table-cell>
              <table:table-cell office:value-type="float" office:value="192.287537890417">
                <text:p>192.28753789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7.125">
                <text:p>2007.125</text:p>
              </table:table-cell>
              <table:table-cell office:value-type="float" office:value="190.046918161776">
                <text:p>190.04691816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7.375">
                <text:p>2007.375</text:p>
              </table:table-cell>
              <table:table-cell office:value-type="float" office:value="184.449079097746">
                <text:p>184.44907909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.625">
                <text:p>2007.625</text:p>
              </table:table-cell>
              <table:table-cell office:value-type="float" office:value="179.863339721243">
                <text:p>179.86333972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7.875">
                <text:p>2007.875</text:p>
              </table:table-cell>
              <table:table-cell office:value-type="float" office:value="170.09072902404">
                <text:p>170.0907290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8.125">
                <text:p>2008.125</text:p>
              </table:table-cell>
              <table:table-cell office:value-type="float" office:value="157.132290727675">
                <text:p>157.13229072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08.375">
                <text:p>2008.375</text:p>
              </table:table-cell>
              <table:table-cell office:value-type="float" office:value="151.071349232786">
                <text:p>151.07134923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8.625">
                <text:p>2008.625</text:p>
              </table:table-cell>
              <table:table-cell office:value-type="float" office:value="142.383734685762">
                <text:p>142.38373468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8.875">
                <text:p>2008.875</text:p>
              </table:table-cell>
              <table:table-cell office:value-type="float" office:value="133.97470856107">
                <text:p>133.9747085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9.125">
                <text:p>2009.125</text:p>
              </table:table-cell>
              <table:table-cell office:value-type="float" office:value="127.326317283041">
                <text:p>127.3263172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09.375">
                <text:p>2009.375</text:p>
              </table:table-cell>
              <table:table-cell office:value-type="float" office:value="129.997844507432">
                <text:p>129.99784450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9.625">
                <text:p>2009.625</text:p>
              </table:table-cell>
              <table:table-cell office:value-type="float" office:value="132.898658018532">
                <text:p>132.89865801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9.875">
                <text:p>2009.875</text:p>
              </table:table-cell>
              <table:table-cell office:value-type="float" office:value="130.927445470845">
                <text:p>130.92744547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10.125">
                <text:p>2010.125</text:p>
              </table:table-cell>
              <table:table-cell office:value-type="float" office:value="126.863710554705">
                <text:p>126.86371055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10.375">
                <text:p>2010.375</text:p>
              </table:table-cell>
              <table:table-cell office:value-type="float" office:value="132.013441910954">
                <text:p>132.01344191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10.625">
                <text:p>2010.625</text:p>
              </table:table-cell>
              <table:table-cell office:value-type="float" office:value="129.463252995038">
                <text:p>129.46325299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10.875">
                <text:p>2010.875</text:p>
              </table:table-cell>
              <table:table-cell office:value-type="float" office:value="124.557260457102">
                <text:p>124.557260457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11.125">
                <text:p>2011.125</text:p>
              </table:table-cell>
              <table:table-cell office:value-type="float" office:value="118.806542735223">
                <text:p>118.80654273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11.375">
                <text:p>2011.375</text:p>
              </table:table-cell>
              <table:table-cell office:value-type="float" office:value="121.043064015986">
                <text:p>121.04306401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11.625">
                <text:p>2011.625</text:p>
              </table:table-cell>
              <table:table-cell office:value-type="float" office:value="120.64558574605">
                <text:p>120.6455857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1.875">
                <text:p>2011.875</text:p>
              </table:table-cell>
              <table:table-cell office:value-type="float" office:value="115.830121977607">
                <text:p>115.83012197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2.125">
                <text:p>2012.125</text:p>
              </table:table-cell>
              <table:table-cell office:value-type="float" office:value="114.043447511958">
                <text:p>114.04344751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12.375">
                <text:p>2012.375</text:p>
              </table:table-cell>
              <table:table-cell office:value-type="float" office:value="120.371883641957">
                <text:p>120.37188364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2.625">
                <text:p>2012.625</text:p>
              </table:table-cell>
              <table:table-cell office:value-type="float" office:value="123.312862528037">
                <text:p>123.31286252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12.875">
                <text:p>2012.875</text:p>
              </table:table-cell>
              <table:table-cell office:value-type="float" office:value="121.566286104552">
                <text:p>121.56628610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13.125">
                <text:p>2013.125</text:p>
              </table:table-cell>
              <table:table-cell office:value-type="float" office:value="123.39713477972">
                <text:p>123.3971347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3.375">
                <text:p>2013.375</text:p>
              </table:table-cell>
              <table:table-cell office:value-type="float" office:value="130.938387071646">
                <text:p>130.93838707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3.625">
                <text:p>2013.625</text:p>
              </table:table-cell>
              <table:table-cell office:value-type="float" office:value="134.466654843281">
                <text:p>134.46665484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